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Text_20_body">
      <style:text-properties officeooo:paragraph-rsid="047cb44f"/>
    </style:style>
    <style:style style:name="P212" style:family="paragraph" style:parent-style-name="Text_20_body">
      <style:text-properties officeooo:paragraph-rsid="0494c563"/>
    </style:style>
    <style:style style:name="P213" style:family="paragraph" style:parent-style-name="Text_20_body">
      <style:text-properties officeooo:paragraph-rsid="049653be"/>
    </style:style>
    <style:style style:name="P214" style:family="paragraph" style:parent-style-name="Heading_20_3">
      <style:text-properties officeooo:paragraph-rsid="000f50f9"/>
    </style:style>
    <style:style style:name="P215" style:family="paragraph" style:parent-style-name="Heading_20_3">
      <style:paragraph-properties fo:text-align="center" style:justify-single-word="false"/>
      <style:text-properties officeooo:paragraph-rsid="000f50f9"/>
    </style:style>
    <style:style style:name="P216" style:family="paragraph" style:parent-style-name="Heading_20_3">
      <style:text-properties officeooo:paragraph-rsid="03d39197"/>
    </style:style>
    <style:style style:name="P217" style:family="paragraph" style:parent-style-name="Text_20_body">
      <style:paragraph-properties fo:margin-left="0in" fo:margin-right="0in" fo:text-indent="0in" style:auto-text-indent="false"/>
    </style:style>
    <style:style style:name="P218"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19"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20"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21"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2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2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2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2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2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67" style:family="paragraph" style:parent-style-name="Text_20_body">
      <style:paragraph-properties fo:margin-left="0in" fo:margin-right="0in" fo:text-indent="0in" style:auto-text-indent="false"/>
      <style:text-properties officeooo:rsid="02b99b7d" officeooo:paragraph-rsid="02b99b7d"/>
    </style:style>
    <style:style style:name="P268" style:family="paragraph" style:parent-style-name="Text_20_body">
      <style:paragraph-properties fo:margin-left="0in" fo:margin-right="0in" fo:text-indent="0in" style:auto-text-indent="false"/>
      <style:text-properties officeooo:rsid="02b99b7d" officeooo:paragraph-rsid="02cbd521"/>
    </style:style>
    <style:style style:name="P269" style:family="paragraph" style:parent-style-name="Text_20_body">
      <style:paragraph-properties fo:margin-left="0in" fo:margin-right="0in" fo:text-indent="0in" style:auto-text-indent="false"/>
      <style:text-properties officeooo:rsid="02b99b7d" officeooo:paragraph-rsid="02cf3693"/>
    </style:style>
    <style:style style:name="P270" style:family="paragraph" style:parent-style-name="Text_20_body">
      <style:paragraph-properties fo:margin-left="0in" fo:margin-right="0in" fo:text-indent="0in" style:auto-text-indent="false"/>
      <style:text-properties officeooo:rsid="02b99b7d" officeooo:paragraph-rsid="02dd66fe"/>
    </style:style>
    <style:style style:name="P271" style:family="paragraph" style:parent-style-name="Text_20_body">
      <style:paragraph-properties fo:margin-left="0in" fo:margin-right="0in" fo:text-indent="0in" style:auto-text-indent="false"/>
      <style:text-properties officeooo:rsid="02b99b7d" officeooo:paragraph-rsid="02e3fa67"/>
    </style:style>
    <style:style style:name="P272" style:family="paragraph" style:parent-style-name="Text_20_body">
      <style:paragraph-properties fo:margin-left="0in" fo:margin-right="0in" fo:text-indent="0in" style:auto-text-indent="false"/>
      <style:text-properties officeooo:rsid="02b99b7d" officeooo:paragraph-rsid="02e7989a"/>
    </style:style>
    <style:style style:name="P273" style:family="paragraph" style:parent-style-name="Text_20_body">
      <style:paragraph-properties fo:margin-left="0in" fo:margin-right="0in" fo:text-indent="0in" style:auto-text-indent="false"/>
      <style:text-properties officeooo:rsid="02b99b7d" officeooo:paragraph-rsid="02f68a34"/>
    </style:style>
    <style:style style:name="P274" style:family="paragraph" style:parent-style-name="Text_20_body">
      <style:paragraph-properties fo:margin-left="0in" fo:margin-right="0in" fo:text-indent="0in" style:auto-text-indent="false"/>
      <style:text-properties officeooo:rsid="02b99b7d" officeooo:paragraph-rsid="0309b411"/>
    </style:style>
    <style:style style:name="P275" style:family="paragraph" style:parent-style-name="Text_20_body">
      <style:paragraph-properties fo:margin-left="0in" fo:margin-right="0in" fo:text-indent="0in" style:auto-text-indent="false"/>
      <style:text-properties officeooo:rsid="02b99b7d" officeooo:paragraph-rsid="0315e8f8"/>
    </style:style>
    <style:style style:name="P276" style:family="paragraph" style:parent-style-name="Text_20_body">
      <style:paragraph-properties fo:margin-left="0in" fo:margin-right="0in" fo:text-indent="0in" style:auto-text-indent="false"/>
      <style:text-properties officeooo:rsid="02b99b7d" officeooo:paragraph-rsid="03220803"/>
    </style:style>
    <style:style style:name="P277" style:family="paragraph" style:parent-style-name="Text_20_body">
      <style:paragraph-properties fo:margin-left="0in" fo:margin-right="0in" fo:text-indent="0in" style:auto-text-indent="false"/>
      <style:text-properties officeooo:rsid="02b99b7d" officeooo:paragraph-rsid="032cd4e8"/>
    </style:style>
    <style:style style:name="P278" style:family="paragraph" style:parent-style-name="Text_20_body">
      <style:paragraph-properties fo:margin-left="0in" fo:margin-right="0in" fo:text-indent="0in" style:auto-text-indent="false"/>
      <style:text-properties officeooo:rsid="02b99b7d" officeooo:paragraph-rsid="03358152"/>
    </style:style>
    <style:style style:name="P279" style:family="paragraph" style:parent-style-name="Text_20_body">
      <style:paragraph-properties fo:margin-left="0in" fo:margin-right="0in" fo:text-indent="0in" style:auto-text-indent="false"/>
      <style:text-properties officeooo:rsid="02b99b7d" officeooo:paragraph-rsid="0343714a"/>
    </style:style>
    <style:style style:name="P280" style:family="paragraph" style:parent-style-name="Text_20_body">
      <style:paragraph-properties fo:margin-left="0in" fo:margin-right="0in" fo:text-indent="0in" style:auto-text-indent="false"/>
      <style:text-properties officeooo:rsid="02b99b7d" officeooo:paragraph-rsid="034d33d2"/>
    </style:style>
    <style:style style:name="P281" style:family="paragraph" style:parent-style-name="Text_20_body">
      <style:paragraph-properties fo:margin-left="0in" fo:margin-right="0in" fo:text-indent="0in" style:auto-text-indent="false"/>
      <style:text-properties officeooo:rsid="02b99b7d" officeooo:paragraph-rsid="0354462a"/>
    </style:style>
    <style:style style:name="P282" style:family="paragraph" style:parent-style-name="Text_20_body">
      <style:paragraph-properties fo:margin-left="0in" fo:margin-right="0in" fo:text-indent="0in" style:auto-text-indent="false"/>
      <style:text-properties officeooo:rsid="02b99b7d" officeooo:paragraph-rsid="035e151f"/>
    </style:style>
    <style:style style:name="P283" style:family="paragraph" style:parent-style-name="Text_20_body">
      <style:paragraph-properties fo:margin-left="0in" fo:margin-right="0in" fo:text-indent="0in" style:auto-text-indent="false"/>
      <style:text-properties officeooo:rsid="02b99b7d" officeooo:paragraph-rsid="0366ace4"/>
    </style:style>
    <style:style style:name="P284" style:family="paragraph" style:parent-style-name="Text_20_body">
      <style:paragraph-properties fo:margin-left="0in" fo:margin-right="0in" fo:text-indent="0in" style:auto-text-indent="false"/>
      <style:text-properties officeooo:rsid="03709bb9" officeooo:paragraph-rsid="03709bb9"/>
    </style:style>
    <style:style style:name="P285" style:family="paragraph" style:parent-style-name="Text_20_body">
      <style:paragraph-properties fo:margin-left="0in" fo:margin-right="0in" fo:text-indent="0in" style:auto-text-indent="false"/>
      <style:text-properties officeooo:rsid="03709bb9" officeooo:paragraph-rsid="037478fd"/>
    </style:style>
    <style:style style:name="P286" style:family="paragraph" style:parent-style-name="Text_20_body">
      <style:paragraph-properties fo:margin-left="0in" fo:margin-right="0in" fo:text-indent="0in" style:auto-text-indent="false"/>
      <style:text-properties officeooo:rsid="03709bb9" officeooo:paragraph-rsid="0381a510"/>
    </style:style>
    <style:style style:name="P287" style:family="paragraph" style:parent-style-name="Text_20_body">
      <style:paragraph-properties fo:margin-left="0in" fo:margin-right="0in" fo:text-indent="0in" style:auto-text-indent="false"/>
      <style:text-properties officeooo:rsid="03709bb9" officeooo:paragraph-rsid="038539c8"/>
    </style:style>
    <style:style style:name="P288" style:family="paragraph" style:parent-style-name="Text_20_body">
      <style:paragraph-properties fo:margin-left="0in" fo:margin-right="0in" fo:text-indent="0in" style:auto-text-indent="false"/>
      <style:text-properties officeooo:rsid="038f9a3a" officeooo:paragraph-rsid="038f9a3a"/>
    </style:style>
    <style:style style:name="P289" style:family="paragraph" style:parent-style-name="Text_20_body">
      <style:paragraph-properties fo:margin-left="0in" fo:margin-right="0in" fo:text-indent="0in" style:auto-text-indent="false"/>
      <style:text-properties officeooo:rsid="039afc08" officeooo:paragraph-rsid="039afc08"/>
    </style:style>
    <style:style style:name="P290" style:family="paragraph" style:parent-style-name="Text_20_body">
      <style:paragraph-properties fo:margin-left="0in" fo:margin-right="0in" fo:text-indent="0in" style:auto-text-indent="false"/>
      <style:text-properties officeooo:rsid="03de5d87" officeooo:paragraph-rsid="03de5d87"/>
    </style:style>
    <style:style style:name="P291" style:family="paragraph" style:parent-style-name="Text_20_body">
      <style:paragraph-properties fo:margin-left="0in" fo:margin-right="0in" fo:text-indent="0in" style:auto-text-indent="false"/>
      <style:text-properties officeooo:rsid="03de5d87" officeooo:paragraph-rsid="03ec6d8f"/>
    </style:style>
    <style:style style:name="P292" style:family="paragraph" style:parent-style-name="Text_20_body">
      <style:paragraph-properties fo:margin-left="0in" fo:margin-right="0in" fo:text-indent="0in" style:auto-text-indent="false"/>
      <style:text-properties officeooo:rsid="03de5d87" officeooo:paragraph-rsid="03edab8c"/>
    </style:style>
    <style:style style:name="P293" style:family="paragraph" style:parent-style-name="Text_20_body">
      <style:paragraph-properties fo:margin-left="0in" fo:margin-right="0in" fo:text-indent="0in" style:auto-text-indent="false"/>
      <style:text-properties officeooo:rsid="03de5d87" officeooo:paragraph-rsid="03f887d7"/>
    </style:style>
    <style:style style:name="P294" style:family="paragraph" style:parent-style-name="Text_20_body">
      <style:paragraph-properties fo:margin-left="0in" fo:margin-right="0in" fo:text-indent="0in" style:auto-text-indent="false"/>
      <style:text-properties officeooo:rsid="03de5d87" officeooo:paragraph-rsid="04030b7d"/>
    </style:style>
    <style:style style:name="P295" style:family="paragraph" style:parent-style-name="Text_20_body">
      <style:paragraph-properties fo:margin-left="0in" fo:margin-right="0in" fo:text-indent="0in" style:auto-text-indent="false"/>
      <style:text-properties officeooo:rsid="03de5d87" officeooo:paragraph-rsid="040a39cb"/>
    </style:style>
    <style:style style:name="P296" style:family="paragraph" style:parent-style-name="Text_20_body">
      <style:paragraph-properties fo:margin-left="0in" fo:margin-right="0in" fo:text-indent="0in" style:auto-text-indent="false"/>
      <style:text-properties officeooo:rsid="03de5d87" officeooo:paragraph-rsid="04149f5e"/>
    </style:style>
    <style:style style:name="P297" style:family="paragraph" style:parent-style-name="Text_20_body">
      <style:paragraph-properties fo:margin-left="0in" fo:margin-right="0in" fo:text-indent="0in" style:auto-text-indent="false"/>
      <style:text-properties officeooo:rsid="03de5d87" officeooo:paragraph-rsid="0427563f"/>
    </style:style>
    <style:style style:name="P298" style:family="paragraph" style:parent-style-name="Text_20_body">
      <style:paragraph-properties fo:margin-left="0in" fo:margin-right="0in" fo:text-indent="0in" style:auto-text-indent="false"/>
      <style:text-properties officeooo:rsid="03de5d87" officeooo:paragraph-rsid="0430a8a6"/>
    </style:style>
    <style:style style:name="P299" style:family="paragraph" style:parent-style-name="Text_20_body">
      <style:paragraph-properties fo:margin-left="0in" fo:margin-right="0in" fo:text-indent="0in" style:auto-text-indent="false"/>
      <style:text-properties officeooo:rsid="03de5d87" officeooo:paragraph-rsid="043b61b8"/>
    </style:style>
    <style:style style:name="P300" style:family="paragraph" style:parent-style-name="Text_20_body">
      <style:paragraph-properties fo:margin-left="0in" fo:margin-right="0in" fo:text-indent="0in" style:auto-text-indent="false"/>
      <style:text-properties officeooo:rsid="03de5d87" officeooo:paragraph-rsid="04468259"/>
    </style:style>
    <style:style style:name="P301" style:family="paragraph" style:parent-style-name="Text_20_body">
      <style:paragraph-properties fo:margin-left="0in" fo:margin-right="0in" fo:text-indent="0in" style:auto-text-indent="false"/>
      <style:text-properties officeooo:rsid="03de5d87" officeooo:paragraph-rsid="04509127"/>
    </style:style>
    <style:style style:name="P302" style:family="paragraph" style:parent-style-name="Text_20_body">
      <style:paragraph-properties fo:margin-left="0in" fo:margin-right="0in" fo:text-indent="0in" style:auto-text-indent="false"/>
      <style:text-properties officeooo:rsid="03de5d87" officeooo:paragraph-rsid="0464d82e"/>
    </style:style>
    <style:style style:name="P303" style:family="paragraph" style:parent-style-name="Text_20_body">
      <style:paragraph-properties fo:margin-left="0in" fo:margin-right="0in" fo:text-indent="0in" style:auto-text-indent="false"/>
      <style:text-properties officeooo:rsid="03de5d87" officeooo:paragraph-rsid="04725d6a"/>
    </style:style>
    <style:style style:name="P304" style:family="paragraph" style:parent-style-name="Text_20_body">
      <style:paragraph-properties fo:margin-left="0in" fo:margin-right="0in" fo:text-indent="0in" style:auto-text-indent="false"/>
      <style:text-properties officeooo:rsid="03de5d87" officeooo:paragraph-rsid="0475ecdf"/>
    </style:style>
    <style:style style:name="P305" style:family="paragraph" style:parent-style-name="Text_20_body">
      <style:paragraph-properties fo:margin-left="0in" fo:margin-right="0in" fo:text-indent="0in" style:auto-text-indent="false"/>
      <style:text-properties officeooo:rsid="03de5d87" officeooo:paragraph-rsid="04883311"/>
    </style:style>
    <style:style style:name="P306" style:family="paragraph" style:parent-style-name="Text_20_body">
      <style:paragraph-properties fo:margin-left="0in" fo:margin-right="0in" fo:text-indent="0in" style:auto-text-indent="false"/>
      <style:text-properties officeooo:rsid="03de5d87" officeooo:paragraph-rsid="048ec6f9"/>
    </style:style>
    <style:style style:name="P3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1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1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1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1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1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1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2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2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2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2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2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2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26"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27"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28"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29" style:family="paragraph" style:parent-style-name="Text_20_body">
      <style:paragraph-properties fo:margin-left="0.9846in" fo:margin-right="0in" fo:text-indent="0in" style:auto-text-indent="false"/>
    </style:style>
    <style:style style:name="P330" style:family="paragraph" style:parent-style-name="Text_20_body">
      <style:paragraph-properties fo:margin-left="0.9846in" fo:margin-right="0in" fo:text-indent="0in" style:auto-text-indent="false"/>
      <style:text-properties officeooo:paragraph-rsid="0029820e"/>
    </style:style>
    <style:style style:name="P331" style:family="paragraph" style:parent-style-name="Text_20_body">
      <style:paragraph-properties fo:margin-left="0.9846in" fo:margin-right="0in" fo:text-indent="0in" style:auto-text-indent="false"/>
      <style:text-properties officeooo:paragraph-rsid="002eadc6"/>
    </style:style>
    <style:style style:name="P332" style:family="paragraph" style:parent-style-name="Text_20_body">
      <style:paragraph-properties fo:margin-left="0.9846in" fo:margin-right="0in" fo:text-indent="0in" style:auto-text-indent="false"/>
      <style:text-properties officeooo:paragraph-rsid="00388490"/>
    </style:style>
    <style:style style:name="P333" style:family="paragraph" style:parent-style-name="Text_20_body">
      <style:paragraph-properties fo:margin-left="0.9846in" fo:margin-right="0in" fo:text-indent="0in" style:auto-text-indent="false"/>
      <style:text-properties officeooo:paragraph-rsid="003b455e"/>
    </style:style>
    <style:style style:name="P334" style:family="paragraph" style:parent-style-name="Text_20_body">
      <style:paragraph-properties fo:margin-left="0.9846in" fo:margin-right="0in" fo:text-indent="0in" style:auto-text-indent="false"/>
      <style:text-properties officeooo:paragraph-rsid="0052143e"/>
    </style:style>
    <style:style style:name="P335" style:family="paragraph" style:parent-style-name="Text_20_body">
      <style:paragraph-properties fo:margin-left="0.9846in" fo:margin-right="0in" fo:text-indent="0in" style:auto-text-indent="false"/>
      <style:text-properties officeooo:paragraph-rsid="006de052"/>
    </style:style>
    <style:style style:name="P336" style:family="paragraph" style:parent-style-name="Text_20_body">
      <style:paragraph-properties fo:margin-left="0.9846in" fo:margin-right="0in" fo:text-indent="0in" style:auto-text-indent="false"/>
      <style:text-properties officeooo:paragraph-rsid="00c595a4"/>
    </style:style>
    <style:style style:name="P337" style:family="paragraph" style:parent-style-name="Text_20_body">
      <style:paragraph-properties fo:margin-left="0.9846in" fo:margin-right="0in" fo:text-indent="0in" style:auto-text-indent="false"/>
      <style:text-properties officeooo:paragraph-rsid="00c5a1c7"/>
    </style:style>
    <style:style style:name="P338" style:family="paragraph" style:parent-style-name="Text_20_body">
      <style:paragraph-properties fo:margin-left="0.9846in" fo:margin-right="0in" fo:text-indent="0in" style:auto-text-indent="false"/>
      <style:text-properties officeooo:paragraph-rsid="00c96220"/>
    </style:style>
    <style:style style:name="P339" style:family="paragraph" style:parent-style-name="Text_20_body">
      <style:paragraph-properties fo:margin-left="0.9846in" fo:margin-right="0in" fo:text-indent="0in" style:auto-text-indent="false"/>
      <style:text-properties officeooo:paragraph-rsid="00ca7c42"/>
    </style:style>
    <style:style style:name="P340" style:family="paragraph" style:parent-style-name="Text_20_body">
      <style:paragraph-properties fo:margin-left="0.9846in" fo:margin-right="0in" fo:text-indent="0in" style:auto-text-indent="false"/>
      <style:text-properties officeooo:paragraph-rsid="00cab2b0"/>
    </style:style>
    <style:style style:name="P341" style:family="paragraph" style:parent-style-name="Text_20_body">
      <style:paragraph-properties fo:margin-left="0.9846in" fo:margin-right="0in" fo:text-indent="0in" style:auto-text-indent="false"/>
      <style:text-properties officeooo:rsid="00cab2b0" officeooo:paragraph-rsid="00cab2b0"/>
    </style:style>
    <style:style style:name="P342" style:family="paragraph" style:parent-style-name="Text_20_body">
      <style:paragraph-properties fo:margin-left="0.9846in" fo:margin-right="0in" fo:text-indent="0in" style:auto-text-indent="false"/>
      <style:text-properties officeooo:paragraph-rsid="00ce3615"/>
    </style:style>
    <style:style style:name="P343" style:family="paragraph" style:parent-style-name="Text_20_body">
      <style:paragraph-properties fo:margin-left="0.9846in" fo:margin-right="0in" fo:text-indent="0in" style:auto-text-indent="false"/>
      <style:text-properties officeooo:paragraph-rsid="00ff0722"/>
    </style:style>
    <style:style style:name="P344" style:family="paragraph" style:parent-style-name="Text_20_body">
      <style:paragraph-properties fo:margin-left="0.9846in" fo:margin-right="0in" fo:text-indent="0in" style:auto-text-indent="false"/>
      <style:text-properties officeooo:paragraph-rsid="0104d3ca"/>
    </style:style>
    <style:style style:name="P345"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46"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47" style:family="paragraph" style:parent-style-name="Text_20_body">
      <style:paragraph-properties fo:margin-left="0.9846in" fo:margin-right="0in" fo:text-indent="0in" style:auto-text-indent="false"/>
      <style:text-properties officeooo:paragraph-rsid="0132a619"/>
    </style:style>
    <style:style style:name="P348" style:family="paragraph" style:parent-style-name="Text_20_body">
      <style:paragraph-properties fo:margin-left="0.9846in" fo:margin-right="0in" fo:text-indent="0in" style:auto-text-indent="false"/>
      <style:text-properties officeooo:paragraph-rsid="014395c0"/>
    </style:style>
    <style:style style:name="P349" style:family="paragraph" style:parent-style-name="Text_20_body">
      <style:paragraph-properties fo:margin-left="0.9846in" fo:margin-right="0in" fo:text-indent="0in" style:auto-text-indent="false"/>
      <style:text-properties officeooo:paragraph-rsid="019d6dd9"/>
    </style:style>
    <style:style style:name="P350" style:family="paragraph" style:parent-style-name="Text_20_body">
      <style:paragraph-properties fo:margin-left="0.9846in" fo:margin-right="0in" fo:text-indent="0in" style:auto-text-indent="false"/>
      <style:text-properties officeooo:paragraph-rsid="01a04ac2"/>
    </style:style>
    <style:style style:name="P351" style:family="paragraph" style:parent-style-name="Text_20_body">
      <style:paragraph-properties fo:margin-left="0.9846in" fo:margin-right="0in" fo:text-indent="0in" style:auto-text-indent="false"/>
      <style:text-properties officeooo:paragraph-rsid="01a71f79"/>
    </style:style>
    <style:style style:name="P352" style:family="paragraph" style:parent-style-name="Text_20_body">
      <style:paragraph-properties fo:margin-left="0.9846in" fo:margin-right="0in" fo:text-indent="0in" style:auto-text-indent="false"/>
      <style:text-properties officeooo:paragraph-rsid="01b2acc7"/>
    </style:style>
    <style:style style:name="P353" style:family="paragraph" style:parent-style-name="Text_20_body">
      <style:paragraph-properties fo:margin-left="0.9846in" fo:margin-right="0in" fo:text-indent="0in" style:auto-text-indent="false"/>
      <style:text-properties officeooo:paragraph-rsid="01b5294d"/>
    </style:style>
    <style:style style:name="P354" style:family="paragraph" style:parent-style-name="Text_20_body">
      <style:paragraph-properties fo:margin-left="0.9846in" fo:margin-right="0in" fo:text-indent="0in" style:auto-text-indent="false"/>
      <style:text-properties officeooo:paragraph-rsid="01b94988"/>
    </style:style>
    <style:style style:name="P355" style:family="paragraph" style:parent-style-name="Text_20_body">
      <style:paragraph-properties fo:margin-left="0.9846in" fo:margin-right="0in" fo:text-indent="0in" style:auto-text-indent="false"/>
      <style:text-properties officeooo:paragraph-rsid="01c812e4"/>
    </style:style>
    <style:style style:name="P356" style:family="paragraph" style:parent-style-name="Text_20_body">
      <style:paragraph-properties fo:margin-left="0.9846in" fo:margin-right="0in" fo:text-indent="0in" style:auto-text-indent="false"/>
      <style:text-properties officeooo:paragraph-rsid="01dbe000"/>
    </style:style>
    <style:style style:name="P357" style:family="paragraph" style:parent-style-name="Text_20_body">
      <style:paragraph-properties fo:margin-left="0.9846in" fo:margin-right="0in" fo:text-indent="0in" style:auto-text-indent="false"/>
      <style:text-properties officeooo:paragraph-rsid="01e73a42"/>
    </style:style>
    <style:style style:name="P358" style:family="paragraph" style:parent-style-name="Text_20_body">
      <style:paragraph-properties fo:margin-left="0.9846in" fo:margin-right="0in" fo:text-indent="0in" style:auto-text-indent="false"/>
      <style:text-properties officeooo:paragraph-rsid="020278ec"/>
    </style:style>
    <style:style style:name="P359" style:family="paragraph" style:parent-style-name="Text_20_body">
      <style:paragraph-properties fo:margin-left="0.9846in" fo:margin-right="0in" fo:text-indent="0in" style:auto-text-indent="false"/>
      <style:text-properties officeooo:paragraph-rsid="0203ca1b"/>
    </style:style>
    <style:style style:name="P360" style:family="paragraph" style:parent-style-name="Text_20_body">
      <style:paragraph-properties fo:margin-left="0.9846in" fo:margin-right="0in" fo:text-indent="0in" style:auto-text-indent="false"/>
      <style:text-properties officeooo:paragraph-rsid="0204069f"/>
    </style:style>
    <style:style style:name="P361" style:family="paragraph" style:parent-style-name="Text_20_body">
      <style:paragraph-properties fo:margin-left="0.9846in" fo:margin-right="0in" fo:text-indent="0in" style:auto-text-indent="false"/>
      <style:text-properties officeooo:paragraph-rsid="02045356"/>
    </style:style>
    <style:style style:name="P362" style:family="paragraph" style:parent-style-name="Text_20_body">
      <style:paragraph-properties fo:margin-left="0.9846in" fo:margin-right="0in" fo:text-indent="0in" style:auto-text-indent="false"/>
      <style:text-properties officeooo:paragraph-rsid="020bc6b0"/>
    </style:style>
    <style:style style:name="P363" style:family="paragraph" style:parent-style-name="Text_20_body">
      <style:paragraph-properties fo:margin-left="0.9846in" fo:margin-right="0in" fo:text-indent="0in" style:auto-text-indent="false"/>
      <style:text-properties officeooo:paragraph-rsid="020d5c6a"/>
    </style:style>
    <style:style style:name="P364" style:family="paragraph" style:parent-style-name="Text_20_body">
      <style:paragraph-properties fo:margin-left="0.9846in" fo:margin-right="0in" fo:text-indent="0in" style:auto-text-indent="false"/>
      <style:text-properties officeooo:paragraph-rsid="02123bb9"/>
    </style:style>
    <style:style style:name="P365" style:family="paragraph" style:parent-style-name="Text_20_body">
      <style:paragraph-properties fo:margin-left="0.9846in" fo:margin-right="0in" fo:text-indent="0in" style:auto-text-indent="false"/>
      <style:text-properties officeooo:paragraph-rsid="022423ee"/>
    </style:style>
    <style:style style:name="P366" style:family="paragraph" style:parent-style-name="Text_20_body">
      <style:paragraph-properties fo:margin-left="0.9846in" fo:margin-right="0in" fo:text-indent="0in" style:auto-text-indent="false"/>
      <style:text-properties officeooo:paragraph-rsid="0238a0c1"/>
    </style:style>
    <style:style style:name="P367" style:family="paragraph" style:parent-style-name="Text_20_body">
      <style:paragraph-properties fo:margin-left="0.9846in" fo:margin-right="0in" fo:text-indent="0in" style:auto-text-indent="false"/>
      <style:text-properties officeooo:paragraph-rsid="024fab84"/>
    </style:style>
    <style:style style:name="P368" style:family="paragraph" style:parent-style-name="Text_20_body">
      <style:paragraph-properties fo:margin-left="0.9846in" fo:margin-right="0in" fo:text-indent="0in" style:auto-text-indent="false"/>
      <style:text-properties officeooo:paragraph-rsid="0270252b"/>
    </style:style>
    <style:style style:name="P369" style:family="paragraph" style:parent-style-name="Text_20_body">
      <style:paragraph-properties fo:margin-left="0.9846in" fo:margin-right="0in" fo:text-indent="0in" style:auto-text-indent="false"/>
      <style:text-properties officeooo:paragraph-rsid="02afd014"/>
    </style:style>
    <style:style style:name="P370" style:family="paragraph" style:parent-style-name="Text_20_body">
      <style:paragraph-properties fo:margin-left="0.9846in" fo:margin-right="0in" fo:text-indent="0in" style:auto-text-indent="false"/>
      <style:text-properties officeooo:paragraph-rsid="02b4d5ec"/>
    </style:style>
    <style:style style:name="P371" style:family="paragraph" style:parent-style-name="Text_20_body">
      <style:paragraph-properties fo:margin-left="0.9846in" fo:margin-right="0in" fo:text-indent="0in" style:auto-text-indent="false"/>
      <style:text-properties officeooo:paragraph-rsid="02b664f3"/>
    </style:style>
    <style:style style:name="P372" style:family="paragraph" style:parent-style-name="Text_20_body">
      <style:paragraph-properties fo:margin-left="0.9846in" fo:margin-right="0in" fo:text-indent="0in" style:auto-text-indent="false"/>
      <style:text-properties officeooo:paragraph-rsid="02cba12e"/>
    </style:style>
    <style:style style:name="P373" style:family="paragraph" style:parent-style-name="Text_20_body">
      <style:paragraph-properties fo:margin-left="0.9846in" fo:margin-right="0in" fo:text-indent="0in" style:auto-text-indent="false"/>
      <style:text-properties officeooo:paragraph-rsid="02cbd521"/>
    </style:style>
    <style:style style:name="P374" style:family="paragraph" style:parent-style-name="Text_20_body">
      <style:paragraph-properties fo:margin-left="0.9846in" fo:margin-right="0in" fo:text-indent="0in" style:auto-text-indent="false"/>
      <style:text-properties officeooo:paragraph-rsid="0300dd56"/>
    </style:style>
    <style:style style:name="P375" style:family="paragraph" style:parent-style-name="Text_20_body">
      <style:paragraph-properties fo:margin-left="0.9846in" fo:margin-right="0in" fo:text-indent="0in" style:auto-text-indent="false"/>
      <style:text-properties officeooo:paragraph-rsid="0300b065"/>
    </style:style>
    <style:style style:name="P376" style:family="paragraph" style:parent-style-name="Text_20_body">
      <style:paragraph-properties fo:margin-left="0.9846in" fo:margin-right="0in" fo:text-indent="0in" style:auto-text-indent="false"/>
      <style:text-properties officeooo:paragraph-rsid="030634d9"/>
    </style:style>
    <style:style style:name="P377" style:family="paragraph" style:parent-style-name="Text_20_body">
      <style:paragraph-properties fo:margin-left="0.9846in" fo:margin-right="0in" fo:text-indent="0in" style:auto-text-indent="false"/>
      <style:text-properties officeooo:paragraph-rsid="030821fe"/>
    </style:style>
    <style:style style:name="P378" style:family="paragraph" style:parent-style-name="Text_20_body">
      <style:paragraph-properties fo:margin-left="0.9846in" fo:margin-right="0in" fo:text-indent="0in" style:auto-text-indent="false"/>
      <style:text-properties officeooo:paragraph-rsid="031b9c14"/>
    </style:style>
    <style:style style:name="P379" style:family="paragraph" style:parent-style-name="Text_20_body">
      <style:paragraph-properties fo:margin-left="0.9846in" fo:margin-right="0in" fo:text-indent="0in" style:auto-text-indent="false"/>
      <style:text-properties officeooo:paragraph-rsid="031d78b7"/>
    </style:style>
    <style:style style:name="P380" style:family="paragraph" style:parent-style-name="Text_20_body">
      <style:paragraph-properties fo:margin-left="0.9846in" fo:margin-right="0in" fo:text-indent="0in" style:auto-text-indent="false"/>
      <style:text-properties officeooo:paragraph-rsid="0322c4af"/>
    </style:style>
    <style:style style:name="P381" style:family="paragraph" style:parent-style-name="Text_20_body">
      <style:paragraph-properties fo:margin-left="0.9846in" fo:margin-right="0in" fo:text-indent="0in" style:auto-text-indent="false"/>
      <style:text-properties officeooo:paragraph-rsid="033b027d"/>
    </style:style>
    <style:style style:name="P382" style:family="paragraph" style:parent-style-name="Text_20_body">
      <style:paragraph-properties fo:margin-left="0.9846in" fo:margin-right="0in" fo:text-indent="0in" style:auto-text-indent="false"/>
      <style:text-properties officeooo:paragraph-rsid="035742a2"/>
    </style:style>
    <style:style style:name="P383" style:family="paragraph" style:parent-style-name="Text_20_body">
      <style:paragraph-properties fo:margin-left="0.9846in" fo:margin-right="0in" fo:text-indent="0in" style:auto-text-indent="false"/>
      <style:text-properties officeooo:paragraph-rsid="03606def"/>
    </style:style>
    <style:style style:name="P384" style:family="paragraph" style:parent-style-name="Text_20_body">
      <style:paragraph-properties fo:margin-left="0.9846in" fo:margin-right="0in" fo:text-indent="0in" style:auto-text-indent="false"/>
      <style:text-properties officeooo:paragraph-rsid="03627098"/>
    </style:style>
    <style:style style:name="P385" style:family="paragraph" style:parent-style-name="Text_20_body">
      <style:paragraph-properties fo:margin-left="0.9846in" fo:margin-right="0in" fo:text-indent="0in" style:auto-text-indent="false"/>
      <style:text-properties officeooo:paragraph-rsid="0389d56e"/>
    </style:style>
    <style:style style:name="P386" style:family="paragraph" style:parent-style-name="Text_20_body">
      <style:paragraph-properties fo:margin-left="0.9846in" fo:margin-right="0in" fo:text-indent="0in" style:auto-text-indent="false"/>
      <style:text-properties officeooo:paragraph-rsid="038b81d6"/>
    </style:style>
    <style:style style:name="P387" style:family="paragraph" style:parent-style-name="Text_20_body">
      <style:paragraph-properties fo:margin-left="0.9846in" fo:margin-right="0in" fo:text-indent="0in" style:auto-text-indent="false"/>
      <style:text-properties officeooo:paragraph-rsid="03aa1513"/>
    </style:style>
    <style:style style:name="P388" style:family="paragraph" style:parent-style-name="Text_20_body">
      <style:paragraph-properties fo:margin-left="0.9846in" fo:margin-right="0in" fo:text-indent="0in" style:auto-text-indent="false"/>
      <style:text-properties officeooo:paragraph-rsid="03c4eae3"/>
    </style:style>
    <style:style style:name="P389" style:family="paragraph" style:parent-style-name="Text_20_body">
      <style:paragraph-properties fo:margin-left="0.9846in" fo:margin-right="0in" fo:text-indent="0in" style:auto-text-indent="false"/>
      <style:text-properties officeooo:paragraph-rsid="03d6c012"/>
    </style:style>
    <style:style style:name="P390" style:family="paragraph" style:parent-style-name="Text_20_body">
      <style:paragraph-properties fo:margin-left="0.9846in" fo:margin-right="0in" fo:text-indent="0in" style:auto-text-indent="false"/>
      <style:text-properties officeooo:rsid="03de5d87" officeooo:paragraph-rsid="03ec6d8f"/>
    </style:style>
    <style:style style:name="P391" style:family="paragraph" style:parent-style-name="Text_20_body">
      <style:paragraph-properties fo:margin-left="0.9846in" fo:margin-right="0in" fo:text-indent="0in" style:auto-text-indent="false"/>
      <style:text-properties officeooo:rsid="03de5d87" officeooo:paragraph-rsid="03edab8c"/>
    </style:style>
    <style:style style:name="P392" style:family="paragraph" style:parent-style-name="Text_20_body">
      <style:paragraph-properties fo:margin-left="0.9846in" fo:margin-right="0in" fo:text-indent="0in" style:auto-text-indent="false"/>
      <style:text-properties officeooo:rsid="03de5d87" officeooo:paragraph-rsid="03f887d7"/>
    </style:style>
    <style:style style:name="P393" style:family="paragraph" style:parent-style-name="Text_20_body">
      <style:paragraph-properties fo:margin-left="0.9846in" fo:margin-right="0in" fo:text-indent="0in" style:auto-text-indent="false"/>
      <style:text-properties officeooo:rsid="03de5d87" officeooo:paragraph-rsid="0420f176"/>
    </style:style>
    <style:style style:name="P394" style:family="paragraph" style:parent-style-name="Text_20_body">
      <style:paragraph-properties fo:margin-left="0.9846in" fo:margin-right="0in" fo:text-indent="0in" style:auto-text-indent="false"/>
      <style:text-properties officeooo:rsid="03de5d87" officeooo:paragraph-rsid="04468259"/>
    </style:style>
    <style:style style:name="P395" style:family="paragraph" style:parent-style-name="Text_20_body">
      <style:paragraph-properties fo:margin-left="0.9846in" fo:margin-right="0in" fo:text-indent="0in" style:auto-text-indent="false"/>
      <style:text-properties officeooo:rsid="03de5d87" officeooo:paragraph-rsid="04509127"/>
    </style:style>
    <style:style style:name="P396" style:family="paragraph" style:parent-style-name="Text_20_body">
      <style:paragraph-properties fo:margin-left="0.9846in" fo:margin-right="0in" fo:text-indent="0in" style:auto-text-indent="false"/>
      <style:text-properties officeooo:paragraph-rsid="04149f5e"/>
    </style:style>
    <style:style style:name="P397" style:family="paragraph" style:parent-style-name="Text_20_body">
      <style:paragraph-properties fo:margin-left="0.9846in" fo:margin-right="0in" fo:text-indent="0in" style:auto-text-indent="false"/>
      <style:text-properties officeooo:paragraph-rsid="0427563f"/>
    </style:style>
    <style:style style:name="P398" style:family="paragraph" style:parent-style-name="Text_20_body">
      <style:paragraph-properties fo:margin-left="0.9846in" fo:margin-right="0in" fo:text-indent="0in" style:auto-text-indent="false"/>
      <style:text-properties officeooo:paragraph-rsid="0446d2c7"/>
    </style:style>
    <style:style style:name="P399" style:family="paragraph" style:parent-style-name="Text_20_body">
      <style:paragraph-properties fo:margin-left="0.9846in" fo:margin-right="0in" fo:text-indent="0in" style:auto-text-indent="false"/>
      <style:text-properties officeooo:paragraph-rsid="047b26d7"/>
    </style:style>
    <style:style style:name="P400" style:family="paragraph" style:parent-style-name="Text_20_body">
      <style:paragraph-properties fo:margin-left="0.9846in" fo:margin-right="0in" fo:text-indent="0in" style:auto-text-indent="false"/>
      <style:text-properties officeooo:paragraph-rsid="047cb44f"/>
    </style:style>
    <style:style style:name="P401" style:family="paragraph" style:parent-style-name="Text_20_body">
      <style:paragraph-properties fo:margin-left="0.9846in" fo:margin-right="0in" fo:text-indent="0in" style:auto-text-indent="false"/>
      <style:text-properties officeooo:paragraph-rsid="04912825"/>
    </style:style>
    <style:style style:name="P402" style:family="paragraph" style:parent-style-name="Text_20_body">
      <style:paragraph-properties fo:margin-left="0.9846in" fo:margin-right="0in" fo:text-indent="0in" style:auto-text-indent="false"/>
      <style:text-properties officeooo:paragraph-rsid="04972ff1"/>
    </style:style>
    <style:style style:name="P403" style:family="paragraph" style:parent-style-name="indent-big">
      <style:paragraph-properties fo:text-align="start" style:justify-single-word="false"/>
      <style:text-properties fo:language="none" fo:country="none" style:language-asian="none" style:country-asian="none"/>
    </style:style>
    <style:style style:name="P404"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05"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0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0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0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0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1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1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1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13"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14" style:family="paragraph" style:parent-style-name="Text_20_body">
      <style:paragraph-properties fo:margin-left="0.4925in" fo:margin-right="0in" fo:text-indent="0in" style:auto-text-indent="false"/>
    </style:style>
    <style:style style:name="P415" style:family="paragraph" style:parent-style-name="Text_20_body">
      <style:paragraph-properties fo:margin-left="0.4925in" fo:margin-right="0in" fo:text-indent="0in" style:auto-text-indent="false"/>
      <style:text-properties officeooo:paragraph-rsid="00388490"/>
    </style:style>
    <style:style style:name="P416" style:family="paragraph" style:parent-style-name="Text_20_body">
      <style:paragraph-properties fo:margin-left="0.4925in" fo:margin-right="0in" fo:text-indent="0in" style:auto-text-indent="false"/>
      <style:text-properties officeooo:paragraph-rsid="00c4ad28"/>
    </style:style>
    <style:style style:name="P417"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18"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19" style:family="paragraph" style:parent-style-name="Text_20_body">
      <style:paragraph-properties fo:margin-left="0.4925in" fo:margin-right="0in" fo:text-indent="0in" style:auto-text-indent="false"/>
      <style:text-properties officeooo:paragraph-rsid="019d6dd9"/>
    </style:style>
    <style:style style:name="P420" style:family="paragraph" style:parent-style-name="Text_20_body">
      <style:paragraph-properties fo:margin-left="0.4925in" fo:margin-right="0in" fo:text-indent="0in" style:auto-text-indent="false"/>
      <style:text-properties officeooo:paragraph-rsid="0270252b"/>
    </style:style>
    <style:style style:name="P421" style:family="paragraph" style:parent-style-name="Text_20_body">
      <style:paragraph-properties fo:margin-left="0.4925in" fo:margin-right="0in" fo:text-indent="0in" style:auto-text-indent="false"/>
      <style:text-properties officeooo:paragraph-rsid="02718bbd"/>
    </style:style>
    <style:style style:name="P422" style:family="paragraph" style:parent-style-name="Text_20_body">
      <style:paragraph-properties fo:margin-left="0.4925in" fo:margin-right="0in" fo:text-indent="0in" style:auto-text-indent="false"/>
      <style:text-properties officeooo:rsid="02b99b7d" officeooo:paragraph-rsid="032e99c1"/>
    </style:style>
    <style:style style:name="P423"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24" style:family="paragraph" style:parent-style-name="Text_20_body">
      <style:paragraph-properties fo:margin-left="1.4772in" fo:margin-right="0in" fo:text-indent="0in" style:auto-text-indent="false"/>
    </style:style>
    <style:style style:name="P425" style:family="paragraph" style:parent-style-name="Text_20_body">
      <style:paragraph-properties fo:margin-left="1.4772in" fo:margin-right="0in" fo:text-indent="0in" style:auto-text-indent="false"/>
      <style:text-properties officeooo:paragraph-rsid="006c8658"/>
    </style:style>
    <style:style style:name="P426" style:family="paragraph" style:parent-style-name="Text_20_body">
      <style:paragraph-properties fo:margin-left="1.4772in" fo:margin-right="0in" fo:text-indent="0in" style:auto-text-indent="false"/>
      <style:text-properties officeooo:paragraph-rsid="00dfc7d6"/>
    </style:style>
    <style:style style:name="P427" style:family="paragraph" style:parent-style-name="Text_20_body">
      <style:paragraph-properties fo:margin-left="2.4618in" fo:margin-right="0in" fo:text-indent="0in" style:auto-text-indent="false"/>
    </style:style>
    <style:style style:name="P428" style:family="paragraph" style:parent-style-name="Text_20_body">
      <style:paragraph-properties fo:margin-left="2.4618in" fo:margin-right="0in" fo:text-indent="0in" style:auto-text-indent="false"/>
      <style:text-properties officeooo:paragraph-rsid="006c2c40"/>
    </style:style>
    <style:style style:name="P429" style:family="paragraph" style:parent-style-name="Text_20_body_20__28_user_29_">
      <style:paragraph-properties fo:text-align="start" style:justify-single-word="false"/>
      <style:text-properties fo:language="none" fo:country="none" style:language-asian="none" style:country-asian="none"/>
    </style:style>
    <style:style style:name="P430" style:family="paragraph" style:parent-style-name="Text_20_body">
      <style:paragraph-properties fo:margin-left="1.9693in" fo:margin-right="0in" fo:text-indent="0in" style:auto-text-indent="false"/>
    </style:style>
    <style:style style:name="P431" style:family="paragraph" style:parent-style-name="Text_20_body">
      <style:paragraph-properties fo:margin-left="3.4465in" fo:margin-right="0in" fo:text-indent="0in" style:auto-text-indent="false"/>
      <style:text-properties officeooo:paragraph-rsid="00c4ad28"/>
    </style:style>
    <style:style style:name="P432" style:family="paragraph" style:parent-style-name="Text_20_body">
      <style:paragraph-properties fo:margin-left="0in" fo:margin-right="0in" fo:text-indent="0in" style:auto-text-indent="false"/>
      <style:text-properties officeooo:rsid="03de5d87" officeooo:paragraph-rsid="049982c5"/>
    </style:style>
    <style:style style:name="P433" style:family="paragraph" style:parent-style-name="Text_20_body">
      <style:paragraph-properties fo:margin-left="0in" fo:margin-right="0in" fo:text-indent="0in" style:auto-text-indent="false"/>
      <style:text-properties officeooo:rsid="03de5d87" officeooo:paragraph-rsid="04ad880a"/>
    </style:style>
    <style:style style:name="P434" style:family="paragraph" style:parent-style-name="Text_20_body">
      <style:text-properties officeooo:paragraph-rsid="049ceafd"/>
    </style:style>
    <style:style style:name="P435" style:family="paragraph" style:parent-style-name="Text_20_body">
      <style:text-properties officeooo:paragraph-rsid="04a4fc42"/>
    </style:style>
    <style:style style:name="P436"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style:text-underline-style="none" style:font-style-asian="italic" style:font-style-complex="italic"/>
    </style:style>
    <style:style style:name="T59" style:family="text">
      <style:text-properties officeooo:rsid="00105bb5"/>
    </style:style>
    <style:style style:name="T60" style:family="text">
      <style:text-properties officeooo:rsid="0010c590"/>
    </style:style>
    <style:style style:name="T61" style:family="text">
      <style:text-properties officeooo:rsid="001160b9"/>
    </style:style>
    <style:style style:name="T62" style:family="text">
      <style:text-properties officeooo:rsid="00131786"/>
    </style:style>
    <style:style style:name="T63" style:family="text">
      <style:text-properties officeooo:rsid="00132abb"/>
    </style:style>
    <style:style style:name="T64" style:family="text">
      <style:text-properties officeooo:rsid="0015451c"/>
    </style:style>
    <style:style style:name="T65" style:family="text">
      <style:text-properties officeooo:rsid="0015fe1b"/>
    </style:style>
    <style:style style:name="T66" style:family="text">
      <style:text-properties officeooo:rsid="0016ac27"/>
    </style:style>
    <style:style style:name="T67" style:family="text">
      <style:text-properties officeooo:rsid="0016d9c1"/>
    </style:style>
    <style:style style:name="T68" style:family="text">
      <style:text-properties officeooo:rsid="00177ea2"/>
    </style:style>
    <style:style style:name="T69" style:family="text">
      <style:text-properties officeooo:rsid="001a0ff3"/>
    </style:style>
    <style:style style:name="T70" style:family="text">
      <style:text-properties officeooo:rsid="001b1cea"/>
    </style:style>
    <style:style style:name="T71" style:family="text">
      <style:text-properties officeooo:rsid="001d3f43"/>
    </style:style>
    <style:style style:name="T72" style:family="text">
      <style:text-properties officeooo:rsid="001ee9d7"/>
    </style:style>
    <style:style style:name="T73" style:family="text">
      <style:text-properties officeooo:rsid="001f2dae"/>
    </style:style>
    <style:style style:name="T74" style:family="text">
      <style:text-properties officeooo:rsid="002029b4"/>
    </style:style>
    <style:style style:name="T75" style:family="text">
      <style:text-properties officeooo:rsid="0021d915"/>
    </style:style>
    <style:style style:name="T76" style:family="text">
      <style:text-properties officeooo:rsid="00235e0f"/>
    </style:style>
    <style:style style:name="T7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7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79" style:family="text">
      <style:text-properties officeooo:rsid="002455f2"/>
    </style:style>
    <style:style style:name="T80" style:family="text">
      <style:text-properties officeooo:rsid="00262c81"/>
    </style:style>
    <style:style style:name="T81" style:family="text">
      <style:text-properties officeooo:rsid="0027090f"/>
    </style:style>
    <style:style style:name="T82" style:family="text">
      <style:text-properties officeooo:rsid="0027336b"/>
    </style:style>
    <style:style style:name="T83" style:family="text">
      <style:text-properties officeooo:rsid="002763ad"/>
    </style:style>
    <style:style style:name="T84" style:family="text">
      <style:text-properties officeooo:rsid="0028656c"/>
    </style:style>
    <style:style style:name="T85" style:family="text">
      <style:text-properties officeooo:rsid="0029820e"/>
    </style:style>
    <style:style style:name="T86" style:family="text">
      <style:text-properties officeooo:rsid="002a234a"/>
    </style:style>
    <style:style style:name="T87" style:family="text">
      <style:text-properties officeooo:rsid="002b575d"/>
    </style:style>
    <style:style style:name="T88" style:family="text">
      <style:text-properties officeooo:rsid="002cb16c"/>
    </style:style>
    <style:style style:name="T89" style:family="text">
      <style:text-properties officeooo:rsid="0031db1b"/>
    </style:style>
    <style:style style:name="T90" style:family="text">
      <style:text-properties officeooo:rsid="00327653"/>
    </style:style>
    <style:style style:name="T91" style:family="text">
      <style:text-properties officeooo:rsid="0033af24"/>
    </style:style>
    <style:style style:name="T92" style:family="text">
      <style:text-properties officeooo:rsid="0034424c"/>
    </style:style>
    <style:style style:name="T93" style:family="text">
      <style:text-properties officeooo:rsid="00363834"/>
    </style:style>
    <style:style style:name="T94" style:family="text">
      <style:text-properties officeooo:rsid="00375486"/>
    </style:style>
    <style:style style:name="T95" style:family="text">
      <style:text-properties officeooo:rsid="00388490"/>
    </style:style>
    <style:style style:name="T96" style:family="text">
      <style:text-properties officeooo:rsid="0039575f"/>
    </style:style>
    <style:style style:name="T97" style:family="text">
      <style:text-properties officeooo:rsid="003b455e"/>
    </style:style>
    <style:style style:name="T98" style:family="text">
      <style:text-properties officeooo:rsid="003d14fa"/>
    </style:style>
    <style:style style:name="T99" style:family="text">
      <style:text-properties officeooo:rsid="003d24c7"/>
    </style:style>
    <style:style style:name="T100" style:family="text">
      <style:text-properties officeooo:rsid="003d51bc"/>
    </style:style>
    <style:style style:name="T101" style:family="text">
      <style:text-properties officeooo:rsid="003e0318"/>
    </style:style>
    <style:style style:name="T102" style:family="text">
      <style:text-properties officeooo:rsid="00422cde"/>
    </style:style>
    <style:style style:name="T103" style:family="text">
      <style:text-properties officeooo:rsid="00461c1f"/>
    </style:style>
    <style:style style:name="T104" style:family="text">
      <style:text-properties officeooo:rsid="004b4e28"/>
    </style:style>
    <style:style style:name="T105" style:family="text">
      <style:text-properties officeooo:rsid="004b75cf"/>
    </style:style>
    <style:style style:name="T106" style:family="text">
      <style:text-properties officeooo:rsid="004cee7b"/>
    </style:style>
    <style:style style:name="T107" style:family="text">
      <style:text-properties officeooo:rsid="004eae8b"/>
    </style:style>
    <style:style style:name="T108" style:family="text">
      <style:text-properties officeooo:rsid="004f539d"/>
    </style:style>
    <style:style style:name="T109" style:family="text">
      <style:text-properties officeooo:rsid="005017ba"/>
    </style:style>
    <style:style style:name="T110" style:family="text">
      <style:text-properties officeooo:rsid="0050933c"/>
    </style:style>
    <style:style style:name="T111" style:family="text">
      <style:text-properties officeooo:rsid="0051b2c8"/>
    </style:style>
    <style:style style:name="T112" style:family="text">
      <style:text-properties officeooo:rsid="0052143e"/>
    </style:style>
    <style:style style:name="T113" style:family="text">
      <style:text-properties officeooo:rsid="00562877"/>
    </style:style>
    <style:style style:name="T114" style:family="text">
      <style:text-properties officeooo:rsid="0058dead"/>
    </style:style>
    <style:style style:name="T115" style:family="text">
      <style:text-properties officeooo:rsid="005aae29"/>
    </style:style>
    <style:style style:name="T116" style:family="text">
      <style:text-properties officeooo:rsid="005bc1cc"/>
    </style:style>
    <style:style style:name="T117" style:family="text">
      <style:text-properties officeooo:rsid="005c8e1b"/>
    </style:style>
    <style:style style:name="T118" style:family="text">
      <style:text-properties officeooo:rsid="005e6eb9"/>
    </style:style>
    <style:style style:name="T119" style:family="text">
      <style:text-properties officeooo:rsid="005fc8a6"/>
    </style:style>
    <style:style style:name="T120" style:family="text">
      <style:text-properties officeooo:rsid="0060822e"/>
    </style:style>
    <style:style style:name="T121" style:family="text">
      <style:text-properties officeooo:rsid="006236be"/>
    </style:style>
    <style:style style:name="T122" style:family="text">
      <style:text-properties officeooo:rsid="00633e55"/>
    </style:style>
    <style:style style:name="T123" style:family="text">
      <style:text-properties officeooo:rsid="0064a75b"/>
    </style:style>
    <style:style style:name="T124" style:family="text">
      <style:text-properties fo:font-variant="small-caps"/>
    </style:style>
    <style:style style:name="T125" style:family="text">
      <style:text-properties fo:font-variant="small-caps" officeooo:rsid="0304504d"/>
    </style:style>
    <style:style style:name="T126" style:family="text">
      <style:text-properties fo:font-variant="small-caps" officeooo:rsid="0342c9f3"/>
    </style:style>
    <style:style style:name="T127" style:family="text">
      <style:text-properties fo:font-variant="small-caps" officeooo:rsid="03cf43ae"/>
    </style:style>
    <style:style style:name="T128" style:family="text">
      <style:text-properties fo:font-variant="small-caps" fo:font-style="normal" style:font-style-asian="normal" style:font-style-complex="normal"/>
    </style:style>
    <style:style style:name="T129" style:family="text">
      <style:text-properties fo:font-style="normal" style:font-style-asian="normal" style:font-style-complex="normal"/>
    </style:style>
    <style:style style:name="T130" style:family="text">
      <style:text-properties fo:font-style="normal" officeooo:rsid="006b82cb" style:font-style-asian="normal" style:font-style-complex="normal"/>
    </style:style>
    <style:style style:name="T131" style:family="text">
      <style:text-properties fo:font-style="normal" officeooo:rsid="014395c0" style:font-style-asian="normal" style:font-style-complex="normal"/>
    </style:style>
    <style:style style:name="T132" style:family="text">
      <style:text-properties fo:font-style="normal" officeooo:rsid="01ec2012" style:font-style-asian="normal" style:font-style-complex="normal"/>
    </style:style>
    <style:style style:name="T133" style:family="text">
      <style:text-properties fo:font-style="normal" officeooo:rsid="03f56f8e" style:font-style-asian="normal" style:font-style-complex="normal"/>
    </style:style>
    <style:style style:name="T134" style:family="text">
      <style:text-properties fo:font-style="normal" officeooo:rsid="03f8fe3a" style:font-style-asian="normal" style:font-style-complex="normal"/>
    </style:style>
    <style:style style:name="T135" style:family="text">
      <style:text-properties fo:font-style="normal" officeooo:rsid="042587c8" style:font-style-asian="normal" style:font-style-complex="normal"/>
    </style:style>
    <style:style style:name="T136" style:family="text">
      <style:text-properties officeooo:rsid="006b82cb"/>
    </style:style>
    <style:style style:name="T137" style:family="text">
      <style:text-properties officeooo:rsid="006c2c40"/>
    </style:style>
    <style:style style:name="T138" style:family="text">
      <style:text-properties officeooo:rsid="006c8658"/>
    </style:style>
    <style:style style:name="T139" style:family="text">
      <style:text-properties officeooo:rsid="006de052"/>
    </style:style>
    <style:style style:name="T140" style:family="text">
      <style:text-properties officeooo:rsid="006e2449"/>
    </style:style>
    <style:style style:name="T141" style:family="text">
      <style:text-properties officeooo:rsid="006edeb4"/>
    </style:style>
    <style:style style:name="T142" style:family="text">
      <style:text-properties officeooo:rsid="0070ba87"/>
    </style:style>
    <style:style style:name="T143" style:family="text">
      <style:text-properties officeooo:rsid="0072333c"/>
    </style:style>
    <style:style style:name="T144" style:family="text">
      <style:text-properties officeooo:rsid="00733e8f"/>
    </style:style>
    <style:style style:name="T145" style:family="text">
      <style:text-properties officeooo:rsid="0074d84e"/>
    </style:style>
    <style:style style:name="T146" style:family="text">
      <style:text-properties officeooo:rsid="00761e8f"/>
    </style:style>
    <style:style style:name="T147" style:family="text">
      <style:text-properties officeooo:rsid="0076508e"/>
    </style:style>
    <style:style style:name="T148" style:family="text">
      <style:text-properties officeooo:rsid="00766915"/>
    </style:style>
    <style:style style:name="T149" style:family="text">
      <style:text-properties officeooo:rsid="007864d2"/>
    </style:style>
    <style:style style:name="T150" style:family="text">
      <style:text-properties officeooo:rsid="0079dab0"/>
    </style:style>
    <style:style style:name="T151" style:family="text">
      <style:text-properties officeooo:rsid="007b7f8f"/>
    </style:style>
    <style:style style:name="T152" style:family="text">
      <style:text-properties officeooo:rsid="007d5639"/>
    </style:style>
    <style:style style:name="T153" style:family="text">
      <style:text-properties officeooo:rsid="007e01df"/>
    </style:style>
    <style:style style:name="T154" style:family="text">
      <style:text-properties officeooo:rsid="007fbcf0"/>
    </style:style>
    <style:style style:name="T155" style:family="text">
      <style:text-properties officeooo:rsid="00804d34"/>
    </style:style>
    <style:style style:name="T156" style:family="text">
      <style:text-properties officeooo:rsid="00823165"/>
    </style:style>
    <style:style style:name="T157" style:family="text">
      <style:text-properties officeooo:rsid="00835f10"/>
    </style:style>
    <style:style style:name="T158" style:family="text">
      <style:text-properties officeooo:rsid="00854601"/>
    </style:style>
    <style:style style:name="T159" style:family="text">
      <style:text-properties fo:language="ru" fo:country="RU" style:language-complex="hi" style:country-complex="IN"/>
    </style:style>
    <style:style style:name="T160" style:family="text">
      <style:text-properties fo:language="ru" fo:country="RU" officeooo:rsid="00854601" style:language-complex="hi" style:country-complex="IN"/>
    </style:style>
    <style:style style:name="T161" style:family="text">
      <style:text-properties fo:language="ru" fo:country="RU" officeooo:rsid="00866f75" style:language-complex="hi" style:country-complex="IN"/>
    </style:style>
    <style:style style:name="T162" style:family="text">
      <style:text-properties fo:language="ru" fo:country="RU" officeooo:rsid="00aef8dd" style:language-complex="hi" style:country-complex="IN"/>
    </style:style>
    <style:style style:name="T16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6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6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6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6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6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69" style:family="text">
      <style:text-properties officeooo:rsid="00866f75"/>
    </style:style>
    <style:style style:name="T170" style:family="text">
      <style:text-properties officeooo:rsid="00878ebd"/>
    </style:style>
    <style:style style:name="T171" style:family="text">
      <style:text-properties officeooo:rsid="00885efa"/>
    </style:style>
    <style:style style:name="T172" style:family="text">
      <style:text-properties officeooo:rsid="0089d02b"/>
    </style:style>
    <style:style style:name="T173" style:family="text">
      <style:text-properties officeooo:rsid="008bc171"/>
    </style:style>
    <style:style style:name="T174" style:family="text">
      <style:text-properties officeooo:rsid="008d4797"/>
    </style:style>
    <style:style style:name="T175" style:family="text">
      <style:text-properties officeooo:rsid="008e3cf3"/>
    </style:style>
    <style:style style:name="T176" style:family="text">
      <style:text-properties officeooo:rsid="00937454"/>
    </style:style>
    <style:style style:name="T177" style:family="text">
      <style:text-properties officeooo:rsid="009494b1"/>
    </style:style>
    <style:style style:name="T178" style:family="text">
      <style:text-properties officeooo:rsid="0094d8d9"/>
    </style:style>
    <style:style style:name="T179" style:family="text">
      <style:text-properties officeooo:rsid="009604e0"/>
    </style:style>
    <style:style style:name="T180" style:family="text">
      <style:text-properties officeooo:rsid="0099b814"/>
    </style:style>
    <style:style style:name="T181" style:family="text">
      <style:text-properties officeooo:rsid="009a5a2a"/>
    </style:style>
    <style:style style:name="T182" style:family="text">
      <style:text-properties officeooo:rsid="009baae0"/>
    </style:style>
    <style:style style:name="T183" style:family="text">
      <style:text-properties officeooo:rsid="009c4c4d"/>
    </style:style>
    <style:style style:name="T184" style:family="text">
      <style:text-properties officeooo:rsid="009d4d29"/>
    </style:style>
    <style:style style:name="T185" style:family="text">
      <style:text-properties officeooo:rsid="009e1fea"/>
    </style:style>
    <style:style style:name="T186" style:family="text">
      <style:text-properties officeooo:rsid="009e3ce2"/>
    </style:style>
    <style:style style:name="T187" style:family="text">
      <style:text-properties officeooo:rsid="009e873f"/>
    </style:style>
    <style:style style:name="T188" style:family="text">
      <style:text-properties officeooo:rsid="00a07f85"/>
    </style:style>
    <style:style style:name="T189" style:family="text">
      <style:text-properties officeooo:rsid="00a0ca12"/>
    </style:style>
    <style:style style:name="T190" style:family="text">
      <style:text-properties officeooo:rsid="00a1ace6"/>
    </style:style>
    <style:style style:name="T191" style:family="text">
      <style:text-properties officeooo:rsid="00a37572"/>
    </style:style>
    <style:style style:name="T192" style:family="text">
      <style:text-properties officeooo:rsid="00a49d98"/>
    </style:style>
    <style:style style:name="T193" style:family="text">
      <style:text-properties officeooo:rsid="00a8b305"/>
    </style:style>
    <style:style style:name="T194" style:family="text">
      <style:text-properties officeooo:rsid="00aa4ee9"/>
    </style:style>
    <style:style style:name="T195" style:family="text">
      <style:text-properties officeooo:rsid="00aaf337"/>
    </style:style>
    <style:style style:name="T196" style:family="text">
      <style:text-properties officeooo:rsid="00aef8dd"/>
    </style:style>
    <style:style style:name="T197" style:family="text">
      <style:text-properties officeooo:rsid="00b09de6"/>
    </style:style>
    <style:style style:name="T198" style:family="text">
      <style:text-properties officeooo:rsid="00b2e0fa"/>
    </style:style>
    <style:style style:name="T199" style:family="text">
      <style:text-properties officeooo:rsid="00b39899"/>
    </style:style>
    <style:style style:name="T200" style:family="text">
      <style:text-properties officeooo:rsid="00b472ed"/>
    </style:style>
    <style:style style:name="T201" style:family="text">
      <style:text-properties officeooo:rsid="00b56284"/>
    </style:style>
    <style:style style:name="T202" style:family="text">
      <style:text-properties officeooo:rsid="00b5f240"/>
    </style:style>
    <style:style style:name="T203" style:family="text">
      <style:text-properties officeooo:rsid="00bfcf9e"/>
    </style:style>
    <style:style style:name="T204" style:family="text">
      <style:text-properties officeooo:rsid="00c0a824"/>
    </style:style>
    <style:style style:name="T205" style:family="text">
      <style:text-properties officeooo:rsid="00c12e4b"/>
    </style:style>
    <style:style style:name="T206" style:family="text">
      <style:text-properties officeooo:rsid="00c2d48f"/>
    </style:style>
    <style:style style:name="T207" style:family="text">
      <style:text-properties officeooo:rsid="00c38124"/>
    </style:style>
    <style:style style:name="T208" style:family="text">
      <style:text-properties officeooo:rsid="00c4ad28"/>
    </style:style>
    <style:style style:name="T209" style:family="text">
      <style:text-properties officeooo:rsid="00c595a4"/>
    </style:style>
    <style:style style:name="T210" style:family="text">
      <style:text-properties officeooo:rsid="00c5a1c7"/>
    </style:style>
    <style:style style:name="T211" style:family="text">
      <style:text-properties officeooo:rsid="00c6a6fc"/>
    </style:style>
    <style:style style:name="T212" style:family="text">
      <style:text-properties officeooo:rsid="00c96220"/>
    </style:style>
    <style:style style:name="T213" style:family="text">
      <style:text-properties officeooo:rsid="00ca7c42"/>
    </style:style>
    <style:style style:name="T214" style:family="text">
      <style:text-properties officeooo:rsid="00cab2b0"/>
    </style:style>
    <style:style style:name="T215" style:family="text">
      <style:text-properties fo:font-weight="normal" style:font-weight-asian="normal" style:font-weight-complex="normal"/>
    </style:style>
    <style:style style:name="T216" style:family="text">
      <style:text-properties fo:font-weight="normal" officeooo:rsid="00d7d536" style:font-weight-asian="normal" style:font-weight-complex="normal"/>
    </style:style>
    <style:style style:name="T217" style:family="text">
      <style:text-properties fo:font-weight="normal" officeooo:rsid="00d9b0d8" style:font-weight-asian="normal" style:font-weight-complex="normal"/>
    </style:style>
    <style:style style:name="T218" style:family="text">
      <style:text-properties officeooo:rsid="00cca6b6"/>
    </style:style>
    <style:style style:name="T219" style:family="text">
      <style:text-properties officeooo:rsid="00ce3615"/>
    </style:style>
    <style:style style:name="T220" style:family="text">
      <style:text-properties officeooo:rsid="00d03fc5"/>
    </style:style>
    <style:style style:name="T221" style:family="text">
      <style:text-properties officeooo:rsid="00d23023"/>
    </style:style>
    <style:style style:name="T222" style:family="text">
      <style:text-properties officeooo:rsid="00d25253"/>
    </style:style>
    <style:style style:name="T223" style:family="text">
      <style:text-properties officeooo:rsid="00d30f16"/>
    </style:style>
    <style:style style:name="T224" style:family="text">
      <style:text-properties officeooo:rsid="00d31bf1"/>
    </style:style>
    <style:style style:name="T225" style:family="text">
      <style:text-properties officeooo:rsid="00d4f64c"/>
    </style:style>
    <style:style style:name="T226" style:family="text">
      <style:text-properties fo:font-weight="bold" style:font-weight-asian="bold" style:font-weight-complex="bold"/>
    </style:style>
    <style:style style:name="T227" style:family="text">
      <style:text-properties officeooo:rsid="00d70aab"/>
    </style:style>
    <style:style style:name="T228" style:family="text">
      <style:text-properties officeooo:rsid="00d7aa22"/>
    </style:style>
    <style:style style:name="T229" style:family="text">
      <style:text-properties officeooo:rsid="00d7d536"/>
    </style:style>
    <style:style style:name="T230" style:family="text">
      <style:text-properties officeooo:rsid="00d9b0d8"/>
    </style:style>
    <style:style style:name="T231" style:family="text">
      <style:text-properties officeooo:rsid="00dde28f"/>
    </style:style>
    <style:style style:name="T232" style:family="text">
      <style:text-properties officeooo:rsid="00dfc7d6"/>
    </style:style>
    <style:style style:name="T233" style:family="text">
      <style:text-properties officeooo:rsid="00e07a21"/>
    </style:style>
    <style:style style:name="T234" style:family="text">
      <style:text-properties officeooo:rsid="00e1ce3c"/>
    </style:style>
    <style:style style:name="T235" style:family="text">
      <style:text-properties officeooo:rsid="00e1ea05"/>
    </style:style>
    <style:style style:name="T236" style:family="text">
      <style:text-properties officeooo:rsid="00e3c689"/>
    </style:style>
    <style:style style:name="T237" style:family="text">
      <style:text-properties officeooo:rsid="00e4628b"/>
    </style:style>
    <style:style style:name="T238" style:family="text">
      <style:text-properties officeooo:rsid="00e4bb68"/>
    </style:style>
    <style:style style:name="T239" style:family="text">
      <style:text-properties officeooo:rsid="00e54357"/>
    </style:style>
    <style:style style:name="T240" style:family="text">
      <style:text-properties officeooo:rsid="00e78eef"/>
    </style:style>
    <style:style style:name="T241" style:family="text">
      <style:text-properties officeooo:rsid="00e84d94"/>
    </style:style>
    <style:style style:name="T242" style:family="text">
      <style:text-properties officeooo:rsid="00e9e5c5"/>
    </style:style>
    <style:style style:name="T243" style:family="text">
      <style:text-properties officeooo:rsid="00eb0ed1"/>
    </style:style>
    <style:style style:name="T244" style:family="text">
      <style:text-properties officeooo:rsid="00ebfa12"/>
    </style:style>
    <style:style style:name="T245" style:family="text">
      <style:text-properties officeooo:rsid="00ee147e"/>
    </style:style>
    <style:style style:name="T246" style:family="text">
      <style:text-properties officeooo:rsid="00eef302"/>
    </style:style>
    <style:style style:name="T247" style:family="text">
      <style:text-properties officeooo:rsid="00f03964"/>
    </style:style>
    <style:style style:name="T248" style:family="text">
      <style:text-properties officeooo:rsid="00f04056"/>
    </style:style>
    <style:style style:name="T249" style:family="text">
      <style:text-properties officeooo:rsid="00f23baa"/>
    </style:style>
    <style:style style:name="T250" style:family="text">
      <style:text-properties officeooo:rsid="00f2dab7"/>
    </style:style>
    <style:style style:name="T251" style:family="text">
      <style:text-properties officeooo:rsid="00f4635a"/>
    </style:style>
    <style:style style:name="T252" style:family="text">
      <style:text-properties officeooo:rsid="00f5e236"/>
    </style:style>
    <style:style style:name="T253" style:family="text">
      <style:text-properties officeooo:rsid="00f7aee9"/>
    </style:style>
    <style:style style:name="T254" style:family="text">
      <style:text-properties officeooo:rsid="00f92d47"/>
    </style:style>
    <style:style style:name="T255" style:family="text">
      <style:text-properties officeooo:rsid="00fbe8a5"/>
    </style:style>
    <style:style style:name="T256" style:family="text">
      <style:text-properties officeooo:rsid="00fd4ae5"/>
    </style:style>
    <style:style style:name="T257" style:family="text">
      <style:text-properties officeooo:rsid="00ff0722"/>
    </style:style>
    <style:style style:name="T258" style:family="text">
      <style:text-properties officeooo:rsid="00ffff48"/>
    </style:style>
    <style:style style:name="T259" style:family="text">
      <style:text-properties officeooo:rsid="01005844"/>
    </style:style>
    <style:style style:name="T260" style:family="text">
      <style:text-properties officeooo:rsid="0100c33a"/>
    </style:style>
    <style:style style:name="T261" style:family="text">
      <style:text-properties officeooo:rsid="01027d2b"/>
    </style:style>
    <style:style style:name="T262" style:family="text">
      <style:text-properties officeooo:rsid="01063295"/>
    </style:style>
    <style:style style:name="T263" style:family="text">
      <style:text-properties officeooo:rsid="01076227"/>
    </style:style>
    <style:style style:name="T264" style:family="text">
      <style:text-properties officeooo:rsid="0107a7aa"/>
    </style:style>
    <style:style style:name="T265" style:family="text">
      <style:text-properties officeooo:rsid="0108452d"/>
    </style:style>
    <style:style style:name="T266" style:family="text">
      <style:text-properties officeooo:rsid="01094b0c"/>
    </style:style>
    <style:style style:name="T267" style:family="text">
      <style:text-properties officeooo:rsid="010b7f65"/>
    </style:style>
    <style:style style:name="T268" style:family="text">
      <style:text-properties officeooo:rsid="01135272"/>
    </style:style>
    <style:style style:name="T269" style:family="text">
      <style:text-properties officeooo:rsid="011435f7"/>
    </style:style>
    <style:style style:name="T270" style:family="text">
      <style:text-properties officeooo:rsid="011500f1"/>
    </style:style>
    <style:style style:name="T271" style:family="text">
      <style:text-properties officeooo:rsid="01166568"/>
    </style:style>
    <style:style style:name="T272" style:family="text">
      <style:text-properties officeooo:rsid="01168cae"/>
    </style:style>
    <style:style style:name="T273" style:family="text">
      <style:text-properties officeooo:rsid="0120bef9"/>
    </style:style>
    <style:style style:name="T274" style:family="text">
      <style:text-properties officeooo:rsid="01287784"/>
    </style:style>
    <style:style style:name="T275" style:family="text">
      <style:text-properties officeooo:rsid="012a4a15"/>
    </style:style>
    <style:style style:name="T276" style:family="text">
      <style:text-properties officeooo:rsid="012bbd8e"/>
    </style:style>
    <style:style style:name="T277" style:family="text">
      <style:text-properties officeooo:rsid="012d6a00"/>
    </style:style>
    <style:style style:name="T278" style:family="text">
      <style:text-properties officeooo:rsid="012f5252"/>
    </style:style>
    <style:style style:name="T279" style:family="text">
      <style:text-properties officeooo:rsid="01363ebc"/>
    </style:style>
    <style:style style:name="T280" style:family="text">
      <style:text-properties officeooo:rsid="01365ea0"/>
    </style:style>
    <style:style style:name="T281" style:family="text">
      <style:text-properties officeooo:rsid="013779fb"/>
    </style:style>
    <style:style style:name="T282" style:family="text">
      <style:text-properties officeooo:rsid="0137f14c"/>
    </style:style>
    <style:style style:name="T283" style:family="text">
      <style:text-properties officeooo:rsid="0138cccd"/>
    </style:style>
    <style:style style:name="T284" style:family="text">
      <style:text-properties officeooo:rsid="0138d5e3"/>
    </style:style>
    <style:style style:name="T285" style:family="text">
      <style:text-properties officeooo:rsid="01396c70"/>
    </style:style>
    <style:style style:name="T286" style:family="text">
      <style:text-properties officeooo:rsid="0139e95a"/>
    </style:style>
    <style:style style:name="T287" style:family="text">
      <style:text-properties officeooo:rsid="0139f028"/>
    </style:style>
    <style:style style:name="T288" style:family="text">
      <style:text-properties officeooo:rsid="013ac95f"/>
    </style:style>
    <style:style style:name="T289" style:family="text">
      <style:text-properties officeooo:rsid="013c37f2"/>
    </style:style>
    <style:style style:name="T290" style:family="text">
      <style:text-properties officeooo:rsid="013d0ec1"/>
    </style:style>
    <style:style style:name="T291" style:family="text">
      <style:text-properties officeooo:rsid="013ee1b3"/>
    </style:style>
    <style:style style:name="T292" style:family="text">
      <style:text-properties officeooo:rsid="013f5edb"/>
    </style:style>
    <style:style style:name="T293" style:family="text">
      <style:text-properties officeooo:rsid="01415628"/>
    </style:style>
    <style:style style:name="T294" style:family="text">
      <style:text-properties officeooo:rsid="01435163"/>
    </style:style>
    <style:style style:name="T295" style:family="text">
      <style:text-properties officeooo:rsid="014395c0"/>
    </style:style>
    <style:style style:name="T296" style:family="text">
      <style:text-properties officeooo:rsid="0143dea5"/>
    </style:style>
    <style:style style:name="T297" style:family="text">
      <style:text-properties officeooo:rsid="0146d7a3"/>
    </style:style>
    <style:style style:name="T298" style:family="text">
      <style:text-properties officeooo:rsid="0149f91c"/>
    </style:style>
    <style:style style:name="T299" style:family="text">
      <style:text-properties officeooo:rsid="014a159e"/>
    </style:style>
    <style:style style:name="T300" style:family="text">
      <style:text-properties officeooo:rsid="014c06bd"/>
    </style:style>
    <style:style style:name="T301" style:family="text">
      <style:text-properties officeooo:rsid="014d9d43"/>
    </style:style>
    <style:style style:name="T302" style:family="text">
      <style:text-properties officeooo:rsid="014f5a46"/>
    </style:style>
    <style:style style:name="T303" style:family="text">
      <style:text-properties officeooo:rsid="014f8f50"/>
    </style:style>
    <style:style style:name="T304" style:family="text">
      <style:text-properties officeooo:rsid="01501f6a"/>
    </style:style>
    <style:style style:name="T305" style:family="text">
      <style:text-properties officeooo:rsid="015100b4"/>
    </style:style>
    <style:style style:name="T306" style:family="text">
      <style:text-properties officeooo:rsid="015155d9"/>
    </style:style>
    <style:style style:name="T307" style:family="text">
      <style:text-properties officeooo:rsid="0151b53c"/>
    </style:style>
    <style:style style:name="T308" style:family="text">
      <style:text-properties officeooo:rsid="0151ed51"/>
    </style:style>
    <style:style style:name="T309" style:family="text">
      <style:text-properties officeooo:rsid="01525f43"/>
    </style:style>
    <style:style style:name="T310" style:family="text">
      <style:text-properties officeooo:rsid="01527df1"/>
    </style:style>
    <style:style style:name="T311" style:family="text">
      <style:text-properties officeooo:rsid="0154182a"/>
    </style:style>
    <style:style style:name="T312" style:family="text">
      <style:text-properties officeooo:rsid="015463b2"/>
    </style:style>
    <style:style style:name="T313" style:family="text">
      <style:text-properties officeooo:rsid="01549ed5"/>
    </style:style>
    <style:style style:name="T314" style:family="text">
      <style:text-properties officeooo:rsid="015641fb"/>
    </style:style>
    <style:style style:name="T315" style:family="text">
      <style:text-properties officeooo:rsid="0156f873"/>
    </style:style>
    <style:style style:name="T316" style:family="text">
      <style:text-properties officeooo:rsid="01577a47"/>
    </style:style>
    <style:style style:name="T317" style:family="text">
      <style:text-properties officeooo:rsid="01589e1d"/>
    </style:style>
    <style:style style:name="T318" style:family="text">
      <style:text-properties officeooo:rsid="015d3688"/>
    </style:style>
    <style:style style:name="T319" style:family="text">
      <style:text-properties officeooo:rsid="015edee9"/>
    </style:style>
    <style:style style:name="T320" style:family="text">
      <style:text-properties officeooo:rsid="015ee7fe"/>
    </style:style>
    <style:style style:name="T321" style:family="text">
      <style:text-properties officeooo:rsid="0160b910"/>
    </style:style>
    <style:style style:name="T322" style:family="text">
      <style:text-properties officeooo:rsid="01629334"/>
    </style:style>
    <style:style style:name="T323" style:family="text">
      <style:text-properties officeooo:rsid="0163a991"/>
    </style:style>
    <style:style style:name="T324" style:family="text">
      <style:text-properties officeooo:rsid="01647f33"/>
    </style:style>
    <style:style style:name="T325" style:family="text">
      <style:text-properties officeooo:rsid="0164f6d8"/>
    </style:style>
    <style:style style:name="T326" style:family="text">
      <style:text-properties officeooo:rsid="01668274"/>
    </style:style>
    <style:style style:name="T327" style:family="text">
      <style:text-properties officeooo:rsid="01677ecb"/>
    </style:style>
    <style:style style:name="T328" style:family="text">
      <style:text-properties officeooo:rsid="01688552"/>
    </style:style>
    <style:style style:name="T329" style:family="text">
      <style:text-properties officeooo:rsid="0168addb"/>
    </style:style>
    <style:style style:name="T330" style:family="text">
      <style:text-properties officeooo:rsid="016964a8"/>
    </style:style>
    <style:style style:name="T331" style:family="text">
      <style:text-properties officeooo:rsid="016daab9"/>
    </style:style>
    <style:style style:name="T332" style:family="text">
      <style:text-properties officeooo:rsid="016f5c01"/>
    </style:style>
    <style:style style:name="T333" style:family="text">
      <style:text-properties officeooo:rsid="016ff846"/>
    </style:style>
    <style:style style:name="T334" style:family="text">
      <style:text-properties officeooo:rsid="017015b2"/>
    </style:style>
    <style:style style:name="T335" style:family="text">
      <style:text-properties officeooo:rsid="0171a9d9"/>
    </style:style>
    <style:style style:name="T336" style:family="text">
      <style:text-properties officeooo:rsid="0172432e"/>
    </style:style>
    <style:style style:name="T337" style:family="text">
      <style:text-properties officeooo:rsid="017312b3"/>
    </style:style>
    <style:style style:name="T338" style:family="text">
      <style:text-properties officeooo:rsid="0178ee11"/>
    </style:style>
    <style:style style:name="T339" style:family="text">
      <style:text-properties officeooo:rsid="01797ab2"/>
    </style:style>
    <style:style style:name="T340" style:family="text">
      <style:text-properties officeooo:rsid="017b3f07"/>
    </style:style>
    <style:style style:name="T341" style:family="text">
      <style:text-properties officeooo:rsid="017c430a"/>
    </style:style>
    <style:style style:name="T342" style:family="text">
      <style:text-properties officeooo:rsid="017d4213"/>
    </style:style>
    <style:style style:name="T343" style:family="text">
      <style:text-properties officeooo:rsid="017e9c95"/>
    </style:style>
    <style:style style:name="T344" style:family="text">
      <style:text-properties officeooo:rsid="017ef327"/>
    </style:style>
    <style:style style:name="T345" style:family="text">
      <style:text-properties officeooo:rsid="017f5b1e"/>
    </style:style>
    <style:style style:name="T346" style:family="text">
      <style:text-properties officeooo:rsid="0180ef31"/>
    </style:style>
    <style:style style:name="T347" style:family="text">
      <style:text-properties officeooo:rsid="01814858"/>
    </style:style>
    <style:style style:name="T348" style:family="text">
      <style:text-properties officeooo:rsid="018281e5"/>
    </style:style>
    <style:style style:name="T349" style:family="text">
      <style:text-properties officeooo:rsid="01841855"/>
    </style:style>
    <style:style style:name="T350" style:family="text">
      <style:text-properties officeooo:rsid="0185ad99"/>
    </style:style>
    <style:style style:name="T351" style:family="text">
      <style:text-properties officeooo:rsid="0185fa49"/>
    </style:style>
    <style:style style:name="T352" style:family="text">
      <style:text-properties officeooo:rsid="018718ae"/>
    </style:style>
    <style:style style:name="T353" style:family="text">
      <style:text-properties officeooo:rsid="018fad9a"/>
    </style:style>
    <style:style style:name="T354" style:family="text">
      <style:text-properties officeooo:rsid="019027f5"/>
    </style:style>
    <style:style style:name="T355" style:family="text">
      <style:text-properties officeooo:rsid="0191d6f9"/>
    </style:style>
    <style:style style:name="T356" style:family="text">
      <style:text-properties officeooo:rsid="0194f112"/>
    </style:style>
    <style:style style:name="T357" style:family="text">
      <style:text-properties officeooo:rsid="019613bd"/>
    </style:style>
    <style:style style:name="T358" style:family="text">
      <style:text-properties officeooo:rsid="01977d1a"/>
    </style:style>
    <style:style style:name="T359" style:family="text">
      <style:text-properties officeooo:rsid="0197acdc"/>
    </style:style>
    <style:style style:name="T360" style:family="text">
      <style:text-properties officeooo:rsid="0198221e"/>
    </style:style>
    <style:style style:name="T361" style:family="text">
      <style:text-properties officeooo:rsid="019852b6"/>
    </style:style>
    <style:style style:name="T362" style:family="text">
      <style:text-properties officeooo:rsid="0198f1e1"/>
    </style:style>
    <style:style style:name="T363" style:family="text">
      <style:text-properties officeooo:rsid="019ac404"/>
    </style:style>
    <style:style style:name="T364" style:family="text">
      <style:text-properties officeooo:rsid="019c6fe5"/>
    </style:style>
    <style:style style:name="T365" style:family="text">
      <style:text-properties officeooo:rsid="019d6dd9"/>
    </style:style>
    <style:style style:name="T366" style:family="text">
      <style:text-properties officeooo:rsid="01a04ac2"/>
    </style:style>
    <style:style style:name="T367" style:family="text">
      <style:text-properties officeooo:rsid="01a21e8b"/>
    </style:style>
    <style:style style:name="T368" style:family="text">
      <style:text-properties officeooo:rsid="01a2eb26"/>
    </style:style>
    <style:style style:name="T369" style:family="text">
      <style:text-properties officeooo:rsid="01a4dd48"/>
    </style:style>
    <style:style style:name="T370" style:family="text">
      <style:text-properties officeooo:rsid="01a66abe"/>
    </style:style>
    <style:style style:name="T371" style:family="text">
      <style:text-properties officeooo:rsid="01a71f79"/>
    </style:style>
    <style:style style:name="T372" style:family="text">
      <style:text-properties officeooo:rsid="01a786ea"/>
    </style:style>
    <style:style style:name="T373" style:family="text">
      <style:text-properties officeooo:rsid="01ac3a71"/>
    </style:style>
    <style:style style:name="T374" style:family="text">
      <style:text-properties officeooo:rsid="01acd23e"/>
    </style:style>
    <style:style style:name="T375" style:family="text">
      <style:text-properties officeooo:rsid="01ad53a0"/>
    </style:style>
    <style:style style:name="T376" style:family="text">
      <style:text-properties officeooo:rsid="01ae3d70"/>
    </style:style>
    <style:style style:name="T377" style:family="text">
      <style:text-properties officeooo:rsid="01af913c"/>
    </style:style>
    <style:style style:name="T378" style:family="text">
      <style:text-properties officeooo:rsid="01b1c942"/>
    </style:style>
    <style:style style:name="T379" style:family="text">
      <style:text-properties officeooo:rsid="01b21631"/>
    </style:style>
    <style:style style:name="T380" style:family="text">
      <style:text-properties officeooo:rsid="01b2acc7"/>
    </style:style>
    <style:style style:name="T381" style:family="text">
      <style:text-properties officeooo:rsid="01b356ba"/>
    </style:style>
    <style:style style:name="T382" style:family="text">
      <style:text-properties officeooo:rsid="01b5294d"/>
    </style:style>
    <style:style style:name="T383" style:family="text">
      <style:text-properties officeooo:rsid="01b74a10"/>
    </style:style>
    <style:style style:name="T384" style:family="text">
      <style:text-properties officeooo:rsid="01b94988"/>
    </style:style>
    <style:style style:name="T385" style:family="text">
      <style:text-properties officeooo:rsid="01ba7684"/>
    </style:style>
    <style:style style:name="T386" style:family="text">
      <style:text-properties officeooo:rsid="01bedf14"/>
    </style:style>
    <style:style style:name="T387" style:family="text">
      <style:text-properties officeooo:rsid="01bf02df"/>
    </style:style>
    <style:style style:name="T388" style:family="text">
      <style:text-properties officeooo:rsid="01bf8e5f"/>
    </style:style>
    <style:style style:name="T389" style:family="text">
      <style:text-properties officeooo:rsid="01c18c2e"/>
    </style:style>
    <style:style style:name="T390" style:family="text">
      <style:text-properties officeooo:rsid="01c32744"/>
    </style:style>
    <style:style style:name="T391" style:family="text">
      <style:text-properties officeooo:rsid="01c3eb3b"/>
    </style:style>
    <style:style style:name="T392" style:family="text">
      <style:text-properties officeooo:rsid="01c3fa59"/>
    </style:style>
    <style:style style:name="T393" style:family="text">
      <style:text-properties officeooo:rsid="01c43f07"/>
    </style:style>
    <style:style style:name="T394" style:family="text">
      <style:text-properties officeooo:rsid="01c56928"/>
    </style:style>
    <style:style style:name="T395" style:family="text">
      <style:text-properties officeooo:rsid="01c71729"/>
    </style:style>
    <style:style style:name="T396" style:family="text">
      <style:text-properties officeooo:rsid="01c7cc54"/>
    </style:style>
    <style:style style:name="T397" style:family="text">
      <style:text-properties officeooo:rsid="01c812e4"/>
    </style:style>
    <style:style style:name="T398" style:family="text">
      <style:text-properties officeooo:rsid="01c9eff2"/>
    </style:style>
    <style:style style:name="T399" style:family="text">
      <style:text-properties officeooo:rsid="01cf3a25"/>
    </style:style>
    <style:style style:name="T400" style:family="text">
      <style:text-properties officeooo:rsid="01d0a681"/>
    </style:style>
    <style:style style:name="T401" style:family="text">
      <style:text-properties officeooo:rsid="01d0fd8a"/>
    </style:style>
    <style:style style:name="T402" style:family="text">
      <style:text-properties officeooo:rsid="01d2a21a"/>
    </style:style>
    <style:style style:name="T403" style:family="text">
      <style:text-properties officeooo:rsid="01d348e9"/>
    </style:style>
    <style:style style:name="T404" style:family="text">
      <style:text-properties officeooo:rsid="01d3589f"/>
    </style:style>
    <style:style style:name="T405" style:family="text">
      <style:text-properties officeooo:rsid="01d3a0a6"/>
    </style:style>
    <style:style style:name="T406" style:family="text">
      <style:text-properties officeooo:rsid="01d53903"/>
    </style:style>
    <style:style style:name="T407" style:family="text">
      <style:text-properties officeooo:rsid="01d793e3"/>
    </style:style>
    <style:style style:name="T408" style:family="text">
      <style:text-properties officeooo:rsid="01d94813"/>
    </style:style>
    <style:style style:name="T409" style:family="text">
      <style:text-properties officeooo:rsid="01da9d64"/>
    </style:style>
    <style:style style:name="T410" style:family="text">
      <style:text-properties officeooo:rsid="01dbe000"/>
    </style:style>
    <style:style style:name="T411" style:family="text">
      <style:text-properties officeooo:rsid="01dd774b"/>
    </style:style>
    <style:style style:name="T412" style:family="text">
      <style:text-properties officeooo:rsid="01ddfede"/>
    </style:style>
    <style:style style:name="T413" style:family="text">
      <style:text-properties officeooo:rsid="01dfda64"/>
    </style:style>
    <style:style style:name="T414" style:family="text">
      <style:text-properties officeooo:rsid="01e5ca30"/>
    </style:style>
    <style:style style:name="T415" style:family="text">
      <style:text-properties officeooo:rsid="01e6421a"/>
    </style:style>
    <style:style style:name="T416" style:family="text">
      <style:text-properties officeooo:rsid="01e73a42"/>
    </style:style>
    <style:style style:name="T417" style:family="text">
      <style:text-properties officeooo:rsid="01e8c399"/>
    </style:style>
    <style:style style:name="T418" style:family="text">
      <style:text-properties officeooo:rsid="01e9aac0"/>
    </style:style>
    <style:style style:name="T419" style:family="text">
      <style:text-properties officeooo:rsid="01ecce95"/>
    </style:style>
    <style:style style:name="T420" style:family="text">
      <style:text-properties officeooo:rsid="01eff5b4"/>
    </style:style>
    <style:style style:name="T421" style:family="text">
      <style:text-properties officeooo:rsid="01f0688e"/>
    </style:style>
    <style:style style:name="T422" style:family="text">
      <style:text-properties officeooo:rsid="01f14df0"/>
    </style:style>
    <style:style style:name="T423" style:family="text">
      <style:text-properties officeooo:rsid="01f49eea"/>
    </style:style>
    <style:style style:name="T424" style:family="text">
      <style:text-properties officeooo:rsid="01faaef6"/>
    </style:style>
    <style:style style:name="T425" style:family="text">
      <style:text-properties officeooo:rsid="01fbe928"/>
    </style:style>
    <style:style style:name="T426" style:family="text">
      <style:text-properties officeooo:rsid="01ff4e22"/>
    </style:style>
    <style:style style:name="T427" style:family="text">
      <style:text-properties officeooo:rsid="020278ec"/>
    </style:style>
    <style:style style:name="T428" style:family="text">
      <style:text-properties officeooo:rsid="0203ca1b"/>
    </style:style>
    <style:style style:name="T429" style:family="text">
      <style:text-properties officeooo:rsid="0204069f"/>
    </style:style>
    <style:style style:name="T430" style:family="text">
      <style:text-properties officeooo:rsid="02045356"/>
    </style:style>
    <style:style style:name="T431" style:family="text">
      <style:text-properties officeooo:rsid="02056311"/>
    </style:style>
    <style:style style:name="T432" style:family="text">
      <style:text-properties officeooo:rsid="02069c6c"/>
    </style:style>
    <style:style style:name="T433" style:family="text">
      <style:text-properties officeooo:rsid="02099c16"/>
    </style:style>
    <style:style style:name="T434" style:family="text">
      <style:text-properties officeooo:rsid="020b2a25"/>
    </style:style>
    <style:style style:name="T435" style:family="text">
      <style:text-properties officeooo:rsid="020bc6b0"/>
    </style:style>
    <style:style style:name="T436" style:family="text">
      <style:text-properties officeooo:rsid="020d5c6a"/>
    </style:style>
    <style:style style:name="T437" style:family="text">
      <style:text-properties officeooo:rsid="020f1457"/>
    </style:style>
    <style:style style:name="T438" style:family="text">
      <style:text-properties officeooo:rsid="020fa7f9"/>
    </style:style>
    <style:style style:name="T439" style:family="text">
      <style:text-properties officeooo:rsid="0217f75e"/>
    </style:style>
    <style:style style:name="T440" style:family="text">
      <style:text-properties officeooo:rsid="0219a410"/>
    </style:style>
    <style:style style:name="T441" style:family="text">
      <style:text-properties officeooo:rsid="021b0a70"/>
    </style:style>
    <style:style style:name="T442" style:family="text">
      <style:text-properties officeooo:rsid="021b9543"/>
    </style:style>
    <style:style style:name="T443" style:family="text">
      <style:text-properties officeooo:rsid="021c6a33"/>
    </style:style>
    <style:style style:name="T444" style:family="text">
      <style:text-properties officeooo:rsid="021d7473"/>
    </style:style>
    <style:style style:name="T445" style:family="text">
      <style:text-properties officeooo:rsid="021f6d7b"/>
    </style:style>
    <style:style style:name="T446" style:family="text">
      <style:text-properties officeooo:rsid="02215ed7"/>
    </style:style>
    <style:style style:name="T447" style:family="text">
      <style:text-properties officeooo:rsid="02235483"/>
    </style:style>
    <style:style style:name="T448" style:family="text">
      <style:text-properties officeooo:rsid="022423ee"/>
    </style:style>
    <style:style style:name="T449" style:family="text">
      <style:text-properties officeooo:rsid="02252185"/>
    </style:style>
    <style:style style:name="T450" style:family="text">
      <style:text-properties officeooo:rsid="02254542"/>
    </style:style>
    <style:style style:name="T451" style:family="text">
      <style:text-properties officeooo:rsid="022608a0"/>
    </style:style>
    <style:style style:name="T452" style:family="text">
      <style:text-properties officeooo:rsid="0226c1ba"/>
    </style:style>
    <style:style style:name="T453" style:family="text">
      <style:text-properties officeooo:rsid="0227dd4f"/>
    </style:style>
    <style:style style:name="T454" style:family="text">
      <style:text-properties officeooo:rsid="02293f3d"/>
    </style:style>
    <style:style style:name="T455" style:family="text">
      <style:text-properties officeooo:rsid="022a900b"/>
    </style:style>
    <style:style style:name="T456" style:family="text">
      <style:text-properties officeooo:rsid="022b3cd2"/>
    </style:style>
    <style:style style:name="T457" style:family="text">
      <style:text-properties officeooo:rsid="022cea64"/>
    </style:style>
    <style:style style:name="T458" style:family="text">
      <style:text-properties officeooo:rsid="022e77de"/>
    </style:style>
    <style:style style:name="T459" style:family="text">
      <style:text-properties officeooo:rsid="022f62c9"/>
    </style:style>
    <style:style style:name="T460" style:family="text">
      <style:text-properties officeooo:rsid="0230d47e"/>
    </style:style>
    <style:style style:name="T461" style:family="text">
      <style:text-properties officeooo:rsid="023156eb"/>
    </style:style>
    <style:style style:name="T462" style:family="text">
      <style:text-properties officeooo:rsid="02346dda"/>
    </style:style>
    <style:style style:name="T463" style:family="text">
      <style:text-properties officeooo:rsid="0234e610"/>
    </style:style>
    <style:style style:name="T464" style:family="text">
      <style:text-properties officeooo:rsid="0236caa0"/>
    </style:style>
    <style:style style:name="T465" style:family="text">
      <style:text-properties officeooo:rsid="0238a0c1"/>
    </style:style>
    <style:style style:name="T466" style:family="text">
      <style:text-properties officeooo:rsid="023c1eef"/>
    </style:style>
    <style:style style:name="T467" style:family="text">
      <style:text-properties officeooo:rsid="02452f56"/>
    </style:style>
    <style:style style:name="T468" style:family="text">
      <style:text-properties officeooo:rsid="02488961"/>
    </style:style>
    <style:style style:name="T469" style:family="text">
      <style:text-properties officeooo:rsid="024f2f8b"/>
    </style:style>
    <style:style style:name="T470" style:family="text">
      <style:text-properties officeooo:rsid="024fab84"/>
    </style:style>
    <style:style style:name="T471" style:family="text">
      <style:text-properties officeooo:rsid="025034c1"/>
    </style:style>
    <style:style style:name="T472" style:family="text">
      <style:text-properties officeooo:rsid="02521c80"/>
    </style:style>
    <style:style style:name="T473" style:family="text">
      <style:text-properties officeooo:rsid="025263b0"/>
    </style:style>
    <style:style style:name="T474" style:family="text">
      <style:text-properties officeooo:rsid="0252c0d9"/>
    </style:style>
    <style:style style:name="T475" style:family="text">
      <style:text-properties officeooo:rsid="02558e71"/>
    </style:style>
    <style:style style:name="T476" style:family="text">
      <style:text-properties officeooo:rsid="0256a7ad"/>
    </style:style>
    <style:style style:name="T477" style:family="text">
      <style:text-properties officeooo:rsid="025733ac"/>
    </style:style>
    <style:style style:name="T478" style:family="text">
      <style:text-properties officeooo:rsid="025b68ab"/>
    </style:style>
    <style:style style:name="T479" style:family="text">
      <style:text-properties officeooo:rsid="025d5ec0"/>
    </style:style>
    <style:style style:name="T480" style:family="text">
      <style:text-properties officeooo:rsid="025e6aad"/>
    </style:style>
    <style:style style:name="T481" style:family="text">
      <style:text-properties officeooo:rsid="0260251c"/>
    </style:style>
    <style:style style:name="T482" style:family="text">
      <style:text-properties officeooo:rsid="0261a422"/>
    </style:style>
    <style:style style:name="T483" style:family="text">
      <style:text-properties officeooo:rsid="02627cb6"/>
    </style:style>
    <style:style style:name="T484" style:family="text">
      <style:text-properties officeooo:rsid="02635bff"/>
    </style:style>
    <style:style style:name="T485" style:family="text">
      <style:text-properties officeooo:rsid="02643c7c"/>
    </style:style>
    <style:style style:name="T486" style:family="text">
      <style:text-properties officeooo:rsid="02646268"/>
    </style:style>
    <style:style style:name="T487" style:family="text">
      <style:text-properties officeooo:rsid="02671a5f"/>
    </style:style>
    <style:style style:name="T488" style:family="text">
      <style:text-properties officeooo:rsid="02671da7"/>
    </style:style>
    <style:style style:name="T489" style:family="text">
      <style:text-properties officeooo:rsid="026a2277"/>
    </style:style>
    <style:style style:name="T490" style:family="text">
      <style:text-properties officeooo:rsid="026b7986"/>
    </style:style>
    <style:style style:name="T491" style:family="text">
      <style:text-properties officeooo:rsid="026bc93d"/>
    </style:style>
    <style:style style:name="T492" style:family="text">
      <style:text-properties officeooo:rsid="026f1c88"/>
    </style:style>
    <style:style style:name="T493" style:family="text">
      <style:text-properties officeooo:rsid="0270252b"/>
    </style:style>
    <style:style style:name="T494" style:family="text">
      <style:text-properties officeooo:rsid="02718bbd"/>
    </style:style>
    <style:style style:name="T495" style:family="text">
      <style:text-properties officeooo:rsid="02730b4e"/>
    </style:style>
    <style:style style:name="T496" style:family="text">
      <style:text-properties officeooo:rsid="027768aa"/>
    </style:style>
    <style:style style:name="T497" style:family="text">
      <style:text-properties officeooo:rsid="02795e1e"/>
    </style:style>
    <style:style style:name="T498" style:family="text">
      <style:text-properties officeooo:rsid="027b0a31"/>
    </style:style>
    <style:style style:name="T499" style:family="text">
      <style:text-properties officeooo:rsid="027c28b2"/>
    </style:style>
    <style:style style:name="T500" style:family="text">
      <style:text-properties officeooo:rsid="02878ad6"/>
    </style:style>
    <style:style style:name="T501" style:family="text">
      <style:text-properties officeooo:rsid="02879adf"/>
    </style:style>
    <style:style style:name="T502" style:family="text">
      <style:text-properties officeooo:rsid="0288b407"/>
    </style:style>
    <style:style style:name="T503" style:family="text">
      <style:text-properties officeooo:rsid="028a8a52"/>
    </style:style>
    <style:style style:name="T504" style:family="text">
      <style:text-properties officeooo:rsid="02908691"/>
    </style:style>
    <style:style style:name="T505" style:family="text">
      <style:text-properties officeooo:rsid="0295f535"/>
    </style:style>
    <style:style style:name="T506" style:family="text">
      <style:text-properties officeooo:rsid="0296a856"/>
    </style:style>
    <style:style style:name="T507" style:family="text">
      <style:text-properties officeooo:rsid="0297e1a1"/>
    </style:style>
    <style:style style:name="T508" style:family="text">
      <style:text-properties officeooo:rsid="0298089f"/>
    </style:style>
    <style:style style:name="T509" style:family="text">
      <style:text-properties officeooo:rsid="02980c5f"/>
    </style:style>
    <style:style style:name="T510" style:family="text">
      <style:text-properties officeooo:rsid="0298ed85"/>
    </style:style>
    <style:style style:name="T511" style:family="text">
      <style:text-properties officeooo:rsid="029ae404"/>
    </style:style>
    <style:style style:name="T512" style:family="text">
      <style:text-properties officeooo:rsid="029d6e7a"/>
    </style:style>
    <style:style style:name="T513" style:family="text">
      <style:text-properties officeooo:rsid="02a1753c"/>
    </style:style>
    <style:style style:name="T514" style:family="text">
      <style:text-properties officeooo:rsid="02a264ea"/>
    </style:style>
    <style:style style:name="T515" style:family="text">
      <style:text-properties officeooo:rsid="02a35473"/>
    </style:style>
    <style:style style:name="T516" style:family="text">
      <style:text-properties officeooo:rsid="02a4ac4e"/>
    </style:style>
    <style:style style:name="T517" style:family="text">
      <style:text-properties officeooo:rsid="02a566ce"/>
    </style:style>
    <style:style style:name="T518" style:family="text">
      <style:text-properties officeooo:rsid="02a5a991"/>
    </style:style>
    <style:style style:name="T519" style:family="text">
      <style:text-properties officeooo:rsid="02a7053f"/>
    </style:style>
    <style:style style:name="T520" style:family="text">
      <style:text-properties officeooo:rsid="02a76a98"/>
    </style:style>
    <style:style style:name="T521" style:family="text">
      <style:text-properties officeooo:rsid="02a7c9de"/>
    </style:style>
    <style:style style:name="T522" style:family="text">
      <style:text-properties officeooo:rsid="02ac0068"/>
    </style:style>
    <style:style style:name="T523" style:family="text">
      <style:text-properties officeooo:rsid="02afd014"/>
    </style:style>
    <style:style style:name="T524" style:family="text">
      <style:text-properties officeooo:rsid="02b0f4c7"/>
    </style:style>
    <style:style style:name="T525" style:family="text">
      <style:text-properties officeooo:rsid="02b19450"/>
    </style:style>
    <style:style style:name="T526" style:family="text">
      <style:text-properties officeooo:rsid="02b1db0e"/>
    </style:style>
    <style:style style:name="T527" style:family="text">
      <style:text-properties officeooo:rsid="02b382c2"/>
    </style:style>
    <style:style style:name="T528" style:family="text">
      <style:text-properties officeooo:rsid="02b4549a"/>
    </style:style>
    <style:style style:name="T529" style:family="text">
      <style:text-properties officeooo:rsid="02b4bfc4"/>
    </style:style>
    <style:style style:name="T530" style:family="text">
      <style:text-properties officeooo:rsid="02b4d5ec"/>
    </style:style>
    <style:style style:name="T531" style:family="text">
      <style:text-properties officeooo:rsid="02b55246"/>
    </style:style>
    <style:style style:name="T532" style:family="text">
      <style:text-properties officeooo:rsid="02b664f3"/>
    </style:style>
    <style:style style:name="T533" style:family="text">
      <style:text-properties officeooo:rsid="02b6e6af"/>
    </style:style>
    <style:style style:name="T534" style:family="text">
      <style:text-properties officeooo:rsid="02b8e259"/>
    </style:style>
    <style:style style:name="T535" style:family="text">
      <style:text-properties officeooo:rsid="02bb8a29"/>
    </style:style>
    <style:style style:name="T536" style:family="text">
      <style:text-properties officeooo:rsid="02bd533b"/>
    </style:style>
    <style:style style:name="T537" style:family="text">
      <style:text-properties officeooo:rsid="02bde3ef"/>
    </style:style>
    <style:style style:name="T538" style:family="text">
      <style:text-properties officeooo:rsid="02be9e1c"/>
    </style:style>
    <style:style style:name="T539" style:family="text">
      <style:text-properties officeooo:rsid="02c0e603"/>
    </style:style>
    <style:style style:name="T540" style:family="text">
      <style:text-properties officeooo:rsid="02c14b90"/>
    </style:style>
    <style:style style:name="T541" style:family="text">
      <style:text-properties officeooo:rsid="02c1e3ec"/>
    </style:style>
    <style:style style:name="T542" style:family="text">
      <style:text-properties officeooo:rsid="02c328e5"/>
    </style:style>
    <style:style style:name="T543" style:family="text">
      <style:text-properties officeooo:rsid="02c7a652"/>
    </style:style>
    <style:style style:name="T544" style:family="text">
      <style:text-properties officeooo:rsid="02ca796d"/>
    </style:style>
    <style:style style:name="T545" style:family="text">
      <style:text-properties officeooo:rsid="02cba12e"/>
    </style:style>
    <style:style style:name="T546" style:family="text">
      <style:text-properties officeooo:rsid="02cbd521"/>
    </style:style>
    <style:style style:name="T547" style:family="text">
      <style:text-properties officeooo:rsid="02ccde7e"/>
    </style:style>
    <style:style style:name="T548" style:family="text">
      <style:text-properties officeooo:rsid="02cf3693"/>
    </style:style>
    <style:style style:name="T549" style:family="text">
      <style:text-properties officeooo:rsid="02d07c1f"/>
    </style:style>
    <style:style style:name="T550" style:family="text">
      <style:text-properties officeooo:rsid="02d26332"/>
    </style:style>
    <style:style style:name="T551" style:family="text">
      <style:text-properties officeooo:rsid="02d4463d"/>
    </style:style>
    <style:style style:name="T552" style:family="text">
      <style:text-properties officeooo:rsid="02d5db6f"/>
    </style:style>
    <style:style style:name="T553" style:family="text">
      <style:text-properties officeooo:rsid="02d74f4b"/>
    </style:style>
    <style:style style:name="T554" style:family="text">
      <style:text-properties officeooo:rsid="02d969a9"/>
    </style:style>
    <style:style style:name="T555" style:family="text">
      <style:text-properties officeooo:rsid="02dfc0e6"/>
    </style:style>
    <style:style style:name="T556" style:family="text">
      <style:text-properties officeooo:rsid="02e34de9"/>
    </style:style>
    <style:style style:name="T557" style:family="text">
      <style:text-properties officeooo:rsid="02e3fa67"/>
    </style:style>
    <style:style style:name="T558" style:family="text">
      <style:text-properties officeooo:rsid="02e4a0be"/>
    </style:style>
    <style:style style:name="T559" style:family="text">
      <style:text-properties officeooo:rsid="02e4f8cf"/>
    </style:style>
    <style:style style:name="T560" style:family="text">
      <style:text-properties officeooo:rsid="02e656b9"/>
    </style:style>
    <style:style style:name="T561" style:family="text">
      <style:text-properties officeooo:rsid="02e9a5e6"/>
    </style:style>
    <style:style style:name="T562" style:family="text">
      <style:text-properties officeooo:rsid="02eb138c"/>
    </style:style>
    <style:style style:name="T563" style:family="text">
      <style:text-properties officeooo:rsid="02eb4a28"/>
    </style:style>
    <style:style style:name="T564" style:family="text">
      <style:text-properties officeooo:rsid="02ecbdc5"/>
    </style:style>
    <style:style style:name="T565" style:family="text">
      <style:text-properties officeooo:rsid="02edeb3c"/>
    </style:style>
    <style:style style:name="T566" style:family="text">
      <style:text-properties officeooo:rsid="02ee928f"/>
    </style:style>
    <style:style style:name="T567" style:family="text">
      <style:text-properties officeooo:rsid="02eef042"/>
    </style:style>
    <style:style style:name="T568" style:family="text">
      <style:text-properties officeooo:rsid="02f01ecf"/>
    </style:style>
    <style:style style:name="T569" style:family="text">
      <style:text-properties officeooo:rsid="02f0d7de"/>
    </style:style>
    <style:style style:name="T570" style:family="text">
      <style:text-properties officeooo:rsid="02f2102f"/>
    </style:style>
    <style:style style:name="T571" style:family="text">
      <style:text-properties officeooo:rsid="02f36e6e"/>
    </style:style>
    <style:style style:name="T572" style:family="text">
      <style:text-properties officeooo:rsid="02f3c198"/>
    </style:style>
    <style:style style:name="T573" style:family="text">
      <style:text-properties officeooo:rsid="02f4b119"/>
    </style:style>
    <style:style style:name="T574" style:family="text">
      <style:text-properties officeooo:rsid="02f87584"/>
    </style:style>
    <style:style style:name="T575" style:family="text">
      <style:text-properties officeooo:rsid="02f8882b"/>
    </style:style>
    <style:style style:name="T576" style:family="text">
      <style:text-properties officeooo:rsid="02fa7d3c"/>
    </style:style>
    <style:style style:name="T577" style:family="text">
      <style:text-properties officeooo:rsid="02fc56dd"/>
    </style:style>
    <style:style style:name="T578" style:family="text">
      <style:text-properties officeooo:rsid="02fc69b2"/>
    </style:style>
    <style:style style:name="T579" style:family="text">
      <style:text-properties officeooo:rsid="02fe23d6"/>
    </style:style>
    <style:style style:name="T580" style:family="text">
      <style:text-properties officeooo:rsid="02ffce7e"/>
    </style:style>
    <style:style style:name="T581" style:family="text">
      <style:text-properties officeooo:rsid="0300b065"/>
    </style:style>
    <style:style style:name="T582" style:family="text">
      <style:text-properties officeooo:rsid="0300dd56"/>
    </style:style>
    <style:style style:name="T583" style:family="text">
      <style:text-properties officeooo:rsid="0302533d"/>
    </style:style>
    <style:style style:name="T584" style:family="text">
      <style:text-properties officeooo:rsid="03043eea"/>
    </style:style>
    <style:style style:name="T585" style:family="text">
      <style:text-properties officeooo:rsid="0305fbc2"/>
    </style:style>
    <style:style style:name="T586" style:family="text">
      <style:text-properties officeooo:rsid="0309b411"/>
    </style:style>
    <style:style style:name="T587" style:family="text">
      <style:text-properties officeooo:rsid="030b08dc"/>
    </style:style>
    <style:style style:name="T588" style:family="text">
      <style:text-properties officeooo:rsid="030cdbe3"/>
    </style:style>
    <style:style style:name="T589" style:family="text">
      <style:text-properties officeooo:rsid="030d2ce2"/>
    </style:style>
    <style:style style:name="T590" style:family="text">
      <style:text-properties officeooo:rsid="03149a31"/>
    </style:style>
    <style:style style:name="T591" style:family="text">
      <style:text-properties officeooo:rsid="03198c24"/>
    </style:style>
    <style:style style:name="T592" style:family="text">
      <style:text-properties officeooo:rsid="031ad210"/>
    </style:style>
    <style:style style:name="T593" style:family="text">
      <style:text-properties officeooo:rsid="031b9c14"/>
    </style:style>
    <style:style style:name="T594" style:family="text">
      <style:text-properties officeooo:rsid="031d78b7"/>
    </style:style>
    <style:style style:name="T595" style:family="text">
      <style:text-properties officeooo:rsid="03243bae"/>
    </style:style>
    <style:style style:name="T596" style:family="text">
      <style:text-properties officeooo:rsid="0325f835"/>
    </style:style>
    <style:style style:name="T597" style:family="text">
      <style:text-properties officeooo:rsid="03261121"/>
    </style:style>
    <style:style style:name="T598" style:family="text">
      <style:text-properties officeooo:rsid="032e99c1"/>
    </style:style>
    <style:style style:name="T599" style:family="text">
      <style:text-properties officeooo:rsid="03302bcd"/>
    </style:style>
    <style:style style:name="T600" style:family="text">
      <style:text-properties officeooo:rsid="0330a920"/>
    </style:style>
    <style:style style:name="T601" style:family="text">
      <style:text-properties officeooo:rsid="0331bebe"/>
    </style:style>
    <style:style style:name="T602" style:family="text">
      <style:text-properties officeooo:rsid="03333400"/>
    </style:style>
    <style:style style:name="T603" style:family="text">
      <style:text-properties officeooo:rsid="0334d0f0"/>
    </style:style>
    <style:style style:name="T604" style:family="text">
      <style:text-properties officeooo:rsid="0336cc94"/>
    </style:style>
    <style:style style:name="T605" style:family="text">
      <style:text-properties officeooo:rsid="033cee12"/>
    </style:style>
    <style:style style:name="T606" style:family="text">
      <style:text-properties officeooo:rsid="033e0ad0"/>
    </style:style>
    <style:style style:name="T607" style:family="text">
      <style:text-properties officeooo:rsid="033ea179"/>
    </style:style>
    <style:style style:name="T608" style:family="text">
      <style:text-properties officeooo:rsid="03407307"/>
    </style:style>
    <style:style style:name="T609" style:family="text">
      <style:text-properties officeooo:rsid="03413eef"/>
    </style:style>
    <style:style style:name="T610" style:family="text">
      <style:text-properties officeooo:rsid="03425550"/>
    </style:style>
    <style:style style:name="T611" style:family="text">
      <style:text-properties officeooo:rsid="034369b6"/>
    </style:style>
    <style:style style:name="T612" style:family="text">
      <style:text-properties officeooo:rsid="03454cb9"/>
    </style:style>
    <style:style style:name="T613" style:family="text">
      <style:text-properties officeooo:rsid="0346fc20"/>
    </style:style>
    <style:style style:name="T614" style:family="text">
      <style:text-properties officeooo:rsid="034774d8"/>
    </style:style>
    <style:style style:name="T615" style:family="text">
      <style:text-properties officeooo:rsid="03482082"/>
    </style:style>
    <style:style style:name="T616" style:family="text">
      <style:text-properties officeooo:rsid="03493afb"/>
    </style:style>
    <style:style style:name="T617" style:family="text">
      <style:text-properties officeooo:rsid="034f7952"/>
    </style:style>
    <style:style style:name="T618" style:family="text">
      <style:text-properties officeooo:rsid="03504ad3"/>
    </style:style>
    <style:style style:name="T619" style:family="text">
      <style:text-properties officeooo:rsid="035106f2"/>
    </style:style>
    <style:style style:name="T620" style:family="text">
      <style:text-properties officeooo:rsid="03522ac9"/>
    </style:style>
    <style:style style:name="T621" style:family="text">
      <style:text-properties officeooo:rsid="035330a7"/>
    </style:style>
    <style:style style:name="T622" style:family="text">
      <style:text-properties officeooo:rsid="035703b7"/>
    </style:style>
    <style:style style:name="T623" style:family="text">
      <style:text-properties officeooo:rsid="035742a2"/>
    </style:style>
    <style:style style:name="T624" style:family="text">
      <style:text-properties officeooo:rsid="03586ded"/>
    </style:style>
    <style:style style:name="T625" style:family="text">
      <style:text-properties officeooo:rsid="03587121"/>
    </style:style>
    <style:style style:name="T626" style:family="text">
      <style:text-properties officeooo:rsid="0358da6f"/>
    </style:style>
    <style:style style:name="T627" style:family="text">
      <style:text-properties officeooo:rsid="035b6cc4"/>
    </style:style>
    <style:style style:name="T628" style:family="text">
      <style:text-properties officeooo:rsid="035fd704"/>
    </style:style>
    <style:style style:name="T629" style:family="text">
      <style:text-properties officeooo:rsid="03606def"/>
    </style:style>
    <style:style style:name="T630" style:family="text">
      <style:text-properties officeooo:rsid="0362208b"/>
    </style:style>
    <style:style style:name="T631" style:family="text">
      <style:text-properties officeooo:rsid="03627098"/>
    </style:style>
    <style:style style:name="T632" style:family="text">
      <style:text-properties officeooo:rsid="0363d2e3"/>
    </style:style>
    <style:style style:name="T633" style:family="text">
      <style:text-properties officeooo:rsid="0363df91"/>
    </style:style>
    <style:style style:name="T634" style:family="text">
      <style:text-properties officeooo:rsid="0365793d"/>
    </style:style>
    <style:style style:name="T635" style:family="text">
      <style:text-properties officeooo:rsid="0369a644"/>
    </style:style>
    <style:style style:name="T636" style:family="text">
      <style:text-properties officeooo:rsid="036ba11d"/>
    </style:style>
    <style:style style:name="T637" style:family="text">
      <style:text-properties officeooo:rsid="036d0ee8"/>
    </style:style>
    <style:style style:name="T638" style:family="text">
      <style:text-properties officeooo:rsid="036d3784"/>
    </style:style>
    <style:style style:name="T639" style:family="text">
      <style:text-properties officeooo:rsid="036eccb3"/>
    </style:style>
    <style:style style:name="T640" style:family="text">
      <style:text-properties officeooo:rsid="036f15eb"/>
    </style:style>
    <style:style style:name="T641" style:family="text">
      <style:text-properties officeooo:rsid="036f70a2"/>
    </style:style>
    <style:style style:name="T642" style:family="text">
      <style:text-properties officeooo:rsid="0370429c"/>
    </style:style>
    <style:style style:name="T643" style:family="text">
      <style:text-properties officeooo:rsid="03712d9e"/>
    </style:style>
    <style:style style:name="T644" style:family="text">
      <style:text-properties officeooo:rsid="03715ea6"/>
    </style:style>
    <style:style style:name="T645" style:family="text">
      <style:text-properties officeooo:rsid="03726ab2"/>
    </style:style>
    <style:style style:name="T646" style:family="text">
      <style:text-properties officeooo:rsid="0372eddb"/>
    </style:style>
    <style:style style:name="T647" style:family="text">
      <style:text-properties officeooo:rsid="037a05d9"/>
    </style:style>
    <style:style style:name="T648" style:family="text">
      <style:text-properties officeooo:rsid="037b95f9"/>
    </style:style>
    <style:style style:name="T649" style:family="text">
      <style:text-properties officeooo:rsid="037c4df0"/>
    </style:style>
    <style:style style:name="T650" style:family="text">
      <style:text-properties officeooo:rsid="037e0b9d"/>
    </style:style>
    <style:style style:name="T651" style:family="text">
      <style:text-properties officeooo:rsid="037ee911"/>
    </style:style>
    <style:style style:name="T652" style:family="text">
      <style:text-properties officeooo:rsid="03813c17"/>
    </style:style>
    <style:style style:name="T653" style:family="text">
      <style:text-properties officeooo:rsid="0381877c"/>
    </style:style>
    <style:style style:name="T654" style:family="text">
      <style:text-properties officeooo:rsid="0382470e"/>
    </style:style>
    <style:style style:name="T655" style:family="text">
      <style:text-properties officeooo:rsid="03828b9e"/>
    </style:style>
    <style:style style:name="T656" style:family="text">
      <style:text-properties officeooo:rsid="0382d7c9"/>
    </style:style>
    <style:style style:name="T657" style:family="text">
      <style:text-properties officeooo:rsid="03830c5e"/>
    </style:style>
    <style:style style:name="T658" style:family="text">
      <style:text-properties officeooo:rsid="03884436"/>
    </style:style>
    <style:style style:name="T659" style:family="text">
      <style:text-properties officeooo:rsid="0389d56e"/>
    </style:style>
    <style:style style:name="T660" style:family="text">
      <style:text-properties officeooo:rsid="038c872c"/>
    </style:style>
    <style:style style:name="T661" style:family="text">
      <style:text-properties officeooo:rsid="038cc164"/>
    </style:style>
    <style:style style:name="T662" style:family="text">
      <style:text-properties officeooo:rsid="038e88e6"/>
    </style:style>
    <style:style style:name="T663" style:family="text">
      <style:text-properties officeooo:rsid="039443d4"/>
    </style:style>
    <style:style style:name="T664" style:family="text">
      <style:text-properties officeooo:rsid="039598d9"/>
    </style:style>
    <style:style style:name="T665" style:family="text">
      <style:text-properties officeooo:rsid="0396563a"/>
    </style:style>
    <style:style style:name="T666" style:family="text">
      <style:text-properties officeooo:rsid="0396662b"/>
    </style:style>
    <style:style style:name="T667" style:family="text">
      <style:text-properties officeooo:rsid="03981751"/>
    </style:style>
    <style:style style:name="T668" style:family="text">
      <style:text-properties officeooo:rsid="0399c3b6"/>
    </style:style>
    <style:style style:name="T669" style:family="text">
      <style:text-properties officeooo:rsid="039a40d8"/>
    </style:style>
    <style:style style:name="T670" style:family="text">
      <style:text-properties officeooo:rsid="039d250a"/>
    </style:style>
    <style:style style:name="T671" style:family="text">
      <style:text-properties officeooo:rsid="039f47e6"/>
    </style:style>
    <style:style style:name="T672" style:family="text">
      <style:text-properties officeooo:rsid="03a10ed1"/>
    </style:style>
    <style:style style:name="T673" style:family="text">
      <style:text-properties officeooo:rsid="03a2e6d1"/>
    </style:style>
    <style:style style:name="T674" style:family="text">
      <style:text-properties officeooo:rsid="03aa4254"/>
    </style:style>
    <style:style style:name="T675" style:family="text">
      <style:text-properties officeooo:rsid="03aa709f"/>
    </style:style>
    <style:style style:name="T676" style:family="text">
      <style:text-properties officeooo:rsid="03ac6eac"/>
    </style:style>
    <style:style style:name="T677" style:family="text">
      <style:text-properties officeooo:rsid="03b01460"/>
    </style:style>
    <style:style style:name="T678" style:family="text">
      <style:text-properties officeooo:rsid="03b1e4da"/>
    </style:style>
    <style:style style:name="T679" style:family="text">
      <style:text-properties officeooo:rsid="03b71f32"/>
    </style:style>
    <style:style style:name="T680" style:family="text">
      <style:text-properties officeooo:rsid="03b7837a"/>
    </style:style>
    <style:style style:name="T681" style:family="text">
      <style:text-properties officeooo:rsid="03b88c30"/>
    </style:style>
    <style:style style:name="T682" style:family="text">
      <style:text-properties officeooo:rsid="03b97bcb"/>
    </style:style>
    <style:style style:name="T683" style:family="text">
      <style:text-properties officeooo:rsid="03badf63"/>
    </style:style>
    <style:style style:name="T684" style:family="text">
      <style:text-properties officeooo:rsid="03c0515b"/>
    </style:style>
    <style:style style:name="T685" style:family="text">
      <style:text-properties officeooo:rsid="03c0ee0d"/>
    </style:style>
    <style:style style:name="T686" style:family="text">
      <style:text-properties officeooo:rsid="03c1b35d"/>
    </style:style>
    <style:style style:name="T687" style:family="text">
      <style:text-properties officeooo:rsid="03c3a60b"/>
    </style:style>
    <style:style style:name="T688" style:family="text">
      <style:text-properties officeooo:rsid="03c4eae3"/>
    </style:style>
    <style:style style:name="T689" style:family="text">
      <style:text-properties officeooo:rsid="03c8334e"/>
    </style:style>
    <style:style style:name="T690" style:family="text">
      <style:text-properties officeooo:rsid="03ca92eb"/>
    </style:style>
    <style:style style:name="T691" style:family="text">
      <style:text-properties officeooo:rsid="03cc7c39"/>
    </style:style>
    <style:style style:name="T692" style:family="text">
      <style:text-properties officeooo:rsid="03cdcb35"/>
    </style:style>
    <style:style style:name="T693" style:family="text">
      <style:text-properties officeooo:rsid="03ce18af"/>
    </style:style>
    <style:style style:name="T694" style:family="text">
      <style:text-properties officeooo:rsid="03ce4bbd"/>
    </style:style>
    <style:style style:name="T695" style:family="text">
      <style:text-properties officeooo:rsid="03cf43ae"/>
    </style:style>
    <style:style style:name="T696" style:family="text">
      <style:text-properties officeooo:rsid="03d13bf1"/>
    </style:style>
    <style:style style:name="T697" style:family="text">
      <style:text-properties officeooo:rsid="03d814ba"/>
    </style:style>
    <style:style style:name="T698" style:family="text">
      <style:text-properties officeooo:rsid="03d98814"/>
    </style:style>
    <style:style style:name="T699" style:family="text">
      <style:text-properties officeooo:rsid="03da51e7"/>
    </style:style>
    <style:style style:name="T700" style:family="text">
      <style:text-properties officeooo:rsid="03db227b"/>
    </style:style>
    <style:style style:name="T701" style:family="text">
      <style:text-properties officeooo:rsid="03dcd7a5"/>
    </style:style>
    <style:style style:name="T702" style:family="text">
      <style:text-properties officeooo:rsid="03e134a0"/>
    </style:style>
    <style:style style:name="T703" style:family="text">
      <style:text-properties officeooo:rsid="03e32e1f"/>
    </style:style>
    <style:style style:name="T704" style:family="text">
      <style:text-properties officeooo:rsid="03e40064"/>
    </style:style>
    <style:style style:name="T705" style:family="text">
      <style:text-properties officeooo:rsid="03e46b66"/>
    </style:style>
    <style:style style:name="T706" style:family="text">
      <style:text-properties officeooo:rsid="03e854ff"/>
    </style:style>
    <style:style style:name="T707" style:family="text">
      <style:text-properties officeooo:rsid="03ec81f4"/>
    </style:style>
    <style:style style:name="T708" style:family="text">
      <style:text-properties officeooo:rsid="03ed2c2a"/>
    </style:style>
    <style:style style:name="T709" style:family="text">
      <style:text-properties officeooo:rsid="03eddf09"/>
    </style:style>
    <style:style style:name="T710" style:family="text">
      <style:text-properties officeooo:rsid="03f0c881"/>
    </style:style>
    <style:style style:name="T711" style:family="text">
      <style:text-properties officeooo:rsid="03f1026c"/>
    </style:style>
    <style:style style:name="T712" style:family="text">
      <style:text-properties officeooo:rsid="03f18848"/>
    </style:style>
    <style:style style:name="T713" style:family="text">
      <style:text-properties officeooo:rsid="03f1b418"/>
    </style:style>
    <style:style style:name="T714" style:family="text">
      <style:text-properties officeooo:rsid="03f1bbba"/>
    </style:style>
    <style:style style:name="T715" style:family="text">
      <style:text-properties officeooo:rsid="03f2f98f"/>
    </style:style>
    <style:style style:name="T716" style:family="text">
      <style:text-properties officeooo:rsid="03f55b51"/>
    </style:style>
    <style:style style:name="T717" style:family="text">
      <style:text-properties officeooo:rsid="03f56f8e"/>
    </style:style>
    <style:style style:name="T718" style:family="text">
      <style:text-properties officeooo:rsid="03f8fe3a"/>
    </style:style>
    <style:style style:name="T719" style:family="text">
      <style:text-properties officeooo:rsid="03fa711e"/>
    </style:style>
    <style:style style:name="T720" style:family="text">
      <style:text-properties officeooo:rsid="03fb105b"/>
    </style:style>
    <style:style style:name="T721" style:family="text">
      <style:text-properties officeooo:rsid="03fc755c"/>
    </style:style>
    <style:style style:name="T722" style:family="text">
      <style:text-properties officeooo:rsid="0400e491"/>
    </style:style>
    <style:style style:name="T723" style:family="text">
      <style:text-properties officeooo:rsid="0404ccc5"/>
    </style:style>
    <style:style style:name="T724" style:family="text">
      <style:text-properties officeooo:rsid="0405a0ba"/>
    </style:style>
    <style:style style:name="T725" style:family="text">
      <style:text-properties officeooo:rsid="0407084d"/>
    </style:style>
    <style:style style:name="T726" style:family="text">
      <style:text-properties officeooo:rsid="040c9c69"/>
    </style:style>
    <style:style style:name="T727" style:family="text">
      <style:text-properties officeooo:rsid="040ccb16"/>
    </style:style>
    <style:style style:name="T728" style:family="text">
      <style:text-properties officeooo:rsid="040e5a20"/>
    </style:style>
    <style:style style:name="T729" style:family="text">
      <style:text-properties officeooo:rsid="040eb043"/>
    </style:style>
    <style:style style:name="T730" style:family="text">
      <style:text-properties officeooo:rsid="04149f5e"/>
    </style:style>
    <style:style style:name="T731" style:family="text">
      <style:text-properties officeooo:rsid="04151f3c"/>
    </style:style>
    <style:style style:name="T732" style:family="text">
      <style:text-properties officeooo:rsid="04171729"/>
    </style:style>
    <style:style style:name="T733" style:family="text">
      <style:text-properties officeooo:rsid="0418d9c2"/>
    </style:style>
    <style:style style:name="T734" style:family="text">
      <style:text-properties officeooo:rsid="041b9953"/>
    </style:style>
    <style:style style:name="T735" style:family="text">
      <style:text-properties officeooo:rsid="042587c8"/>
    </style:style>
    <style:style style:name="T736" style:family="text">
      <style:text-properties officeooo:rsid="0427563f"/>
    </style:style>
    <style:style style:name="T737" style:family="text">
      <style:text-properties officeooo:rsid="0427b137"/>
    </style:style>
    <style:style style:name="T738" style:family="text">
      <style:text-properties officeooo:rsid="0428136b"/>
    </style:style>
    <style:style style:name="T739" style:family="text">
      <style:text-properties officeooo:rsid="0428d5fb"/>
    </style:style>
    <style:style style:name="T740" style:family="text">
      <style:text-properties officeooo:rsid="042abeb6"/>
    </style:style>
    <style:style style:name="T741" style:family="text">
      <style:text-properties officeooo:rsid="0432a9c3"/>
    </style:style>
    <style:style style:name="T742" style:family="text">
      <style:text-properties officeooo:rsid="0432ad10"/>
    </style:style>
    <style:style style:name="T743" style:family="text">
      <style:text-properties officeooo:rsid="04342984"/>
    </style:style>
    <style:style style:name="T744" style:family="text">
      <style:text-properties officeooo:rsid="043480db"/>
    </style:style>
    <style:style style:name="T745" style:family="text">
      <style:text-properties officeooo:rsid="0434f3b9"/>
    </style:style>
    <style:style style:name="T746" style:family="text">
      <style:text-properties officeooo:rsid="0436824e"/>
    </style:style>
    <style:style style:name="T747" style:family="text">
      <style:text-properties officeooo:rsid="0437d143"/>
    </style:style>
    <style:style style:name="T748" style:family="text">
      <style:text-properties officeooo:rsid="043b61b8"/>
    </style:style>
    <style:style style:name="T749" style:family="text">
      <style:text-properties officeooo:rsid="043ca042"/>
    </style:style>
    <style:style style:name="T750" style:family="text">
      <style:text-properties officeooo:rsid="043e481f"/>
    </style:style>
    <style:style style:name="T751" style:family="text">
      <style:text-properties officeooo:rsid="043f9609"/>
    </style:style>
    <style:style style:name="T752" style:family="text">
      <style:text-properties officeooo:rsid="0440e548"/>
    </style:style>
    <style:style style:name="T753" style:family="text">
      <style:text-properties fo:language="none" fo:country="none" officeooo:rsid="043fcb5a" style:language-asian="none" style:country-asian="none"/>
    </style:style>
    <style:style style:name="T754" style:family="text">
      <style:text-properties fo:language="none" fo:country="none" officeooo:rsid="0440e548" style:language-asian="none" style:country-asian="none"/>
    </style:style>
    <style:style style:name="T755" style:family="text">
      <style:text-properties fo:background-color="#ffb66c" loext:char-shading-value="0"/>
    </style:style>
    <style:style style:name="T756" style:family="text">
      <style:text-properties officeooo:rsid="0442b7e4"/>
    </style:style>
    <style:style style:name="T757" style:family="text">
      <style:text-properties officeooo:rsid="03de5d87"/>
    </style:style>
    <style:style style:name="T758" style:family="text">
      <style:text-properties officeooo:rsid="044a7e80"/>
    </style:style>
    <style:style style:name="T759" style:family="text">
      <style:text-properties officeooo:rsid="044ab8c6"/>
    </style:style>
    <style:style style:name="T760" style:family="text">
      <style:text-properties officeooo:rsid="044c3555"/>
    </style:style>
    <style:style style:name="T761" style:family="text">
      <style:text-properties officeooo:rsid="044c9069"/>
    </style:style>
    <style:style style:name="T762" style:family="text">
      <style:text-properties officeooo:rsid="044ccb7c"/>
    </style:style>
    <style:style style:name="T763" style:family="text">
      <style:text-properties officeooo:rsid="044df289"/>
    </style:style>
    <style:style style:name="T764" style:family="text">
      <style:text-properties officeooo:rsid="044e3f9d"/>
    </style:style>
    <style:style style:name="T765" style:family="text">
      <style:text-properties officeooo:rsid="045ae56e"/>
    </style:style>
    <style:style style:name="T766" style:family="text">
      <style:text-properties officeooo:rsid="045b91b2"/>
    </style:style>
    <style:style style:name="T767" style:family="text">
      <style:text-properties officeooo:rsid="045c45d3"/>
    </style:style>
    <style:style style:name="T768" style:family="text">
      <style:text-properties officeooo:rsid="045d385a"/>
    </style:style>
    <style:style style:name="T769" style:family="text">
      <style:text-properties officeooo:rsid="045d5b26"/>
    </style:style>
    <style:style style:name="T770" style:family="text">
      <style:text-properties officeooo:rsid="04602192"/>
    </style:style>
    <style:style style:name="T771" style:family="text">
      <style:text-properties officeooo:rsid="0462e70d"/>
    </style:style>
    <style:style style:name="T772" style:family="text">
      <style:text-properties officeooo:rsid="0464d82e"/>
    </style:style>
    <style:style style:name="T773" style:family="text">
      <style:text-properties officeooo:rsid="04657f66"/>
    </style:style>
    <style:style style:name="T774" style:family="text">
      <style:text-properties officeooo:rsid="04674336"/>
    </style:style>
    <style:style style:name="T775" style:family="text">
      <style:text-properties officeooo:rsid="0467f0ec"/>
    </style:style>
    <style:style style:name="T776" style:family="text">
      <style:text-properties officeooo:rsid="0469d533"/>
    </style:style>
    <style:style style:name="T777" style:family="text">
      <style:text-properties officeooo:rsid="0475ecdf"/>
    </style:style>
    <style:style style:name="T778" style:family="text">
      <style:text-properties officeooo:rsid="047798be"/>
    </style:style>
    <style:style style:name="T779" style:family="text">
      <style:text-properties officeooo:rsid="04798fd6"/>
    </style:style>
    <style:style style:name="T780" style:family="text">
      <style:text-properties officeooo:rsid="047b26d7"/>
    </style:style>
    <style:style style:name="T781" style:family="text">
      <style:text-properties officeooo:rsid="047b584a"/>
    </style:style>
    <style:style style:name="T782" style:family="text">
      <style:text-properties officeooo:rsid="047cb44f"/>
    </style:style>
    <style:style style:name="T783" style:family="text">
      <style:text-properties officeooo:rsid="047e42a9"/>
    </style:style>
    <style:style style:name="T784" style:family="text">
      <style:text-properties officeooo:rsid="047fa473"/>
    </style:style>
    <style:style style:name="T785" style:family="text">
      <style:text-properties officeooo:rsid="04863faf"/>
    </style:style>
    <style:style style:name="T786" style:family="text">
      <style:text-properties officeooo:rsid="048871ef"/>
    </style:style>
    <style:style style:name="T787" style:family="text">
      <style:text-properties officeooo:rsid="0489909c"/>
    </style:style>
    <style:style style:name="T788" style:family="text">
      <style:text-properties officeooo:rsid="048a4248"/>
    </style:style>
    <style:style style:name="T789" style:family="text">
      <style:text-properties officeooo:rsid="048c1f00"/>
    </style:style>
    <style:style style:name="T790" style:family="text">
      <style:text-properties officeooo:rsid="048d3437"/>
    </style:style>
    <style:style style:name="T791" style:family="text">
      <style:text-properties officeooo:rsid="048e18f0"/>
    </style:style>
    <style:style style:name="T792" style:family="text">
      <style:text-properties style:text-position="33% 80%"/>
    </style:style>
    <style:style style:name="T793" style:family="text">
      <style:text-properties officeooo:rsid="0492a977"/>
    </style:style>
    <style:style style:name="T794" style:family="text">
      <style:text-properties officeooo:rsid="04942e6e"/>
    </style:style>
    <style:style style:name="T795" style:family="text">
      <style:text-properties officeooo:rsid="0494c563"/>
    </style:style>
    <style:style style:name="T796" style:family="text">
      <style:text-properties officeooo:rsid="049653be"/>
    </style:style>
    <style:style style:name="T797" style:family="text">
      <style:text-properties officeooo:rsid="04972ff1"/>
    </style:style>
    <style:style style:name="T798" style:family="text">
      <style:text-properties officeooo:rsid="04988d5f"/>
    </style:style>
    <style:style style:name="T799" style:family="text">
      <style:text-properties officeooo:rsid="04990c7b"/>
    </style:style>
    <style:style style:name="T800" style:family="text">
      <style:text-properties officeooo:rsid="04997125"/>
    </style:style>
    <style:style style:name="T801" style:family="text">
      <style:text-properties officeooo:rsid="049982c5"/>
    </style:style>
    <style:style style:name="T802" style:family="text">
      <style:text-properties officeooo:rsid="049b4fe8"/>
    </style:style>
    <style:style style:name="T803" style:family="text">
      <style:text-properties officeooo:rsid="049ceafd"/>
    </style:style>
    <style:style style:name="T804" style:family="text">
      <style:text-properties officeooo:rsid="049e6475"/>
    </style:style>
    <style:style style:name="T805" style:family="text">
      <style:text-properties officeooo:rsid="049ef6d1"/>
    </style:style>
    <style:style style:name="T806" style:family="text">
      <style:text-properties officeooo:rsid="049f84d2"/>
    </style:style>
    <style:style style:name="T807" style:family="text">
      <style:text-properties officeooo:rsid="04a0b4e4"/>
    </style:style>
    <style:style style:name="T808" style:family="text">
      <style:text-properties officeooo:rsid="04a1ccb3"/>
    </style:style>
    <style:style style:name="T809" style:family="text">
      <style:text-properties officeooo:rsid="04a3a63b"/>
    </style:style>
    <style:style style:name="T810" style:family="text">
      <style:text-properties officeooo:rsid="04a4fc42"/>
    </style:style>
    <style:style style:name="T811" style:family="text">
      <style:text-properties officeooo:rsid="04a6f675"/>
    </style:style>
    <style:style style:name="T812" style:family="text">
      <style:text-properties officeooo:rsid="04a7fd68"/>
    </style:style>
    <style:style style:name="T813" style:family="text">
      <style:text-properties officeooo:rsid="04a93092"/>
    </style:style>
    <style:style style:name="T814" style:family="text">
      <style:text-properties officeooo:rsid="04aae75a"/>
    </style:style>
    <style:style style:name="T815" style:family="text">
      <style:text-properties officeooo:rsid="04ac0a1c"/>
    </style:style>
    <style:style style:name="T816" style:family="text">
      <style:text-properties officeooo:rsid="04ac57a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53">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54">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18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7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77">вынуждало</text:span> отложить, чтобы не задохнуться от хохота.... То вдруг, среди мультяшных потасовок, врезаешься в <text:span text:style-name="T476">массив</text:span> невыразимо <text:span text:style-name="T476">неизбывной</text:span> горечи, что плющит тебя напрочь <text:span text:style-name="T476">и не даёт дышать</text:span>, <text:span text:style-name="T476">разве что совсем очень мелко,</text:span> сердце идёт вразнос и давишься ужасом от неизбежно<text:span text:style-name="T47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76">возможно</text:span>.... </text:p>
      <text:p text:style-name="Text_20_body"><text:span text:style-name="T755">Немалое число среди читающих американцев и поныне не перестают задаваться вопросом: "что она вообще такое </text:span><text:span text:style-name="Emphasis"><text:span text:style-name="T755">Круглая Радуга </text:span></text:span><text:span text:style-name="T755">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55">Радуги</text:span></text:span><text:span text:style-name="T755">? </text:span></text:p>
      <text:p text:style-name="Text_20_body"><text:span text:style-name="T755">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422">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29"/>
      <text:h text:style-name="P436" text:outline-level="1"/>
      <text:h text:style-name="P436" text:outline-level="1">Круглая Радуга</text:h>
      <text:p text:style-name="P1">Посвящается Ричарду Фаринья</text:p>
      <text:h text:style-name="P215" text:outline-level="3">1</text:h>
      <text:h text:style-name="P215" text:outline-level="3">За пределами Нуля</text:h>
      <text:h text:style-name="P214"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52">зрщрщррщпршрщззрэшщпзщлщзлслсжсдщшлпсдшмслфяцйувсмт</text:span> <text:span text:style-name="T752">н</text:span>просто театр. Освещение в вагонах отключено. Нигде вообще нет света. Над ним опорные бал<text:span text:style-name="T752">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59">закачаешься</text:span>: хрустальный дворец вдр<text:span text:style-name="T59">ызг</text:span>. Однако, в полной темноте, без проблеска света, <text:span text:style-name="T6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59">н</text:span>ых среди прочей всячины, которую <text:span text:style-name="T6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6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62">трухлый</text:span> бетон, <text:span text:style-name="T6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63">давно</text:span> минувших дней, запахи керосинных зим, воскресных дней без уличного движения, кораллоподобно <text:span text:style-name="T64">необъяснимого</text:span> живого роста, начали вписыват<text:span text:style-name="T6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6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6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66">опорах</text:span> в тёмно-зелёной краске, свисают <text:span text:style-name="T6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6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69">до единой </text:span>и только <text:span text:style-name="T70">лишь </text:span>призраки их, <text:span text:style-name="T70">недвижимые подобно</text:span> рисунк<text:span text:style-name="T70">ам</text:span> в пещере, застыли <text:span text:style-name="T70">по</text:span> стена<text:span text:style-name="T70">м</text:span> упрямым свечением… беженцев забирают партиями, на лифте—дощатая п<text:span text:style-name="T7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71">из </text:span>этаже<text:span text:style-name="T71">й</text:span> беженцы продвигаются и <text:span text:style-name="T7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71">чего уж</text:span> перебирать <text:span text:style-name="T71">меблировкой</text:span>, раз <text:span text:style-name="T71">докатились</text:span> до такого? Под ногами хрустит древнейшая грязь города, последние напластования всего, что город <text:span text:style-name="T71">отжал</text:span>, чем <text:span text:style-name="T71">пуг</text:span>ал, лгал своим детям. Кому не сл<text:span text:style-name="T72">ышался этот</text:span> голос, <text:span text:style-name="T72">задушевный такой</text:span>, типа, <text:span text:style-name="T72">только между нами</text:span>: «<text:span text:style-name="T72">Да</text:span> ты <text:span text:style-name="T72">ж </text:span>и <text:span text:style-name="T72">сам </text:span>не вери<text:span text:style-name="T73">л</text:span>, <text:span text:style-name="T72">что</text:span> спасёшься. <text:span text:style-name="T74">Чего там</text:span>, теперь-<text:span text:style-name="T73">то все</text:span> мы уж<text:span text:style-name="T73">е</text:span> знаем <text:span text:style-name="T7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7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77">а́</text:span>м: начинает различаться сб<text:span text:style-name="T75">род</text:span> <text:span text:style-name="T75">перепившихся</text:span> <text:span text:style-name="T76">гуляк</text:span>, и в форме, и без, в обнимку с пустыми или полупустыми бутылками, <text:span text:style-name="T76">тут</text:span> развесился на стуле, <text:span text:style-name="T76">там</text:span> свернулся калачиком в нетопленном камине, вон те раскинулись на диванах, <text:span text:style-name="T76">поверх затоптанных</text:span> ковр<text:span text:style-name="T76">ов</text:span>, в шезлонгах на разных уровнях громадного зала, храпя<text:span text:style-name="T76">т</text:span> и сопя<text:span text:style-name="T76">т</text:span> на все лады <text:span text:style-name="T7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76">тянувшиеся</text:span> вокруг горизонталы, товарищи по оружию, поразрумянились, <text:span text:style-name="T76">будто</text:span> компашка голландских мужиков, которым снится их воскрешение в следующие пару минут. </text:p>
      <text:p text:style-name="Text_20_body">По званию он Капитан, имя <text:span text:style-name="T79">Джеффри</text:span> («Пират») Прентис. Поверх него тёплое одеяло шотландской расцветки из оранжевого, ржавого, алого. У его черепа такое ощущение, словно <text:span text:style-name="T79">его</text:span> отли<text:span text:style-name="T79">ли</text:span> из металла. </text:p>
      <text:p text:style-name="Text_20_body">Прямиком над ним, на высоте четырёх метров, Тэди Блот вот-вот свалится с балкончика музыкантов, <text:span text:style-name="T79">из</text:span>брав для падения дыру, которую кто-то в грандиозном бзике прошиб несколько недель назад в эбонитовых до<text:span text:style-name="T7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79">аккомпанемент</text:span> зазвякавших пружин сетки. Одна из ножек отлетает прочь. «Доброе утро»,– <text:span text:style-name="T79">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79">помимо этого</text:span> шло <text:span text:style-name="T80">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81">с</text:span> к тому добавки из недопереваренной пищи <text:span text:style-name="T8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8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81">желают </text:span>хоть одним глазком <text:span text:style-name="T8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8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8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03"><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18"><text:soft-page-break/></text:p>
      <text:p text:style-name="P219">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8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83">Вы</text:span>жидая секунд<text:span text:style-name="T8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30">А ну, оторви-ка свою жопу от пола,</text:p>
      <text:p text:style-name="P330">(пожуй банан-чик) </text:p>
      <text:p text:style-name="P330"><text:soft-page-break/>Зубы почисть и вперёд, на войну! </text:p>
      <text:p text:style-name="P330">Махни на прощанье <text:span text:style-name="T85">своей </text:span>спящей стране, </text:p>
      <text:p text:style-name="P330">И мечтам пошли поцелуй, </text:p>
      <text:p text:style-name="P330">Скажи Мисс Гребл, </text:p>
      <text:p text:style-name="P330">У тебя не стои́т, </text:p>
      <text:p text:style-name="P330">И не встанет до самой Победы, о, </text:p>
      <text:p text:style-name="P330">Но в мирное время всё будет торчком, </text:p>
      <text:p text:style-name="P330">(пожуй банан-чик) </text:p>
      <text:p text:style-name="P330">Вино шипучее, девульки жгучие— </text:p>
      <text:p text:style-name="P330">Осталось лишь пару немчур победить,</text:p>
      <text:p text:style-name="P330">Так улыбнись пошире, улыбкой лучшей в мире, </text:p>
      <text:p text:style-name="P330">Не заставляй нас повторять— </text:p>
      <text:p text:style-name="P330">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85">а</text:span>бичем, поперёк которо<text:span text:style-name="T8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85">по</text:span> все<text:span text:style-name="T85">м</text:span> комнат<text:span text:style-name="T85">ам</text:span> ширится, <text:s/>сменяя застойный дым ночи, <text:span text:style-name="T86">вперемешку с </text:span>алкогол<text:span text:style-name="T86">ем</text:span> и п<text:span text:style-name="T77">о́</text:span>т<text:span text:style-name="T86">ом</text:span>, хрупкий, райск<text:span text:style-name="T8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87">но вот </text:span>так, без экивоков, Смерть посылают на хуй—живая генетическая цепочка оказывается достаточно лабиринтной, чтоб сохран<text:span text:style-name="T8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87">посреди</text:span> войн<text:span text:style-name="T8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87">окружает</text:span> побереж<text:span text:style-name="T87">ья</text:span> громадного трапезного стола, остров южных морей за пару тропиков от промозглых средневековых фантазий Коридона Роспа, <text:span text:style-name="T8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8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87">с</text:span>аны, банановые пельмени, банановый джем, банановый хлеб и бананы обожжённые на пламени коньяка многолетней выдержки, который Пират при<text:span text:style-name="T87">хватил</text:span> с собой в прошлом году из винного погреба в <text:span text:style-name="T8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9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91">возвращаясь</text:span> в трапезную к остальным, что наслаждаются своим банановым изобилием, густое насыщенье их изголодалых нёб <text:span text:style-name="T88">потерялось </text:span>где-то по ходу утра протяну<text:span text:style-name="T88">того</text:span> между ним и ими. <text:span text:style-name="T88">Разобщены н</text:span>а сотню миль, и <text:span text:style-name="T88"><text:s/></text:span>так <text:span text:style-name="T8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88">и впрямь</text:span> начали собираться. Команда американских сапёров высыпали на дорогу, <text:span text:style-name="T88">топают</text:span> расчищать какие-то руины неподалёку, <text:s/>и поют: </text:p>
      <text:p text:style-name="P331">Ух…</text:p>
      <text:p text:style-name="P331">Холодней, чем титьки ведьмы! </text:p>
      <text:p text:style-name="P331">Холодней ведра</text:p>
      <text:p text:style-name="P331">пингвиньего дерьма! </text:p>
      <text:p text:style-name="P331">Холодней, чем шерсть</text:p>
      <text:p text:style-name="P331">на заднице полярного медведя! </text:p>
      <text:p text:style-name="P331">И даже, чем иней на </text:p>
      <text:p text:style-name="P331">фужере шампанского вина! </text:p>
      <text:p text:style-name="P404"/>
      <text:p text:style-name="P220">Нет, они <text:span text:style-name="T9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93">хотели</text:span>… Трансильванские мадьяры, умеют порчу насылать… шепчут <text:span text:style-name="T94">среди</text:span> ноч<text:span text:style-name="T94">и</text:span>… Ну, <text:span text:style-name="T9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94">новение</text:span> в фантазии посторонних: способность даже, брать на себя бремя управления ими, в данном случае <text:span text:style-name="T94">это всё</text:span> нафантазил румынский эмигрант-роялист, который может пригодиться в недалёком будущем. Этот его дар Фирма <text:span text:style-name="T94">считает</text:span> крайне полезным: в наше время не тронутые умственно лидеры и прочие исторические фигуры <text:span text:style-name="T94">нужны как воздух</text:span>. <text:span text:style-name="T9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94">схронов</text:span>, под ветерком овевающ<text:span text:style-name="T94">и</text:span>м их бунгало, пить за них что им вредно, <text:span text:style-name="T95">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95">возбуждаться</text:span> вместо них до эрекции <text:span text:style-name="T95">от </text:span>непрошенны<text:span text:style-name="T95">х</text:span> мысл<text:span text:style-name="T95">ей</text:span>, которые по мнению докторов не совсем того… страшится всего, что не должно <text:span text:style-name="T95">в</text:span>ызывать в них страха… тут будет уместным вспомнить слова П.М.С. Блакета: «Н<text:span text:style-name="T95">а войне н</text:span>ельзя руковод<text:span text:style-name="T95">ствоваться</text:span> порывами эмоций». <text:span text:style-name="T95">Вот и</text:span> мурлы<text:span text:style-name="T95">чь</text:span> себе тот тупой мотивчик, которому тебя обучали, <text:span text:style-name="T101">да</text:span> постарайся хуйни не напороть: </text:p>
      <text:p text:style-name="P332">Да—я—тот </text:p>
      <text:p text:style-name="P332">Самый, кто бредёт </text:p>
      <text:p text:style-name="P332">сквозь их фан-тази-и! </text:p>
      <text:p text:style-name="P332">Переживаю вместо них— </text:p>
      <text:p text:style-name="P332">Даже когда на девушку я вла-зи-ю— </text:p>
      <text:p text:style-name="P332">Приходится мне думать за других, </text:p>
      <text:p text:style-name="P332">Я знаю наперёд кому придёт черёд… </text:p>
      <text:p text:style-name="P332"/>
      <text:p text:style-name="P415">[И тут вступают тубы, баритоны и тромбоны в единой октаве] </text:p>
      <text:p text:style-name="P332"/>
      <text:p text:style-name="P332">И мне по барабану, что опааааасно это, </text:p>
      <text:p text:style-name="P332">Опасность – крыша, с которой я упал давным-давно— </text:p>
      <text:p text:style-name="P334">А когда придёт мне каюк, ты не <text:span text:style-name="T112">слишком </text:span>печалься, друг, </text:p>
      <text:p text:style-name="P332"><text:span text:style-name="T112">Вы</text:span>ссы на мой надгробный камень, </text:p>
      <text:p text:style-name="P332">Пив<text:span text:style-name="T112">о</text:span>, что задолжал <text:span text:style-name="T112">ты </text:span>мне, </text:p>
      <text:p text:style-name="P332">И—вперёд! </text:p>
      <text:p text:style-name="P7"/>
      <text:p text:style-name="Text_20_body"><text:span text:style-name="T9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96">в настолько</text:span> непредсказуемые масштаб<text:span text:style-name="T9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96">из</text:span>лишнюю хромосому Симптома Дауна, точно по темечку. С какого-то момента он <text:span text:style-name="T96">понимал </text:span>уже, что некоторые эпизоды в его снах принадлежат не ему. Не потому что об этом, уже наяву, свидетельствовал дотошный анализ <text:span text:style-name="T96">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9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9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0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96">состоялся</text:span> первый эпизод вне условий какого-либо сна—это случилось в <text:span text:style-name="T96">ходе </text:span>его Киплинговск<text:span text:style-name="T96">ого</text:span> период<text:span text:style-name="T9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96">лучше</text:span>, <text:span text:style-name="T9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05">потащится</text:span> к столам <text:span text:style-name="T105">взвода суданских арабов</text:span> с широкой улыбкой и обратится к их сержанту на ты и по имени, <text:span text:style-name="T99">по братски</text:span>. Так что, конечно, Пират сделал ошибку, когда признал <text:span text:style-name="T96">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99">способных устраивать дела</text:span>, вызывает его в район <text:span text:style-name="T106">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97">для прочтения</text:span> <text:span text:style-name="T97">давних</text:span>, глипто-древни<text:span text:style-name="T97">х </text:span>письм<text:span text:style-name="T97">ён</text:span> в <text:span text:style-name="T9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99">направился</text:span> к этой <text:span text:style-name="T99">непонятности</text:span>. <text:span text:style-name="T99">Та</text:span> <text:span text:style-name="T99">за</text:span>скользи<text:span text:style-name="T99">ла</text:span> ему навстречу по камням мостовой медленно, как слизняк, оставляя в улице позади себя след с непонятно слизистым отблеском, исходивши<text:span text:style-name="T99">м</text:span> никак не от тумана. В разделя<text:span text:style-name="T99">ющ</text:span>ем их пространстве <text:span text:style-name="T9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9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97">а</text:span>лись судьбы всей Европы: </text:p>
      <text:p text:style-name="Text_20_body"/>
      <text:p text:style-name="P333">Никто не-знает-где на-карте,</text:p>
      <text:p text:style-name="P333">Кто-б-мог подумать всё пойдёт-с-того? </text:p>
      <text:p text:style-name="P333">Но всякий серб иль монте-негро-ец </text:p>
      <text:p text:style-name="P333">Только и ждут, что грянет наконец— </text:p>
      <text:p text:style-name="P333">О, милая, пакуй мой саквояж, </text:p>
      <text:p text:style-name="P333">И прикури сигару мне потолще, </text:p>
      <text:p text:style-name="P333">Пиши мне до востр-ебо-вания: </text:p>
      <text:p text:style-name="P333">Вос-точный Экс-пресс, </text:p>
      <text:p text:style-name="P333">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03">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77">о́</text:span>падя, нет, у злобного Аденоида имеется общий план, в соответствии с которым ведётся отбор определённых особ—<text:span text:style-name="T99">с учётом</text:span> предстоящи<text:span text:style-name="T99">х</text:span> выбор<text:span text:style-name="T99">ов</text:span>, ширящ<text:span text:style-name="T99">его</text:span>ся невысказанн<text:span text:style-name="T99">ого</text:span> недовольств<text:span text:style-name="T99">а</text:span> в Англии, вверга<text:span text:style-name="T9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9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00">ов</text:span> на их маршруте перехватывают твёрдо-пупырчаты<text:span text:style-name="T10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98">н</text:span>улся. Хотя ему и удалось разработать ломаный диалект, на котором они с Аденоидом могли общаться, его <text:span text:style-name="T9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9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00">ужасаясь</text:span> его грандиозностью—но только не <text:s/>второй мировой, разумеется. Впрочем, Пирату <text:span text:style-name="T98">в тот период</text:span> Фирма позволяла лишь крошечно гомеопатические дозы мира, чтобы он не пошёл вразнос, но, <text:span text:style-name="T100">вместе с тем,</text:span> <text:span text:style-name="T100">чтобы</text:span> <text:span text:style-name="T104">и </text:span>не отравился <text:s/>ими. </text:p>
      <text:p text:style-name="P404"><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18">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11">х</text:span> очк<text:span text:style-name="T111">ов</text:span> по рецепту, в золотой оправе <text:span text:style-name="T111">и</text:span> стиле генерала МакАртура, пар<text:span text:style-name="T11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1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11">излишне</text:span> любопытных), Блоту не до этого всего: он слишком поглощён подготовкой возможных оправданий, если его застукают, хот<text:span text:style-name="T10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07">тут</text:span>, вроде, <text:span text:style-name="T107">с</text:span> Ок<text:span text:style-name="T107">с</text:span>форд<text:span text:style-name="T107">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0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0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07">взглянуть</text:span> в глаза друг другу, пока не скрипнешь стулом на 90°. Стол Тантиви аккуратен, у Слотропа же жуткая свалка, <text:span text:style-name="T107">в которой</text:span> и чёрт ногу сломит. Он не расчищался до столешницы с 1942. Навал слежался слоями <text:span text:style-name="T108">скреплёнными</text:span> вкраплени<text:span text:style-name="T10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08">ой</text:span>, лепёшками высохших пятен чая или кофе, следами сахара и Домашнего Молока, <text:span text:style-name="T108">сюда же примешаны </text:span>пригоршн<text:span text:style-name="T10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08">растолчённые </text:span>в пыль. Затем <text:span text:style-name="T108">идёт</text:span> россыпь скрепок, кремней <text:span text:style-name="T10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08">жутко-</text:span>трудно-<text:span text:style-name="T108">где-</text:span>на<text:span text:style-name="T108">йти</text:span> гелиотропный и горчичный, Скользкий Вяз Таблетки Т<text:span text:style-name="T113">э</text:span>я от Горла, присланные мамой Слотропа, Налиной, аж из <text:span text:style-name="T11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09">ю</text:span>б<text:span text:style-name="T109">э</text:span> нашёл розу в Ирландии» («У него <text:span text:style-name="T109">попадаются</text:span> неплохие аранжировки»,– уверяет Тантиви,–«<text:span text:style-name="T10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0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09">в </text:span>обшивк<text:span text:style-name="T10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09">м</text:span> цвето<text:span text:style-name="T10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0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09">ая</text:span>, и Катариной, золот<text:span text:style-name="T109">ая</text:span>, <text:span text:style-name="T109">а</text:span> взгляд переходит на Алису, Делорес, Ширли, парочка Сэлли—тут в основном красн<text:span text:style-name="T109">ые</text:span> и сини<text:span text:style-name="T10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10">м</text:span> смерти <text:span text:style-name="T110">ему</text:span> явно <text:span text:style-name="T110">хватает</text:span> врем<text:span text:style-name="T110">ени</text:span>, чтоб и за девушками успе<text:span text:style-name="T110">ва</text:span>ть. Если <text:span text:style-name="T110">имеется</text:span> какая-то причина клеить эти бумажные звезды кажд<text:span text:style-name="T11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1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04"><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05"><text:soft-page-break/></text:p>
      <text:p text:style-name="P423">Ветер изменился, дует с юго-запада, и барометр падает. Немногим за полдень, а уже стемнело <text:span text:style-name="T11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15">ещё </text:span>до приезда Слотропа, самая усиленная охрана из всех, что он вообще <text:span text:style-name="T11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15">ы</text:span>—американскому Лейтенанту и <text:span text:style-name="T115">посмотреть</text:span> нельзя, нет, не сегодня. ТОТСССГ, конечно, бедный родственник для разведки Союзных Сил. Но хоть на этот раз Слотроп не один <text:span text:style-name="T115">такой</text:span>, он с холодным удовлетворением пронаблюдал как его ровню из ТехИнформа, а вскоре и шефа <text:span text:style-name="T11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1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15">по справочнику</text:span>. <text:span text:style-name="T115">За этим</text:span> что-то больше<text:span text:style-name="T11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1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16">из-</text:span>за соседн<text:span text:style-name="T11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16">подставили</text:span>. Боже, нельзя же, чтоб <text:span text:style-name="T11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2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16">ляется</text:span> за высокими холодными окнами М<text:span text:style-name="T11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1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16">в подобных</text:span> океан<text:span text:style-name="T116">ах</text:span>, Тантиви всегда рядом, красне<text:span text:style-name="T116">ет </text:span>и улыба<text:span text:style-name="T116">ется</text:span>, а Слотроп изумл<text:span text:style-name="T11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1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16">плакатиками</text:span> <text:span text:style-name="T124">запрещается</text:span> или <text:span text:style-name="T12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17">недавно</text:span>, ну, это вообще <text:span text:style-name="T118">ни в какие ворота</text:span>, жуткий заговор какой-то, когда Слотроп зашёл, как и условились, встретиться с одной, но увидел двух, рядышком, и ракурс <text:span text:style-name="T11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18">а</text:span> в луче, тут-то и накатила паранойя, лица их <text:span text:style-name="T1">обеих</text:span> двух начали к нему <text:span text:style-name="T11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18">ничего подобного</text:span>! Никто <text:span text:style-name="T11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18">шись</text:span> платк<text:span text:style-name="T11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18">малость перебор</text:span>, возможно, но… «Мне ведомо, есть в миру любовь <text:span text:style-name="T11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19">з</text:span>а охо<text:span text:style-name="T119">чими</text:span> двуствол<text:span text:style-name="T119">ками</text:span>, <text:span text:style-name="T11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19">под</text:span>водить его <text:span text:style-name="T119">к</text:span> тем<text:span text:style-name="T119">е</text:span> дипломатическим<text:span text:style-name="T119">и уловками</text:span>, даже теперь. На первых порах Слотроп, с чудаковатым <text:span text:style-name="T119">джентльменством</text:span>, вообще <text:span text:style-name="T119">её не касался</text:span>, пок<text:span text:style-name="T119">уд</text:span>а не понял насколько Тантиви застенчив. Ему дошло это, когда тот попросил найти ему подружку. И примерно в то же время, Тантиви <text:span text:style-name="T11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19">под</text:span> холодной шерст<text:span text:style-name="T119">ью</text:span> свитера, когда прижал, чтоб чуть согреться в пропахшей <text:span text:style-name="T119">угольным</text:span> дымом <text:s/>прихожей, дневную унылость которой ему никогда не узнать… чашка закипевшего бульона, капля <text:span text:style-name="T119">падает</text:span> на колено и об<text:span text:style-name="T11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2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23">етя</text:span> сквозь запах конопли и коричневый сумрак, теперь больше обеспокоен <text:span text:style-name="T120">содроганьями</text:span> Слотропа, чем личными страхами, ему ничего не оста<text:span text:style-name="T120">ётся</text:span> кроме известных ему каналов в попытке развеять и снять <text:span text:style-name="T12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20">ам</text:span> вряд ли <text:span text:style-name="T120">известно</text:span>. Но это для нас отличная возможность об<text:span text:style-name="T120">какать </text:span>ТехИнформ. <text:span text:style-name="T12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2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20">ие</text:span>вском стиле давным-давно, у вечнозелёных падубов… к крикам требующим <text:span text:style-name="T12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2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21">й</text:span> запах и больше никогда никаких сюрпризов внутри. И тут она улыбнулась, совсем слабо, и он понял, что именно этого и ждал, <text:span text:style-name="T121">ух-ты</text:span>!—улыбка Ширли Темпл, которая сразу перечеркнула всё, среди чего они её нашли. Глупее не придумаешь. Он <text:span text:style-name="T12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21"><text:span text:style-name="T129">У него появилась навязчивая идея ракеты, на которой написано его имя—если они и впрямь решили его </text:span><text:span text:style-name="T130">кончить</text:span><text:span text:style-name="T12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36">это</text:span> может пригодиться,– Тантиви позабавлено <text:span text:style-name="T136">взглядывает</text:span> на него, – надёжный финт, особенно перед боем, знаешь, <text:span text:style-name="T1">просимулировать</text:span> что-то в <text:span text:style-name="T13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3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3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3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3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37">завозюканными</text:span> <text:span text:style-name="T137">многолетней</text:span> безжалостно<text:span text:style-name="T137">й</text:span> <text:span text:style-name="T13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3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37">к</text:span> происходяще<text:span text:style-name="T13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28"><text:span text:style-name="Emphasis">Смерть есть природе долг, </text:span></text:p>
      <text:p text:style-name="P427"><text:span text:style-name="Emphasis">Я уплатил, и ты заплатишь.</text:span> </text:p>
      <text:p text:style-name="P427"/>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38">д</text:span>ного Знамени, как для м-с Элизабет, жены Лейтенанта Исайи Слотропа (ум. 1812): </text:p>
      <text:p text:style-name="Text_20_body"/>
      <text:p text:style-name="P425">Смерть ненасытная меня скосила, </text:p>
      <text:p text:style-name="P425"><text:span text:style-name="T138">До часа, когда вновь</text:span> Христос приидет </text:p>
      <text:p text:style-name="P425"><text:span text:style-name="T138">Ч</text:span>ад Его спас<text:span text:style-name="T138">ать, как сказано в</text:span> Писании <text:span text:style-name="T138">о Нём,</text:span> </text:p>
      <text:p text:style-name="P425">Мой плач услышь, читающий сие, </text:p>
      <text:p text:style-name="P425"><text:span text:style-name="T138">Злато н</text:span>е сдела<text:span text:style-name="T138">ет</text:span> вечным твоё бытие. </text:p>
      <text:p text:style-name="P425">Ткацкий стан Господа не <text:span text:style-name="T138">прекращает</text:span> дела своего, </text:p>
      <text:p text:style-name="P425">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29">Мне некогда было дожидаться Смерти,</text:p>
      <text:p text:style-name="P329">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38">мехо</text:span>торговцы, козлиными шкурами, <text:span text:style-name="T13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39">которые</text:span> увозили <text:s/>куда-нибудь ещё, по всей Республике. Всегда куда-нибудь ещё. Деньги находили лазейки просочиться <text:span text:style-name="T139">прочь </text:span>из портфелей акций более хитрыми путями, чем любая генеалогия: <text:span text:style-name="T13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35">Падение дьявольски нелёгкий труд,</text:p>
      <text:p text:style-name="P335">Ведётся постепенно, кропотливо— </text:p>
      <text:p text:style-name="P335">Никто не согрешает в одночасье, </text:p>
      <text:p text:style-name="P335">Тут дребезги нужны, чтоб поскользнуться, </text:p>
      <text:p text:style-name="P21">но всё-таки они держались. Традиция, <text:span text:style-name="T13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39">ой</text:span>-то <text:span text:style-name="T13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3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39">ли</text:span>сь в зелёную пустошь или усыха<text:span text:style-name="T13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3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39">отсюда</text:span> и сравнения таки<text:span text:style-name="T139">е</text:span>. Головешки падали пять часов кряду, дети давно заснули, а взрослые пили кофе и рассказывали друг другу какие пожары вид<text:span text:style-name="T140">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40"> </text:span><text:span text:style-name="Emphasis">небо <text:s/></text:span>именно так и распахивается, вот-вот прорвётся, его лицо уже очерчено этим светом, сейчас всё пропадёт и он <text:span text:style-name="T140">утратит</text:span> себя, как <text:span text:style-name="T140">постоянно</text:span> гов<text:span text:style-name="T140">а</text:span>ри<text:span text:style-name="T14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41">толкующих о</text:span> благодати, они клянутся, <text:span text:style-name="T4">именно</text:span><text:span text:style-name="T141"> </text:span><text:span text:style-name="Emphasis">так оно и бывает—да </text:span><text:span text:style-name="Emphasis"><text:span text:style-name="T141">и </text:span></text:span><text:span text:style-name="Emphasis">великая длань света </text:span><text:span text:style-name="Emphasis"><text:span text:style-name="T141">тянется вниз</text:span></text:span><text:span text:style-name="Emphasis"> из облаков....</text:span> </text:p>
      <text:p text:style-name="P406"><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22">На стене, в орнаментальном зажиме тёмной меди, пылает газовый факел, ровно и с лёгким напевом—<text:span text:style-name="T142">от</text:span>регулиров<text:span text:style-name="T142">ан до уровня, которому</text:span> <text:s/>учёны<text:span text:style-name="T142">е</text:span> прошлого века <text:s/><text:span text:style-name="T142">дали имя</text:span>«чувствительное пламя», невидимое у основания, на выходе из отверстия, <text:span text:style-name="T142">оно </text:span>завис<text:span text:style-name="T142">ает</text:span> в паре дюймов выше, бледнеет кверху ровным синим светом маленьк<text:span text:style-name="T142">ого</text:span> мерцающ<text:span text:style-name="T142">его</text:span> конус<text:span text:style-name="T142">а</text:span>, <text:span text:style-name="T142">что </text:span>способ<text:span text:style-name="T14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4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4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43">о</text:span>плетают гласны<text:span text:style-name="T143">ми</text:span> <text:span text:style-name="T143">цепочки из</text:span> неподатливых российско-еврейских согласных… Большинство минуют свя<text:span text:style-name="T14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4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43">ополчились на него</text:span>… Огни, которые он изучил также хорошо, как один из <text:span text:style-name="T143">здесь </text:span>присутствующих, <text:span text:style-name="T143">их </text:span>расположен<text:span text:style-name="T143">ность</text:span> и движение, <text:span text:style-name="T143">оказались </text:span>вдруг на противоположном конце, все в танце… в неуместном танце. Ничего из обычного <text:span text:style-name="T143">развития</text:span> Блисеро, ничего нового… отчуждён… Роланд также ощутил вихрь, в т<text:span text:style-name="T14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44">чуть</text:span> молчит… <text:span text:style-name="T144">лёгкий</text:span> стон… момент тихого отчаяния: «Селена, Селена, ты <text:span text:style-name="T144">ушла</text:span>?» </text:p>
      <text:p text:style-name="Text_20_body">– Нет, дорогой,– на её щекам полоски от недавних слёз.– Я слушаю. </text:p>
      <text:p text:style-name="Text_20_body">– Всё дело в контроле. <text:span text:style-name="T144">Причина всех </text:span>трудност<text:span text:style-name="T144">ей</text:span>: <text:span text:style-name="T144">в </text:span>контрол<text:span text:style-name="T144">е</text:span>. Впервые он оказался <text:span text:style-name="T1">внутри</text:span>, понимаешь. Контроль <text:span text:style-name="T146">помещён</text:span> внутри. Уже нет надобности пассивно <text:span text:style-name="T146">дожидаться</text:span> «внешни<text:span text:style-name="T146">х</text:span> сил»—сворачива<text:span text:style-name="T145">еш</text:span>ь в любой ветер. <text:span text:style-name="T145">Словно</text:span>… </text:p>
      <text:p text:style-name="P23">– Рынок уже не нужда<text:span text:style-name="T146">л</text:span>ся в управлении Невидимой Рукой, но <text:span text:style-name="T146">мог </text:span>теперь <text:span text:style-name="T1"><text:s/>сам создавать себя</text:span>—свою логику, импульс, стиль, <text:span text:style-name="T1">изнутри</text:span>. Перен<text:span text:style-name="T147">ос</text:span> контроля внутрь <text:span text:style-name="T147">ратифицировало то</text:span>, что уже произошло де факто—что вы отринули Бога. Но вы <text:span text:style-name="T147">впали в</text:span> ещё б<text:span text:style-name="T77">о́</text:span>льш<text:span text:style-name="T147">ую</text:span> и более опасн<text:span text:style-name="T147">ую</text:span> иллюзи<text:span text:style-name="T148">ю</text:span>. Иллюзи<text:span text:style-name="T148">я</text:span> контроля. Будто А может ко<text:span text:style-name="T148">н</text:span>тролировать Б. Полностью. <text:span text:style-name="T148">Это <text:s/>никем не </text:span><text:span text:style-name="T5">делается</text:span>. <text:span text:style-name="T148">Всё лишь</text:span> происходит, А и Б не имеют реальности, они просто наименования частей, которы<text:span text:style-name="T148">м надо оставаться</text:span> неразрывн<text:span text:style-name="T148">ыми</text:span>…. </text:p>
      <text:p text:style-name="P23">– <text:span text:style-name="T148">Выдаёт</text:span> белиберду Успенского,– шепнула леди протискиваясь мимо, под руку с портовым грузчиком. Запахи дизельного топлива и духо<text:span text:style-name="T156">в</text:span> <text:span text:style-name="T1">Sous le Vent</text:span>, смешавшись, <text:span text:style-name="T148">плывут</text:span> мимо пока они про<text:span text:style-name="T148">ходят</text:span>. Джессика Свонлейк, цветущая девушка в форме рядовой ВТС, <text:span text:style-name="T148">учуяв</text:span> довоенные духи, взглянула вслед, фнн, наряд не меньше, чем гиней <text:span text:style-name="T148">в</text:span> 15 и целую кучу талонов сверху, наверное, из Харродс и на мне смотрелся б куда лучше, уж это <text:span text:style-name="T148">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4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4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4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49">в</text:span> центр. Милтон Гломинг вскидывает бровь. Его ум, постоянно занятый сбором соответствий, думает, что <text:span text:style-name="T149">ему подвернулось</text:span> ещё одно. </text:p>
      <text:p text:style-name="Text_20_body"><text:soft-page-break/>Медиум, уже с раздражённостью, начин<text:span text:style-name="T15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50">этом</text:span> мире, но <text:span text:style-name="T150">и</text:span> основ<text:span text:style-name="T150">ополагающ</text:span>ая четырёхсторонняя согласованность, <text:span text:style-name="T15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50">д</text:span>жера…. </text:p>
      <text:p text:style-name="Text_20_body">– Роджер говорил, что <text:span text:style-name="T150">вы </text:span>теперь подсчитаете все слова, которые записывали и составите какие-то графики,– приветливо, предотвращая <text:span text:style-name="T15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50">изумлённой</text:span> грациозна,– то мы, конечно же, получим что-то наподобие прямой… однако, у нас есть данные, <text:span text:style-name="T150">которые</text:span> предполагают <text:span text:style-name="T15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5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50">для дел такого рода</text:span>,– ответил статистик, <text:span text:style-name="T151">словно</text:span> каждый знает, что это «смерть». </text:p>
      <text:p text:style-name="Text_20_body">Пожилой волонтёр службы оповещения воздушных налёт<text:span text:style-name="T15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57">К</text:span>апитаном Прентисом,– неопределённый взмах руки.– Как <text:span text:style-name="T151">всегда</text:span>: <text:span text:style-name="T151">неясные</text:span> Микроплёночные Ман<text:span text:style-name="T157">ё</text:span>вры. </text:p>
      <text:p text:style-name="Text_20_body"><text:soft-page-break/>Включённый в <text:span text:style-name="T151">какой-то</text:span> из <text:span text:style-name="T15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5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51">и </text:span>воспринимает, косвенно, <text:span text:style-name="T151">в виде</text:span> классово<text:span text:style-name="T151">й нервозности</text:span>, он несёт свою улыбку среди всех тут собравшихся как боевую фалангу. <text:span text:style-name="T151">Её о</text:span>н перенял <text:span text:style-name="T151">в кино</text:span>—та <text:span text:style-name="T15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51">М</text:span>айор, <text:span text:style-name="T15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5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5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51">вот</text:span> <text:span text:style-name="T151">что и</text:span> достаёт по полной) единственное место во всех пределах империи войны, где он чувствует себя не <text:span text:style-name="T152">окончательным</text:span> чужаком. </text:p>
      <text:p text:style-name="P24">– Это вообще не<text:span text:style-name="T152">постижимо</text:span>,– говори<text:span text:style-name="T15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52">и </text:span>мыслили по иному. И вдруг в 1944 по нему осуждают направо и налево. Нашего м-ра Эвентира,– указыва<text:span text:style-name="T15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52">настолько</text:span> идиот<text:span text:style-name="T15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53">Осёл</text:span>. И ты <text:span text:style-name="T1">за них</text:span>. <text:span text:style-name="T154">Как т</text:span>ы <text:span text:style-name="T154">мог </text:span>не почувствова<text:span text:style-name="T154">ть ещё на входе</text:span>? Это громадн<text:span text:style-name="T15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54">повёл.</text:span> Терпимость. А<text:span text:style-name="T155">х</text:span>. </text:p>
      <text:p text:style-name="Text_20_body">– Ты бы <text:span text:style-name="T155">заглянул как-нибудь</text:span>, пусть доктор Грост проверит на своей ЭЭГ. </text:p>
      <text:p text:style-name="Text_20_body">– Ладно, как только <text:span text:style-name="T155">найду</text:span> время,– неопределённо. И тут <text:span text:style-name="T155">уже </text:span>проблема безопасности, пустая болтовня пускает корабли на дно, он не может быть <text:span text:style-name="T155">чересчур</text:span> уверен, даже насчёт Мехико. В текущей операции слишком много кругов, внешних и внутренних. Список доверенных лиц сокраща<text:span text:style-name="T155">е</text:span>тся, <text:span text:style-name="T155">с</text:span> <text:span text:style-name="T15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55">свежей</text:span> мании Фирмы, известной как операция Чёрное Крыло, своей статистикой—анализиру<text:span text:style-name="T15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5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5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55">и </text:span>было-<text:span text:style-name="T155">то</text:span>, всё меньше способны доверять, погрязнув в нескончаемой болтологии, в ежедневной самокритике, <text:span text:style-name="T15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5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55">заснятое на</text:span> этой войн<text:span text:style-name="T155">е</text:span>… по крайней мере, жизнь…. </text:p>
      <text:p text:style-name="P223"><text:span text:style-name="T159">Вон девушка Мехико </text:span><text:span text:style-name="T160">за</text:span><text:span text:style-name="T159">ходит в комнату. Он замечает её мгновенно, чистота вокруг неё, дым и шум отступают… так </text:span><text:span text:style-name="T161">это </text:span><text:span text:style-name="T15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61">И тут о</text:span><text:span text:style-name="T15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74">с </text:span>апрел<text:span text:style-name="T17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6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69">илась </text:span><text:soft-page-break/><text:span text:style-name="T169">сберечь</text:span> это<text:span text:style-name="T169">т</text:span> момент мальчишества в его имперски вышколенном, уже устоявшемся (ему было 33) быту, в его пред-Аскетизме, <text:span text:style-name="T169">эту его</text:span>, <text:span text:style-name="T169">как</text:span> Скорпия определила, последнюю любовь—хотя сама была слишком молода, чтобы знать <text:span text:style-name="T170"><text:s/></text:span><text:span text:style-name="T1">это</text:span>, <text:span text:style-name="T170">понимать</text:span>, как <text:span text:style-name="T170">понимал</text:span> Пират, <text:span text:style-name="T170">про что</text:span> <text:span text:style-name="T1">на самом деле</text:span> поётся в песне «Танцы в темноте»…. </text:p>
      <text:p text:style-name="P25">Он старательно <text:span text:style-name="T17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70">ся ему</text:span>, вопреки всем ожиданиям, <text:span text:style-name="T172">чтоб он </text:span><text:span text:style-name="T8">мог</text:span><text:span text:style-name="T172"> </text:span>отбросить скудное расписание человека Запада… но как <text:span text:style-name="T170">возможно </text:span>человек<text:span text:style-name="T170">у</text:span>… где ему вообще начинать в возрасте 33-х… «Т<text:span text:style-name="T172">ак это </text:span><text:span text:style-name="T8">самое время</text:span>»,– засме<text:span text:style-name="T172">ялась бы она</text:span>, не так от раздражения (<text:span text:style-name="T172">это </text:span><text:span text:style-name="T8">было бы</text:span><text:span text:style-name="T172"> смешно</text:span>), сколько от <text:span text:style-name="T173">забавности</text:span> нереальной проблемы—сама <text:span text:style-name="T173">же шла враспыл</text:span> <text:span text:style-name="T173">от</text:span> его маниакальности, <text:span text:style-name="T170">непрестанной безудержности</text:span>, так <text:span text:style-name="T173">берёт</text:span>, раскладывает е<text:span text:style-name="T17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70">ведь </text:span>и вправду <text:span text:style-name="T175">же </text:span>слишком безум<text:span text:style-name="T170">ец</text:span>, чтобы <text:s/>это <text:span text:style-name="T17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70">видит</text:span>, но никогда не говори<text:span text:style-name="T17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7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7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7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71">щегольских</text:span> сюртучках и приталенных пальтецах, бегали по всей станции, глотали свои предотъездные шоколадки и выстраивались <text:span text:style-name="T171">рядком</text:span> для новых <text:span text:style-name="T17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07"><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24">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76">твлечь</text:span> его<text:span text:style-name="T176">б внести тишину в</text:span> угл<text:span text:style-name="T176">ы</text:span> комнат, <text:span text:style-name="T176">на </text:span>покрывал<text:span text:style-name="T176">а</text:span>, стол<text:span text:style-name="T176">ешницы</text:span>—<text:span text:style-name="T176">где придётся</text:span>... Даже в кино, когда смотрели т<text:span text:style-name="T176">у</text:span> <text:span text:style-name="T17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77">настолько</text:span>, что никак не отличить которое из них чьё. Оба одновременно чувствовали странное недоумение… как если нежданно <text:span text:style-name="T177">у</text:span>видишь себя в зеркале… и даже более того, чувство <text:span text:style-name="T177">единения</text:span>… что появляло<text:span text:style-name="T177">с</text:span>ь потом—через пару минут, через неделю, тут не угадаешь, и им доходило, когда уже не вместе, отчего <text:span text:style-name="T17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7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7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77">л</text:span>лз— </text:p>
      <text:p text:style-name="Text_20_body">И тут падает ракета. Круто, круто. Взрыв, глухие раскаты. Довольно далеко в городе, чтоб <text:span text:style-name="T17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77">будь</text:span> там ракета <text:span text:style-name="T177">или</text:span> нет, поэтому сейчас на Ягуаре Пойнтсмена включает заднюю вместо, да, въезжа<text:span text:style-name="T17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7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7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7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7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7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79">она, </text:span>эта война, на хуй. </text:p>
      <text:p text:style-name="P408"><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25">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8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80">он</text:span> в жизни <text:s/>и близко <text:span text:style-name="T180">не бывал</text:span> к лаборатории. </text:p>
      <text:p text:style-name="Text_20_body">Это запах эфира, он исходит от м-ра Эдварда В. А. Пойнтсмена, ЧККХ. Как только пёс исчез<text:span text:style-name="T180">ает</text:span> за рухнувшей стеной, мелькнув прощально кончиком хвоста, нога доктора проваливается в белую разинутую глотку унитаза, которую <text:span text:style-name="T180">тот</text:span>, сосредоточ<text:span text:style-name="T180">я</text:span>сь на охоте, не у<text:span text:style-name="T18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8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8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80">т </text:span>возможно<text:span text:style-name="T180">сти как-то</text:span> <text:span text:style-name="T18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8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80">за</text:span>таивш<text:span text:style-name="T180">его</text:span>ся в конце улицы из линии домов. V-бомба, в чьих разрушениях он вёл охоту, <text:span text:style-name="T18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8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81">Руина</text:span> ждёт его, уходя склоном вверх, к задним стенам, неразберихой штукатурной дран<text:span text:style-name="T181">к</text:span>и в бесцельны<text:span text:style-name="T181">х</text:span> связ<text:span text:style-name="T18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8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8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8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29">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8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85">побухивает</text:span> вслед за ним в р<text:span text:style-name="T18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8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82">отскакивает</text:span> в сторону и пулей <text:span text:style-name="T182">на выход</text:span>, пока Роджер <text:span text:style-name="T182">свалился</text:span> со своей губкой в коляску <text:span text:style-name="T182">разлетевшуюся</text:span> под его весом. Расплывчато, доносится сверху вой доктора:– «Он убегает, Мехико, поспешите!» </text:p>
      <text:p text:style-name="Text_20_body">– <text:span text:style-name="T18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82">от</text:span> <text:span text:style-name="T182">этюд</text:span>. Роджер <text:span text:style-name="T18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8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8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8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83">вскрякнув</text:span> вскидывает свою заунитаженную ногу, промахивается, замах разворачивает его кругом, сеть <text:span text:style-name="T18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83">затрещала</text:span>, валятся куски промокшей штукатурки. Стенка над ними, лишённая всякой опоры, шата<text:span text:style-name="T18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8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83">мне следует</text:span> <text:span text:style-name="T18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83">г</text:span>руди Джессики на вязаную голову, обнажённый нос и глаза—ему кажется, что доктору нужно больше, чем его содействие, <text:span text:style-name="T18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86">подъезжают</text:span> к длинной кирпичной импровизации, Викторианское изложение того, что когда-то, давным-давно, выли<text:span text:style-name="T18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8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84">й</text:span> функци<text:span text:style-name="T184">и </text:span>толстой кишки, один из обитателей которого д-р Кевин Сп<text:span text:style-name="T18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84">теперь</text:span>, как понял Роджер, неделя Спектро, которого могут нав<text:span text:style-name="T18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84">ое</text:span> топ<text:span text:style-name="T184">анье</text:span> их обуви, как танцы пуантов по мрамору, нарушающих твой покой, не стихающие удаляясь, голос Пойнтсмена и походка всегда выделя<text:span text:style-name="T18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8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09"><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26">Внутри госпиталя Св. Вероники они усаживаются вместе, напротив палаты Военных <text:span text:style-name="T18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88">тогда</text:span> <text:span text:style-name="T18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8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8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9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89">до</text:span>вести её <text:span text:style-name="T189">до </text:span>сумеречност<text:span text:style-name="T18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89">замёрзшем</text:span> измученном городе…. …как будто снова пол, типа, громадный лифт взмыва<text:span text:style-name="T189">ет</text:span> вместе с тобой к потолку—воспроизводя, теперь, как стены разлета<text:span text:style-name="T189">ются</text:span> во все стороны, кирпичи, штукатурка сып<text:span text:style-name="T189">ятся</text:span> вниз, твой мгновенный паралич <text:span text:style-name="T189">от</text:span> смерт<text:span text:style-name="T18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90">бьющей</text:span> из <text:span text:style-name="T19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90">А</text:span> Слотроп действительно настроен на ракетный взрыв, или <text:span text:style-name="T19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90">удастся</text:span>, <text:span text:style-name="T190">ещё </text:span>этих приливающих повторений, повторных переживаний взрыва, в страхе отключиться, потому что отключаешься <text:span text:style-name="T190">настолько</text:span> окончательно, откуда мне знать, доктор, что я очнусь? <text:span text:style-name="T19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9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9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91">искушающе</text:span> лежат они рядами на своих железных койках, в девственных простынях, такие безыскусно эротичные м<text:span text:style-name="T19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91">в</text:span> пятна<text:span text:style-name="T191">х</text:span> ночной блевотины, светло-жёлтой, прозрачной как флюиды богов, <text:span text:style-name="T191">от</text:span>брошенные газеты или пропагандистские лист<text:span text:style-name="T19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9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92">и вещевые сумки</text:span>, по большей части молча, к дверям выхода в бежевой краске, но края покоричневее в неровных <text:span text:style-name="T19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9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92">ают</text:span> земл<text:span text:style-name="T192">ю</text:span> <text:span text:style-name="T192">на </text:span>очень низких частот<text:span text:style-name="T192">ах</text:span>, доходят, смешавшись с холодом—предупрежда<text:span text:style-name="T192">ют</text:span>, что снаружи твоя слепота, после яркого внутреннего освещения, <text:span text:style-name="T19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9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95">тут же</text:span> разворачивается, приобретая формы…. </text:p>
      <text:p text:style-name="Text_20_body">Помимо прочего, что Спектро <text:span text:style-name="T19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93">сможет</text:span> <text:span text:style-name="T1">кто-нибудь</text:span> <text:span text:style-name="T19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10"><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26"><text:span text:style-name="T159">Что-то бродит по городу Дыма—собирает стройных девушек, милых и гладких как куклы, целыми пригоршнями. </text:span><text:span text:style-name="Emphasis"><text:span text:style-name="T159">Их жалобные крики… их жалобные кукло-крики…</text:span></text:span><text:span text:style-name="T15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62">миг</text:span><text:span text:style-name="T15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62">н</text:span><text:span text:style-name="T159">ду про</text:span><text:span text:style-name="T162">с</text:span><text:span text:style-name="T159">ыпается бормочет что-то вроде «ёбаный дурдом» и вновь соскальзывает в сон. </text:span></text:p>
      <text:p text:style-name="Text_20_body"><text:span text:style-name="T15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9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96">сторонах</text:span>. Пока что-то не упадёт слишком близко, они в безопасности: в их чаще среб<text:span text:style-name="T19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96">доходит</text:span> что <text:span text:style-name="T19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97">уж оно такое</text:span>, <text:span text:style-name="T19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9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97">а окурки</text:span> затем, в ледяные чёрные утренние смены, <text:span text:style-name="T197">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98">относительно</text:span> физических <text:span text:style-name="T19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9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9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99">случилось </text:span>попада<text:span text:style-name="T199">ний</text:span> в определённый квадрат, шансы остаются теми же, какими они всегда и были. <text:span text:style-name="T199">Всякое</text:span> попадание независимо от <text:span text:style-name="T199">остальных</text:span>. Бомбы не собаки. Нет связи. Нет памяти. Нет <text:span text:style-name="T200">привитого рефлекса</text:span>. </text:p>
      <text:p text:style-name="Text_20_body">Сказать такое последователю Павлова. Это обычная самодово<text:span text:style-name="T20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0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0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0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01">с</text:span>клонился <text:span text:style-name="T20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0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0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0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01">ет</text:span> остатки её губной помады о его рубашку, мускулы, прикосновения, кожи <text:span text:style-name="T20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02">Пойнтсмена</text:span>, и от <text:span text:style-name="T202">Пойнтсмен</text:span>овской… его <text:span text:style-name="T20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0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0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02">в </text:span>сам<text:span text:style-name="T202">ой</text:span> мерзк<text:span text:style-name="T202">ой манере</text:span>, как<text:span text:style-name="T202">ую только</text:span> он знает,– это, девонька, зависит от того <text:span text:style-name="T20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0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11"><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27">(1) </text:p>
      <text:p text:style-name="P416">ВЗ Палата Абреакции</text:p>
      <text:p text:style-name="P416"><text:soft-page-break/>Госпиталь Св. Вероники </text:p>
      <text:p text:style-name="P416"><text:span text:style-name="T203">Б</text:span>ончеплгейт, Е1 </text:p>
      <text:p text:style-name="P416">Лондон, Англия </text:p>
      <text:p text:style-name="P416">Зима 1944 </text:p>
      <text:p text:style-name="P431">Парнишке из Кеноши </text:p>
      <text:p text:style-name="P431">Общая Почта </text:p>
      <text:p text:style-name="P431">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24">лейт. Тайрон Слотроп </text:p>
      <text:p text:style-name="Text_20_body"/>
      <text:p text:style-name="P416">Общая Почта </text:p>
      <text:p text:style-name="P416">Кеноша, Виск., США </text:p>
      <text:p text:style-name="P416">несколькими днями позже </text:p>
      <text:p text:style-name="P431">Тайрону Слотропу, Эскв. </text:p>
      <text:p text:style-name="P431">ВЗ Палата Абреакции </text:p>
      <text:p text:style-name="P431">Госпиталь Св. Вероники </text:p>
      <text:p text:style-name="P431"><text:span text:style-name="T204">Б</text:span>ончеплгейт, Е1 </text:p>
      <text:p text:style-name="P431">Лондон, Англия </text:p>
      <text:p text:style-name="Text_20_body"><text:tab/>Дорогой м-р Слотроп: </text:p>
      <text:p text:style-name="Text_20_body">Такого не случалось. </text:p>
      <text:p text:style-name="P430">Парнишка из Кеноши </text:p>
      <text:p text:style-name="P430"/>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0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09">нишка</text:span> из Кеноши и на секунду не подумал бы, что ты… </text:p>
      <text:p text:style-name="Text_20_body"><text:line-break/>(3.1) Старший (изумлённо): Тебя? Никогда! Да, чтоб Пар<text:span text:style-name="T20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09">смиренный</text:span> голос маленького Тайрона Слотропа, с тех пор восславляемого в легендах и песнях, раздался пробиваясь вверх к вниманию Парн<text:span text:style-name="T209">ишки</text:span>: – «Ты никогда не делал этого, Пар<text:span text:style-name="T209">нишка</text:span> из Кеноши!» </text:p>
      <text:p text:style-name="Text_20_body">Все эти варианты текста «Ты никогда не делал Парн<text:span text:style-name="T20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09">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09">голубчик</text:span>, Форестхилского жеребёнка, <text:span text:style-name="T209">голубчик</text:span>. (Отсюда затихая…) Ларедского ягнёнка. <text:span text:style-name="T209">Голубчик</text:span>. О-го. Погоди. Что такое, Слотроп? Ты никогда не делал парня из Кеноши. Очнись, Слотроп.</text:p>
      <text:p text:style-name="P336"/>
      <text:p text:style-name="P336">Мой кулак уже торчком, </text:p>
      <text:p text:style-name="P336">Не злись,</text:p>
      <text:p text:style-name="P336">Запишись, </text:p>
      <text:p text:style-name="P336">Вва-ли, Слотроп! </text:p>
      <text:p text:style-name="P336"/>
      <text:p text:style-name="P336">Джексон, это похуй мне, </text:p>
      <text:p text:style-name="P336">Покажь свой значок, что был на войне,</text:p>
      <text:p text:style-name="P336">Вва-ли, Слотроп! </text:p>
      <text:p text:style-name="P336"><text:soft-page-break/></text:p>
      <text:p text:style-name="P336">Меня тут не любят, не могут понять, </text:p>
      <text:p text:style-name="P336">Лишь ищут куда бы ещё послать…. </text:p>
      <text:p text:style-name="P336">Голову мне продырявь, провода в мозги мне вставь, </text:p>
      <text:p text:style-name="P336">Вену проткни иглой, </text:p>
      <text:p text:style-name="P336">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0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36">Этот ритм словил меня, </text:p>
      <text:p text:style-name="P336">О, бэби, этта свинг, свинг, свинг! </text:p>
      <text:p text:style-name="P336">Ей-ей, меня словил, </text:p>
      <text:p text:style-name="P336">Прикинь, весь-целый-мир-вокруг поёт, </text:p>
      <text:p text:style-name="P336">Я в жизни не слыхал столь-сладких-звуков, </text:p>
      <text:p text:style-name="P336">Таких нет даже за углом, на Бейсин-Стрит, </text:p>
      <text:p text:style-name="P336">И в этом ритме, крошка, мы будем делать </text:p>
      <text:p text:style-name="P337">Свинг, свинг, свинг,</text:p>
      <text:p text:style-name="P337">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06">ются по полной</text:span>, глаза <text:span text:style-name="T207">на лоб лезут</text:span>, <text:span text:style-name="T207">над</text:span><text:span text:style-name="T78">ы́</text:span><text:span text:style-name="T207">хаешься</text:span> этай <text:s/>дури <text:span text:style-name="T207">аж</text:span> мазги <text:span text:style-name="T20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10">п</text:span>пке джазменов на возвышении. Голоса из восточных частных школ, выговарива<text:span text:style-name="T210">ют</text:span> «жопа» чуть округляют губы и <text:span text:style-name="T21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1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10">лакированном</text:span>, где-то по<text:span text:style-name="T210">вытертом</text:span> губами, эти мелкие серебряные зёрнышки распоясываются по ходу спуска гармошки в белокаменную шейку матки и в ночь за <text:span text:style-name="T21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1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08">лилипуточным</text:span> голос<text:span text:style-name="T20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10">х</text:span> программ<text:span text:style-name="T210">ах</text:span>, в своё время просочится <text:span text:style-name="T210">и </text:span>в <text:span text:style-name="T21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10">такое</text:span> тебе как раз и <text:span text:style-name="T21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1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1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11">А</text:span>х, ты <text:span text:style-name="T21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28">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12">гарвардскому</text:span> приятелю из числа его знакомых. Какая-то часть, конечно же, должна быть негритянским говном, но оно всё такое похожее. <text:span text:style-name="T21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1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1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1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38">Сквозь унитаз, <text:span text:style-name="T212">ты </text:span>взгляни на меня,</text:p>
      <text:p text:style-name="P338">Вот дурак попался,</text:p>
      <text:p text:style-name="P338">Хоть бы не начали ссать </text:p>
      <text:p text:style-name="P338">Дирли тирли трали рался </text:p>
      <text:p text:style-name="P38"/>
      <text:p text:style-name="Text_20_body">И в ту <text:span text:style-name="T21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1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13">саданул</text:span>, тёмный как холодный говяжий студень, по его позвоночнику, <text:soft-page-break/><text:span text:style-name="T21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1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1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1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39">Уже не помнишь Красного Малкольма, что наверху остался, </text:p>
      <text:p text:style-name="P339">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13">с</text:span>плетений древесины в конюшне—брусья, косяки, стойки сто<text:span text:style-name="T213">й</text:span>л, перекладины ясл<text:span text:style-name="T21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40">Средь Долины Красной Реки <text:s/>говорят, <text:span text:style-name="T219">в этот раз</text:span></text:p>
      <text:p text:style-name="P342"><text:span text:style-name="T214">П</text:span>оток снёс тебя <text:span text:style-name="T214">в</text:span> унитаз— </text:p>
      <text:p text:style-name="P340">Присядь, отдохни, <text:span text:style-name="T214">хвост держи пистолетом,</text:span> </text:p>
      <text:p text:style-name="P340">Канализации близок конец, </text:p>
      <text:p text:style-name="P340">Держись, молодец, </text:p>
      <text:p text:style-name="P341">На всём свете этом</text:p>
      <text:p text:style-name="P340">Не най<text:span text:style-name="T214">ти</text:span> крепче говна, </text:p>
      <text:p text:style-name="P340">Чем на </text:p>
      <text:p text:style-name="P340">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1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40">Одного в Сан Берду бандитика,</text:p>
      <text:p text:style-name="P340"><text:span text:style-name="T214">К</text:span>итайчонка <text:span text:style-name="T214">о</text:span>дного, что с<text:span text:style-name="T214">линял</text:span> с железной дороги,</text:p>
      <text:p text:style-name="P340">Одного с триппер<text:span text:style-name="T214">к</text:span>ом, с зобом <text:span text:style-name="T215">одного</text:span>, </text:p>
      <text:p text:style-name="P340">Одного в последней стадии прока-з<text:span text:style-name="T214">ы</text:span>, </text:p>
      <text:p text:style-name="P340">Зато с широким тазом,</text:p>
      <text:p text:style-name="P340">Хромого на левую, хромого на правую, </text:p>
      <text:p text:style-name="P340">Хромого на обе ноги, всех будет три! </text:p>
      <text:p text:style-name="P340">Одного гом<text:span text:style-name="T214">осе</text:span>ка, даже лесбу одну, </text:p>
      <text:p text:style-name="P340">Одного негришку, одного евреишку, </text:p>
      <text:p text:style-name="P340">Одного краснокожего с бизоном одним, </text:p>
      <text:p text:style-name="P340">И охотника на бизонов из Нью Мексико </text:p>
      <text:p text:style-name="P340"/>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1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1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1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1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1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12"><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17">«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29">—Проф. Д-р Ласло Джамф, «Криптосем» (рекламная брошюра) Агфа, Берлин, 1934</text:p>
      <text:p text:style-name="Text_20_body"/>
      <text:p text:style-name="Text_20_body"><text:span text:style-name="T220">Набросок</text:span> на плотной кремовой бумаге под чёрно-буквенным штампом GEHEIME KOMMANDOSACHE, весьма подробно передающий, чернилом и ручкой, <text:span text:style-name="T22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2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20">л</text:span>ись отсле<text:span text:style-name="T220">дит</text:span>ь всё, что он смотрел или читал достигнув полового созревания… иначе, откуда ещё могли Они знать? </text:p>
      <text:p text:style-name="Text_20_body">– Тсс,– шеп<text:span text:style-name="T220">чет</text:span> она, её пальцы ласкают её длинные оливковые ляжки, обнажённые груди выпирают через верх<text:span text:style-name="T22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20">так</text:span> и по<text:span text:style-name="T22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2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20">указано</text:span> время, мест<text:span text:style-name="T22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2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24">was tust du für die front, für den sieg? was hast du heute für deutschland getan?</text:span> В «Белом Посещении» по стенам пи<text:span text:style-name="T221">шет</text:span> лёд. Граффити льда в пасмурный день остекля<text:span text:style-name="T22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21">как</text:span> <text:span text:style-name="T221">под</text:span>свет<text:span text:style-name="T22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21">кого</text:span> стил<text:span text:style-name="T221">я</text:span> в его унизительной и сумрачной ложбине, это единственный вид: аббатство, <text:span text:style-name="T22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21">го</text:span> <text:span text:style-name="T221">утёса</text:span>, волосы и госпитальный халат трепещут на ветру, <text:span text:style-name="T221">над</text:span> раскинувш<text:span text:style-name="T221">ей</text:span>ся на мили ширь<text:span text:style-name="T221">ю</text:span> южного побережья, бледный мел <text:span text:style-name="T22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2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2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22">в</text:span> направлени<text:span text:style-name="T222">и</text:span> «Белого Посещения» в любой час ночи, тихие как шхуны, моторы приглушены—чёрные машины без хрома, что о<text:span text:style-name="T222">т</text:span>блескивали <text:s/>свет<text:span text:style-name="T22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2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22">прокладывал</text:span> путь из обтрёпанных динамиков беспроволочных приёмников <text:span text:style-name="T222">к</text:span> английски<text:span text:style-name="T222">м</text:span> мечт<text:span text:style-name="T222">ам</text:span>, <text:span text:style-name="T22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22">такие</text:span> зелёные <text:s/>в <text:s/>потоках <text:span text:style-name="T222">солнца</text:span>, окаймляющие южные склоны <text:span text:style-name="T222">вдоль </text:span>долины Рейна, ночь в дыму камвольных кабаре столицы, подтяжки с оборочками словно <text:span text:style-name="T222">две </text:span>косы <text:span text:style-name="T22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23">им</text:span>-то <text:span text:style-name="T22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2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2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2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2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2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24">а</text:span> удалённой мозговой ткани, <text:span text:style-name="T224">с </text:span>дат<text:span text:style-name="T224">ами</text:span> и час<text:span text:style-name="T22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31">С</text:span>луж<text:span text:style-name="T23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6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64">добился его</text:span><text:span text:style-name="T163"> назнач</text:span><text:span text:style-name="T164">ения</text:span><text:span text:style-name="T16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2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27">где</text:span> прикипе<text:span text:style-name="T227">л</text:span> к определённой точке в комбинаторном анализе, излюбленно<text:span text:style-name="T227">му</text:span> времяпрепровождени<text:span text:style-name="T227">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27">Б</text:span>ригадный <text:span text:style-name="T22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2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2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1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57">интерфейс</text:span><text:span text:style-name="T21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15">Вспоминая Брайтон</text:span></text:span><text:span text:style-name="T21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15">– Эт-от старык </text:span><text:span text:style-name="T57">н</text:span><text:span text:style-name="T215">е име-эт </text:span><text:span text:style-name="T57">стыд</text:span><text:span text:style-name="T21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16">сам знаешь</text:span><text:span text:style-name="T21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1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16">самого</text:span><text:span text:style-name="T215">—ве! что это? беф </text:span><text:span text:style-name="Emphasis"><text:span text:style-name="T215">rissolé?</text:span></text:span><text:span text:style-name="T215"> фаршированный беф </text:span><text:span text:style-name="Emphasis"><text:span text:style-name="T215">rissolé?</text:span></text:span><text:span text:style-name="T21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16">е</text:span><text:span text:style-name="T215">)—ни один из этих странных, очень странных овощных </text:span><text:span text:style-name="Emphasis"><text:span text:style-name="T215">rissolé </text:span></text:span><text:span text:style-name="T21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15">Таймз </text:span></text:span><text:span text:style-name="T215">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1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15">Führer</text:span></text:span><text:span text:style-name="T21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2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2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3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30">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1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17">д</text:span><text:span text:style-name="T21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17">те</text:span><text:span text:style-name="T21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15">Homo Monstrosus</text:span></text:span><text:span text:style-name="T21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13"><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18">А будешь ерепениться, пошлём тебя обратно к д-ру Джамфу! </text:p>
      <text:p text:style-name="P418">Джамф привил ему рефлекс, и выбросил стимул. </text:p>
      <text:p text:style-name="P418">Похоже д-р Джамф сегодня проверял твою пипетку, а? </text:p>
      <text:p text:style-name="P426">—Нейл Носпикер 50,000 Оскорблений, § 6.72 </text:p>
      <text:p text:style-name="P426"><text:soft-page-break/>«Невежа Недоросль», Найлан Смит Прес,</text:p>
      <text:p text:style-name="P426">Кембридж (Массач.) 1933 </text:p>
      <text:p text:style-name="P426"/>
      <text:p text:style-name="Text_20_body"><text:span text:style-name="T124">Падинг</text:span>: Но не слишком ли это— </text:p>
      <text:p text:style-name="Text_20_body"><text:span text:style-name="T124">Пойнтсмен</text:span>: Сэр? </text:p>
      <text:p text:style-name="Text_20_body"><text:span text:style-name="T124">Падинг</text:span>: Разве это не <text:span text:style-name="T232">подло</text:span>, Пойнтсмен? Так вот вмешиваться в сознание другого человека? </text:p>
      <text:p text:style-name="Text_20_body"><text:span text:style-name="T124">Пойнтсмен</text:span>: Генерал, мы просто присоединяемся к длинному ряду экспериментов и изучения. Гавардский Университет, Армия США? Вряд ли это <text:span text:style-name="T233">подлые</text:span> заведения. </text:p>
      <text:p text:style-name="Text_20_body"><text:span text:style-name="T124">Падинг</text:span>: Мы не можем, Пойнтсмен, это зверство </text:p>
      <text:p text:style-name="Text_20_body"><text:span text:style-name="T124">Пойнтсмен</text:span>: Но американцы уже им занимались! разве не ясно? <text:span text:style-name="T233">М</text:span>ы с<text:span text:style-name="T233">же не с</text:span>овраща<text:span text:style-name="T233">ем</text:span> девственницу, или что— </text:p>
      <text:p text:style-name="Text_20_body"><text:span text:style-name="T124">Падинг</text:span>: <text:span text:style-name="T233">Выходит,</text:span> <text:span text:style-name="T233">будем</text:span> делать это потому, что американцы <text:span text:style-name="T23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3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33">со </text:span>сво<text:span text:style-name="T233">им</text:span> <text:span text:style-name="T233">Крошкой</text:span> Тайрон<text:span text:style-name="T233">ом </text:span>относительно <text:span text:style-name="T233">его </text:span>младенческого полового рефлекса. <text:span text:style-name="T233">Т</text:span>от год <text:span text:style-name="T233">отмечен приездом </text:span>Джамф<text:span text:style-name="T233">а</text:span> <text:span text:style-name="T233">в</text:span> Гарвард, <text:span text:style-name="T233">куда он </text:span><text:s/>прибы<text:span text:style-name="T233">л</text:span> из Дармштадта. Это было <text:span text:style-name="T234">на</text:span> начальной <text:span text:style-name="T234">стадии</text:span> его карьеры, прежде, чем <text:span text:style-name="T23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34">за </text:span>одн<text:span text:style-name="T23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3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34">а</text:span> из трёх показателей, но тот пребывал ещё на стадии <text:span text:style-name="T234">разработки</text:span>. </text:p>
      <text:p text:style-name="Text_20_body"><text:span text:style-name="T234">Другое дело</text:span> эрекция, <text:span text:style-name="T23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3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40">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34">ли</text:span>ться <text:span text:style-name="T235">за предположенный период</text:span> сведения рефлекса к нулю. <text:span text:style-name="T23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35">частичное</text:span> подавление <text:span text:style-name="T234">вне</text:span> предел<text:span text:style-name="T234">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35">Уг</text:span>асил ли <text:span text:style-name="T235">его</text:span> д-р Джамф <text:span text:style-name="T235">всего лишь</text:span> до нуля—дожда<text:span text:style-name="T235">вшись</text:span> пока ребёнок стал показывать нулевые эрекции на стимул х, и прекратил на этом? Может он забыл—или проигнорировал—«<text:span text:style-name="T235">частичное</text:span> подавление <text:span text:style-name="T234">вне</text:span> предел<text:span text:style-name="T234">ов</text:span> нуля»? Если проигнорировал, то почему? Что может <text:span text:style-name="T23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35">Крошку</text:span> Тайрона—<text:span text:style-name="T235">то, как в случае с о</text:span>ткрыти<text:span text:style-name="T235">ем</text:span> Нового Света, разные люди сочли, что они открыли разные вещи. </text:p>
      <text:p text:style-name="Text_20_body">Роджер Мехико <text:span text:style-name="T235">полагает</text:span> это статистической странностью. Однако, он чувствует теперь некое <text:span text:style-name="T235">п</text:span>отрясение основ <text:span text:style-name="T235">данной</text:span> дисциплины, причём более сильное, чем позволительно колебать их <text:span text:style-name="T235">какой-то</text:span> странности. Странно, странно, странно—вдумайтесь в само слово: это взрывное «т» вслед за «с», переходит—<text:span text:style-name="T235">вне</text:span> предело<text:span text:style-name="T235">в</text:span> своего нуля—в иную область. Конечно, ты не переходишь. Но ты понимаешь, умом, <text:span text:style-name="T236">что</text:span><text:span text:style-name="Emphasis"> надо</text:span> <text:span text:style-name="T23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36">им образом</text:span>, если вообще как<text:span text:style-name="T236">им-то</text:span>, <text:span text:style-name="T236">связано</text:span> это <text:span text:style-name="T236">с</text:span> секс<text:span text:style-name="T236">ом</text:span>. </text:p>
      <text:p text:style-name="Text_20_body">Но Эдвин Трикл, самый фрейди<text:span text:style-name="T23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3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3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3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36">снимков</text:span>, которые Теди Блот <text:span text:style-name="T236">сделал</text:span> с карты Слотропа, были спроецированы на Роджерову и обе картинки, девушки-звёзды и кружочки ракетны<text:span text:style-name="T236">х</text:span> удар<text:span text:style-name="T23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36">довольно</text:span> <text:span text:style-name="T236">в</text:span>скор<text:span text:style-name="T236">е</text:span>, <text:s/>через <text:span text:style-name="T236">пару дней</text:span>, либо задержаться <text:s/>надолго, <text:span text:style-name="T236">до</text:span> десят<text:span text:style-name="T23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3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37">а</text:span>, в порнографии и у проституток, возможно <text:span text:style-name="T23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37">всё же </text:span>намёк под самым нашим носом у нас не хватает ума, или смелости, заметить?… </text:p>
      <text:p text:style-name="Text_20_body">Но, если это <text:span text:style-name="T237">нечто </text:span>в воздухе, прямо тут, прямо сейчас, тогда ракеты следуют <text:span text:style-name="T237">ему</text:span>, в 100% случаев. Без исключений. Обнаружив его, мы снова докажем железную детерминированность всего, <text:span text:style-name="T237">для </text:span>каждой души. <text:span text:style-name="T237">Это о</text:span>ста<text:span text:style-name="T237">вит</text:span> слишком мало места для каких-<text:span text:style-name="T237">либо</text:span> надежд вообще. Сами понимаете, насколько важным <text:span text:style-name="T237">станет</text:span> <text:span text:style-name="T23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3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38">а</text:span>я масс<text:span text:style-name="T23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3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38">про</text:span>след<text:span text:style-name="T238">овав </text:span>за клубком тринадцать лет, он начинает кружить <text:span text:style-name="T23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3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39">тылок</text:span>, жуткие пенисы торчком, неорганич<text:span text:style-name="T239">ны</text:span>е, как и их глаза, что поблескивают инеем, или пластинками слюды, но не вожделением, и не к нему. Для них существует лишь работа…. </text:p>
      <text:p text:style-name="P229">–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4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41">у</text:span>виде<text:span text:style-name="T241">в</text:span> белые преграды сквозь туман, <text:s/><text:span text:style-name="T24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41">ающ</text:span>ая мозаика смотреть наружу в Пустыню… вне охранительного города… понятна лишь тем, кто отправляется вне… глаза вдал<text:span text:style-name="T24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4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41">для </text:span>себ<text:span text:style-name="T24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42">быть</text:span> до конца жизни пациента, от всяких идей, чувств, самокритики, <text:span text:style-name="T24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4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4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4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43">уме</text:span>ет полностью их найти. <text:span text:style-name="T243">С</text:span>леды <text:span text:style-name="T243">их </text:span>заполнились льдом и чуть позже были унесены в море. </text:p>
      <text:p text:style-name="P307"><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30"><text:soft-page-break/>По тихому, скрытно от неё, камера следит как она движется, <text:span text:style-name="T245">пред</text:span>намеренно никуда, по комнатам, длинноногая, <text:span text:style-name="T245">с </text:span>подростков<text:span text:style-name="T245">ой</text:span> шир<text:span text:style-name="T245">иной</text:span> и присутуленность<text:span text:style-name="T245">ю</text:span> плеч, волосы не <text:span text:style-name="T24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4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45">из</text:span> <text:span text:style-name="T24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4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4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4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45">в</text:span> его понятия<text:span text:style-name="T24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4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4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4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4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46">За</text:span> отражени<text:span text:style-name="T246">я</text:span>, которые она видит в зеркале, Катье тоже удостаивается удовлетворённости оператора, но ей известно то, ч<text:span text:style-name="T24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47">оч</text:span>ка пятн<text:span text:style-name="T247">ист</text:span>ых трещин, а в его ночном дыхании, в тёмной печи его самого, навсегда <text:span text:style-name="T24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4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5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4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47">добавлен </text:span>Миполам, новый поливиниловый хлорид… крохотные кусочки лезвия бритвы топорщ<text:span text:style-name="T247">атся</text:span> из жизнеподобной розовой влажности, сотнями, о которые Катье, стоя на коленях, <text:span text:style-name="T24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48">по всей</text:span> его светл<text:span text:style-name="T248">ой</text:span> кож<text:span text:style-name="T248">е</text:span> пятна послеполуденн<text:span text:style-name="T248">ого </text:span>блес<text:span text:style-name="T248">ка</text:span> синтетически оранжев<text:span text:style-name="T24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4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48">даже </text:span>сдержать дыхание, на минуту <text:span text:style-name="T248">по</text:span>чувств<text:span text:style-name="T248">овав</text:span> учащённое биенье <text:span text:style-name="T24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48">та</text:span>ли». Унижение пойдёт на пользу пареньку по утрам в расположении, в строю его батареи возле <text:span text:style-name="Emphasis">Schußstelle 3</text:span>, где когда-то <text:span text:style-name="T261">неистово проносились </text:span><text:s/>лошади перед <text:span text:style-name="T26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4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4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48">открыто</text:span> они не обсуждают это, похоже, Катье, Готфрид и Капитан Блисеро <text:span text:style-name="T24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4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49">лишь</text:span> топливо и окислитель. Но Капитан Блисеро с трепе<text:span text:style-name="T24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49">ючено</text:span>—<text:span text:style-name="T249">за</text:span>част<text:span text:style-name="T249">ую</text:span> ракеты, <text:span text:style-name="T249">свихнувшись</text:span>, разворачиваются куда попадя с жутким ржанием в небе, разворачиваются и падают, каждая согласно своему <text:span text:style-name="T24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4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4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4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4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5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50">ее </text:span>бумаг<text:span text:style-name="T25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50">ине</text:span> сердц<text:span text:style-name="T25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50">из</text:span> всех в<text:span text:style-name="T250">ероят</text:span>ных подталкивани<text:span text:style-name="T25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51">вызвал</text:span> эха <text:span text:style-name="T251">у</text:span> Судьбы безгласной.... Это он, Блисеро, взбирается на гору, как и взбирался почти уже 20 лет, задолго до того как принял <text:span text:style-name="T25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51">из </text:span>форм Восточного фронта) в баре, на улице, в каком угодно тесном и неудобном костюме, тот безупречно реагировал на футбольный мяч, <text:span text:style-name="T251">когда</text:span> шутники, узнав его, <text:span text:style-name="T251">швыряли в него из</text:span> ниоткуда—бессмертное исполнение! один из тех импровизированных ударов, <text:span text:style-name="T251">до того</text:span> невозможно высоких, так чётко параболичных, мяч взмывает на мили вверх, чтобы <text:span text:style-name="T251">скользнуть</text:span> точн<text:span text:style-name="T251">ёхоньк</text:span>о меж двух высоких, фалличных электрических колонн Ufa-театра на Фридрихштрассе… он мог удерживать мяч на голове <text:span text:style-name="T251">вдоль</text:span> нескольк<text:span text:style-name="T25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51">ывник</text:span>, уже пушечное мясо, бледный свет бара <text:span text:style-name="T251">лоится</text:span> поперёк его коротко остриженного черепа—«это рефлексы, понимаешь… Не я… Просто рефлексы». Когда же начал<text:span text:style-name="T25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51">в которых таятся</text:span> не менее загадочны<text:span text:style-name="T251">е</text:span> гост<text:span text:style-name="T251">и</text:span>, чужак<text:span text:style-name="T251">и</text:span>, иногда не менее причудливы<text:span text:style-name="T251">е</text:span>, чем дар всегда оказываться там, где нет взрывов… кто-нибудь из <text:span text:style-name="T1">них</text:span>, это<text:span text:style-name="T254">го</text:span> сырь<text:span text:style-name="T254">я</text:span>, «<text:span text:style-name="T25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52">Чересчур уж состарился</text:span>, грипп <text:s/>проходит не <text:span text:style-name="T252">так уже</text:span> быстро, живот может скрутить иногда на весь день, глаза ощутимо слепее с каждой <text:span text:style-name="T25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52">нулась бы</text:span>, навсегда. Всё прочее лишь любовная игра перед актом. </text:p>
      <text:p text:style-name="P255">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5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5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5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62">Страной</text:span>-<text:span text:style-name="T256">Боли</text:span>, стали сов<text:span text:style-name="T25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56">х</text:span> белым песком <text:span text:style-name="T25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5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56">для</text:span> обеспеч<text:span text:style-name="T256">ения</text:span> точно<text:span text:style-name="T25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24">in hoc signo vinces</text:span></text:span><text:span text:style-name="T12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5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43"><text:span text:style-name="Emphasis">Bringt doch der Wanderer auch vom Hange des Bergrands nicht eine </text:span></text:p>
      <text:p text:style-name="P343"><text:span text:style-name="Emphasis">Hand voll Erde ins Tal, die alle unsägliche, sondern ein erworbenes </text:span></text:p>
      <text:p text:style-name="P343"><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5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5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57">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5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5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77">о́</text:span>том пропахшей шерсти, сдерживая напряжённый смех, <text:span text:style-name="T25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5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5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5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5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6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6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6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6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6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45">ic heb u liever dan ên everswîn, </text:p>
      <text:p text:style-name="P344"><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6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08"><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31">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6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6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6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6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6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64">и</text:span> Остином нашли давны<text:span text:style-name="T264">м</text:span>-давно <text:span text:style-name="T26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6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6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6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6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6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6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64">яка</text:span> это <text:span text:style-name="T26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65">защёлка</text:span>, кольцо и всё прочее, одна из серии патриотических сластей выпущенных <text:span text:style-name="T265">до того как</text:span> сахар стал таким дефицитом, <text:span text:style-name="T265">наряду</text:span>, как он определил заглянув в банку, <text:span text:style-name="T26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6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6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65">е</text:span> с короткими рукавами. Испарения бензоина проникают <text:span text:style-name="T265">ему в</text:span> мозг. Голова плывёт кругом в нимбе из<text:span text:style-name="T26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6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6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66">ми</text:span> эбонитовы<text:span text:style-name="T266">ми</text:span> напёрстк<text:span text:style-name="T266">ами</text:span> из прошлого столетия, <text:span text:style-name="T266">за </text:span>шпильк<text:span text:style-name="T266">ам</text:span>и, част<text:span text:style-name="T266">ям</text:span>и клапанов, резьбовы<text:span text:style-name="T266">ми</text:span> запчаст<text:span text:style-name="T266">ям</text:span>и от непонятных музыкальных инструментов, радиодетал<text:span text:style-name="T26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6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6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6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6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09"><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32">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68">бьёт в</text:span> стенку его груди… –«Ооо»,– вырвалось у неё и она потянулась обнять его, отбросив всякую сдержанность, открыта, <text:span text:style-name="T268">вся </text:span>дрожа, пока они прижимались друг к другу. <text:span text:style-name="T268">Позже</text:span> она ему рассказывала, что как только он взял её руку в тот вечер, она кончила. И первый раз, когда он прикоснулся к её пизде, <text:span text:style-name="T268">при</text:span>стисну<text:span text:style-name="T268">л</text:span> мягкую пизду Джессики <text:span text:style-name="T268">сквозь</text:span> её трусики, дрожь <text:span text:style-name="T268">снова</text:span> началась высоко меж её ляжек, охватывая <text:span text:style-name="T26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68">В ходе этого</text:span>, свет для <text:span text:style-name="T26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6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68">вот</text:span> ощущение. Резко вверх до уровня кожи, выплёскиваясь <text:span text:style-name="T268">из</text:span> его соск<text:span text:style-name="T26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6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69">Поб</text:span>ывала ли когда-нибудь его <text:span text:style-name="T26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69">ся</text:span>т <text:span text:style-name="T26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6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7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69">О</text:span>щути<text:span text:style-name="T269">в</text:span> как его первые тёплые вздохи к<text:span text:style-name="T26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70">обмягчившийся</text:span> хуй млеет, свисая <text:span text:style-name="T270">через</text:span> его ляжк<text:span text:style-name="T27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7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70">е</text:span> как-то втиснуты все в высоко закреплённую кабину и поголовно уставились вниз,<text:span text:style-name="T270"> из</text:span> <text:span text:style-name="T270">своей</text:span> поросячьей возн<text:span text:style-name="T270">и</text:span> по свиноматке, для лучшего обзора, глаза вылуплены, смуглые, слюна каплет <text:span text:style-name="T270">с</text:span> губ, <text:span text:style-name="T270">этого </text:span>представления его Джессики Свонлейк со скандально голой грудью и его самого пытающегося притормозить и отстать от грузовика—да <text:span text:style-name="T27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71">ка</text:span> об<text:span text:style-name="T271">гона</text:span> и <text:span text:style-name="T1">впрямь</text:span> покажется подозрительны<text:span text:style-name="T27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71">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7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71">уж</text:span>—ну, вот, как раз тут, под затылком его шишковатой головы как у десятилетнего мальчика. Она его целует вверх и вниз кисло солён<text:span text:style-name="T271">ого</text:span> кусоч<text:span text:style-name="T27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71">не разодрать</text:span>, и с длинным <text:soft-page-break/>светло-каштановым волосом впутавшимся ему в рот. Это явно не его волос. И ни кого-<text:span text:style-name="T271">нибудь</text:span> <text:span text:style-name="T27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7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7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72">которое</text:span> её призрачная любовь смогла протолкнуть на эту сторону, к единственному кто что-то значил.... Один такой <text:span text:style-name="T27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72">на </text:span>чуть <text:span text:style-name="T272">попозже</text:span>, так и <text:span text:style-name="T272">подмывало</text:span> оглянуться через плечо, или даже просто в, в старое зеркало, знаешь, <text:span text:style-name="T27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5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7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72">по</text:span> зеркала<text:span text:style-name="T27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33">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7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74">ет</text:span>, что <text:span text:style-name="T27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7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78">o</text:span> <text:span text:style-name="Emphasis">зреющим нарывом посреди города</text:span>… но <text:span text:style-name="T27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75">ведавшего,</text:span> пока не прошло, <text:span text:style-name="T275">как</text:span> ясно он <text:span text:style-name="T275">понимает</text:span> честную половину своей жизни, которой сейчас была Джессика, <text:span text:style-name="T275">как</text:span> фанатично должна его мать Война <text:span text:style-name="T275">возмущаться</text:span> её красот<text:span text:style-name="T275">ой,</text:span> её нахальн<text:span text:style-name="T275">ым</text:span> безразличие<text:span text:style-name="T275">м</text:span> к <text:span text:style-name="T275">догмам</text:span> смерти, в которые он <text:span text:style-name="T275">совсем</text:span> недавно <text:span text:style-name="T275">верил</text:span>—её не<text:span text:style-name="T276">одоли</text:span>м<text:span text:style-name="T276">ой</text:span> надежд<text:span text:style-name="T27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29">,</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7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47"><text:span text:style-name="Emphasis"><text:span text:style-name="T129">In dulci jubilo </text:span></text:span></text:p>
      <text:p text:style-name="P347"><text:span text:style-name="Emphasis"><text:span text:style-name="T129">Nun singet und seid froh! </text:span></text:span></text:p>
      <text:p text:style-name="P347"><text:span text:style-name="Emphasis"><text:span text:style-name="T129">Unsers Herzens Wonne </text:span></text:span></text:p>
      <text:p text:style-name="P347"><text:span text:style-name="Emphasis"><text:span text:style-name="T129">Leit in</text:span></text:span><text:span text:style-name="Emphasis"> praesipio, </text:span></text:p>
      <text:p text:style-name="P347"><text:span text:style-name="Emphasis"><text:span text:style-name="T129">Leuchtet vor die Sonne </text:span></text:span></text:p>
      <text:p text:style-name="P347"><text:span text:style-name="Emphasis"><text:span text:style-name="T129">Matris in gremio</text:span></text:span><text:span text:style-name="Emphasis">. </text:span></text:p>
      <text:p text:style-name="P347"><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34"><text:span text:style-name="T297">Сочельником веет </text:span><text:s/>с моря, <text:span text:style-name="T279">оно</text:span> сегодня на закате сияло зеленью и гладью, как стекло насыщенное железом: <text:span text:style-name="T279">веет</text:span> каждый день на нас, вс<text:span text:style-name="T279">е</text:span> неб<text:span text:style-name="T279">еса</text:span> <text:span text:style-name="T279">вышние</text:span> брюхатится святыми и тонкими <text:span text:style-name="T279">фанфарами</text:span> глашатаев. Ещё один год свадебных платьев, <text:span text:style-name="T279">что застряли</text:span> в сердце зимы, <text:span text:style-name="T279">по прежнему</text:span> невостребованны<text:span text:style-name="T279">ми</text:span>, <text:span text:style-name="T279">так и</text:span> висят себе тихими атласными рядами, <text:span text:style-name="T279">сборочки</text:span> белы<text:span text:style-name="T279">х</text:span> вуал<text:span text:style-name="T279">ей</text:span> начинают желтеть, и только <text:span text:style-name="T279">лишь </text:span>чуть всколыхиваются, когда <text:span text:style-name="T279">ты </text:span>проходишь мимо, зритель… гость <text:span text:style-name="T279">во </text:span>всех тупик<text:span text:style-name="T279">ах</text:span> города.... Уловив в платьях собственное отраженье пару раз, <text:s/>пол<text:span text:style-name="T279">увозникающее</text:span> из тени, <text:span text:style-name="T279">просто</text:span> лишь смазано яркие цвета по <text:span text:style-name="Emphasis">peau de soie</text:span>, <text:span text:style-name="T279">по</text:span>тянешься туда, где <text:span text:style-name="T27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79">ристойными</text:span> мыло<text:span text:style-name="T279">м и </text:span>пудрой. Однако, сердцем своим девственна, и в надеждах своих <text:span text:style-name="T279">тоже</text:span>. <text:span text:style-name="T280">И не рассчитывай на</text:span> ярко-швейцарск<text:span text:style-name="T280">ие</text:span> или кристал<text:span text:style-name="T280">ь</text:span>но-<text:span text:style-name="T280">хрустальные праздники</text:span>, но <text:span text:style-name="T280">на</text:span> тёмный, затянутый тучами день <text:span text:style-name="T280">со</text:span> снег<text:span text:style-name="T280">ом, что</text:span> валит пеленой за городом, пелена халатов зимы, мягких <text:span text:style-name="T280">среди</text:span> ноч<text:span text:style-name="T280">и</text:span>, почти безветренно дышащих <text:span text:style-name="T280">под боком</text:span>. На станциях города <text:span text:style-name="T280">возвратившиеся</text:span> из Индо-Китая <text:span text:style-name="T280">военно</text:span>пленные <text:s/>прогуливают свои <text:span text:style-name="T280">жутко</text:span> вы<text:span text:style-name="T280">пир</text:span>ающие кости, <text:span text:style-name="T280">невесомые</text:span> как тот соня, или сони на лике луны, среди колясок на хроме пружин, из чёрных шкур, гулких как барабаны, меж <text:span text:style-name="T28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81">холодок</text:span> ярки<text:span text:style-name="T281">х</text:span> облак<text:span text:style-name="T281">ов</text:span> среди запахов угля и пара, и <text:span text:style-name="T281">металло</text:span>пространства среди стоящих в очереди, бродящих, устало спящих, понаеха<text:span text:style-name="T28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8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81">ми</text:span> из посине<text:span text:style-name="T281">лых</text:span> орбит, сквозь головную боль, которую не может снять никакой Алазилс. Итальянцы-военнопленные бранятся из-под мешков с почтой, что <text:span text:style-name="T281">разбухают</text:span>, ежечасно прибывая с гулким эхом, <text:span text:style-name="T281">празднич</text:span>ной толщин<text:span text:style-name="T28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81">всерьёз</text:span> рассматривает вопрос <text:span text:style-name="T281">составления</text:span> списка Неприемлемых Песен, с таблатурой для укелеле, <text:span text:style-name="T281">в целях</text:span> облегч<text:span text:style-name="T281">ения</text:span> опознани<text:span text:style-name="T281">я. </text:span><text:s/>Их жизнерадостность и любовь к песням, <text:span text:style-name="T28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82">так что</text:span> они решили, сами по себе, придерживаться <text:soft-page-break/>профессионального итальянства, поглядыва<text:span text:style-name="T28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82">сгущается</text:span> женщинами, бесцельно… <text:span text:style-name="T28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8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82">там </text:span>крокет <text:span text:style-name="T282">по</text:span>среди зимы, им хочется полуот<text:span text:style-name="T282">ключившейся</text:span> воскресной сонливости опавших листьев усохшего сада. Если же подвернётся вдруг <text:span text:style-name="T282">бесшабашно свежий</text:span> <text:s/>мир, типа ябло<text:span text:style-name="T282">чка</text:span> сброшенно<text:span text:style-name="T282">го</text:span> ветром <text:span text:style-name="T282">под</text:span> ног<text:span text:style-name="T282">и</text:span>, ну, найдётся время как-нибудь приноровиться… Но <text:span text:style-name="T283">они разохотились на </text:span><text:s/>почти послевоенн<text:span text:style-name="T284">ую</text:span> роскош<text:span text:style-name="T284">ь</text:span> <text:span text:style-name="T284">в</text:span> эт<text:span text:style-name="T284">у</text:span> недел<text:span text:style-name="T284">ю</text:span>, купить набор <text:span text:style-name="T284">детского </text:span>электр<text:span text:style-name="T284">о</text:span>поезда, <text:span text:style-name="T284">и тем самым попытаться каждому озарить </text:span><text:s/>свой набор маленьких <text:span text:style-name="T284">важных лиц</text:span>, сгладить свою <text:span text:style-name="T285">отчуждённость</text:span>, <text:span text:style-name="T285">так</text:span> знакомы <text:span text:style-name="T285">по</text:span> фотографи<text:span text:style-name="T285">ям</text:span> все, <text:span text:style-name="T285">а теперь вот в</text:span> жизни, охи <text:span text:style-name="T285">и </text:span>ахи, но не сейчас, не здесь на станции, <text:span text:style-name="T285">любое из</text:span> самы<text:span text:style-name="T285">х нужных</text:span> движени<text:span text:style-name="T285">й</text:span>: Война <text:span text:style-name="T285">избегала</text:span> их, за<text:span text:style-name="T285">капыва</text:span>ла, эти <text:span text:style-name="T285">произвольные</text:span> губительные <text:span text:style-name="T28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86">из </text:span>деревенских в<text:span text:style-name="T286">е</text:span>сны и лета—они играли<text:span text:style-name="T286">сь</text:span> настоящими жестянками того же пирога—танки, истребители танков, дзоты, дредноуты розово-мясые, сине-жёлтые, <text:span text:style-name="T28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86">И вовсе не верой платят они</text:span>—<text:span text:style-name="T286">это выходит</text:span> само собой. Он явился Новый Младенец. В волшебную ночь <text:span text:style-name="T286">перед этим</text:span>, животные <text:span text:style-name="T286">за</text:span>гов<text:span text:style-name="T286">орят между собой</text:span>, а небо будет из молока. Бабушки и дедушки, которые каждую неделю ждали пока Радио Доктор <text:span text:style-name="T286">станет</text:span> спрашивать, Что Такое Геморрой? Что Такое Энфизема? Что Такое Сердечный Приступ? <text:span text:style-name="T286">начнут</text:span> ждать за пределы бессонницы, <text:span text:style-name="T286">снова</text:span> <text:span text:style-name="T286">следить</text:span>, чтобы не <text:span text:style-name="T286">произошло</text:span> ежегодное невозможное, но с каким-то <text:span text:style-name="T287">зловредным </text:span>осадком—<text:span text:style-name="Emphasis">это</text:span> вот склон, небо <text:span text:style-name="Emphasis">может</text:span> показаться <text:span text:style-name="T287">нам </text:span>светлее—<text:span text:style-name="T287">как бы</text:span> трепет, хороший момент, которого т<text:span text:style-name="T287">ы</text:span> так <text:span text:style-name="T287">ждал</text:span>, не совсем обл<text:span text:style-name="T287">амывается</text:span>, но <text:span text:style-name="T287">у</text:span>же далеко не чудо… на посту в своих свитерах и шалях, наигранно сердитые, но осадок внутри <text:span text:style-name="T287">оживает в</text:span> нов<text:span text:style-name="T287">ой</text:span> зимн<text:span text:style-name="T287">ей</text:span> ферментаци<text:span text:style-name="T287">и</text:span> каждый год, всякий раз чуть слабее, но всегда <text:span text:style-name="T287">годен на то</text:span>, чтоб оживиться в эту пору…. <text:span text:style-name="T288">Обнослись догола</text:span>, блестящие костюмы и наряды <text:span text:style-name="T288">поры </text:span>шатания по пабам в <text:span text:style-name="T288">годы</text:span> их расцвета давно разодраны на полосы <text:span text:style-name="T288">для </text:span>обмот<text:span text:style-name="T288">ки</text:span> труб горячей воды и нагревател<text:span text:style-name="T28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88">сколько</text:span> они знают своё <text:s/>тел<text:span text:style-name="T28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88">до наступления новой</text:span> <text:s/>весн<text:span text:style-name="T288">ы</text:span>, слишком спешит, но похоже никому до этого <text:span text:style-name="T288">и</text:span> дела нет, или <text:span text:style-name="T288">же </text:span>не понимают. Войн<text:span text:style-name="T288">а нуждается в</text:span> электричеств<text:span text:style-name="T288">е</text:span>. <text:span text:style-name="T288">Идёт ускоренная</text:span> игра, Электро Монополия, между электрокомпаниями, Центральны<text:span text:style-name="T288">м</text:span> Комитет<text:span text:style-name="T288">ом по</text:span> Электричеств<text:span text:style-name="T288">у</text:span> и прочи<text:span text:style-name="T288">ми</text:span> ведомства<text:span text:style-name="T28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89">лицом к лицу со</text:span> всеми старыми бессонными глазами—раскручивают свои минуты до воя переходящего в писк, до прострел<text:span text:style-name="T289">а в</text:span> сирен<text:span text:style-name="T289">у</text:span>. Это Безумный Карнавал Ночи. Веселье под <text:span text:style-name="T289">сенью</text:span> минутных стрелок. Истерика на бледных лицах циферблатов. Электрокомпании <text:span text:style-name="T289">твердят</text:span> о нагрузках, военные потребности столь велики, что часы снова замедлятся, если только этот ночной марш не краден<text:span text:style-name="T289">ная энергия</text:span>, <text:span text:style-name="T289">однако,</text:span> предпо<text:span text:style-name="T289">лагаемые</text:span> нагрузки не случаются <text:s/>день <text:span text:style-name="T289">ото дня </text:span>и Сеть по<text:span text:style-name="T28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90">превратит нас в</text:span> самы<text:span text:style-name="T290">е</text:span> забыты<text:span text:style-name="T290">е</text:span> корн<text:span text:style-name="T290">и самих нас</text:span>. Но над морем туман сегодня, всё ещё тихо<text:span text:style-name="T290">нько</text:span> <text:span text:style-name="T290">извлекаемый</text:span> жемчуг. В центре города дуговые лампы трещат, взъерепенясь, в <text:span text:style-name="T290">приглушённом</text:span> сиянии на центральны<text:span text:style-name="T290">е</text:span> линии улиц, слишком льдистого цвета для свечек, в слишком густой измороси для <text:span text:style-name="T290">холокоста</text:span>… высокие красные автобусы <text:span text:style-name="T291">по</text:span>шат<text:span text:style-name="T291">ыва</text:span>ются, со всех фар маскировка снята недавн<text:span text:style-name="T291">им</text:span> распоряжени<text:span text:style-name="T291">ем</text:span>, теперь уворачивайся, пересекай ослеплённый, громадные, <text:span text:style-name="T291">горстями <text:s/>надранные</text:span> клочья сырости <text:span text:style-name="T291">ве</text:span>ют мимо, одинокие как пляжи под перламутровым туманом, чья колючая проволока, <text:s/>никогда не <text:span text:style-name="T291">изведавшая</text:span> внутреннего укуса тока, <text:s/>лишь пассивно тян<text:span text:style-name="T291">ется</text:span>, окисляясь в ночи, <text:span text:style-name="T291">обвивает теперь </text:span>как подводная водоросль, <text:span text:style-name="T292">кольцами, зверски холодная, </text:span>острая как скорпион, весь песок <text:span text:style-name="T291">милю за милей </text:span>без единого следа гуляющих, <text:span text:style-name="T292">с тех пор как</text:span> <text:span text:style-name="T291">ушли</text:span> <text:span text:style-name="T292">прогулочные лайнеры </text:span><text:s/>последни<text:span text:style-name="T292">х</text:span> лет мирного времени <text:span text:style-name="T292">торжественно провожать</text:span> прежни<text:span text:style-name="T292">й</text:span> мир <text:span text:style-name="T293">вечеров с</text:span> вином, оливковой рощицей, <text:span text:style-name="T293">дымом </text:span>трубоч<text:span text:style-name="T293">ки</text:span>, про<text:span text:style-name="T293">чь по ту сторону</text:span> Войны, теперь <text:span text:style-name="T29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9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93">е</text:span>ляются насколько получится, <text:span text:style-name="T293">настолько</text:span> далеко от своих овечьих одёжек, насколько год дозволит им отбрести. Так приидите ж. О<text:span text:style-name="T293">т</text:span>ставьте <text:span text:style-name="T29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9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9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9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9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9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9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94">дать</text:span> шанс друг<text:span text:style-name="T294">ой</text:span> ноч<text:span text:style-name="T29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9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9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9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95">Черчилля</text:span>?», «Арри Полит<text:span text:style-name="T29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48"><text:span text:style-name="Emphasis"><text:span text:style-name="T131">O</text:span></text:span><text:span text:style-name="Emphasis"><text:span text:style-name="T295">, </text:span></text:span><text:span text:style-name="Emphasis">Jesu parvule</text:span>,</text:p>
      <text:p text:style-name="P348">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9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10"><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35">Парадоксальная фаза, <text:span text:style-name="T298">если</text:span> слабые стимулы вызывают <text:span text:style-name="T298">резкую</text:span> реакцию.... Когда это было? Н<text:span text:style-name="T298">а какой-то</text:span> ранн<text:span text:style-name="T298">ей</text:span> стади<text:span text:style-name="T298">и</text:span> сна: <text:s/>не услы<text:span text:style-name="T298">ш</text:span>ал <text:span text:style-name="T29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98">упорно </text:span>вибрир<text:span text:style-name="T298">овали</text:span>, ужас<text:span text:style-name="T298">аясь</text:span> <text:span text:style-name="T298">подобной</text:span> армад<text:span text:style-name="T298">е</text:span> бомбардировщиков <text:span text:style-name="T298">летящих</text:span> на задание. Твоя собственная фигура недвижна, дышит ртом, одна, лицом <text:span text:style-name="T298">к</text:span>верх<text:span text:style-name="T298">у</text:span> на узкой койке <text:span text:style-name="T298">у</text:span> стен<text:span text:style-name="T298">ы</text:span> <text:span text:style-name="T29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98">е</text:span> футов над твоим лицом <text:span text:style-name="T29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99">ется, следуя</text:span> наклонной линии, по воздуху. И тут, неожиданно, он появился снова, курс <text:span text:style-name="T29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99">теперь уже</text:span>, восприн<text:span text:style-name="T299">ято</text:span> присутствующими как пред<text:span text:style-name="T299">вест</text:span>ие—что-то не так, что-то совсем <text:span text:style-name="T299">даже </text:span>не так на сегодня… Никто не знает что означает этот круг света. <text:span text:style-name="T299">Была собрана</text:span> комиссия, <text:span text:style-name="T299">проводилось</text:span> исследование, ответ был так маняще близок—но теперь поведение света изменилось…. Собрание откладывается. От <text:span text:style-name="T299">столь</text:span> беспорядочных сполохов, наполняешься ожиданием чего-то ужасного—не <text:span text:style-name="T299">так</text:span>, чтоб <text:span text:style-name="T29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0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01">светящегося </text:span>круг<text:span text:style-name="T301">а</text:span>, ты вместо этого сворачиваешь влево. С тобою девушка, которая тебе жена, хотя вы никогда не <text:span text:style-name="T301">вступали в брак</text:span>, <text:span text:style-name="T301">и</text:span> никогда не встречал её прежде, но зн<text:span text:style-name="T301">аешь</text:span> <text:span text:style-name="T301">уже </text:span>много лет. Она молчит. Недавно прошёл дождь. Всё поблескивает, кр<text:span text:style-name="T31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01">тот </text:span>кратко мигает и гаснет. Несмотря на явную свежесть, недавний дождь, живые цветы, <text:s/>вид <text:span text:style-name="T30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01">Всё сияет вокруг</text:span>. Влага на мостовой. <text:span text:style-name="T301">Набрасывая</text:span> как<text:span text:style-name="T301">ой</text:span>-то тёплы<text:span text:style-name="T301">й</text:span> капюшон <text:span text:style-name="T301">себе на</text:span> <text:s/>шею и плечи, ты хочешь сказать жене: «Это самый зловещий момент <text:span text:style-name="T301">в этот вечер</text:span>». Но есть слово <text:span text:style-name="T301">подходящее лучше</text:span> «зловещ<text:span text:style-name="T301">его</text:span>». Пытаешься вспомнить его. Это чьё-то имя. Оно ждёт за сумерками, ясность, белые цветы. Свет <text:span text:style-name="T30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0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03">исхлёстаны</text:span> стеклянистой <text:span text:style-name="T303">круговертью</text:span> с французистыми завит<text:span text:style-name="T303">уш</text:span>ками <text:span text:style-name="T30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03">засеивают</text:span> <text:s/>воспоминания<text:span text:style-name="T303">ми</text:span> зим<text:span text:style-name="T303">у</text:span>, <text:span text:style-name="T303">их </text:span>семена <text:s/>никогда не прорастут, <text:span text:style-name="T30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03">т</text:span>смену, который тут не присутствует, которому не передадут, потому что <text:span text:style-name="T304">у </text:span>пар<text:span text:style-name="T303">ы</text:span>-<text:span text:style-name="T303">тройки</text:span>, <text:span text:style-name="T303">в</text:span> Секции Пси, способных расслышать, <text:span text:style-name="T304">подобного</text:span> загадочн<text:span text:style-name="T304">ого</text:span> хлам<text:span text:style-name="T304">а</text:span> <text:span text:style-name="T304">завались</text:span> на каждом сеансе—если вообще <text:span text:style-name="T304">обратят внимание</text:span>, то <text:span text:style-name="T304">оно отметится</text:span> в проект<text:span text:style-name="T30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04">а</text:span> бедняга Спектро взлетел в освещённой норе-кабинке <text:span text:style-name="T304">как </text:span>и вся тёмная палата, ста<text:span text:style-name="T304">ли</text:span> часть<text:span text:style-name="T304">ю</text:span> взрыва, чьё приближение он так и не услы<text:span text:style-name="T304">х</text:span>ал, звук слишком запаздывает, уже после взрыва, призрак ракеты <text:span text:style-name="T304">приветствует</text:span> призраки только что произведённые ею. Дальше тишина. <text:span text:style-name="T304">Очередной</text:span> «случай» для Роджера Мехико, <text:soft-page-break/>воткнуть кругоголовую кнопку в его карту, квадрат перешёл <text:span text:style-name="T304">от</text:span> дв<text:span text:style-name="T304">у</text:span>х к трём попаданиям, <text:span text:style-name="T305">выравнивая</text:span> заполн<text:span text:style-name="T305">ение</text:span> тр<text:span text:style-name="T305">ёх вероятностей</text:span>, что как-то отставали в последнее время…. </text:p>
      <text:p text:style-name="Text_20_body">Кнопка? <text:span text:style-name="T306">Да и</text:span> того меньше, просто дырка от кнопки в бумаге, <text:span text:style-name="T306">которую</text:span> однажды <text:span text:style-name="T306">снимут</text:span>, когда ракеты <text:span text:style-name="T306">прекратят</text:span> падать, или когда молодой статистик решит забросить свой подсчёт, бумагу у<text:span text:style-name="T306">несут</text:span> уборщицы, она будет разодрана, сгорит… Пойнтсмен один, беспомощно ч<text:span text:style-name="T30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07">одинаковая</text:span> смертность… эти трагичные дни… Но вот он уже просто трясётся, <text:span text:style-name="T306">разрешает</text:span> себе уставиться через пространство своего кабинета на Книгу, напомнить себе, что из <text:span text:style-name="T30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1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15">работники</text:span> ПРПУКа терп<text:span text:style-name="T315">я</text:span>т садовое и довоенное сумасшествие Крыла Д, <text:span text:style-name="T308">крайне</text:span> <text:span text:style-name="T308">редко</text:span> находя <text:span text:style-name="T308">случай для</text:span> обмена информацией о лечении и симптомах. Да, <text:span text:style-name="T308">а </text:span>могли бы <text:span text:style-name="T308">и потесней</text:span> сотрудничать. Истерика, в конце концов, <text:span text:style-name="T308">не та же </text:span>разве истерика. А вот <text:span text:style-name="T308">и</text:span> нет, <text:span text:style-name="T309">иди и убедись</text:span>, что нет. Как долго можно чувствовать себя таким <text:span text:style-name="T309">беззаботно </text:span>правым <text:span text:style-name="T309">касательно</text:span> пере<text:span text:style-name="T30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09">что</text:span> могут <text:span text:style-name="T309">довести</text:span> до состояния, <text:span text:style-name="T310">с</text:span> котор<text:span text:style-name="T310">ым</text:span> Спектро <text:span text:style-name="T310">сталкивался </text:span>каждый день в своей палате, уже не существующей… до того, что Пойнтсмен <text:span text:style-name="T310">обнаруживает</text:span> в Собаках: <text:span text:style-name="T310">у</text:span> Пётр<text:span text:style-name="T310">а</text:span>, Наташ<text:span text:style-name="T310">и</text:span>, Никола<text:span text:style-name="T310">я</text:span>, Серге<text:span text:style-name="T310">я</text:span>, Катеньк<text:span text:style-name="T310">и</text:span>—или <text:span text:style-name="T310">у </text:span>Пав<text:span text:style-name="T310">ла</text:span> Сергеевич<text:span text:style-name="T310">а</text:span>, Варвар<text:span text:style-name="T310">ы</text:span> Николаевн<text:span text:style-name="T310">ы</text:span>, а потом<text:span text:style-name="T310">у</text:span> детей <text:span text:style-name="T310">их</text:span>, и—Когда это так отчётливо читается в лицах врачей… Гвенхидви <text:s/>под его мохнатой бородой не настолько уж непро<text:span text:style-name="T310">бив</text:span>аем, как, <text:span text:style-name="T310">возможно</text:span>, ему <text:span text:style-name="T310">бы этого </text:span>хотелось, Спектро поспеша<text:span text:style-name="T310">я</text:span> со шприцем к своему Лису, когда <text:span text:style-name="T310">на</text:span> самом деле ничто не <text:span text:style-name="T310">силах</text:span> остановить Абреакцию Бога Ночи, <text:span text:style-name="T310">покуда</text:span> не прекратится Блиц, ракеты <text:span text:style-name="T310">не</text:span> будут разобраны, <text:span text:style-name="T310">а</text:span> вся плёнка прокручена сзаду наперёд: <text:span text:style-name="T31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10">ая</text:span> вспы<text:span text:style-name="T310">шка</text:span> цвет<text:span text:style-name="T310">а</text:span> <text:span text:style-name="T310">пламени</text:span>, за котор<text:span text:style-name="T310">ой</text:span> следует взрыв <text:span text:style-name="T310">затем</text:span> звук падения, <text:span text:style-name="T311">издёвка</text:span> (может ли такое <text:span text:style-name="T310">случиться ненароком</text:span>?) обратимо<text:span text:style-name="T311">го</text:span> процесса: кажд<text:span text:style-name="T311">ой</text:span> из них Господь <text:span text:style-name="T311">узаконивает</text:span> своё Государство, а мы, <text:s/>не <text:span text:style-name="T311">способные</text:span> его <text:span text:style-name="T311">обнаружить</text:span>, ни даже <text:span text:style-name="T311">понять</text:span>, начинаем думать о смерти не чаще, <text:span text:style-name="T312">право же</text:span>, чем <text:span text:style-name="T312">прежде</text:span>… и, не в силах пред<text:span text:style-name="T313">видеть их появление,</text:span> <text:s/>не <text:span text:style-name="T313">у</text:span>мея сби<text:span text:style-name="T313">ва</text:span>ть, держимся на притворстве, как <text:span text:style-name="T313">и </text:span>во времена <text:span text:style-name="T313">без </text:span>Блицев. Когда это <text:span text:style-name="T314">и в правду </text:span>происходит, отделываемся словом «случай». Или так <text:span text:style-name="T314">уж </text:span>нас у<text:span text:style-name="T314">бед</text:span>или. <text:span text:style-name="T315">Е</text:span>сть <text:span text:style-name="T315">такие </text:span><text:soft-page-break/>уровни, <text:span text:style-name="T315">где</text:span> случайность едва различима. <text:span text:style-name="T315">А</text:span> для таких работников как Роджер Мехико, это музыка, до<text:span text:style-name="T316">воль</text:span>но величавая, <text:span text:style-name="T315">все </text:span>эти серии степеней <text:s/></text:p>
      <text:p text:style-name="P424"><draw:frame draw:style-name="fr5"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16">енно</text:span> ракетопопаданиями в квадрат, распределение Поиссона определяет не только эти уничтожения, <text:span text:style-name="T316">от </text:span>которых никто не <text:span text:style-name="T316">в силах</text:span> <text:span text:style-name="T316">у</text:span>бежать, но и несчастные случаи при верховой езде, группы крови, радиоактивный распад, количество воен за год…. </text:p>
      <text:p text:style-name="P236">Пойнтсмен стоит у окна, его неясно отражённое лицо про<text:span text:style-name="T31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18">изредка</text:span> поэтические <text:span text:style-name="T318">приступы</text:span> Маэстро, просто бумага, тебе это ни к чему, Книга и жуткое проклятье… пока не поздно… Да, отступись, п<text:span text:style-name="T318">ади</text:span> на колен<text:span text:style-name="T318">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18">Разваливается</text:span> как <text:span text:style-name="T318">в наползающей </text:span>простуд<text:span text:style-name="T31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1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1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18">Ему</text:span> <text:span text:style-name="T318">даже</text:span>, в общем, <text:span text:style-name="T318">понятно</text:span> из-за чего: он <text:span text:style-name="T319">вызывает </text:span>жут<text:span text:style-name="T319">ь</text:span>. И <text:s/>даже <text:span text:style-name="T319">сам </text:span>чувствует, обычно, в какие моменты он <text:span text:style-name="Emphasis">становится</text:span> жутким—<text:span text:style-name="T319">та</text:span> определённая расстановка мускулов его лица, <text:span text:style-name="T319">и ощущает</text:span> испарин<text:span text:style-name="T319">у</text:span>… но с этим, похоже, ему уж ничего не поделать, <text:span text:style-name="T319">не получается</text:span> даже долго <text:span text:style-name="T31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19">уж</text:span> хотел<text:span text:style-name="T319">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53">вам </text:span>пожалуйста, <text:span text:style-name="T35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1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19">я</text:span>… это вам не просто <text:span text:style-name="T319">сплошняк из</text:span> рубиновы<text:span text:style-name="T319">х</text:span> соск<text:span text:style-name="T319">ов</text:span> и чёрно-кружевны<text:span text:style-name="T320">х</text:span> пеньюар<text:span text:style-name="T320">ов</text:span>, знаете ли. <text:span text:style-name="T320">Существуют неприметные</text:span> входы в комнаты с запахом бумаги, негласные голосования в <text:span text:style-name="T320">каком-то</text:span> Комитете, или <text:span text:style-name="T32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20">х</text:span>, лучши<text:span text:style-name="T320">х</text:span> люд<text:span text:style-name="T320">ей</text:span> вы<text:span text:style-name="T320">дёргивает</text:span> Смерть, имеется дверь, что мерещилась ему так часто в одиноких Тезеевых скитаний вдоль полиров<text:span text:style-name="T321">ки</text:span> коридоров лет: выход <text:span text:style-name="T32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22">как бы</text:span> даже чувствует затуха<text:span text:style-name="T322">ние</text:span> контур<text:span text:style-name="T322">ов</text:span> в коре <text:span text:style-name="T322">сво</text:span>его мозга, отправ<text:span text:style-name="T322">ка</text:span> <text:span text:style-name="T322">на</text:span> вечн<text:span text:style-name="T322">ый покой</text:span> част<text:span text:style-name="T322">ей</text:span> того, кто уж там содержался, <text:span text:style-name="T322">заполнение</text:span> нетронут<text:span text:style-name="T322">ой</text:span> хими<text:span text:style-name="T322">ей</text:span>.... </text:p>
      <text:p text:style-name="Text_20_body">Кевин Спектро не проводил тако<text:span text:style-name="T323">е же, как у него,</text:span> чётко<text:span text:style-name="T323">е</text:span> разграничени<text:span text:style-name="T323">е</text:span> <text:s/>между Внешним и Внутренним. Тому кора представлялась <text:s/>орган<text:span text:style-name="T323">ом</text:span>-интерфейс<text:span text:style-name="T323">ом</text:span>, посредник<text:span text:style-name="T323">ом</text:span> между тем и <text:span text:style-name="T323">тем</text:span>, но <text:span text:style-name="T323">также </text:span>и<text:span text:style-name="Emphasis"> часть</text:span><text:span text:style-name="Emphasis"><text:span text:style-name="T323">ю</text:span></text:span><text:span text:style-name="Emphasis"> каждого</text:span>. «<text:span text:style-name="T323">Увидев</text:span> как оно <text:span text:style-name="T323">на</text:span> самом деле»,– спросил он однажды,– «<text:span text:style-name="T323">разве мы </text:span><text:s/>можем, любой из нас, оста<text:span text:style-name="T323">ва</text:span>ться <text:s/>отдел<text:span text:style-name="T323">ёнными</text:span>». Он <text:span text:style-name="T32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24">м </text:span>направлен<text:span text:style-name="T324">ии</text:span>, к нулю, в ожидании превра<text:span text:style-name="T324">щения</text:span> в последнего из уходящих… <text:span text:style-name="T324">Успеет ли он</text:span>? <text:span text:style-name="T324">Ему надо</text:span> выжить… <text:span text:style-name="T324">добиться</text:span> Преми<text:span text:style-name="T324">и</text:span>, не для <text:span text:style-name="T324">личной</text:span> славы, нет—а исполнить обещание человеческому полю из семи, в которым был и он когда-то, <text:span text:style-name="T324">ради</text:span> те<text:span text:style-name="T324">х,</text:span> кто не дотянул.... Кадр среднего плана, он сам в освещении сзади, <text:span text:style-name="T324">в одиночестве</text:span> перед высоким окном <text:s/>Гранд-Отел<text:span text:style-name="T32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24">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24">отлёт</text:span>, <text:span text:style-name="T324">с </text:span>воп<text:span text:style-name="T324">лями</text:span>, как Коммандос, давая выход всему наконец-то—некий поистине чудный взлёт жизни внутри него, в первый и <text:span text:style-name="T324">единственный</text:span> раз, когда лицо об<text:span text:style-name="T32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25">здвинувшихся в нём далей</text:span>, жесток<text:span text:style-name="T325">ая</text:span> мужественность которых изумляют его самого).... То <text:soft-page-break/>было сном. Обстановка, лицо переменились, <text:span text:style-name="T325">почти ничего</text:span> кроме последовательности, что шло за чем, <text:span text:style-name="T325">не </text:span>удержалось после первой чашки кофе и сплюснутой зеленоватой таблетки Бензедрина. <text:span text:style-name="T325">Что-то похожее</text:span> на широкую стоянку грузовиков перед рассветом, <text:s/>свеже-пробрызганная мостовая <text:span text:style-name="T325">отливает</text:span> жирно-коричневыми, брезентоверхие оливковые грузовики стоят, <text:span text:style-name="T325">в </text:span>кажд<text:span text:style-name="T325">ом</text:span> сво<text:span text:style-name="T325">я</text:span> тайн<text:span text:style-name="T32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26">главное в</text:span> поворот<text:span text:style-name="T326">е</text:span> лица, <text:span text:style-name="T326">во </text:span>встреч<text:span text:style-name="T32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26">скачками</text:span> вдоль сумеречных набережных каналов забитых отбросами войны, взрывы ракет всякий раз <text:span text:style-name="T32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26">о</text:span> собаки мягко <text:span text:style-name="T326">полощется</text:span>, в <text:span text:style-name="T327">куполе</text:span> черепа ярко<text:span text:style-name="T326">е</text:span> отраж<text:span text:style-name="T326">ение</text:span> зимни<text:span text:style-name="T326">х</text:span> облак<text:span text:style-name="T32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27"> </text:span>не удаётся <text:span text:style-name="T327">ему </text:span>избежать до конца, потому что как всегда Райхсзигер <text:span text:style-name="T327">упорствует</text:span>, возглавляя, спокойный, неотменимый, <text:s text:c="2"/>за ним <text:span text:style-name="T327">ему буквально <text:s/>приходится гнаться, вновь и вновь</text:span> возвращаться <text:span text:style-name="T327">к погоне</text:span> в лихорадочном рондо, пока наконец они на склоне холма в конце долгого дня <text:span text:style-name="T327">срочных </text:span>донесений <text:span text:style-name="T327">фронтов</text:span> Армагеддона, среди алых сугробов буганвиллии, золотисты<text:span text:style-name="T327">х</text:span> троп<text:span text:style-name="T327">ов</text:span>, где вздымается пыль, столбы дыма над <text:span text:style-name="T328">далями </text:span>паучь<text:span text:style-name="T328">его</text:span> город<text:span text:style-name="T328">а</text:span>, который они пересекли, голоса в воздухе <text:span text:style-name="T328">оповещают</text:span>, что Южная Америка испепелена, небо над Нью-Йорком мерцает багрово от новейшего всё с<text:span text:style-name="T32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2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2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29">же</text:span> б<text:span text:style-name="T329">удучи</text:span> доктором <text:span text:style-name="T329">он так и</text:span> не развил рефлексов на определённые раздражители? Ему лучше знать: он знает, <text:span text:style-name="T32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3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30">и все наши гипотезы верны</text:span>, и <text:span text:style-name="T330">многое другое</text:span>. К чему бы мы ни пришли, нельзя сомневаться, что он, физиологически, исторически, выродок. Нам ни в коем случае нельзя <text:span text:style-name="T330">утратить</text:span> контроль. Мысль о нём затерявшемся в мире людей, после войны, наполняет меня глубоким ужасом, от которого не могу избавиться….» </text:p>
      <text:p text:style-name="P311"><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37">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31">е</text:span>жданно заговорил через Эвентира, так негромко, что Норе едва удавалось расслышать хоть что-нибудь, даже чья именно душа вошла и <text:span text:style-name="T331">пользуется</text:span> <text:span text:style-name="T33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3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31">а</text:span> туфли и кремово-жёлтого цилиндрика, что крошился по поверхности, не выпуская его ни на миг, нарисовала пятиконечную звезду на асфальте, <text:span text:style-name="T331">несколько</text:span> в<text:span text:style-name="T33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3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31">с</text:span>сч<text:span text:style-name="T331">ёт</text:span>ное множество раз с тех пор как явился в «Белое Посещение», и всё нормально-штатно за исключением, о, <text:span text:style-name="T332">всего </text:span>один или, <text:span text:style-name="T33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3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32">было бы </text:span>невозможно <text:span text:style-name="T332">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32">вот</text:span> этот Черикок, с виду нормальный увалень, может чуть толстоват, начинает <text:span text:style-name="T33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32">с</text:span>говорились не докладывать—ничего такого, что наруш<text:span text:style-name="T33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33">умудряется посылать</text:span> голоса <text:span text:style-name="T333">на диски</text:span> или в <text:span text:style-name="T333">записывающее устройство</text:span> на расстоянии во много миль не <text:span text:style-name="T333">издавая звуков</text:span> и физически не прикасаясь к оборудованию? <text:span text:style-name="T333">Что за динамики</text:span> нач<text:span text:style-name="T33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3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3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33">по сей день</text:span>—когда имеются послания для передачи—даже Сачса занервничал.... </text:p>
      <text:p text:style-name="Text_20_body">С недавних пор, всё словно бы <text:span text:style-name="T333">подчинено</text:span> нек<text:span text:style-name="T334">оей</text:span> эфемерн<text:span text:style-name="T334">ой</text:span> Программ<text:span text:style-name="T33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3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3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3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3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3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35">выходит</text:span> <text:span text:style-name="T335">т</text:span>ак <text:span text:style-name="T335">будто</text:span> поддающееся нашим измерениям тело всего лишь обрывок <text:span text:style-name="T335">такой</text:span> программы <text:span text:style-name="T33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3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35">об </text:span>это<text:span text:style-name="T335">м</text:span> в ходе инструктажа. </text:p>
      <text:p text:style-name="Text_20_body">– <text:span text:style-name="T335">С</text:span>казать мне что? </text:p>
      <text:p text:style-name="Text_20_body">– То же самое, что когда-то было сказано и мне. Мы передаём это, от поколения к поколению. (<text:span text:style-name="T335">Ей не подворачивается постороннего</text:span> занятия, как-то прикрыться им. Мы чувствуем, что для неё это <text:span text:style-name="T335">всё </text:span>ещё не стало рутиной. Из благовоспитанности, она <text:span text:style-name="T33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36">минуешь</text:span>. Разве нет…? </text:p>
      <text:p text:style-name="Text_20_body">– Заморские пейзажи, о, да, и я так думала—необычные формирования, <text:span text:style-name="T336">взгляд</text:span> в<text:span text:style-name="T336">о</text:span> <text:span text:style-name="T336">Внешнюю</text:span> Луч<text:span text:style-name="T336">езарность</text:span>. Но всё это из нас, пойми. Миллионов нас, изменённых, чтоб стать интерфейсом, ороговеть, не чувствовать и <text:span text:style-name="T33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36">далеке</text:span>, но у нас есть дом! (В ответ молчание.) Вернуться туда! Не наверх в интерфейс. Обратно в ЦНС! </text:p>
      <text:p text:style-name="Text_20_body">– (Спокойно) Так<text:span text:style-name="T33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36">податливые</text:span> шкуры, тик натёртый лимоном, <text:span text:style-name="T336">вздымающиеся</text:span> извивы благовоний, яркая оптическая медь, <text:span text:style-name="T336">поблёкшие</text:span> Центрально-Азиатские ковры, алые с золот<text:span text:style-name="T33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36">проникает</text:span> сквозь стебли филоденронов и разлапистых листьев <text:span text:style-name="T336">схвативших</text:span> в пригоршню <text:span text:style-name="T336">гаснущий</text:span> исход заката, <text:span text:style-name="T336">проскальзывает</text:span> умиротворённо жёлтым по резной стали пряжек на её <text:span text:style-name="T336">лодыжках,</text:span> полосками по бокам и вниз высоких каблуков её туфлей из патентованной кожи, <text:span text:style-name="T336">на</text:span>полированной до утраты цвета вообще, <text:span text:style-name="T33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37">скатывается прочь</text:span> по <text:soft-page-break/>ним и снова возвращается к их беззащитному тылу. Запахи тлеющег<text:span text:style-name="T33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3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37">всякой</text:span> человеч<text:span text:style-name="T33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37">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37">считает</text:span>, каждый тоже может видеть. Каждый из нас просматрива<text:span text:style-name="T33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37">н</text:span>ые профили военного персонала и молодых дам окаймляют края облаков: мужественный креп экспедиционной пилотки <text:span text:style-name="T337">бороздит</text:span> вперёд темнот<text:span text:style-name="T33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3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3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38">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38">приятия дня</text:span> не гнева, но окончательного безразличия.... О себе <text:span text:style-name="T338">же </text:span>он знает, что способен <text:span text:style-name="T33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38">всё это звучит </text:span><text:s/>сквозь прорези и отвороты потрёпанной итальянской перчатки… ангел Молотилы Сэнт-Блейза, и <text:span text:style-name="T338">на йоту</text:span> не вымышленный, подыма<text:span text:style-name="T338">вш</text:span>ийся над Любеком в то пред-пасхальное воскресенье с ядовито-зелёными куполами у него под ступнями, неотвязный перекрёстный <text:span text:style-name="T338">раз</text:span>лёт красных черепиц мечущихся вверх и вниз с тысяч <text:span text:style-name="T338">заострённых</text:span> крыш, а бомбардировщики грудятся и пикируют, Балтика уже затерялась за занавесью дыма <text:span text:style-name="T33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39">словно</text:span> ветер в мачтах, обрывках, кроватных пружинах или тарелках антенн флотов зимующих в доках… но только <text:span text:style-name="T33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39">набрать высоту</text:span>, <text:span text:style-name="T339">прекратить бить </text:span><text:s/>по земле <text:span text:style-name="T339">ради</text:span> удар<text:span text:style-name="T339">а</text:span> по небу…. </text:p>
      <text:p text:style-name="P73">Капитан эскадрильи Сэнт-Блейз не включил описание этого ангела в свой <text:span text:style-name="T339">служебный</text:span> <text:span text:style-name="T339">рапорт</text:span>, опрашивающая его офицер ВААФ была известна на базе как драконша буквоедка худшего сорта <text:span text:style-name="T33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3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3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39">декадансу</text:span>, который его кормил и одевал. Унесённый насильно в 1930 ударом полицейской дубинки во время уличного шествия в Не<text:span text:style-name="T339">в</text:span>кёльне, он теперь сентиментально вспоминает вечера <text:span text:style-name="T34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4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4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40">остаётся</text:span> памяти: никаких личных отметок. Ему приходится читать об<text:span text:style-name="T340">о всём</text:span> <text:span text:style-name="T340">в</text:span> запис<text:span text:style-name="T340">ях</text:span> других, слушать диски. <text:span text:style-name="T340">И</text:span> значит он должен <text:span text:style-name="T340">полагаться на</text:span> други<text:span text:style-name="T34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40">его</text:span> воспит<text:span text:style-name="T340">ывали </text:span>в христианской, Западно-Европейской вере в <text:span text:style-name="T340">гла</text:span>венствующую роль своего «сознательного» с его воспоминаниями, всё прочее счита<text:span text:style-name="T34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41">о</text:span>, как ему казалось, дожидавши<text:span text:style-name="T34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12"><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39">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43">что</text:span> за долгие годы достиг какой-никакой <text:span text:style-name="Emphasis">détente </text:span>с воздухом, <text:span text:style-name="T34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4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4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4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43">жажды</text:span> смерти, ракетного мистицизма—им такой и нужен, как Франц. Они-то уж знают как этим <text:span text:style-name="T343">вос</text:span>пользоваться. Знают как использовать почти кого угодно. Что станет с теми, кого использовать не получа<text:span text:style-name="T343">е</text:span>тся? </text:p>
      <text:p text:style-name="Text_20_body">Руди, Ваня, Ребекка, мы тут как <text:span text:style-name="T34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48">разбита</text:span>. </text:p>
      <text:p text:style-name="Text_20_body"><text:span text:style-name="T34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44">ей</text:span> или меньш<text:span text:style-name="T344">ей</text:span> <text:span text:style-name="T34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44">встречается</text:span>. <text:span text:style-name="T344">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44">позволяла</text:span> ей кончить. <text:span text:style-name="T34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44">всякие</text:span> нежности между ними (в настоящее время она пускала в грёзы и других мужчин)—но одиночества тоже прибавилось. <text:span text:style-name="T344">Однако,</text:span> морщины её не скоро <text:span text:style-name="T344">ещё углубятся</text:span>, её рот не выучился становиться твёрже того выражения, которым она <text:span text:style-name="T344">и</text:span> саму себя <text:span text:style-name="T34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4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4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4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4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45">т</text:span>, всхрипыва<text:span text:style-name="T345">ют</text:span>, <text:span text:style-name="T345">стонут</text:span>… <text:span text:style-name="T1">Я знаю, что можно кончать вместе</text:span>… <text:span text:style-name="T345">и</text:span> Лени просыпается одна—Еврейка уже в <text:soft-page-break/>какой-то другой из здешних комнат—никогда не <text:span text:style-name="T345">могла </text:span>ул<text:span text:style-name="T345">овить</text:span> момент, <text:span text:style-name="T34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45">различить разборчиво</text:span>, она увидела, там, на одном из краёв, смотр<text:span text:style-name="T345">ит</text:span> вниз на неё… Да, это <text:span text:style-name="T34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45">ведь </text:span>Зигги рядом проплыл, по-собачьи, мы звали его «<text:span text:style-name="T345">Тролль</text:span>», он с т<text:span text:style-name="T345">ой</text:span> пор<text:span text:style-name="T345">ы</text:span> даже <text:span text:style-name="T34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45">пособницы</text:span> Любви…. </text:p>
      <text:p text:style-name="Text_20_body">В Лени, сейчас, ничто не выдаёт её долгое занятие профессией, ничто. Она <text:span text:style-name="T345">всё </text:span>то <text:span text:style-name="T34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46">ч</text:span>ка… <text:span text:style-name="T346">некоторые из</text:span> камн<text:span text:style-name="T346">ей</text:span> в стене были белыми как мука… может она его <text:span text:style-name="T34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46">трубил</text:span> Зигги своим ускоренным голос<text:span text:style-name="T34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46">лись под конец</text:span>, приход<text:span text:style-name="T346">или</text:span> с экзотической едой и винами, с новыми наркотиками, намного проще и честнее в вопросах секса. Никто не <text:span text:style-name="T34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46">иногда </text:span>даже к<text:span text:style-name="T346">ак</text:span> сидит <text:span text:style-name="T34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46">приложить к</text:span> её лиц<text:span text:style-name="T346">у</text:span>…. </text:p>
      <text:p text:style-name="Text_20_body">Ранним вечером на многоярусных балконах, террасах, слушатели <text:span text:style-name="T346">плотными</text:span> группа<text:span text:style-name="T34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46">церемониальности</text:span>, Президент, посреди <text:span text:style-name="T34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47">военные</text:span> заводы, мы утопим всё вооружение в море. Мне тошно от войны. Мне тошно просыпаться каждое утро <text:span text:style-name="T347">боясь</text:span> погибнуть». И вдруг ста<text:span text:style-name="T347">новится</text:span> невозможным ненавидеть его <text:span text:style-name="T34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40">Невероятно весело в бассейнах, среди друзей. <text:span text:style-name="T349">Настоящее</text:span> веселье: течение диалектических процессов не способно вызывать такой в<text:span text:style-name="T349">сплеск</text:span> в сердце. Каждый становится любовью.... </text:p>
      <text:p text:style-name="Text_20_body"><text:span text:style-name="T124">армия любовников может быть побеждена</text:span>. </text:p>
      <text:p text:style-name="Text_20_body">Руди и Ваня затеяли спор об уличной тактике. Где-то кап<text:span text:style-name="T349">а</text:span>ет вода. Улица на<text:span text:style-name="T349">стига</text:span>ет, даёт <text:span text:style-name="T349">знать о</text:span> себ<text:span text:style-name="T349">е</text:span> повсюду. Лени <text:span text:style-name="T349">известно</text:span> это и ненави<text:span text:style-name="T34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49">эт</text:span>ого, но возможно уже слишком поздно. Франц—Франц никогда не выходил на улицу надолго. <text:span text:style-name="T349">Вечно</text:span> какие-<text:span text:style-name="T34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49">чётко на своём месте</text:span>, вспых коленок под жемчужной юбкой, когда девушка в косынке склоняется <text:span text:style-name="T349">ухватит</text:span>ь булыжник, мужчин<text:span text:style-name="T349">у</text:span> в чёрном костюме и коричневой безрукавке <text:span text:style-name="T349">сграбастали</text:span> полицейски<text:span text:style-name="T34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50">увернуться от</text:span> <text:span text:style-name="T350">бегущего</text:span> демонстранта, <text:span text:style-name="T350">косится</text:span> поверх лацкана как-ты-посмел или <text:span text:style-name="T35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50">мельче</text:span> и <text:span text:style-name="T35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5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50">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50">одят</text:span>,– защищалась она,– не причин<text:span text:style-name="T35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50">начал</text:span> снисходительн<text:span text:style-name="T35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5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50">г</text:span> <text:span text:style-name="T35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5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51">человеческие </text:span>фигуры в костюмах, свитерах, пальто, наблюдавши<text:span text:style-name="T351">е</text:span> из бункеров или траншей. Это была ракета на своём стенде: статичное испытание. </text:p>
      <text:p text:style-name="Text_20_body">Звук начал <text:span text:style-name="T35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51">чиркают</text:span> по влажным бумажным салфеткам, говорят все <text:span text:style-name="T351">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5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41">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29"><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13"><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42">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5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54">от</text:span> <text:span text:style-name="T354">боязни</text:span>, как все надежды, <text:span text:style-name="T35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5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5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55">Гвенхидви</text:span> любитель выпить, в основном <text:span text:style-name="T35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55">с </text:span>корня<text:span text:style-name="T355">ми</text:span> валериана, бородавочника и орхидей, <text:span text:style-name="T355">со всем, </text:span>что только подвернётся, честно <text:span text:style-name="T35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5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55">Гвенхидви</text:span> есть больные с <text:span text:style-name="T35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55">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5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5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56">чтобы</text:span> хотя бы <text:s/>улыбнуться Гвенхидви <text:span text:style-name="T356">не</text:span> сопрово<text:span text:style-name="T356">ждая объяснительной</text:span> реч<text:span text:style-name="T356">ью</text:span>, <text:span text:style-name="T356">что сведёт</text:span> улыбку <text:span text:style-name="T35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57">по ходу донимая Эстеллу</text:span> <text:span text:style-name="T357">сноровистыми</text:span> шл<text:span text:style-name="T357">епками</text:span>-щекот<text:span text:style-name="T357">ульками</text:span>, <text:span text:style-name="T35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5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57">по У</text:span>айтхолл<text:span text:style-name="T35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5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5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58">ощупью</text:span> искать себя в окне? Наверное, мохнатый Валлиец совсем слетел с катушек? </text:p>
      <text:p text:style-name="P83">– Ты <text:s/>их не видишь,– <text:span text:style-name="T35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58">лишь</text:span> <text:span text:style-name="T358">выписывать</text:span> их, из госпиталя. Обратно в это? Здесь тоже вполне могла быть Европа, <text:span text:style-name="T358">с бит-вами</text:span>, дребез-г<text:span text:style-name="T358">ам</text:span>и и вытаскивать их до мини-мального уровня, чтоб<text:span text:style-name="T358">ы</text:span> <text:span text:style-name="T358">бойня </text:span>продолжа<text:span text:style-name="T358">сь</text:span>? </text:p>
      <text:p text:style-name="Text_20_body">– Так ты не знал, что идёт война?– За это Пойнтсмен<text:span text:style-name="T358">у</text:span>, вместе с чашкой чая, <text:span text:style-name="T358">уделяется</text:span> <text:span text:style-name="T361">жуткая</text:span> <text:span text:style-name="T36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59">лучше</text:span>, <text:span text:style-name="T359">чем</text:span> может знать Пойнтсмен, что это часть <text:span text:style-name="T359">течения</text:span> дня: сидеть в этой подлой комнате и <text:span text:style-name="T359">выкрикивать</text:span> в такую вот глухоту: что <text:span text:style-name="T359">мистер </text:span>Пойнтсмен <text:span text:style-name="T359">может</text:span> лишь играть самого же себя—стил<text:span text:style-name="T35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60">оттиснуты глубже на</text:span> сушу. <text:span text:style-name="T361">Но</text:span> вот в Лондоне, <text:span text:style-name="T361">наличествует</text:span> градиент зловредности, а? <text:span text:style-name="T36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61">хоть </text:span>какой-то тот или другой определённый образ. Политический, нет. Если Городу Параноику что-то приснится, нам <text:span text:style-name="T36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6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61">шь</text:span> своего друга Мехико? Посмотри<text:span text:style-name="T361">шь</text:span> на плотности по его карте? восток, восток и к югу от реки тоже, где <text:span text:style-name="T361">проживают</text:span> все блохи, вот <text:span text:style-name="T36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6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63">к</text:span> темноте, <text:span text:style-name="T363">группа</text:span> громадных <text:span text:style-name="T36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63">тащатся</text:span> следом как сопрово<text:span text:style-name="T361">ждение морских</text:span> конво<text:span text:style-name="T361">ев</text:span>. Ночью, в очень поздние затишья между бомбовозами, огнём зениток и попаданиями ракет, их можно услышать, громк<text:span text:style-name="T361">о</text:span> как мыши, <text:span text:style-name="T361">прогрызают</text:span> бумажные пакеты Гвенхидви, оставляя полосы и отпечатки говна такого же цвета, как сами. <text:span text:style-name="T362">Им</text:span>, <text:span text:style-name="T362">как видно,</text:span> не слишком <text:span text:style-name="T36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62">а</text:span>ть твёрдые интерфейсы, потому что они <text:span text:style-name="T362">старатели единения</text:span>, видишь ли. Рождественские жуки. Они сидели глубоко в соломе яс<text:span text:style-name="T36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62">С</text:span>паситель <text:span text:style-name="T362">твой</text:span>, <text:s/>понимаешь.... </text:p>
      <text:p text:style-name="P314"><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43">В аквариуме две рыбки за<text:span text:style-name="T36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6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49">Пусть ничего вас не тревожит,</text:p>
      <text:p text:style-name="P350">Тогда увидим мы, быть может </text:p>
      <text:p text:style-name="P349">Что-то, что вам не заметно пока— </text:p>
      <text:p text:style-name="P349">Большое, злючее, колючее </text:p>
      <text:p text:style-name="P349">тянется вцепиться вам в бока </text:p>
      <text:p text:style-name="P349">О, садовнику сегодня радуга нужна, </text:p>
      <text:p text:style-name="P350">Мусорщик свой галстук нагладил, повязал. </text:p>
      <text:p text:style-name="P349">И каждый идёт и песенку поёт </text:p>
      <text:p text:style-name="P349">Вместе с круглым лицом в небесах. Ах! </text:p>
      <text:p text:style-name="P349"/>
      <text:p text:style-name="P349">Прекрасный в небе дом из полиэтилена </text:p>
      <text:p text:style-name="P349">Кегли из платины у тебя в руках— </text:p>
      <text:p text:style-name="P349">О, мамочка твоя толстенный пулемёт из теста, </text:p>
      <text:p text:style-name="P349">А папа страшный молодец-премолодец </text:p>
      <text:p text:style-name="P419">(Шёпотом и стакатто): </text:p>
      <text:p text:style-name="P349">О, менеджер посасывает трубку, </text:p>
      <text:p text:style-name="P349">Банкиры поедают своих жён, </text:p>
      <text:p text:style-name="P350">Весь мир <text:span text:style-name="T366">пошёл </text:span>вверх дном, пляшет под оркестры </text:p>
      <text:p text:style-name="P350">Проверь свои карманы и получи сюрприз твой наконец— </text:p>
      <text:p text:style-name="P349"/>
      <text:p text:style-name="P349"> Карманы выверни сюр-приз свой получи: </text:p>
      <text:p text:style-name="P349"><text:soft-page-break/> В них абсо-лютно ни души, в них пусто очень! </text:p>
      <text:p text:style-name="P349"> Погасли лампы над ступеньками в ночи, </text:p>
      <text:p text:style-name="P349">  Сезон для ламп прошёл и бал окончен… </text:p>
      <text:p text:style-name="P349"> А где-то на пляже <text:span text:style-name="T366">шёпот</text:span> пальм и <text:span text:style-name="T366">морская </text:span>природа, </text:p>
      <text:p text:style-name="P349"> Спасатель не пере-стаёт вздыхать, </text:p>
      <text:p text:style-name="P349"> И голоса—это Парень и Девушка Года, </text:p>
      <text:p text:style-name="P349"> Детишки, которым надо научится умирать…. </text:p>
      <text:p text:style-name="P349"/>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6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66">с</text:span>, в котором живые души не по своей воле становятся демонами, что в основном течении Западной магии носят имя Клиппото<text:span text:style-name="T36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66">такого </text:span>отца, который ещё не умер, человека, которого ты любишь и <text:span text:style-name="T36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66">кисти</text:span> Джессики, чтобы согреть их у себя на груди, чувствует их, ледяные, сквозь свитер и рубашку, при<text:span text:style-name="T36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6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67">иные</text:span> врем<text:span text:style-name="T36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68">превратится в</text:span> домашн<text:span text:style-name="T368">юю</text:span> <text:span text:style-name="T368">управляющую</text:span>, младш<text:span text:style-name="T368">его</text:span> партнёр<text:span text:style-name="T36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6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29">Слышишь, ангелы сходят с небес, трубя:</text:p>
      <text:p text:style-name="P329">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15"><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26" text:outline-level="3">2</text:h>
      <text:h text:style-name="P326" text:outline-level="3">Un Perm’ au Казино Герман Геринг<text:line-break/> </text:h>
      <text:p text:style-name="P414"><text:span text:style-name="Emphasis">Тебе достанется самый высокий, самый темноволосый ведущий актёр Голливуда.</text:span> </text:p>
      <text:p text:style-name="P430">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7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70">позыв</text:span> к первой сигарете—и, совсем <text:span text:style-name="T370">уж</text:span> ненормально, всё ещё дожидаясь грохота первой ракеты, что положит начало дню. Зная всё <text:span text:style-name="T37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7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29">Англичанин застенчив очень, <text:span text:style-name="T371">повторю вам снова,</text:span></text:p>
      <text:p text:style-name="P351">Это вам не Ка-за-но-ва,</text:p>
      <text:p text:style-name="P351">Где надо дам раскрутить, </text:p>
      <text:p text:style-name="P351">Американцы впереди— </text:p>
      <text:p text:style-name="P351"/>
      <text:p text:style-name="P351">(Тантиви): — У англичанина нет той </text:p>
      <text:p text:style-name="P351"><text:soft-page-break/>Удали заатлантической, </text:p>
      <text:p text:style-name="P351">Что <text:span text:style-name="T371">дамам кажется</text:span> столь романтической, </text:p>
      <text:p text:style-name="P351">И притягательной такой… </text:p>
      <text:p text:style-name="P351"/>
      <text:p text:style-name="P351">(Блот): Янки многоженец с толпой своих подружек </text:p>
      <text:p text:style-name="P351">Не сможет смягчить лёд британских лиц, </text:p>
      <text:p text:style-name="P351">(Тантиви): Но он втайне их восхищает, </text:p>
      <text:p text:style-name="P351">Как, типа, эро-тич-ный Клаузевиц…. </text:p>
      <text:p text:style-name="P351"/>
      <text:p text:style-name="P351">(Вместе): А если б кто-то смог в себе объединить </text:p>
      <text:p text:style-name="P351">Американскую постельную техничность </text:p>
      <text:p text:style-name="P351">И внешности английской симпатичность, </text:p>
      <text:p text:style-name="P351">Ему б красотки все достались, в любое время дня и ночи </text:p>
      <text:p text:style-name="P351">Хотя мы знаем, что Англичанин застенчив очень. </text:p>
      <text:p text:style-name="P351"/>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7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7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7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7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72">зажатой во</text:span> рт<text:span text:style-name="T37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72">жмуря</text:span> глаза от рубахи, которая слегка мерцает в полумраке коридора.– Ну, хотя бы заправь её и покрой чем-нибудь. Вот, я даже одолжу тебе этот <text:span text:style-name="T37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7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7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44"><text:soft-page-break/>Они возникают в потоках солнечного света. Чайки <text:span text:style-name="T373">встре</text:span>чают <text:span text:style-name="T37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7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73">ел</text:span>ких отборных морских ракушек, тысячи их вмурованы в штукатурку, пурпурны<text:span text:style-name="T373">е</text:span>, <text:s/>коричневы<text:span text:style-name="T373">е</text:span>, розовы<text:span text:style-name="T373">е</text:span>, <text:span text:style-name="T373">взамен</text:span> большущ<text:span text:style-name="T373">ей</text:span> част<text:span text:style-name="T373">и</text:span> крыши (старая черепица всё ещё сложена штабелем возле Казино), созда<text:span text:style-name="T37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7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7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7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74">ч</text:span>ём наигромаднейший ёбаный осьминог из всех, что Слотроп видел не в кино, Джексон, <text:span text:style-name="T37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7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7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74">из</text:span> движени<text:span text:style-name="T37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7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75">Е</text:span>вропейских ртов: «Я совсем уж было задохнулась». </text:p>
      <text:p text:style-name="Text_20_body">– Э..э—вы не немка. </text:p>
      <text:p text:style-name="Text_20_body">Отрицательно встряхива<text:span text:style-name="T375">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75">беспричинной</text:span> хитрости в её лице… </text:p>
      <text:p text:style-name="Text_20_body">И вот тут, в пляжной компании с незнакомцами, начина<text:span text:style-name="T376">ет полязгивать</text:span> в каждом слове твёрдо-острый прищёлк <text:span text:style-name="T376">металла</text:span>, а свет, хотя по-прежнему такой же яркий, уже не <text:span text:style-name="T376">изливает</text:span> ясности… это Пуританский рефлекс выискивать иные расклады под покровом видимо<text:span text:style-name="T37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7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76">Мне так показалось</text:span>, потому что <text:span text:style-name="T37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7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16"><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16"><text:soft-page-break/></text:p>
      <text:p text:style-name="P245">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7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7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78">как ему известно</text:span>, неспособные понять такое, а ещё меньше принять, как <text:span text:style-name="T378">и </text:span>он. Потому что, в конце концов, <text:span text:style-name="T378">возможно, это был всего лишь обрывок из</text:span> неоглядно<text:span text:style-name="T378">го</text:span>, патологическо<text:span text:style-name="T378">го</text:span> сн<text:span text:style-name="T378">а</text:span> Сталина. По крайней мере, <text:span text:style-name="T379">ему </text:span>оставалась физиология, <text:span text:style-name="T37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7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7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79">Приз</text:span>наки начала его не интересуют, ни даже знаки отходные… Когда мотор судна даёт полный вперёд, взбитая им вода взды<text:span text:style-name="T379">билась,</text:span> розовая <text:span text:style-name="T379">от</text:span> закат<text:span text:style-name="T37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7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7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79">вместе </text:span>с не<text:span text:style-name="T37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79">кто-то</text:span> из Шотландцев <text:span text:style-name="T379">поспешает</text:span> через комнату к роялю. Сезар Флеботомо подкручивает свои скользкие усы придать <text:span text:style-name="T37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24">балладу тантиви макер-мафика</text:span> </text:p>
      <text:p text:style-name="P352">Джин из Италии <text:span text:style-name="T380">под стать </text:span>проклять<text:span text:style-name="T380">ю</text:span> матери,</text:p>
      <text:p text:style-name="P352">А пиво Франции мерзкий антисептик, </text:p>
      <text:p text:style-name="P352">Испанский виски <text:span text:style-name="T380">может вы</text:span>пить лишь святой, </text:p>
      <text:p text:style-name="P352">Или хотя бы эпилептик. </text:p>
      <text:p text:style-name="P352">Белая молния пламя зажгла </text:p>
      <text:p text:style-name="P352"><text:soft-page-break/>Под бродильным чаном с отравой, </text:p>
      <text:p text:style-name="P352">От которой раскалывается голова, </text:p>
      <text:p text:style-name="P352">Но всё ни по чём его глотке бравой. </text:p>
      <text:p text:style-name="P352">(<text:span text:style-name="T1">Припев</text:span>): О—Тантиви <text:span text:style-name="T382">повсюду </text:span>напивался,</text:p>
      <text:p text:style-name="P352">С кем попадя и в любых местах, </text:p>
      <text:p text:style-name="P352">Пред выпивкой не молвит он «не буду», </text:p>
      <text:p text:style-name="P352">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52"><text:span text:style-name="T380">З</text:span>аматерел он в океанах грога,</text:p>
      <text:p text:style-name="P352">Где шатается поддатый кашалот, </text:p>
      <text:p text:style-name="P352">Он пол-морей избороздил, как сельскую дорогу, </text:p>
      <text:p text:style-name="P352">В любые бури он прёт вперёд. </text:p>
      <text:p text:style-name="P352">И в лондонский туман, и под солнцем Сахары, </text:p>
      <text:p text:style-name="P352">И<text:span text:style-name="T380">ли</text:span> на горных ледниках, под ветра вой, </text:p>
      <text:p text:style-name="P352">Будь хоть по самые завязки он затарен, </text:p>
      <text:p text:style-name="P352">Всегда готов он хряпнуть по одной. </text:p>
      <text:p text:style-name="P352"/>
      <text:p text:style-name="P353">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8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8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81">всего</text:span> лишь только вывеска. </text:p>
      <text:p text:style-name="Text_20_body">– Мы тут ещё <text:span text:style-name="T38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8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8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8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46">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8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8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8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54">Мы всё ещё не целовались в страсти жаркой, </text:p>
      <text:p text:style-name="P354">Не мчались за луной, круша покой ночной, </text:p>
      <text:p text:style-name="P354">Когда утихли танцы </text:p>
      <text:p text:style-name="P354">Над тайною лужайкой… </text:p>
      <text:p text:style-name="P354"/>
      <text:p text:style-name="P354">Слишком рано, чтоб понять </text:p>
      <text:p text:style-name="P354">Была ли наша болтовня, </text:p>
      <text:p text:style-name="P354">Вздох или два тому назад, </text:p>
      <text:p text:style-name="P354">Не просто флирт, обычный флирт, </text:p>
      <text:p text:style-name="P354">Который унесётся прочь, </text:p>
      <text:p text:style-name="P354">Минует, как и эта ночь… </text:p>
      <text:p text:style-name="P354"> </text:p>
      <text:p text:style-name="P354">Как можно знать, </text:p>
      <text:p text:style-name="P354">Как угадать? </text:p>
      <text:p text:style-name="P354">Любовь готовит сети втайне, </text:p>
      <text:p text:style-name="P354">Не нам решать… </text:p>
      <text:p text:style-name="P354"/>
      <text:p text:style-name="P354">Быть может, </text:p>
      <text:p text:style-name="P354">Это начало радостной любви, </text:p>
      <text:p text:style-name="P354">И день вдруг превратится в ночь вращением Земли</text:p>
      <text:p text:style-name="P354">Милая, откуда же нам знать, </text:p>
      <text:p text:style-name="P354">Ещё так СЛИШКОМ РАНО, ЧТОБ ПОНЯТЬ. </text:p>
      <text:p text:style-name="P354"/>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8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85">Нис</text:span>падающие перья налипают им на кожу, пока бегают по спальне, её испятнанное тело постоянно увиливает, часто даже в этом свете, совсем <text:span text:style-name="T38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8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8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47">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8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87">крупную</text:span> ступню в дву<text:span text:style-name="T387">х</text:span>цветном ботинке, кофе с индиго, исчезающем за дверью. Вбежав в спальню, он обнаруживает, что всё, в чём он <text:span text:style-name="T387">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87">коридора.</text:span> Скользкая простыня никак не хочет держаться. Она плещет, сползает, спадает под ноги. Вверх по ступеням, <text:span text:style-name="T387">через</text:span> две за шаг, лишь затем, чтоб найти наверху ещё один коридор, такой же пустой. Куда все запропастились? </text:p>
      <text:p text:style-name="P94">В <text:span text:style-name="T38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87">сам же он </text:span>к этому времени уже несётся туда. На лестнице он слышит шаги <text:span text:style-name="T388">спешащие </text:span><text:s/>вниз. Большой Пурпурный Змей с проклятьями ска<text:span text:style-name="T389">тывается на </text:span><text:s/>три пролёта следом <text:s/>и <text:span text:style-name="T389">через</text:span> дверь на маленькую террасу, <text:span text:style-name="T38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89">дальше уж</text:span> карабкаешься без проблем, как по приставной лестнице. И вот там, окружённый роскошным лиственным светом, Слотроп<text:span text:style-name="T390">у</text:span> не вид<text:span text:style-name="T390">но</text:span> дальше, чем на пару сучьев. Однако, дерево подрагивает, и<text:span text:style-name="T390">з чего</text:span> он делает вывод, что вор должен быть где-то тут. Упорно <text:span text:style-name="T390">взбирается</text:span> он дальше, простыня цепляется, рвётся, кожа исколота иглами, <text:s/><text:span text:style-name="T390">ис</text:span>царап<text:span text:style-name="T390">ана</text:span> кор<text:span text:style-name="T39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90">оказался</text:span> на сам<text:span text:style-name="T390">ой</text:span> верхушк<text:span text:style-name="T390">а</text:span> дерева и, вцепившись, <text:span text:style-name="T390">раскачивается</text:span> вместе с ней, наслажда<text:span text:style-name="T390">ется</text:span> прекрасным видом на гавань и сушу, акварельно син<text:span text:style-name="T390">ее</text:span> море, <text:span text:style-name="T390">с </text:span>барашками на гребнях волн, <text:span text:style-name="T390">со </text:span>штормом, что собирается на дальнем горизонте, <text:span text:style-name="T390">поглядывает на </text:span>макушк<text:span text:style-name="T390">и</text:span> людских голов, которые движутся далеко внизу. Ё-моё. Ниже, ствол дерева начинает <text:span text:style-name="T390">по</text:span>треск<text:span text:style-name="T390">ивать</text:span>, <text:s/>вибраци<text:span text:style-name="T390">я чувствуется и</text:span> тут, на <text:span text:style-name="T390">его</text:span> хрупком насесте. </text:p>
      <text:p text:style-name="P95">– О-о, эх…– Тот <text:span text:style-name="Emphasis">прохиндей</text:span>. <text:span text:style-name="T394">На</text:span> дерев<text:span text:style-name="T394">е</text:span> он <text:span text:style-name="T390">по</text:span>лез <text:span text:style-name="Emphasis">вниз</text:span>, а не наверх! Теперь он где-то там внизу, наблюдает! Они знали, что Слотроп <text:span text:style-name="T39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91">на</text:span>дпилили ствол почти напрочь <text:span text:style-name="T391">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91">Но</text:span> тут верхушка обламывается и, с великим шелестом и <text:span text:style-name="T391">треском</text:span>, смерч тёмных веток с иголками <text:span text:style-name="T391">крошит</text:span> его на пару тысяч острых <text:span text:style-name="T391">нис</text:span>падающих <text:span text:style-name="T391">осколков</text:span>, вниз валится Слотроп, <text:span text:style-name="T391">перефутболиваемый</text:span> <text:span text:style-name="T391">от</text:span> ветки <text:span text:style-name="T391">к</text:span> ветк<text:span text:style-name="T39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91">в </text:span>шляпах с цветочками. Они играют в кр<text:span text:style-name="T392">о</text:span>кет. Похоже, Слотроп <text:span text:style-name="T391">шмякнется</text:span> где-то <text:span text:style-name="T391">среди них</text:span>. Он закрывает глаза и пытается представить тропический остров, надёжную комнату, где ничего <text:span text:style-name="T391">подобного</text:span> не может <text:span text:style-name="T391">произойти</text:span>. Откры<text:span text:style-name="T391">л он</text:span> их в момент удара о <text:span text:style-name="T391">землю</text:span>. В глубокой тиши<text:span text:style-name="T391">не</text:span>, прежде, чем он <text:span text:style-name="T391">успел </text:span>даже почувствова<text:span text:style-name="T391">ть</text:span> боль, раздаётся громкий цок удара деревом по дереву. Ярко-жёлтый полосатый шар про<text:span text:style-name="T391">носи</text:span>тся за дюйм от носа Слотропа и исчезает из виду, секундой позже <text:span text:style-name="T39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91">по направлению</text:span> направлении, а возможно и сквозь, Слотропа. </text:p>
      <text:p text:style-name="Text_20_body">– С кем вы говорите, Генерал? </text:p>
      <text:p text:style-name="Text_20_body">– С эт<text:span text:style-name="T391">ой</text:span> вот <text:span text:style-name="T39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92">ую</text:span>-нибудь «<text:span text:style-name="T39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9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9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9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86">Грёбанное</text:span> У.П.О.К., они там <text:span text:style-name="T38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48">В безлюдьи полуденного затишья, <text:span text:style-name="T39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96">черенками</text:span> перевёрнуты <text:span text:style-name="T39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96">безутайных</text:span> и явных признаков азартной игры на удачу. Занятие <text:span text:style-name="T396">тут</text:span> иное, более реальное, менее жалостливое, систематически скры<text:span text:style-name="T39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96">застенчивые</text:span> юноши <text:span text:style-name="T396">с</text:span> пастушк<text:span text:style-name="T396">ам</text:span>и, <text:s/>туманя<text:span text:style-name="T396">щаяся</text:span> листва, всплес<text:span text:style-name="T396">к</text:span> шарф<text:span text:style-name="T396">иков</text:span>…. Отовсюду <text:span text:style-name="T39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29">О, МИР ТАМ, он</text:p>
      <text:p text:style-name="P355">Текуч, изворотлив, необясним! </text:p>
      <text:p text:style-name="P355"><text:soft-page-break/>Словно-как-будто-бы, сон-что-пришёл, блуждать в мозгу у тебя! </text:p>
      <text:p text:style-name="P355"><text:span text:style-name="T397">П</text:span>ляск<text:span text:style-name="T397">ой шута</text:span> в Запретном Крыле, </text:p>
      <text:p text:style-name="P355"><text:span text:style-name="T397">До</text:span>жидая<text:span text:style-name="T397">сь</text:span>, вдруг-осенит-и-забрезжит?—ну, </text:p>
      <text:p text:style-name="P355">Кто сказал даже вздумать нельзя? </text:p>
      <text:p text:style-name="P355">Ес-ли станет-малость-больнее, </text:p>
      <text:p text:style-name="P355">Всегда-можешь вернуться-обратно, ведь </text:p>
      <text:p text:style-name="P355">Ты-ж-никогда не-говоришь прощай-навсегда! </text:p>
      <text:p text:style-name="P355"/>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97">дисциляции</text:span> зла, конденсат и осадк<text:span text:style-name="T397">и</text:span>, к которым боишься принюхаться, от забытых коррупций, комнаты полные стоячих статуй в сером оперении простёрты<text:span text:style-name="T397">х</text:span> крыль<text:span text:style-name="T39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97">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98">от</text:span> нежданного толчк<text:span text:style-name="T39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9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9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17"><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49">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99">истончаясь</text:span> та<text:span text:style-name="T399">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99">с</text:span>саны и кофе, готовый к <text:span text:style-name="T399">возобновительному</text:span> курсу <text:s/>техническо<text:span text:style-name="T399">го</text:span> <text:span text:style-name="T399">Н</text:span>емецко<text:span text:style-name="T399">го</text:span>, <text:span text:style-name="T399">либо во всю</text:span> пытаясь затвердить теорию стреловидно-стабильных траекторий, <text:span text:style-name="T399">а может</text:span> водить, почти касаясь, кончиком носом по каким-нибудь немецким электросхемам, <text:span text:style-name="T399">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99">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00">нашли </text:span>способ <text:s/>солнце <text:span text:style-name="T400">рисовать</text:span>,– <text:span text:style-name="T400">излагает своё мнение</text:span> Слотроп. </text:p>
      <text:p text:style-name="Text_20_body">– Действительно, Готы, намного ранее, <text:span text:style-name="T400">для этого применяли</text:span> кружок с точкой в его центре. Обрыв <text:span text:style-name="T400">данной</text:span> линии явно совпадает с порой утраты наследия, <text:span text:style-name="T400">с</text:span> фрагментаци<text:span text:style-name="T400">ей племени, а</text:span> возможно <text:span text:style-name="T400">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00">трепетало поверх него. пока</text:span> <text:span text:style-name="T400">он</text:span> приближ<text:span text:style-name="T400">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00">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00">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01">сейчас</text:span> перемена в этом радиоконтроле Телефункена. Т<text:span text:style-name="T401">а</text:span> их <text:span text:style-name="T401">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02">наверняка, там речь</text:span> <text:span text:style-name="T402">о</text:span> дв<text:span text:style-name="T402">ух</text:span> полусфер<text:span text:style-name="T402">ах</text:span>, не так ли, симметрично предпол<text:span text:style-name="T402">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02">ется</text:span> не кому-то конкретно, привод<text:span text:style-name="T402">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03">жет</text:span> просто <text:span text:style-name="T403">для</text:span> пропаганд<text:span text:style-name="T403">ы</text:span> Оси. Что-то на тему того Пирл-Харбора. </text:p>
      <text:p text:style-name="P99">Сэр Стивен взвешивает предположение, явно довольный. Он <text:s/>выбра<text:span text:style-name="T403">н Ими</text:span> из-за всех тех Пуритан пришибленных словом, которыми тут и там увешано фамильное дерево Слотропа? Или <text:span text:style-name="T403">же</text:span> Они теперь <text:span text:style-name="T403">хотят</text:span> ввести в соблазн его мозги <text:span text:style-name="T403">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03">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03">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03">у</text:span>гнет<text:span text:style-name="T403">ае</text:span>т его, о чём он даже <text:span text:style-name="T403">было </text:span>и мечтал и вот нашёл, <text:span text:style-name="T403">да </text:span>слишком, к своему неподдельному испугу, <text:span text:style-name="T403">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04">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04">пропадала</text:span>, не будем жить прошлым, <text:span text:style-name="T404">вот </text:span>это сейчас и <text:span text:style-name="T404">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05">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05">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05">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05">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05">тем </text:span>файлам о его мечтах: всё в его жизни, что казалось произвольным или случайным, оказывается, под<text:span text:style-name="T405">ч</text:span>инялось <text:span text:style-name="T405">целенаправленному</text:span> Контролю, всё время, на манер управляемого колеса рулетки—где важен <text:span text:style-name="T405">лишь</text:span> результат, в це<text:span text:style-name="T405">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05">в</text:span>скор<text:span text:style-name="T405">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05">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06">таки </text:span>под неё, зарезервированную для собственных чёрно-белых плохих новостей, <text:span text:style-name="T406">словно</text:span> то и вправду был<text:span text:style-name="T406">о</text:span> Радуг<text:span text:style-name="T406">ой</text:span>, а они её родны<text:span text:style-name="T406">ми</text:span> дет<text:span text:style-name="T406">ьми</text:span>…. </text:p>
      <text:p text:style-name="P250">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07">подтибривают</text:span> его <text:span text:style-name="T407">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07">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08">ляя</text:span> <text:span text:style-name="T408">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08">Н</text:span>емецкого—смазанные <text:s/><text:span text:style-name="T408">оттиски мимеографа</text:span>, несколько выужен<text:span text:style-name="T408">ы даже</text:span> Польским Сопротивлением в сортирах тренировочного лагеря в Ближне, в пятнах неподдельного SS дерьма с мочой… или <text:span text:style-name="T408">в </text:span>заучивани<text:span text:style-name="T408">и</text:span> факторов конвертирования, дюймы в сантиметры, лошадиные силы в <text:span text:style-name="Emphasis">Pherdestärke</text:span>, <text:span text:style-name="T408">в </text:span>рисование по памяти схем и изометрии <text:span text:style-name="T408">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08">г</text:span>обоя в концерте—в том же Лондоне на всех командных уровнях <text:span text:style-name="T408">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08">этот</text:span> Додсон-Трак <text:span text:style-name="T409">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09">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09">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09">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09">рухнет</text:span>, обливая униформы и обувь—чтобы они могли начать построение заново. Игра пере<text:span text:style-name="T409">ходит</text:span> в <text:span text:style-name="T409">Сменного</text:span> Принца, где каждый <text:span text:style-name="T409">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56">Всю ночь вчера я шпокал Королеву Трансиль-ва-ни-и,</text:p>
      <text:p text:style-name="P356">Бургундскую сегодня буду шпокать, брат, </text:p>
      <text:p text:style-name="P356">Вот-вот пересеку границу Шизофре-ни-и, </text:p>
      <text:p text:style-name="P356">У Королевок я просто нарасхват…. </text:p>
      <text:p text:style-name="P356">На завтрак розовый шампусик и икра, </text:p>
      <text:p text:style-name="P356">А к чаю <text:span text:style-name="T410">завсегда</text:span> Шатобриан, кусочка два—</text:p>
      <text:p text:style-name="P356"><text:span text:style-name="T410">С</text:span>игары <text:span text:style-name="T410">я курю не ниже </text:span>десят<text:span text:style-name="T410">и</text:span> за штуку шиллингов, </text:p>
      <text:p text:style-name="P356">И до упаду хохочу, <text:span text:style-name="T411">когда хочу,</text:span></text:p>
      <text:p text:style-name="P356"><text:span text:style-name="T411">Передо мною</text:span> <text:span text:style-name="T410">чернь</text:span> расступ<text:span text:style-name="T411">ится</text:span> заранее, </text:p>
      <text:p text:style-name="P356">Дорогу <text:span text:style-name="T410">дать Шпок-</text:span>шпокарю Царицы Трансиль-вааа-ни-ии! </text:p>
      <text:p text:style-name="P104">Голова у Слотропа уже шар, который <text:span text:style-name="T412">летит</text:span> не вертикально, а по горизонтали, исключительно поперёк комнаты, но при этом остаётся на месте. Каждая клетка мозга <text:span text:style-name="T412">стала</text:span> пузырё<text:span text:style-name="T412">ч</text:span>к<text:span text:style-name="T412">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12">Н</text:span>е менее трёх кулачных поединков <text:span text:style-name="T412">в процесс продолжения</text:span>. Уже трудно определить <text:span text:style-name="T412">в каком конкретно месте идёт</text:span> игр<text:span text:style-name="T412">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12">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13">брюхо</text:span>-хватную <text:span text:style-name="T413">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51">–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14">га</text:span>лась к западу, а куда <text:span text:style-name="T414">ж </text:span>ещё <text:span text:style-name="T414">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14">им</text:span>ые гости… вон те фигуры в длинных одеяниях—наверное, <text:span text:style-name="T414">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14">таящиеся</text:span> в этой любви, разделённой с <text:span text:style-name="T414">череном</text:span> еженощных грабель Господина Смерти… потому что приказ КАС совершить рейд против гражданского Любека <text:span text:style-name="T414">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15">иваем</text:span>ого внутри, <text:span text:style-name="T415">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15">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15">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16">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16">ещё </text:span>в глубине, а дурак Слотроп слишком пьян, чтоб<text:span text:style-name="T416">ы хоть как-то</text:span> докопаться.– «<text:span text:style-name="T416">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16">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16">двига</text:span>ет<text:span text:style-name="T416">ся</text:span> <text:s/>соб<text:span text:style-name="T416">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57">(ведущий тенор): <text:span text:style-name="T416">Он</text:span> пенис <text:span text:style-name="T416">тот </text:span>считал <text:span text:style-name="T417">за</text:span> сво<text:span text:style-name="T417">й</text:span>—</text:p>
      <text:p text:style-name="P357">Твёрд <text:span text:style-name="T417">словно</text:span> кость, большой, озорной… </text:p>
      <text:p text:style-name="P357">С отважной сизой головой </text:p>
      <text:p text:style-name="P357">Торчком в кровати той, </text:p>
      <text:p text:style-name="P357">Где девоньки играли в Телефон— </text:p>
      <text:p text:style-name="P357">(бас): Те-ле-фон…. </text:p>
      <text:p text:style-name="P357">(внутренние голоса): Но пришли Они из дырки ночью, </text:p>
      <text:p text:style-name="P357">(бас): И ласково тетешкали покуда не пропал— </text:p>
      <text:p text:style-name="P357">(внутренние голоса): И больше уж нигде его он не сыскал… </text:p>
      <text:p text:style-name="P357">(тенор): Теперь он тает на глазах, </text:p>
      <text:p text:style-name="P357">Всё только "ох!", да только "ах!" </text:p>
      <text:p text:style-name="P357">По пенису, который он считал своиииим! </text:p>
      <text:p text:style-name="P357">(внутренние голоса): Был <text:span text:style-name="T417">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17">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17">именно </text:span>так оно и <text:span text:style-name="T417">продолжается</text:span> уже какое-то неопределённое время…. Вот и расслабься, впади в пассивность, посмотри что <text:span text:style-name="T417">вы</text:span>рис<text:span text:style-name="T417">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17">с</text:span>вер<text:span text:style-name="T417">ять</text:span> что к чему, <text:span text:style-name="T417">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18">у</text:span>держи<text:span text:style-name="T418">ва</text:span>тся среди прочёсанных кам<text:span text:style-name="T418">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18">С</text:span>воими крыльями <text:span text:style-name="T418">о</text:span>на смела <text:span text:style-name="T418">не ту</text:span> жизнь—не жизнь своего мужа Франца, который мечтал, умолял быть забранным именно так, но вместо этого удерж<text:span text:style-name="T418">ан</text:span> для чего-то совершенно другого—Петера Сачсу, <text:span text:style-name="T418">что</text:span> был пассивен по иному… или тут какая-то ошибка? Неужто Они никогда не д<text:span text:style-name="T418">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18">лась</text:span> древесной, широкой, материнской… всё, чему он должен следовать, это <text:soft-page-break/>обломки их времён <text:span text:style-name="T418">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18"/>
      <text:p text:style-name="P25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32">й</text:span>. «Мать» это категория общественных служб, Матери <text:span text:style-name="T419">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2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20">Тут</text:span> музыка <text:span text:style-name="T420">перехода</text:span>, <text:span text:style-name="T421">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53">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29">Phau Zwei»</text:span></text:span>. Подъём, <text:span text:style-name="T42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2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24">опёршись</text:span> на перила, он смотрит на <text:span text:style-name="T42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2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2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2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25">ы</text:span> зимо<text:span text:style-name="T425">й</text:span>, л<text:span text:style-name="T425">ьдисты</text:span>. Ей тепло. Но этого недостаточно. Никогда не было—нет уж, он понимает всё правильно, она имела ввиду <text:span text:style-name="T42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2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2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2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2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19"><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54">– Обычно, своим поведением мы реагируем не на что-<text:span text:style-name="T428">либо</text:span> единичное, но на всю совокупность содержа<text:span text:style-name="T428">щегося</text:span> в нашем <text:span text:style-name="T42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58">Так [никому эти личные записи Пойнтсмен никогда показывает], потянувшись</text:p>
      <text:p text:style-name="P358">к цветку на столе у себя, </text:p>
      <text:p text:style-name="P358">Знаю я, что комнаты моей мозаика простая </text:p>
      <text:p text:style-name="P358">Неспешно начинает растворяться, ингибиционно, </text:p>
      <text:p text:style-name="P358">Вокруг цветенья, стимула, потребности </text:p>
      <text:p text:style-name="P358">Горящей ярче, покуда резкость отхлынувшая </text:p>
      <text:p text:style-name="P358">Из всего вокруг, на нём сосредоточена </text:p>
      <text:p text:style-name="P358">(Но не настолько, чтобы слепить), как фокус наведённый. </text:p>
      <text:p text:style-name="P358">Хоть тут же, в гипнотичном комнаты смерканьи, </text:p>
      <text:p text:style-name="P360">Немало прочей всячины—книги, инструменты, </text:p>
      <text:p text:style-name="P360"><text:soft-page-break/>Одежда старика, для городков увесистая бита, </text:p>
      <text:p text:style-name="P358">Всё <text:span text:style-name="T429">стушевалось в призраки вещей</text:span>, </text:p>
      <text:p text:style-name="P358"><text:span text:style-name="T429">В</text:span> мои воспоминанья о том, где, как и почему всё было, </text:p>
      <text:p text:style-name="P358">Стёрты, в этот миг, лишь фокус пламенеет: </text:p>
      <text:p text:style-name="P358">В наклоне к хрупкому и ждущему цветку…</text:p>
      <text:p text:style-name="P358">Попутно, что-то там из прочего всего—ручка, иль пустой стакан— </text:p>
      <text:p text:style-name="P358">Задето, уронилось с места, где стояло, и, возможно, закатится </text:p>
      <text:p text:style-name="P361"><text:span text:style-name="T430">Вовне</text:span> границ померкших памяти…. </text:p>
      <text:p text:style-name="P358">Что, ясность тут внесём, отнюдь не «ротозейство старца», </text:p>
      <text:p text:style-name="P358">Тут сконце<text:span text:style-name="T427">н</text:span>трированность, которую те, что помоложе, </text:p>
      <text:p text:style-name="P358">Со смехом, тут же отметут, их мир </text:p>
      <text:p text:style-name="P358">Им дарит больше, чем одна потеря— </text:p>
      <text:p text:style-name="P358">Тогда как, в восемьдесят три, кора уж ослабела, </text:p>
      <text:p text:style-name="P358">Процессы возбуждения сгорели до золы, </text:p>
      <text:p text:style-name="P358">Настройкой к сдерживающим запретам истёрты пальцы, </text:p>
      <text:p text:style-name="P358">И всякий раз, как комната уходит в <text:s/>неясность <text:span text:style-name="T430">таковую</text:span>, </text:p>
      <text:p text:style-name="P358">Мне кажется, что я взглянул на город в учениях по отключенью света </text:p>
      <text:p text:style-name="P358">(Докатимся и до такого, если Германия <text:s/>продолж<text:span text:style-name="T428">и</text:span>т </text:p>
      <text:p text:style-name="P359">Столь безумный курс). И гаснет каждый огонёк…. </text:p>
      <text:p text:style-name="P359">За исключеньем одного цветка <text:span text:style-name="T430">горящего</text:span>, </text:p>
      <text:p text:style-name="P359">И не под силу погасить его Дежурным. Ил<text:span text:style-name="T430">ь</text:span> не <text:span text:style-name="T430">на</text:span> этот раз. </text:p>
      <text:p text:style-name="P359"/>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31">промаятьс</text:span>я <text:span text:style-name="T43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3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3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31">л</text:span>и», и он, как ни в чём не бывало, работает в Фицморис-Хаус, желающие мо<text:span text:style-name="T431">г</text:span>ут у<text:span text:style-name="T43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31">о</text:span>бще-то, работает от Молет-Стрит сейчас. Боюсь, мы не злоумышляли ничего страшнее небольшой координации усилий в этом дел<text:span text:style-name="T43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3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3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32">слишком </text:span>важны. </text:p>
      <text:p text:style-name="Text_20_body">А други<text:span text:style-name="T43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31">а</text:span> я <text:span text:style-name="T43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56">Сверху, под Германск<text:span text:style-name="T435">им</text:span> углом <text:span text:style-name="T434">съёмки</text:span>, Вебли Силвермейлу вся эта лаборатуха смахивает на полн<text:span text:style-name="T435">ейший</text:span> лабиринт, <text:span text:style-name="T435">а </text:span>чё не<text:span text:style-name="T435">т</text:span>?.. бихейвиористы крутятся вокруг всех тех ихних столов и приборов, <text:span text:style-name="T435">прям тебе</text:span> крысы с мыш<text:span text:style-name="T435">вой</text:span>. Их <text:span text:style-name="T435">заставляет</text:span> бег<text:span text:style-name="T435">ать</text:span> не кусочек жрачки, а удачный эксперимент. Но кто наблюдает сверху, кто <text:span text:style-name="T435">от</text:span>сле<text:span text:style-name="T435">живает</text:span> их реакци<text:span text:style-name="T43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35">покидают</text:span> <text:s/>свои загород<text:span text:style-name="T435">ки</text:span>, разрастаясь до размеров Вебли Силвермейла (хотя все <text:span text:style-name="T435">те</text:span> лаборанты, похоже, без понятия про это всё), чтоб танцевать с ним вдоль длинных проходов и мимо <text:span text:style-name="T43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24">Павловия</text:span> (бальный танец) </text:p>
      <text:p text:style-name="P363">Весна пришла в Павловию-ю-ю,</text:p>
      <text:p text:style-name="P363">Я в лабиринте заблудился… </text:p>
      <text:p text:style-name="P362"><text:soft-page-break/>Пропах лизолом лёгкий бриз, </text:p>
      <text:p text:style-name="P362">И без конца мой поиск длился. </text:p>
      <text:p text:style-name="P362">Тебя я встретил в тупичке, </text:p>
      <text:p text:style-name="P363">Откуда взялась ты <text:span text:style-name="T436">и</text:span> как тебя звать? </text:p>
      <text:p text:style-name="P363">Тут наши носики нечаянно столкнулись </text:p>
      <text:p text:style-name="P363">И сердце моё научилось летать! </text:p>
      <text:p text:style-name="P362"/>
      <text:p text:style-name="P362">Так вместе отыскали мы путь свой, </text:p>
      <text:p text:style-name="P362">Кусочек жрачки сгрызли, или два… </text:p>
      <text:p text:style-name="P362">Всё было словно вечер в кафешке с тобой, </text:p>
      <text:p text:style-name="P362">Ничё мне не надо, не нужны нам слова… </text:p>
      <text:p text:style-name="P362">Осень пришла в Павловию-ю-ю, </text:p>
      <text:p text:style-name="P362">И <text:span text:style-name="T435">вот</text:span> я <text:span text:style-name="T435">снова </text:span>один— </text:p>
      <text:p text:style-name="P362">Долбают меня милливольтами, </text:p>
      <text:p text:style-name="P362">Аж до нейронов и до кости </text:p>
      <text:p text:style-name="P362">Тебя вспоминаю моментами, </text:p>
      <text:p text:style-name="P364">Хоть имя <text:span text:style-name="T436">забылось</text:span>, уж ты прости— </text:p>
      <text:p text:style-name="P362">Ничего не осталось <text:span text:style-name="T436">мне кроме</text:span> Павлови-и-и, </text:p>
      <text:p text:style-name="P362">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3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63">Омой меня водой, </text:p>
      <text:p text:style-name="P363">Которой моешь дочь свою грязнулю, </text:p>
      <text:p text:style-name="P363">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36">отсюда</text:span> уловить обертона: «Я благословенный Метатрон. Я хранитель Тайны. Я о<text:span text:style-name="T43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37">словно</text:span> вода. Старому Падингу нужно выдержать с полдюжины кабинетов или приёмных, прежде чем он достигнет <text:s/>место <text:span text:style-name="T437">своего </text:span>назначения. Не прошло ещё и полмесяца, но здесь уже зарождается некое подобие ритуала, его повторяемости. В каждой из комнат <text:span text:style-name="T437">подстроена</text:span> какая-нибудь особенная гадость для него: тест, который он должен пройти. Хотелось бы ему знать, не <text:span text:style-name="T437">происки </text:span><text:s/>ли это Пойнтсмен<text:span text:style-name="T437">а</text:span>. Конечно, конечно, <text:span text:style-name="T437">чьи</text:span> же ещё… как <text:span text:style-name="T43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37">текущей</text:span> ночи. В первой комнате: шприц и прочие к нему причиндалы оставлены на столе. Очень явно поблескивают, а всё прочее в<text:span text:style-name="T43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37">сохранилось в памяти</text:span>, это <text:span text:style-name="T437">что</text:span> он говори<text:span text:style-name="T437">т</text:span>, а кто-то его слуша<text:span text:style-name="T437">ет</text:span>… Он дрожит <text:span text:style-name="T437">в</text:span> страх<text:span text:style-name="T437">е с</text:span> лицо<text:span text:style-name="T43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37">лишь</text:span> <text:span text:style-name="T437">воз</text:span>можно, преобладающей формы (<text:span text:style-name="T437">типа, </text:span>как безумный разрушитель в своей вечерней посудомоечной воде нач<text:span text:style-name="T437">инае</text:span>т тереть ложку меж<text:span text:style-name="T437">ду</text:span> двух чашек, или даже <text:span text:style-name="T437">затиснув</text:span> стаканом и тарелкой, из страха перед Трясучкой, якобы… потому что на самом деле это он <text:span text:style-name="T437">уже </text:span>ухватил трясучкин язык, защемил между двух фатальных контактов пальцами, что <text:span text:style-name="T43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37">о</text:span> стольких войнах за Англию, <text:span text:style-name="T437">ч</text:span>то всех уж не упомню… разве я не <text:span text:style-name="T43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3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3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3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3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33">таком</text:span> свете ногти почти черны. «Хватит. Приготовься». </text:p>
      <text:p text:style-name="P257">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46">осветительной ракетой</text:span>, что висел<text:span text:style-name="T44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39">вы</text:span>стр<text:span text:style-name="T439">а</text:span>чи<text:span text:style-name="T439">ва</text:span>ли свои узоры <text:span text:style-name="T43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3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3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39">союзку</text:span>. Уголком глаза, на столике, <text:span text:style-name="T440">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40">священодейство</text:span> в эту ночь понравится мне. </text:p>
      <text:p text:style-name="P106">Это <text:span text:style-name="T440">самый тяжкий</text:span> момент для него. Она уже отвергала его <text:span text:style-name="T440">прежде</text:span>. Его воспоминания про Выступ ей не интересны. Похоже ей не так интересно про массовую мясорубку, как <text:span text:style-name="T440">сам</text:span> миф, <text:span text:style-name="T440">а</text:span> <text:span text:style-name="T440">пр</text:span>о пережит<text:span text:style-name="T440">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40">добавка</text:span> злости, <text:span text:style-name="T440">что</text:span>, <text:span text:style-name="T440">как </text:span>ей уже известно, нужна ему, <text:span text:style-name="T440">подействует</text:span> <text:span text:style-name="T44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41">старели</text:span> в Нидер-Ландах, чьи голоса портились из юных в старческие, от задорности к безразличию, а та война <text:span text:style-name="T44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41">оказались</text:span> <text:span text:style-name="T441">совсем</text:span> молоденькими. Летний день, день любви: один из самых страстных дней, что я познала. <text:span text:style-name="T441">Неплохо</text:span>. Ты заслужил сегодня <text:s/>свою боль». </text:p>
      <text:p text:style-name="Text_20_body">Эта часть исполняемой рутины ей не претит, по крайней мере. Хотя <text:span text:style-name="T442">ей</text:span> никогда не <text:span text:style-name="T442">доводилось </text:span>чита<text:span text:style-name="T442">ть</text:span> класси<text:span text:style-name="T442">ку</text:span> британской порно-литературы, она чувствует себя уверенно, как рыба в воде, <text:span text:style-name="T442">в</text:span> основно<text:span text:style-name="T442">м из</text:span> местн<text:span text:style-name="T442">ых</text:span> течени<text:span text:style-name="T44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42">лишь</text:span> так ей удаётся сдерж<text:span text:style-name="T442">ив</text:span>ать собственные стоны <text:span text:style-name="T442">при</text:span> кажд<text:span text:style-name="T442">ом</text:span> из его всхлипов боли, два голоса диссонанс<text:span text:style-name="T44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42">в </text:span>боли, <text:span text:style-name="T442">нужды в чём-то</text:span> <text:s/>настояще<text:span text:style-name="T442">м</text:span>, неподдельно<text:span text:style-name="T442">м</text:span>. Его так далеко <text:span text:style-name="T44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42">Для</text:span> тако<text:span text:style-name="T442">го</text:span> случа<text:span text:style-name="T44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43">представляется, такая неловкость</text:span>, но <text:span text:style-name="T443">с</text:span>держаться <text:span text:style-name="T443">никак</text:span> не <text:span text:style-name="T443">получается</text:span>, <text:span text:style-name="T443">представляется</text:span> негритянск<text:span text:style-name="T443">ий</text:span> член, он знает, что <text:span text:style-name="T443">да,</text:span> отчасти <text:span text:style-name="T443">это </text:span>вразрез с <text:span text:style-name="T443">окружающими</text:span> условиями, но невозможно отринуть этот образ брутального Африканца, <text:span text:style-name="T44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4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4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43">выскальзывает</text:span> из его рук. Она приказывает ему дрочить пред нею. <text:span text:style-name="T443">Н</text:span>а<text:span text:style-name="T443">смотревшись</text:span> капитана Блисеро с Готфридом, <text:span text:style-name="T443">она </text:span>знает как отдать команду надлежащ<text:span text:style-name="T443">и</text:span>м <text:span text:style-name="T44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4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4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44">сдерживания</text:span> поноса. Хотя возможно, завтрашней ночью… может тогда. Он не знает как ему выдерживать дальше. Но, может, <text:s/>в <text:span text:style-name="T447">часы перед <text:s/></text:span>рассвет<text:span text:style-name="T447">ом</text:span>…. </text:p>
      <text:p text:style-name="P320"><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58">Великий гребень—зелёное равноденствие и превращение, сонных рыб в молодого барашка, водной дрёмы в пробудившийся огонь, <text:span text:style-name="T44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4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49">а</text:span>, с поворотом задвижки, выплеснуться и поджарить Германских захватчиков, <text:span text:style-name="T449">которые застряли</text:span> в устаревших уже кошмарах… горючее в ожидании гиперголичного возж<text:span text:style-name="T450">ига</text:span>ния, либо майского <text:span text:style-name="T450">бунта</text:span> ду<text:span text:style-name="T450">ши</text:span>, <text:span text:style-name="T450">чтобы </text:span>под <text:span text:style-name="T450">бодрую</text:span> мелодию баварского музыкотворца Карла Орфа </text:p>
      <text:p text:style-name="P346">O, O, O,</text:p>
      <text:p text:style-name="P346">To-tus flore-o! </text:p>
      <text:p text:style-name="P346">Iam amore virginali </text:p>
      <text:p text:style-name="P365"><text:span text:style-name="T1">Totus ardeo .</text:span> . .</text:p>
      <text:p text:style-name="P111">воспламенить вс<text:span text:style-name="T450">ю</text:span> эт<text:span text:style-name="T450">у </text:span>крепость-побережье, от Портсмута до Дангениза, полыхать весенней люб<text:span text:style-name="T450">овью</text:span>. Такие вот замыслы вынашиваются ежедневно в <text:span text:style-name="T450">самых</text:span> <text:span text:style-name="T45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50">затаённый</text:span> холод, вопреки раздуваемым в море пожарам? </text:p>
      <text:p text:style-name="P111">В Казино Герман Геринг новый режим приходит к власти. Единственн<text:span text:style-name="T45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5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50">расставаний</text:span>. Но теперь— </text:p>
      <text:p text:style-name="P414"><text:soft-page-break/>Пословицы для Параноиков, 1: Тебе никак не позволяется коснуться Хозяина, но можешь щекотать <text:s/>его <text:span text:style-name="T448">творения</text:span>. </text:p>
      <text:p text:style-name="Text_20_body">И потом, ну, он с недавних пор начинает <text:span text:style-name="T45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51">ему </text:span>кажется будто он прикоснулся, и остался притронутым, на какое-то время, к знакомой нам <text:span text:style-name="T451">уже </text:span>душе, к голосу, который не раз <text:span text:style-name="T451">вещал</text:span> через медиума исследовательского заведения Кэрола Эвентира: <text:span text:style-name="T451">снова</text:span> покойный Роланд Фельдпат, издавна привлечённый специалист по системам управления, формулам наведения, <text:span text:style-name="T451">реагированию </text:span><text:s/>на <text:span text:style-name="T451">ЧП</text:span> <text:s/>в одном <text:span text:style-name="T451">или ином </text:span>из Заведений Аэронавтики. <text:span text:style-name="T451">Похоже</text:span> на то, что, по неким личным мотивам, Роланд продолжает зависать над этим Слотропианским пространством, <text:span text:style-name="T451">как</text:span> залитом светом солнца, чья энергия едва ли до него доходит, <text:span text:style-name="T451">так </text:span>и в бури щекочущие его спину статичным электричеством, шептания Роланда доносятся с восьми километров, <text:span text:style-name="T451">крутая</text:span> высота, где он расквартирован на одной из Последних Парабол—куда никогда не <text:span text:style-name="T451">следует</text:span> распростран<text:span text:style-name="T451">ять</text:span> зон<text:span text:style-name="T451">у</text:span> полётов—<text:span text:style-name="T451">занимая</text:span> теперь должност<text:span text:style-name="T451">ь</text:span> одного из невидимых <text:span text:style-name="T451">Огранич</text:span>ителей в стратосфере, на безнадёжно <text:span text:style-name="T451">обюрократившейся</text:span> той стороне, ничуть не <text:span text:style-name="T451">в </text:span>мен<text:span text:style-name="T451">ьш</text:span>е<text:span text:style-name="T451">й мере</text:span>, чем всегда было и на этой, он <text:span text:style-name="T452">поджал</text:span> свои астральные растопырки насколько можно было <text:span text:style-name="T452">рассчитывать</text:span>, при<text:span text:style-name="T454">мазался</text:span> к «небу», такой весь из себя взвинченный <text:span text:style-name="T455">провалами</text:span> попыт<text:span text:style-name="T455">ок</text:span> установить контакт, <text:span text:style-name="T455">по причине</text:span> бессилия <text:span text:style-name="T455">кое-каких</text:span> сновидцев, <text:span text:style-name="T453">что</text:span> пытаются про<text:span text:style-name="T453">буди</text:span>ться, <text:span text:style-name="T455">либо</text:span> заговорить, <text:span text:style-name="T454">да</text:span> не <text:span text:style-name="T454">выходит,</text:span> и <text:span text:style-name="T455">брыкаются против гирек</text:span> и щуп<text:span text:style-name="T455">ов</text:span> черепной боли, той что, похоже, при пробуждении станет и вовсе невыносимой, он <text:span text:style-name="T455">дожидается</text:span> бесцельны<text:span text:style-name="T455">х,</text:span> не вызванны<text:span text:style-name="T455">х</text:span> необходимостью появлени<text:span text:style-name="T455">й</text:span> тут пеньтюхов наподобие Слотропа— </text:p>
      <text:p text:style-name="Text_20_body">Роланд <text:span text:style-name="T455">в мандраже</text:span>. Может вон <text:span text:style-name="T23">тот</text:span>? <text:span text:style-name="T46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55">о</text:span>н наживка? </text:p>
      <text:p text:style-name="P112">Как видно, Роланду придётся попыхтеть, тут уж ничего не поделаешь. Раз <text:span text:style-name="T455">уж </text:span>они до такого доходят, он им <text:span text:style-name="T45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5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55">за</text:span>гнать молодых энтузиастов Кибернетической Традиции в <text:span text:style-name="T456">пахоту на</text:span> Управлени<text:span text:style-name="T456">е</text:span>: в конце концов, экономическая инфляция, устремляясь в высь, как шар, в её своеобразном <text:span text:style-name="T456">воспроизведении</text:span> поверхности Земли, возносясь ценами всё выше, неуправляемо, день за днём взлетала <text:span text:style-name="T456">всё выше и выше</text:span>, <text:span text:style-name="T45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57">о сноровкой</text:span>, которая не заставила себя ждать. Дождливые дни никогда не <text:span text:style-name="T458">позволяли себе лишнего</text:span> гром<text:span text:style-name="T458">а</text:span> и молни<text:span text:style-name="T458">й</text:span>, <text:span text:style-name="T458">а только</text:span> высокомерно стеклянная серость <text:span text:style-name="T458">с</text:span>капливала<text:span text:style-name="T457">с</text:span>ь в нижних <text:span text:style-name="T458">слоях</text:span>, монохромный вид долин заполненных мшистой трухой, корнями торчащими к небу с не слишком злобной игривостью (вроде <text:span text:style-name="T458">определённого</text:span> бело<text:span text:style-name="T458">го сюрприза</text:span> для элитарников, там наверху, которые никогда не замечают, нет… ), долины переполняются осенью, <text:span text:style-name="T458">и</text:span> <text:s/>увядают <text:span text:style-name="T45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5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5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59">ое</text:span> <text:span text:style-name="T45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5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6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65">Да, такие эпизоды бывали, типа, </text:span><text:span text:style-name="T167">Германскими</text:span><text:span text:style-name="T165">. Ну, в последнее время Слотропу даже сны сн</text:span><text:span text:style-name="T166">ятся</text:span><text:span text:style-name="T165"> на этом языке. Его тут вовсю обуча</text:span><text:span text:style-name="T166">ют</text:span><text:span text:style-name="T165"> диалектам,</text:span><text:span text:style-name="Emphasis"><text:span text:style-name="T168"> Plattdeutsch</text:span></text:span><text:span text:style-name="T165">, для зоны, которая планир</text:span><text:span text:style-name="T166">уется</text:span><text:span text:style-name="T16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66">по</text:span><text:span text:style-name="T16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62">и</text:span> базу статичных тестов в Лэнгхёрсте возле Хорсхэма и начал<text:span text:style-name="T46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62">стал</text:span> Отцом Британских Исследований Жидкого Кислорода, <text:span text:style-name="T46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62">ую</text:span> эпох<text:span text:style-name="T462">у</text:span>, <text:span text:style-name="T46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6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6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63">с</text:span> передатчик<text:span text:style-name="T46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63">стой</text:span>. <text:s/><text:span text:style-name="T467">Т</text:span>олько <text:span text:style-name="T467">ли </text:span><text:span text:style-name="T1">это</text:span> <text:span text:style-name="T46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66">с</text:span> </text:p>
      <text:p text:style-name="Text_20_body">Хилари Бонс и его Озадаченная Улыбка. Ещё один невинный, тихий энтузиаст, <text:span text:style-name="T463">из породы</text:span> сэр<text:span text:style-name="T463">а</text:span> Стивен<text:span text:style-name="T463">а</text:span> Додсон-Трак<text:span text:style-name="T463">а</text:span>. Но: </text:p>
      <text:p text:style-name="P414">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63">изобразить</text:span> что-то <text:span text:style-name="T46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63">вероятно</text:span> у него генетическая к тому предрасположенность—<text:span text:style-name="T463">от </text:span>все<text:span text:style-name="T463">х</text:span> те<text:span text:style-name="T463">х</text:span> былые Слотропы, таскавши<text:span text:style-name="T463">х</text:span> библии сред<text:span text:style-name="T463">и</text:span> синеющих вершин, как часть своего снаряжения, знавши<text:span text:style-name="T463">х</text:span> назубок главы и стихи <text:span text:style-name="T463">о </text:span>конструкци<text:span text:style-name="T463">ях</text:span> Арок, Храмов, Тронов <text:span text:style-name="T463">Зримых</text:span>—все материалы и размеры. Данные, за которыми <text:span text:style-name="T46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6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64">Однако,</text:span> что <text:span text:style-name="T464">данное</text:span> «устройство изоляции» делает рядом с номером контракта на Агрегат? А к тому же ещё <text:soft-page-break/>помечен<text:span text:style-name="T46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6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66">Г</text:span>енерала Виверна, заскакивая в дверь,– хотелось бы глянуть на тот Документ SG-1. </text:p>
      <text:p text:style-name="Text_20_body">– Хо, хо,– отвечает <text:span text:style-name="T46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64">крадущиеся</text:span> шаг<text:span text:style-name="T464">и</text:span>, которые, похоже никому не слышны…. </text:p>
      <text:p text:style-name="Text_20_body">– Что-то не так?– В дверном проёме снова нос Хилари Бонса. </text:p>
      <text:p text:style-name="Text_20_body">– <text:span text:style-name="T46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64">вы</text:span>, ребята, в Лангхёрсте не <text:span text:style-name="T46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6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6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6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68">К</text:span>С<text:span text:style-name="T46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65">получен</text:span> ответ из Лондона, пр<text:span text:style-name="T465">и</text:span>тарахтел, чисто печатаясь на машине Бонса, теперь прихорашивается. Информацию можно прочесть и после. Напевает, </text:p>
      <text:p text:style-name="P366">С лицом как микрофон <text:s/>сияющим,</text:p>
      <text:p text:style-name="P366"><text:span text:style-name="T465">С прямым пробором</text:span> в волосах, </text:p>
      <text:p text:style-name="P366"><text:span text:style-name="T465">Пломбира</text:span> шарик<text:span text:style-name="T465">ом сладкo <text:s/>тающим,</text:span>, </text:p>
      <text:p text:style-name="P366">Я, мистер Беззаботность, <text:span text:style-name="T46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6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21"><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59">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6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6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69">х</text:span>, перекрыв доступ к двери в туалет. <text:span text:style-name="T469">Снаружи,</text:span> офицеры <text:span text:style-name="T469">помоложе</text:span> заблёвывают цинии. Парочки прогуливаются. Девушек предостаточно, драпированы <text:span text:style-name="T469">в</text:span> бархат, рукава прозрачны<text:span text:style-name="T469">е</text:span>, <text:span text:style-name="T469">сами широкие в плечах, со </text:span>следами недоедания, <text:span text:style-name="T469">в</text:span> шестимесячны<text:span text:style-name="T469">х</text:span> завивка<text:span text:style-name="T469">х</text:span>, говорят на полудюжине языков, <text:span text:style-name="T469">попадаются</text:span> коричневые от здешнего солнца, другие бледны как Зам Смерти из более восточных <text:span text:style-name="T469">регионов</text:span> Войны. Рьяные молодчики с волосами <text:span text:style-name="T469">глаже </text:span>патентованной кожи шустрят вокруг, старательно завлекая дам, тогда как головы постарше и <text:span text:style-name="T469">вовсе</text:span> без волос предпочитают <text:span text:style-name="T469">вы</text:span>ж<text:span text:style-name="T469">и</text:span>дать, прикладывая минимум усилий, глаза <text:s/>и рт<text:span text:style-name="T470">ы устремлены</text:span> по комнатам вокруг, толкуя, между тем, про бизнес. <text:span text:style-name="T470">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67">Джу-лия,</text:p>
      <text:p text:style-name="P367">Без тебя проживу ли я? </text:p>
      <text:p text:style-name="P367">Как мне выманить твой </text:p>
      <text:p text:style-name="P367">Хоть один поцелуй? </text:p>
      <text:p text:style-name="P367"/>
      <text:p text:style-name="P367">Джуул-яааа, </text:p>
      <text:p text:style-name="P367">Никто тебя не любит так как я, </text:p>
      <text:p text:style-name="P367">Никто не приголубит так, как я, </text:p>
      <text:p text:style-name="P367">Только дай мне один поцелуй! </text:p>
      <text:p text:style-name="P367"/>
      <text:p text:style-name="P367"><text:soft-page-break/>Ах, Джуул-яааа— </text:p>
      <text:p text:style-name="P367">Тебя одну люблю я, </text:p>
      <text:p text:style-name="P367">Стремлюсь, как пчёлка к улью, </text:p>
      <text:p text:style-name="P367">К тебе одной— </text:p>
      <text:p text:style-name="P367">Поверь, постой— </text:p>
      <text:p text:style-name="P367"/>
      <text:p text:style-name="P367">Джу-лия, </text:p>
      <text:p text:style-name="P367">Вопить я буду Алелуйа, </text:p>
      <text:p text:style-name="P367">Когда красотка Джулия </text:p>
      <text:p text:style-name="P367">Придёт в объятия мои. </text:p>
      <text:p text:style-name="Text_20_body">Саксофония и мелодия в стиле Парк-Лейн, <text:span text:style-name="T470">самое оно </text:span><text:s/>для определённых состояний сознания. Слотроп <text:span text:style-name="T470">заметил</text:span> Хилари Бонса, <text:s/>явно <text:span text:style-name="T470">павшего</text:span> жертвой <text:span text:style-name="T470">галлюциногенного</text:span> голландского сыра, <text:span text:style-name="T470">тот</text:span> <text:span text:style-name="T47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70">видит</text:span>. </text:p>
      <text:p text:style-name="P116">Алкаши с наркушами, утратив всякий стыд, вступают в <text:span text:style-name="T470">бойцовские</text:span> <text:span text:style-name="T470">единоборства</text:span> в буфете и на кухнях, обыскивают кладовки, вылизывают донышки кастрюль. <text:span text:style-name="T47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70">сфокусировано</text:span>, пока не разда<text:span text:style-name="T470">ёт</text:span>ся саркастичный туш оркестра на появление сам<text:span text:style-name="T470">ого</text:span> жутк<text:span text:style-name="T470">ого</text:span> мордоворота из всех, какие <text:span text:style-name="T470">попадались</text:span> Слотропу за пределами кино про Франкенштейна—в белом зут-с<text:span text:style-name="T470">ъю</text:span>те, с уймой складок <text:span text:style-name="T470">на штанинах</text:span>, да <text:span text:style-name="T470">при том</text:span> ещё и длинная золотая цепочка <text:span text:style-name="T470">от</text:span> часов, что взбалтывается сверкающей петлёю на каждый его шаг по комнате, где он хмурится на каждого, типа, в спешке, <text:span text:style-name="T47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7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71">роняет</text:span> на ковёр вишню марашино и раздавливает <text:span text:style-name="T471">при</text:span> шаг<text:span text:style-name="T47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71">Пора переходить в толкачи</text:span> наркот<text:span text:style-name="T471">ой</text:span>»,– грит Жан-Клод. </text:p>
      <text:p text:style-name="Text_20_body"><text:soft-page-break/>– Слышь,– приятель Слотропа вытаскивает конверт плотной бумаги, который, <text:span text:style-name="T471">как </text:span>даже в сумраке <text:span text:style-name="T471">угадывает</text:span> Слотроп, набит американскими оккупационными кредитками с жёлтой печатью,– ты подержи это при себе, пока не <text:span text:style-name="T471">заберу</text:span>. Похоже Итало хочет <text:span text:style-name="T471">за</text:span>явиться <text:span text:style-name="T471">сюда</text:span> раньше Тамары, а я не уверен кто— </text:p>
      <text:p text:style-name="Text_20_body">– Расклад, сталпыть, такой, Тамара <text:span text:style-name="T471">на</text:span>думала <text:span text:style-name="T47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7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71">после </text:span>эти<text:span text:style-name="T47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7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72">новения</text:span> бриз<text:span text:style-name="T472">а</text:span>, через кого-то из множества своих контактов он снял общее расписание на каждый фильм в каждом оккупационном городе, и известен случай, <text:span text:style-name="T472">когда</text:span> он угнал Генеральский джип просто <text:span text:style-name="T472">затем</text:span>, чтоб <text:span text:style-name="T47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7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72">времён</text:span> Второй Мировой, <text:span text:style-name="T472">обыкновенная</text:span> вечеринка у Рауля, на которой предстоящая доставка <text:span text:style-name="T472">партии </text:span>опиума используется Тамарой <text:span text:style-name="T47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7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72">оно </text:span>там прёт <text:span text:style-name="T47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72">заводятся</text:span> визжать, спринтуя на <text:span text:style-name="T472">все </text:span>выходы. Наркуши оглядываются по сторонам, помаргивая, улыбаясь, вторя, всяк <text:span text:style-name="T47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72">ты-</text:span>уж-та<text:span text:style-name="T47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73">тут недавно</text:span> даму спас от осьминога, <text:span text:style-name="T47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7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7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7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74">тех</text:span> пустых комнат, где роятся мухи…. </text:p>
      <text:p text:style-name="P322"><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60">Imipolex G <text:s/>оказался <text:span text:style-name="T487">ни</text:span>чем <text:s/>более—или менее—страшным, чем новы<text:span text:style-name="T478">м видом </text:span>пластик<text:span text:style-name="T478">а</text:span>, <text:span text:style-name="T478">этот</text:span> ароматический гетероцикличный полимер <text:span text:style-name="T47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78">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78">до</text:span> ранни<text:span text:style-name="T478">х</text:span> исследовани<text:span text:style-name="T478">й</text:span> проводивши<text:span text:style-name="T47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7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78">могут </text:span>заранее <text:s/>определится какие <text:span text:style-name="T47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79">их</text:span> часто принимали <text:s/>за Нацистские лозунги и, <text:s/>в общем-то, <text:s text:c="2"/>они <text:span text:style-name="T47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79">уд</text:span>а <text:span text:style-name="T479">близящийся</text:span> вечер сгущался до фактуры дыма из курительной трубки, а руки молодых пассажиров <text:span text:style-name="T479">тянулись прочь</text:span> из рукавов своих пальто в<text:span text:style-name="T479">о</text:span> <text:span text:style-name="T479">что</text:span>-нибудь ещё, как карлики в поисках убежища, либо экстатично <text:span text:style-name="T479">отрешались от</text:span> расписания <text:span text:style-name="T480">ради</text:span> тактильны<text:span text:style-name="T480">х</text:span> утех с бельём намного <text:span text:style-name="T480">превосходившим нейлон своей </text:span>соблазнительн<text:span text:style-name="T480">остью</text:span>…). Л. Джамф, <text:span text:style-name="T48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8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8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8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80">достаточно</text:span> ценные <text:span text:style-name="T48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80">с нескрываемым</text:span> <text:span text:style-name="T480">волнением</text:span>. Пара моментов, <text:span text:style-name="T481">незамедлительно</text:span> бросаются в глаза. Ему доходит больше, чем он вообще мог <text:span text:style-name="T481">предположит</text:span>ь, даже в <text:span text:style-name="T481">своих</text:span> самых параноидных <text:span text:style-name="T48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81">ется</text:span> в Бритиш Шелл в тот же, примерно, период… и, ой, ё-моё, <text:soft-page-break/>Слотропу вдруг доходит где <text:span text:style-name="T26">собрана</text:span><text:span text:style-name="T48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81">оё</text:span> Шелл Мекс-Хаус—<text:span text:style-name="T481">буквально</text:span> в сердце <text:span text:style-name="T48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81">от них отделаешься</text:span>, даже если не больно?), грубо <text:span text:style-name="T481">расшвыривая</text:span> папки, <text:span text:style-name="T48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82">о</text:span> бле<text:span text:style-name="T482">ющего</text:span> перед их правотой, и не распахнутое окно, побег по-Цыгански, гадальные карты <text:span text:style-name="T482">россыпью</text:span> в спешке, и даже не <text:span text:style-name="T48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82">словно</text:span> кожа прыщавых лиц, хрупких как последние <text:span text:style-name="T482">из</text:span> Германски<text:span text:style-name="T482">х</text:span> стен, <text:span text:style-name="T482">что</text:span> стоя<text:span text:style-name="T482">т </text:span><text:s/><text:span text:style-name="T482">лишившись</text:span> опоры после <text:span text:style-name="T482">взрывов</text:span> отгремевшей бомбёжки и <text:span text:style-name="T482">колеблются </text:span>теперь высоко над головой, готовые <text:span text:style-name="T482">вот-вот </text:span>сложиться вниз с небес под <text:span text:style-name="T48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82">Пора</text:span> сдвинуть шляпу на лоб, пустить по кругу после-заварушную сигарету, прикидывая как будем ноги уносить… ты запомнил как<text:span text:style-name="T482">им путём</text:span> добирались, все <text:span text:style-name="T48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14">Пословица для Параноиков, 3: Если тебя вынудили задавать неправильные вопросы, то им <text:span text:style-name="T483">и</text:span> думать <text:span text:style-name="T483">ни к чему как отвечать </text:span>на <text:span text:style-name="T48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83">C</text:span>ложного Изделия. </text:p>
      <text:p text:style-name="P119">“<text:span text:style-name="Emphasis"><text:span text:style-name="T129">S-Gerät</text:span></text:span>, 11/00000.” </text:p>
      <text:p text:style-name="P119">Если эти цифры серийный номер ракеты, как видно по их форме, то это должн<text:span text:style-name="T483">о</text:span> быть <text:span text:style-name="T483">некая</text:span> спецмодель—Слотроп ни разу не слыхал о чём-то с четырьмя нулями, не говоря уж о пяти… и ни про какое изделие <text:span text:style-name="Emphasis"><text:span text:style-name="T129">S-Gerät</text:span></text:span>, <text:span text:style-name="T483">имеются лишь</text:span> <text:span text:style-name="Emphasis">K-Gerät</text:span> и <text:span text:style-name="Emphasis">L-Gerät </text:span><text:s/>упом<text:span text:style-name="T483">янутые</text:span> в руководстве… ну, Документ SG-1, который, якобы, не существует, должен прояснять всё это…. </text:p>
      <text:p text:style-name="Text_20_body"><text:span text:style-name="T48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8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8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88">земле</text:span> Германской артиллерией...» и подписал его самый предан<text:span text:style-name="T48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8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84">Отправили</text:span> его друга <text:span text:style-name="T484">погибнуть </text:span>в какой-то <text:span text:style-name="T48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84">считал</text:span>, что на грацию у него дефицит. Однако, <text:span text:style-name="T484">получилось</text:span>. Он изумлён и <text:span text:style-name="T48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85">сорвался</text:span> в Ниццу, в быстром побеге по горной дороге, заносясь на виражах и <text:span text:style-name="T485">визжа</text:span> тормозами над согретыми солнцем пропастями, <text:span text:style-name="T48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86">ъезж</text:span>ает в город в своём белом зуте, тёмных очках, трепеща полями шляпы как у Сидни Гринстрита. Он не <text:span text:style-name="T486">отличается особой</text:span> непримет<text:span text:style-name="T486">ностью в</text:span> толп<text:span text:style-name="T486">е</text:span> военных и мамзелей, <text:span text:style-name="T486">что перешли</text:span> уже на летнюю форму одежды. Но <text:s/>брос<text:span text:style-name="T486">ив</text:span> машину возле Площади Гарибальди, <text:span text:style-name="T48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8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86">когда</text:span> свет неба уравнивается со светом уличных фонарей, <text:s/>перед <text:span text:style-name="T486">самой </text:span>первой звездой, <text:span text:style-name="T48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61">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89">вовсю </text:span>в комнатах с увесистой мебелью. Лестничная клетка оказывается не очень вертикальной, а <text:span text:style-name="T49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9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90">т</text:span> обувь пока ты спишь, но ещё и подм<text:span text:style-name="T490">етёт</text:span> маненько, постави<text:span text:style-name="T490">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9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91"><text:s/></text:span></text:span><text:span text:style-name="Emphasis">как вы парни</text:span> и застенчивая улыбка… эй, Тантиви, ты где пропадал? </text:p>
      <text:p text:style-name="P122">– Где <text:span text:style-name="T49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9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91"><text:s/></text:span><text:span text:style-name="Emphasis">mon ami</text:span>». </text:p>
      <text:p text:style-name="Text_20_body">– Ну, ладно,– снова машет карточкой Ваксвинга. </text:p>
      <text:p text:style-name="P122">– Ах, <text:span text:style-name="T49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9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9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9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9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9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9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9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9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91">из</text:span>водят часы <text:span text:style-name="T491">на </text:span>игр<text:span text:style-name="T491">у</text:span> в молекулы, имитиру<text:span text:style-name="T491">ют</text:span> производственный синтез, рассыпаясь, складываясь вновь, сцепленные и пересцепленные, он то <text:span text:style-name="T49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91">ется</text:span> подштопать где-то отрезок колеи, долгие ожидания на сортировочных станциях, где рельсы <text:span text:style-name="T49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91">какая из </text:span>воюющих сторон, только сама Война, неизменный исковерканный пейзаж, в котором «нейтральная Швейцария» довольно <text:span text:style-name="T49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62">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92">перекликаются</text:span> гудк<text:span text:style-name="T49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9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92">до чего</text:span> же всё переменилось. Германская инфляция, мне с бы <text:span text:style-name="T492">с</text:span>ледовало делать выводы, нули нанизанные друг за другом отсюда и аж до Берлина. Мне при<text:span text:style-name="T49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9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9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9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93">лев</text:span>ой форме, выходцы из Южной Америки, закутанные в меховые пальто и дрожащие на ярком солнце, пожилые ипохондрики, <text:span text:style-name="T493">которых</text:span> <text:span text:style-name="T493">грянувшая</text:span> Войн<text:span text:style-name="T493">а</text:span> застука<text:span text:style-name="T49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93">уж это </text:span>будь уверен, среди всех мрачных лиц и улиц <text:span text:style-name="T49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24">Психи на Побывке!</text:span> </text:p>
      <text:p text:style-name="P329">(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93">на </text:span>затемнение рассудка. Однако, с виду все счастливы, по-свойски <text:span text:style-name="T49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29"/>
      <text:p text:style-name="P368">А вот и мы, привет-привет—готовы вы к такому или нет,</text:p>
      <text:p text:style-name="P368">Хоть маски одевайте, хоть козни <text:span text:style-name="T493">затев</text:span>айте, </text:p>
      <text:p text:style-name="P368">Нам все лишь смех—из саночек мы сковырнулись в снег,</text:p>
      <text:p text:style-name="P368">Как детвора, когда пришла весёлая пора </text:p>
      <text:p text:style-name="P368">Каникулов. </text:p>
      <text:p text:style-name="P368"/>
      <text:p text:style-name="P368">О, да, мы Психи на Побывке </text:p>
      <text:p text:style-name="P368">Забот ни шиша— </text:p>
      <text:p text:style-name="P368">Мозги наши в промывке, </text:p>
      <text:p text:style-name="P368"><text:soft-page-break/>На Ярмарке душа, </text:p>
      <text:p text:style-name="P368">Придурки в отпуску, похерили тоску, </text:p>
      <text:p text:style-name="P368">Под лёгкий модный стук </text:p>
      <text:p text:style-name="P368">Нашей чечётки! </text:p>
      <text:p text:style-name="P368"/>
      <text:p text:style-name="P368">По кругу шляпу мы пускаем—для вашей хмурости и слёз, </text:p>
      <text:p text:style-name="P368"><text:span text:style-name="T494">А с ними</text:span> страхов, что одолевают вас <text:span text:style-name="T494">из</text:span>давн<text:span text:style-name="T494">а</text:span> и так всерьёз— </text:p>
      <text:p text:style-name="P368">Поверьте опытному психу, жизнь стоит, чтобы жить её, </text:p>
      <text:p text:style-name="P368">Так обними и расцелуй своё сегодня и моё! </text:p>
      <text:p text:style-name="P368">Ла-да-да, яа-та, йа-та, та-та… (Они продолжают распевать без слов, фоном для того, что следует дальше): </text:p>
      <text:p text:style-name="P421">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94">хоть </text:span>кто разглядит! Ну, в общем, короче, мне ясно прекрасно как тебя колбасит от этих уличных торгашей, что тут т<text:span text:style-name="T49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20"/>
      <text:p text:style-name="P420">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94">при</text:span> гланд<text:span text:style-name="T49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20">Слотроп: Пойду вздремну, пожалуй… </text:p>
      <text:p text:style-name="P420">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94">Случалось заниматься</text:span> разраб<text:span text:style-name="T494">откой</text:span> полимер<text:span text:style-name="T494">а</text:span>, когда вокруг одни <text:span text:style-name="T494">лишь</text:span> праздношатающиеся? <text:span text:style-name="T494">При</text:span> наш<text:span text:style-name="T494">е</text:span>м гигантск<text:span text:style-name="T494">о</text:span>м родителе <text:span text:style-name="T494">с</text:span> север<text:span text:style-name="T49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9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63"><text:span text:style-name="T50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29">Пословицы для Параноиков, 4: <text:span text:style-name="T496">Начнёшь с</text:span>крыва<text:span text:style-name="T496">т</text:span>ься, начинают искать. </text:p>
      <text:p text:style-name="Text_20_body">Заннгггг! диддиланг, диддила-та-та-та, йа-та-та-та это тут Увертюра к Вильгельму Теллю, <text:span text:style-name="T49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96">прикидывает</text:span> он. Ноги уже нач<text:span text:style-name="T49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9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96">точно</text:span>, <text:span text:style-name="T49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9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97">вообще</text:span>, со смертностью пешеходов, с безостановочным пересечением потребностей или отчаяния <text:span text:style-name="T49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97">наличной </text:span>мелочи хват<text:span text:style-name="T49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9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98">а</text:span> вот карикатура тут, типа как, для <text:span text:style-name="T49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98">и</text:span>ной коллег, <text:span text:style-name="T498">в том числе</text:span> международн<text:span text:style-name="T498">ая звезда</text:span> эксцентрик<text:span text:style-name="T498">и</text:span> Грасиела Имаго Порталес, угнали Германскую подлодку устаре<text:span text:style-name="T498">вше</text:span>го образца <text:span text:style-name="T49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98">по</text:span>слет<text:span text:style-name="T49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9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9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9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9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99">е</text:span>й его извращённости и <text:span text:style-name="T49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9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9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9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99">Сквалидози</text:span> в Цюрихе, чтобы установить контакт с правительствами, которые захотели бы, <text:span text:style-name="T499">из каких</text:span> угодно <text:span text:style-name="T49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99">Сквалидози</text:span> называет сумму, которой хватит расплатиться с Марио Швейтаром и поддержит Слотропа <text:span text:style-name="T499">в </text:span>сыт<text:span text:style-name="T49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99">Сквалидози</text:span>, что остаётся один за столом. Встрях чубом, свет меркнет. </text:p>
      <text:p text:style-name="P323"/>
      <text:p text:style-name="P264">Самолёт, развалюшный DC-3, выбран за сходство с лунным светом, за доброе выражение его морды с окошками, <text:span text:style-name="T50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01">так</text:span> зрелищны, как <text:span text:style-name="T50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01">себе </text:span>в самолёт и летят куда хотят… зачем тормозится в Женеве? Точн<text:span text:style-name="T501">як</text:span>, <text:span text:style-name="T50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0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0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0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0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02">шастают</text:span> из <text:span text:style-name="T502">улочки</text:span> в <text:span text:style-name="T502">улочку</text:span>, Слотроп сидит с кофе, круасантом, газетой. Вскоре тучи рассеиваются. Солнце <text:span text:style-name="T50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0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02">он</text:span> сейчас <text:span text:style-name="T502">усматривает </text:span>туп<text:span text:style-name="T50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0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03">к </text:span>тен<text:span text:style-name="T503">ям</text:span> и листв<text:span text:style-name="T50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0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0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03">ит</text:span> и швыря<text:span text:style-name="T50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0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24"><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65">М-р Пойнтсмен решил Троицу <text:span text:style-name="T50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06">верстает</text:span> коридоры «Белого Посещения», где все прочие словно бы застыли в <text:soft-page-break/>позах явно паркинсонов<text:span text:style-name="T50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0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06">срез</text:span> секс<text:span text:style-name="T50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06">сквериках</text:span>, корота<text:span text:style-name="T506">ют</text:span> время над салатами из хризантем и кастрюльками <text:span text:style-name="T506">с </text:span>баранин<text:span text:style-name="T506">ой</text:span>, либо торчат в <text:span text:style-name="T506">какой-нибудь</text:span> фруктовой лавке. —«Эй, Спид, гля<text:span text:style-name="T506">нь</text:span>, <text:span text:style-name="T1">дыни</text:span>! Я ни одной не <text:span text:style-name="T506">пробовал</text:span> <text:span text:style-name="T506">с</text:span> Третьего Курса—ух-ты, понюхай вот эту, просто прелесть! Как насчёт дыни, Спид? А? Да, <text:span text:style-name="T50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07">эта вот</text:span>,– проворачивает показать ему, как негодяи поворачивают лица запуганных девушек,– та самая, что выбрал я, <text:span text:style-name="T50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07">ж-оно-</text:span>точно-<text:span text:style-name="T1">доброе</text:span>! ухмылка <text:span text:style-name="T507">достаточно</text:span> широка, чтоб <text:span text:style-name="T507">распрямить</text:span> их обоих, <text:s text:c="2"/>осклабившихся <text:span text:style-name="T507">до дрожи</text:span>, тут <text:span text:style-name="T507">вот</text:span>, а сама <text:span text:style-name="T507">до того</text:span> <text:span text:style-name="T1">старая</text:span>, что годится <text:span text:style-name="T507">им в</text:span> Матер<text:span text:style-name="T507">и</text:span>—их общей Матерью, вобравшей самые гадкие черты м-с Пурде и м-с Спид—фактически, она теперь и становится именно такой, <text:span text:style-name="T507">буквально</text:span> у них на глазах. Эти <text:span text:style-name="T507">руины </text:span>моря <text:s/>полны <text:span text:style-name="T507">соблазни</text:span>тельниц—вот уж где склизко и блудливо. И пок<text:span text:style-name="T508">уд</text:span>а <text:span text:style-name="T508">двух вылупившихся</text:span> детектив<text:span text:style-name="T508">ов</text:span> всмятку <text:span text:style-name="T508">затягивает</text:span> её аур<text:span text:style-name="T508">а</text:span>, <text:span text:style-name="T508">с </text:span>подмиг<text:span text:style-name="T508">ами</text:span> прям тут, на улице, <text:span text:style-name="T508">в </text:span>медн<text:span text:style-name="T508">ых</text:span> <text:span text:style-name="T508">от</text:span>блеск<text:span text:style-name="T508">ах</text:span> хны, с цветами страсти на вискозном шёлке—за миг до спотыкливой <text:span text:style-name="T50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08">пр</text:span>о сок<text:span text:style-name="T50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08">о</text:span> <text:span text:style-name="T508">выскакивает</text:span> <text:span text:style-name="T508">в этот миг</text:span>, мимо мешков с песком и <text:span text:style-name="T508">низвергающихя</text:span> кулис, сдерживая одышку, чтобы прокартавить им скрипуче <text:span text:style-name="T50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08">Однако,</text:span> «доходит» <text:span text:style-name="T508">на тот манер </text:span>как, типа, заходишь <text:span text:style-name="T509">к себе в</text:span> спальню, а на тебя <text:span text:style-name="T509">валится</text:span>, из лёгкой <text:span text:style-name="T509">сумеречности</text:span> на твоём потолке, гигантский угорь мурена, зубы <text:span text:style-name="T509">оскалены</text:span> в дурноватой ухмылке смерти, выдыхает, <text:span text:style-name="T50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09">обнаружение</text:span> случа<text:span text:style-name="T509">ев</text:span>, когда имена на карте Слотропа не <text:span text:style-name="T509">не приходят в</text:span> соответстви<text:span text:style-name="T509">е</text:span> с фактами, которые нам удалось установить, его пребывани<text:span text:style-name="T509">я</text:span> в Лондоне. Установ<text:span text:style-name="T50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0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0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10">намеревается</text:span> перевести программу в Группу Операций Особых Запусков (ГООС), <text:span text:style-name="T510">в виде</text:span> придаток<text:span text:style-name="T510">а</text:span> к Британским усилиям ракетной зачистки, Операция Ответный Огонь, что базируется в Каксхевене на Северном море. Чуть ли не каждый день <text:span text:style-name="T510">видит</text:span> <text:span text:style-name="T51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10">же </text:span><text:span text:style-name="T1">ещё</text:span> делает хоть что-нибудь? разве не на нём всё <text:span text:style-name="T1">держится</text:span>, <text:span text:style-name="T512">за</text:span>част<text:span text:style-name="T512">ую</text:span> без опоры на что-<text:span text:style-name="T51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1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10">распоряжении</text:span> ВКСЭС Артиллерийское управление Американской Армии и целая рать конкурирующих исследовательских команд заняты<text:span text:style-name="T510">х</text:span> сбором всего, что <text:span text:style-name="T510">только </text:span>подвернётся. Они уже обложили фон Брауна и 500 других, интернировали их в Гармише. Что если они <text:span text:style-name="T510">с</text:span>хватили Слотропа? </text:p>
      <text:p text:style-name="P131"><text:soft-page-break/><text:span text:style-name="T51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1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66">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1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1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13">исполненное</text:span> надежд<text:span text:style-name="T513">ы</text:span>, обещани<text:span text:style-name="T513">я</text:span> лавандовых сумерек, беседок из нержавеющей стали, где каждый возведён наконец-таки в аристократы, и где любовь без <text:span text:style-name="T514">всякой</text:span> платы…. </text:p>
      <text:p text:style-name="P132">Пойнтсмен на сегодня планировал не говорить о делах, <text:span text:style-name="T514">а</text:span> пустить беседу на самотёк, более или менее органичный. Ждать пока другие выдадут себя. Разговор минимален. Деннис Джойн<text:span text:style-name="T51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15">я</text:span> никак не предполагает в ней какого-либо влияния, всё же её побаивается. Много чего он всё-таки пока ещё не знает. <text:span text:style-name="T516">Пожалуй</text:span>, всего бол<text:span text:style-name="T516">е</text:span>е, что беспокоит его <text:span text:style-name="T51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1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17">Дом </text:span>Двенадцат<text:span text:style-name="T517">ь</text:span>»), Прентис слишком <text:span text:style-name="T517">уж</text:span> зачастил туда, подкатывает к секретаршам, пыта<text:span text:style-name="T517">ется</text:span> заглянуть в ту или иную папку…. С чего бы это? Какую послежизнь <text:span text:style-name="T517">обрела</text:span> Контора по эту сторону Дня Победы? Что <text:span text:style-name="T517">надо </text:span>Прентису… <text:soft-page-break/>сколько он стоит? Может влюбился в эту Боргесиус? Разве <text:span text:style-name="T517">способна</text:span> эта женщина любить? <text:span text:style-name="T1">Любовь</text:span>? <text:span text:style-name="T518">Попробуй</text:span> тут не <text:span text:style-name="T51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1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1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20">ы</text:span>й сдвиг по фазе, нет?– старается говорить негромко, ухмыляясь со спортивной паранойей туманно в сторону странного Павловца—не <text:span text:style-name="T52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20">вснх имеющих</text:span> хоть как-то <text:span text:style-name="T520">отношение к</text:span> фильм<text:span text:style-name="T520">у</text:span>, участников массовок, установщиков камер, работников <text:span text:style-name="T520">по </text:span>проявлени<text:span text:style-name="T52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2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20">устрашения</text:span> прошлогоднего врага окажется истинной, буквально—и теперь никак не <text:span text:style-name="T520">выйдет</text:span> загнать их назад в бутылку или даже выговорить заклинание задом наперёд: никто и не знал заклинани<text:span text:style-name="T52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2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2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2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2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2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21">ся ему</text:span> принадлежащим лицу на широко известной фотографии <text:span text:style-name="T52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2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2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25"><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28" text:outline-level="3">2</text:h>
      <text:h text:style-name="Heading_20_1" text:outline-level="1">В Зоне</text:h>
      <text:h text:style-name="P327" text:outline-level="3"> </text:h>
      <text:p text:style-name="P424">Тото, у меня такое чувство, что это мы совсем не в Канзасе… </text:p>
      <text:p text:style-name="P17">—<text:span text:style-name="T124">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23">ой</text:span> <text:span text:style-name="T523">леденящий сонм</text:span>, способные одним выдохом, <text:span text:style-name="T52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24">хохорятся</text:span> своею мощью: не <text:span text:style-name="T524">слишком</text:span>-то <text:s/>к лицу святым <text:span text:style-name="T524">такое</text:span>, ни даже Христианам. Молитвы виноградарей, сборщиков, энтузиастов винопотребления, к ним <text:span text:style-name="T52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2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24">ала</text:span> <text:span text:style-name="T524">возрастать</text:span> поверх зубов дракона, падших Юнкерсов, сожжённых танков. Солнце <text:span text:style-name="T524">про</text:span>гре<text:span text:style-name="T524">ва</text:span>ет холмистые склоны, реки текут яркие, как вино. Святые сжали<text:span text:style-name="T524">ли</text:span>сь. Ночи мягки. Мороз не вернулся. Это весна мира. Урожай винограда, даст Бог хотя бы сто солнечных дней, <text:span text:style-name="T52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24">ел,</text:span> рассыпаясь по городу, <text:span text:style-name="T52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25">л</text:span>, чьи пальцы легче снов, на <text:span text:style-name="T52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26">по ходу события</text:span> <text:span text:style-name="T526">никакого</text:span> обсужд<text:span text:style-name="T526">ения</text:span> <text:s/>верований Иреро относительно предков <text:span text:style-name="T526">не велось</text:span>. И всё же своих он чувствует сейчас тем сильнее, чем дальше отступают границы, а Зона <text:span text:style-name="T526">смыкается вокруг</text:span> <text:span text:style-name="T526">н</text:span>его, тех своих Англо-Саксонских Белых Протестантов в застёгнутом чёрном, которы<text:span text:style-name="T527">м</text:span> слышал<text:span text:style-name="T527">ся</text:span> обращённый к ним голос Бога в каждом встрепенувшемся листке или <text:span text:style-name="T527">в </text:span>корове отпущенной пастись среди яблоневых садов осенью…. </text:p>
      <text:p text:style-name="Text_20_body">Знаки Катье и <text:span text:style-name="T527">её </text:span>двойники тоже. Однажды ночью он сидел в детском домике для игр среди покинутой усадьбы, подкладыва<text:span text:style-name="T527">л</text:span> в костёр волосы куклы блондинки с глазами из ляпис-лазури. Он оставил эти глаза, через пару дней <text:span text:style-name="T52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27">магистралей</text:span> последнего рас<text:span text:style-name="T52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27">ш</text:span>енных Германских игрушечек, орангутанг на колёсиках, появляется ки-ки-кикая в света костра, дёргается, болта<text:span text:style-name="T528">я</text:span> головой, на лице ухмылка идиота, царапая ста<text:span text:style-name="T527">л</text:span>ьными сгибами пальце<text:span text:style-name="T527">в</text:span> пол. Чуть не за<text:span text:style-name="T527">ехал</text:span> в огонь прежде чем кончился завод, качающаяся голова замерла в <text:span text:style-name="T52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2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28">м</text:span>, похоже, указывает<text:span text:style-name="T52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28">приписан к</text:span> <text:s/>Миттельверке, <text:s/>подземном<text:span text:style-name="T529">у призводственному</text:span> комплекс<text:span text:style-name="T529">у</text:span> <text:span text:style-name="T529">в подчинении </text:span><text:s/>SS. <text:span text:style-name="T529">И</text:span> слова <text:span text:style-name="T52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29">пере</text:span>полнены зрачками, губы в кратерах болячек. Они пели, <text:span text:style-name="T529">не все, но </text:span>некоторые. Многие из них ещё дети. Это песня Перемещённого Лица, Пе-Эла, и Слотропу не раз ещё доведётся <text:span text:style-name="T529">выслушать</text:span> её в Зоне, на привалах, на дорогах, в дюжине вариаций: </text:p>
      <text:p text:style-name="P369">Как увидишь поезд этим вечером,</text:p>
      <text:p text:style-name="P369"><text:soft-page-break/>На краю небес вдали, </text:p>
      <text:p text:style-name="P369">Завернись в одеяло из досок </text:p>
      <text:p text:style-name="P369">Пусть пройдёт он, а ты засни. </text:p>
      <text:p text:style-name="P369"/>
      <text:p text:style-name="P370"><text:span text:style-name="T530">Ночь за ночью поезда нас зовут</text:span>, </text:p>
      <text:p text:style-name="P369">Из далей <text:span text:style-name="T531">где меркнет свет</text:span>, </text:p>
      <text:p text:style-name="P370"><text:s/><text:span text:style-name="T530">Ч</text:span>ерез пустые города <text:span text:style-name="T530">п</text:span>оезда <text:span text:style-name="T530">те</text:span> идут, </text:p>
      <text:p text:style-name="P369"><text:span text:style-name="T531">Нигде им пристанища нет</text:span>. </text:p>
      <text:p text:style-name="P369"/>
      <text:p text:style-name="P369">Паровоз без машиниста, </text:p>
      <text:p text:style-name="P369">И прожектор светит сам, </text:p>
      <text:p text:style-name="P369">Пассажиров им не надо </text:p>
      <text:p text:style-name="P369">Полуночным поездам, </text:p>
      <text:p text:style-name="P369"/>
      <text:p text:style-name="P369">Опустели все вокзалы, </text:p>
      <text:p text:style-name="P369">Рельсы холодно молчат: </text:p>
      <text:p text:style-name="P369">Что <text:span text:style-name="T531">теряем –</text:span> им в прибыток, </text:p>
      <text:p text:style-name="P369"><text:span text:style-name="T533">И </text:span>колёса <text:span text:style-name="T533">всё</text:span> стучат. </text:p>
      <text:p text:style-name="P369"/>
      <text:p text:style-name="P371">Поезда<text:span text:style-name="T532">м</text:span> <text:span text:style-name="T532">средь</text:span> ночи чёрной,</text:p>
      <text:p text:style-name="P369"><text:span text:style-name="T532">Вольно</text:span> вместе с ветром выть, </text:p>
      <text:p text:style-name="P371"><text:span text:style-name="T534">Да греметь во тьме бездонной</text:span>, </text:p>
      <text:p text:style-name="P369">Ну, а нам петь и грешить. </text:p>
      <text:p text:style-name="P267"/>
      <text:p text:style-name="P267">Трубки ходят по кругу. Дым зависает на сырых деревянных брусьях, выплёскивается через щели в <text:span text:style-name="T535">течение </text:span>ноч<text:span text:style-name="T53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35">несчастьем</text:span>. </text:p>
      <text:p text:style-name="Text_20_body">Досье Швейцарской фирмы на Л. (т. е. Ласло) Джамфа перечисляет все его достижения к моменту <text:span text:style-name="T535">его </text:span><text:s/>при<text:span text:style-name="T535">езда для</text:span> работ<text:span text:style-name="T535">ы</text:span> в Цюрихе. <text:span text:style-name="T535">В</text:span>ыясн<text:span text:style-name="T535">яется</text:span>, <text:span text:style-name="T53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35">личных</text:span> деловых сделках. Похоже этот Бленд, в начале двадцатых, плотно стыковался с операциями Гуго Штинеса в Германии. Штинес, при жизни, <text:span text:style-name="T535">представлял из себя</text:span> вундеркинда Европейских финансов. За пределами Рура, где его семья на протяжении поколений <text:span text:style-name="T536">оставались</text:span> угольными баронами, молодой Штинес создал <text:span text:style-name="T536">обширную</text:span> империю производства стали, газа, электроэнергии, трамвайных и судоходных линий <text:span text:style-name="T536">прежде</text:span>, <text:span text:style-name="T53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36">под контролем </text:span>Рейнелбе-Юнион в <text:span text:style-name="T53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36">л</text:span> иностранные деньги за марки занятые в Рей<text:span text:style-name="T536">х</text:span>сбанке, <text:span text:style-name="T536">по</text:span>нижая <text:span text:style-name="T536">затем </text:span>курс марки, и выплачива<text:span text:style-name="T536">л</text:span> займы ничтожной долей <text:span text:style-name="T536">от </text:span>первоначальной <text:span text:style-name="T536">суммы</text:span>. Бол<text:span text:style-name="T536">е</text:span>е всех прочих финансистов <text:span text:style-name="T53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3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3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3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37">от </text:span>вживлённ<text:span text:style-name="T537">ого</text:span> <text:span text:style-name="T537">прибора</text:span>, <text:span text:style-name="T537">который они внесли</text:span> в его тело подобно колониальному аванпосту тут, в нашем неупорядоченном шумном мире, ещё одно <text:span text:style-name="T53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37">рас</text:span>продавать свою долю в операциях Штинеса. <text:span text:style-name="T537">Какая-то</text:span> из <text:span text:style-name="T537">таких</text:span> продаж произв<text:span text:style-name="T537">одилась</text:span> через Ласло Джамфа <text:span text:style-name="T53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43">о</text:span>папа Слотроп. </text:p>
      <text:p text:style-name="P138">Н<text:span text:style-name="T538">е</text:span>слабый способ докопаться, что твой отец заключил, 20 лет тому, сделку для <text:span text:style-name="T538">о</text:span>платы тво<text:span text:style-name="T538">его</text:span> образовани<text:span text:style-name="T538">я</text:span>. Если вдуматься, Слотропу не <text:span text:style-name="T53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38">насчёт </text:span>наблюдени<text:span text:style-name="T53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38">обуздат</text:span>ь обычным Ёб Твою… Запах, запретная комната, на самом краешке его памяти. Не видно, <text:span text:style-name="T53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38">своей</text:span> жизни, однако, <text:s/>в <text:soft-page-break/><text:span text:style-name="T538">самых</text:span> глубин<text:span text:style-name="T538">ах</text:span>, <text:span text:style-name="T538">вернувшись </text:span>обратно <text:s/>в <text:span text:style-name="T538">ту </text:span>тёпл<text:span text:style-name="T538">ую</text:span> тем<text:span text:style-name="T538">ень</text:span>, <text:span text:style-name="T538">к</text:span> начальны<text:span text:style-name="T538">м</text:span> форм<text:span text:style-name="T53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3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4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3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40">при </text:span>ВКОЭС, фантази<text:span text:style-name="T540">ям</text:span> Геббельса не <text:span text:style-name="T540">хватало такой</text:span> разухабист<text:span text:style-name="T54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40">и</text:span> даже, как известно <text:soft-page-break/>Марви, не разоружены. –«Мало нам забот с Русами, <text:span text:style-name="T540">Л</text:span>ягушатниками, <text:span text:style-name="T54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40">После</text:span> Д<text:span text:style-name="T540">ня</text:span> Победы почти везде, где была ракета, <text:span text:style-name="T540">встретишь</text:span> ниггера. Никогда чтоб вся батарея из одних буги-вугов, даже <text:span text:style-name="T540">К</text:span>апустники не <text:span text:style-name="T1">настолько</text:span> тупые! Одна батарея это 81 человек, <text:span text:style-name="T1">плюс</text:span> всё <text:span text:style-name="T540">её</text:span> обеспечение, тут тебе и управление стартом, и электричество, и топливо, охранение тоже—кореш, это <text:span text:style-name="T540">получилася</text:span> б целая куча ниггеров в одном месте. А они всё так же по<text:span text:style-name="T54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40">л</text:span>ь<text:span text:style-name="T540">ч</text:span>е. </text:p>
      <text:p text:style-name="Text_20_body">– Зато наше терпение,– добавляет спокойный голос из темноты,– <text:span text:style-name="T541">необъятно</text:span>, хотя, <text:span text:style-name="T541">пожалуй</text:span>, не безгранично.– С этими словами, высокий Африканец с широкой длинной бородой подступает <text:span text:style-name="T541">и </text:span>сошвыр<text:span text:style-name="T54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44">колеся</text:span> руками-ногами, пропадает из виду. Ели толпятся на холмах. Ущербная луна взошла над зазубренным кряжем.</text:p>
      <text:p text:style-name="P268">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46">С</text:span> Марви одн<text:span text:style-name="T546">и</text:span> беспокойств<text:span text:style-name="T546">а</text:span>, это точно. Всё же он не настолько большая проблема как...– Он всматривается в Слотропа.– Хмм. А вы действительно военный <text:span text:style-name="T54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45">т</text:span> на крыше, по<text:span text:style-name="T545">чёсывает</text:span> свои босые ноги. Друг? Добрый знак? <text:span text:style-name="T1">Чёрные ракетчики</text:span>? Что блядь за головоломки? </text:p>
      <text:p text:style-name="P372">Ну, банда, <text:s/>утро доброе, начнём его прощаньем:</text:p>
      <text:p text:style-name="P373"><text:span text:style-name="T546">Бывай, </text:span>Втора-а-я Мирова-а-я!</text:p>
      <text:p text:style-name="P372"><text:span text:style-name="T545">П</text:span>ока, трах-тарарах! </text:p>
      <text:p text:style-name="P372">Б<text:span text:style-name="T546">итвы позади</text:span> и мы кайфуем, </text:p>
      <text:p text:style-name="P372"><text:soft-page-break/>И вот он я, несу вам солнца на плечах— </text:p>
      <text:p text:style-name="P372">Привет, Германский Герман, и неча рожу кривить, </text:p>
      <text:p text:style-name="P372">Домой ты попадёшь, так радуйся давай— </text:p>
      <text:p text:style-name="P372">Нам тут в Ракете хмурых лиц не нада, </text:p>
      <text:p text:style-name="P372">У нас прекрасен каждый-божий день— </text:p>
      <text:p text:style-name="P372">(Брось хныкать, Гретхен!) <text:span text:style-name="T546">В</text:span>аляй </text:p>
      <text:p text:style-name="P372">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4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4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72">Любовь никогда не уйдёт, </text:p>
      <text:p text:style-name="P372">До конца никогда не умрёт, </text:p>
      <text:p text:style-name="P372">При взгляде на сувенир, </text:p>
      <text:p text:style-name="P372">Нежданно вдруг оживёт. </text:p>
      <text:p text:style-name="P372"/>
      <text:p text:style-name="P372">Ты покинул меня, </text:p>
      <text:p text:style-name="P372">Но цветок розы белой </text:p>
      <text:p text:style-name="P372">Хранит книга моя, </text:p>
      <text:p text:style-name="P372">Меж страниц пожелтелых… </text:p>
      <text:p text:style-name="P372"/>
      <text:p text:style-name="P372"><text:soft-page-break/>Год сменяется годом, </text:p>
      <text:p text:style-name="P372">Я давно уж не та, </text:p>
      <text:p text:style-name="P372">Отчего же слезами </text:p>
      <text:p text:style-name="P372">Роза та залита… </text:p>
      <text:p text:style-name="P372"/>
      <text:p text:style-name="P372">Любовь не пройдёт никогда, </text:p>
      <text:p text:style-name="P372">Если это любовь, </text:p>
      <text:p text:style-name="P372">Днём, иль ночью тревожит она, </text:p>
      <text:p text:style-name="P372">Вновь свежа и нежна, </text:p>
      <text:p text:style-name="P372">Как алая роза, любимый, </text:p>
      <text:p text:style-name="P372">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46">ы</text:span> сбивают с толку звук моторов и, кажется, он идёт <text:span text:style-name="T54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47">до того </text:span>всё <text:s/>неорганизованно. Без договорённостей никак не<text:span text:style-name="T547">л</text:span>ь<text:span text:style-name="T54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4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47">тут же</text:span> кончает, фантазии о Чичерине, нескрываемо и трогательно, на её лице. Это раздражает Слотропа, хотя не мешает кончить и самому. </text:p>
      <text:p text:style-name="P269">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48">погружается</text:span> в дремоту, вновь возбуждается её губами, пальцами, скольжением по нему рос<text:span text:style-name="T548">ян</text:span>ых ног. Солнце в <text:span text:style-name="T54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48">угощает</text:span> его вареной капустой, ложк<text:span text:style-name="T54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48">вдоль</text:span> мостовой. </text:p>
      <text:p text:style-name="Text_20_body">Что-то <text:span text:style-name="T549">грянуло</text:span>, хлопая крыльями, с неба, когти скребут верх балдахина. «Что это?»– <text:span text:style-name="T54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49">полакомится</text:span>, <text:span text:style-name="T54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49">Но где-то </text:span>задерживается. Так<text:span text:style-name="T549">ое </text:span>случается. </text:p>
      <text:p text:style-name="Text_20_body"><text:soft-page-break/>Слотроп выс<text:span text:style-name="T54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4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50">что </text:span>ты вовсе не ищешь Ракету Номер 00000. Надо же, <text:s text:c="2"/>глупо <text:span text:style-name="T550">так</text:span> <text:span text:style-name="T55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50">единственной</text:span> ракетой из 6000 <text:span text:style-name="T550">оборудованной</text:span> прибором <text:span text:style-name="T550">из </text:span>Imipolex G? </text:p>
      <text:p text:style-name="Text_20_body">– А про <text:span text:style-name="T1">Schwarzgerät</text:span>, тебе вообще до лампочки,– не унимается она. <text:span text:style-name="T550">Ни в какую не хочет </text:span>ун<text:span text:style-name="T550">я</text:span>т<text:span text:style-name="T550">ь</text:span>ся. </text:p>
      <text:p text:style-name="P141">– <text:span text:style-name="T550">Эт ты о чём</text:span>?</text:p>
      <text:p text:style-name="P141">– Его ещё называют <text:span text:style-name="T1">S-Gerät</text:span>. </text:p>
      <text:p text:style-name="P141">Из списка <text:span text:style-name="T550">последующей</text:span> сборки , Слотроп, вспомнил? Вернер, на балдахине, заухал. Сигналит тому Чичерину, точняк. </text:p>
      <text:p text:style-name="P414">Параноики не <text:span text:style-name="T554">оттого</text:span> параноики (Пословица 5) что они параноики, а потому что постоянно <text:span text:style-name="T550">вляпываются</text:span>, эти ёбаные идиоты, <text:s/>в <text:span text:style-name="T55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50">всякие там </text:span>ракеты, приборы. </text:p>
      <text:p text:style-name="Text_20_body">– Я <text:span text:style-name="T550">прочитываю</text:span> почту Вацлава,– как будто отвечает на тупой вопрос, но <text:span text:style-name="T55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51">У меня</text:span> редакторы <text:span text:style-name="T551">такие</text:span> твердолобы<text:span text:style-name="T551">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51">е</text:span>нужная <text:span text:style-name="T551">больше</text:span> метла через плечо. Меня избрали <text:span text:style-name="T55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5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51">если даже</text:span> не знаю что <text:span text:style-name="T551">тут вообще может <text:s/>быть </text:span>интересного. </text:p>
      <text:p text:style-name="Text_20_body">– <text:span text:style-name="T55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52">покойник</text:span> был шпион<text:span text:style-name="T552">ом</text:span>, <text:span text:style-name="T552">ладно</text:span>, пока, мне <text:span text:style-name="T552">ещё</text:span> в Пенемюнде и к <text:span text:style-name="T552">одной </text:span>роскошной польской девке с грудями как ванильное мороженое, заскочу к тебе в другой раз. </text:p>
      <text:p text:style-name="Text_20_body">– Мне, <text:span text:style-name="T552">так </text:span>думаю, <text:span text:style-name="T552">уже </text:span>пора отсюда,– грит Слотроп,– в пишущую машинку ленту надо <text:span text:style-name="T552">ещё</text:span> заправ<text:span text:style-name="T552">ля</text:span>ть, карандаши под<text:span text:style-name="T55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53">его</text:span> он ещё не <text:span text:style-name="T55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53">готов</text:span> достать. За полмиллиона швейцарских франков, если ты в курсе. <text:span text:style-name="T553">Будет ждать </text:span>на Странд-Променад, каждый день до полудня. <text:span text:style-name="T553">В</text:span> бел<text:span text:style-name="T553">ом</text:span> костюм<text:span text:style-name="T553">е</text:span>. </text:p>
      <text:p text:style-name="Text_20_body"><text:soft-page-break/>О, даже так? –«Блодгет Ваксвинг». </text:p>
      <text:p text:style-name="Text_20_body">– Он не подписал. Но не думаю, что Ваксвинг. <text:span text:style-name="T55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5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53">полным</text:span> счастьем четырёхлет<text:span text:style-name="T553">ки</text:span> и <text:span text:style-name="T55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53">персонально</text:span>, даже засыпает, вскоре, в объятии её голых рук. </text:p>
      <text:p text:style-name="P270"><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271">Это рассвет из книжки <text:span text:style-name="T55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5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56">круговой </text:span>обороне. Солнце уже пригревает. Горы полнятся запахом вечнозелёных. Этот <text:span text:style-name="T596">старлей</text:span> за рулём служит в танковой роте, <text:span text:style-name="T557">назначенной в</text:span> охран<text:span text:style-name="T55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9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5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57">шариковые</text:span> подшипники от сервомотор<text:span text:style-name="T55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59">делалось</text:span> <text:span text:style-name="T1">на самом деле</text:span>?» </text:p>
      <text:p text:style-name="P143">Посетитель, готовый выложить экстравагантную сумму, редко оста<text:span text:style-name="T55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5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57">по ту сторону</text:span> мерца<text:span text:style-name="T557">ния</text:span> защитн<text:span text:style-name="T557">ого</text:span> барьер<text:span text:style-name="T55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5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58">от </text:span>кажд<text:span text:style-name="T558">ого</text:span> луч<text:span text:style-name="T558">ится</text:span> яркий от<text:span text:style-name="T558">свет</text:span> флуоресцентных пластиков, обратно в Вальс, в странно всеобщий Вальс Будущего, <text:span text:style-name="T558">чуть</text:span> обеспок<text:span text:style-name="T558">аи</text:span>вающ<text:span text:style-name="T55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5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58">уя</text:span> челюсти, встроена секция, почти что гульфик для лица, содержащий возможность радиосвязи, что выступ<text:span text:style-name="T55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6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9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5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72">Вход в туннель исполнен в виде параболы. Манера Альберта Спира. Кое-кого в тридцатые тянуло на параболы, <text:span text:style-name="T561">и тогда же</text:span> Альберт Спир <text:s/>заведовал Новой Германской Архитектурой, а <text:span text:style-name="T56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62">он </text:span>узнал, что парабола является также формой предполагаемого пути ракеты в пространстве. (Что он, фактически, сказал, было: «О, прекрасно».) А <text:span text:style-name="T562">такое имя дала ему </text:span>его мать, <text:span text:style-name="T562">назвав</text:span> <text:span text:style-name="T562">первым </text:span>имен<text:span text:style-name="T56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63">сеть</text:span> на шесте <text:span text:style-name="T563">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63">е</text:span> «Специальн<text:span text:style-name="T563">ой</text:span> Мисси<text:span text:style-name="T563">и</text:span> V-2» в Париже. Фирменное блюдо кухни Ваксвинга. Вторая рота 47-го мотострелкового полка 5-й мотострелковой дивизии похоже занята ещё чем-то <text:span text:style-name="T56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6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63">с каких пор</text:span>, <text:span text:style-name="T563">с каких пор начал</text:span> затрухива<text:span text:style-name="T563">ть</text:span> эту страну…. Внутрь, под параболу и <text:s/>в <text:span text:style-name="T563">толщу </text:span>гор<text:span text:style-name="T563">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64">оказаться</text:span> <text:span text:style-name="T564">затерянными</text:span> в недра<text:span text:style-name="T564">х</text:span> гор, и не всегда ради <text:span text:style-name="T564">лишь</text:span> вставших торчком ожиданий—Венера, фрау Хольда, её сексуальные услады—нет, многи<text:span text:style-name="T565">х манят</text:span>, <text:span text:style-name="T565">в сущности</text:span>, <text:s/>гном<text:span text:style-name="T565">ы</text:span>, создани<text:span text:style-name="T565">я</text:span> мельче тебя, <text:span text:style-name="T565">манит</text:span> тягуче<text:span text:style-name="T565">е</text:span>, <text:span text:style-name="T565">словно</text:span> в склепе, времен<text:span text:style-name="T565">я,</text:span> в ногу с твоей прогулкой <text:span text:style-name="T565">покрывшись</text:span> капюшон<text:span text:style-name="T565">ом</text:span> тут, внизу, <text:span text:style-name="T565">не спеша,</text:span> через дворы длящиеся миля за милей, <text:span text:style-name="T565">без боязни</text:span> заблудиться… вдали от людских взглядов… даже Миннезингеру нужно порой побыть одному… долгие <text:span text:style-name="T565">укрощённые</text:span> прогулки пасмурного дня… уютность <text:span text:style-name="T565">замкнутости</text:span> места, где все в полном согласии относительно Смерти. </text:p>
      <text:p text:style-name="Text_20_body">Слотроп<text:span text:style-name="T566">у известно</text:span> это место. Не столько по картам, которые ему при<text:span text:style-name="T566">ш</text:span>лось <text:span text:style-name="T566">зубрить</text:span> в Казино, а тем самым знанием, <text:span text:style-name="T56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66">из неисчислимых</text:span> множеств <text:span text:style-name="T566">сообщаемых</text:span> Богом и Историей. Когда узники Доры впали в своё буйство, электрические лампочки в ракетных цехах <text:span text:style-name="T56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6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66">Либо</text:span> же <text:span text:style-name="T56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66">сообщить</text:span> архитектору: «Мастер!»– кричит он.– «Мастер!» Ольш зан<text:span text:style-name="T566">има</text:span>л квартиру в Миттельверке, отделившись от производства парой частных тоннелей не <text:span text:style-name="T566">представленных</text:span> ни <text:span text:style-name="T566">на</text:span> одном плане этого места. Впада<text:span text:style-name="T567">в</text:span> в грандиозную идею <text:span text:style-name="T567">относительно подобающей архитектору</text:span> жизн<text:span text:style-name="T567">и</text:span> на этих глубинах, он <text:span text:style-name="T567">уже </text:span>треб<text:span text:style-name="T567">овал обращения с</text:span> <text:s/>титул<text:span text:style-name="T56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67">му</text:span> из зданий не <text:span text:style-name="T567">полагалось</text:span> стоять. С виду вполне нормальные, они спроектированы падать, <text:span text:style-name="T567">подобно заснувшему </text:span><text:s/>в опере толстяк<text:span text:style-name="T567">у, что</text:span> валится кому-то на колени, как только <text:span text:style-name="T567">вколочена</text:span> последняя заклёпка, <text:span text:style-name="T567">сняты </text:span>последние <text:span text:style-name="T567">опалубки</text:span> с нововоздвигнутой аллегорической статуи. В этом проблема «желания смерти» Ольша, как эти помощнички её называют: ей <text:span text:style-name="T56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67">померк</text:span>, каждый стол в этом сводчатом, почти наружном зале <text:span text:style-name="T567">снабжён</text:span> сво<text:span text:style-name="T567">им</text:span> собственны<text:span text:style-name="T567">м</text:span> свет<text:span text:style-name="T567">ом</text:span> от лампы накаливания. Гномы <text:span text:style-name="T567">остаются</text:span> тут, в ночи, <text:s/><text:span text:style-name="T567">только</text:span> лишь <text:span text:style-name="T567">с </text:span>их лампочками, сияющими условно, неопределённо… всё это может утонуть во мраке так легко, <text:span text:style-name="T568">в любую</text:span> секунду…. Каждый гном работает за <text:span text:style-name="T568">отдельной</text:span> чертёжной доской. Они работают допоздна. Назначен срок—неясно лишь работают <text:span text:style-name="T56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68">хлопушкой</text:span>!» </text:p>
      <text:p text:style-name="Text_20_body">– Продолжай, Хупла, с информацией, что <text:span text:style-name="T568">стала причиной</text:span> тво<text:span text:style-name="T568">го</text:span> довольно грубо<text:span text:style-name="T568">го</text:span> появлени<text:span text:style-name="T56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69">податливым</text:span> <text:s/>символизму связанному с Ракетой. В статичном пространстве архитектора, ему, <text:span text:style-name="T569">вероятно,</text:span> приходилось использовать двойной интеграл, время от времени, в начале его карьеры, <text:span text:style-name="T569">ис</text:span>числяя объёмы под поверхностями, чьи уравнения известны—массы, моментумы, центры тяжести. Но столько лет уж миновало с т<text:span text:style-name="T569">ой</text:span> пор<text:span text:style-name="T569">ы</text:span>, как приходилось <text:span text:style-name="T569">иметь дело с </text:span>чем-либо столь элементарным. Нынче большая часть его вычислений <text:span text:style-name="T569">ведётся</text:span> <text:span text:style-name="T569">насчёт</text:span> мар<text:span text:style-name="T569">ок</text:span> <text:span text:style-name="T56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69">Однако, </text:span><text:s/>в динамичном пространстве жив<text:span text:style-name="T569">ущей</text:span> Ракеты, двойной интеграл имеет <text:span text:style-name="T569">иное</text:span> значение. <text:span text:style-name="T569">Тут ин</text:span>теграция <text:s/>оперир<text:span text:style-name="T57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70">яе</text:span>тся к борту, из центра. На нём закреплена катушка. <text:span text:style-name="T570">При движении</text:span> катуш<text:span text:style-name="T570">ки</text:span> через магнитное поле, в ней возника<text:span text:style-name="T570">ет</text:span> электрический ток. Чем больше ускорение, тем сильнее ток. Так что Ракета, со своей стороны, в полёте прежде всего <text:span text:style-name="T570">оценивала</text:span> ускорение. Люди, <text:span text:style-name="T570">от</text:span>сле<text:span text:style-name="T570">живая его</text:span>, первым делом <text:span text:style-name="T570">оценивали</text:span> положение, или расстояние. Для перехода от ускорения к расстоянию, Ракет<text:span text:style-name="T570">е</text:span> <text:span text:style-name="T570">требовалось</text:span> интегрировать дважды—<text:span text:style-name="T57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70">для достижения того</text:span>, что человеческий глаз видит прежде <text:span text:style-name="T571">чего-либо прочего</text:span>—расстояние по курсу полёта. </text:p>
      <text:p text:style-name="P148">Тут снова выступала та обратная симметрия, та самая, которую <text:span text:style-name="T57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7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71">проходил через</text:span> мостовую схему Витстона и заряжал конденсатор. Заряд <text:span text:style-name="T57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71">накопленный в</text:span> ход<text:span text:style-name="T571">е</text:span> полёта уравнивается с <text:s/>зарядом (<text:span text:style-name="Emphasis">АiL</text:span>) <text:span text:style-name="T571">размещённом </text:span>на другом конце, конденсатор разряжен. <text:span text:style-name="T571">С</text:span>рабатывает <text:span text:style-name="T571">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71">наподобие</text:span> монолит<text:span text:style-name="T571">ов</text:span> оставле<text:span text:style-name="T571">н</text:span>ны<text:span text:style-name="T571">х</text:span> ему в сумраке, оставлен<text:span text:style-name="T571">н</text:span>ы<text:span text:style-name="T571">х</text:span> некоей подпорченной идеей «Цивилизация», в котор<text:span text:style-name="T57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72">я</text:span> на со<text:span text:style-name="T572">бор</text:span>ах живого камня». Нет, ничего <text:span text:style-name="T572">такого </text:span>подобного, но <text:span text:style-name="T572">в виде</text:span> точк<text:span text:style-name="T572">и</text:span> в пространстве, точк<text:span text:style-name="T572">и</text:span> расположенн<text:span text:style-name="T572">ой</text:span> <text:span text:style-name="T572">именно</text:span> там, где должно прер<text:span text:style-name="T57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72">Д</text:span>ля каждой пусковой площадки <text:span text:style-name="T572">и</text:span>меется <text:span text:style-name="T572">своя </text:span><text:span text:style-name="Emphasis">Brennschluss</text:span> точка. Они всё так <text:span text:style-name="T572">и</text:span> висят там, каждая из них, созвездие в ожидании 13-го знака Зодиака названное его именем… но они расположены к Земле <text:span text:style-name="T572">настолько</text:span> близко, что из многих мест не видны вообще, а из зоны <text:span text:style-name="T573">где</text:span> <text:s text:c="2"/>различимы, они складываются в совершенно иные конфигурации. </text:p>
      <text:p text:style-name="P273">Двойной интеграл это <text:span text:style-name="T57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74">повтора </text:span>Их энтропий, от Их льстивости и от Их денег: <text:span text:style-name="T574">возможно</text:span> ему кажется, что если <text:s/><text:span text:style-name="T574">удастся</text:span> сделать <text:span text:style-name="T574">это</text:span> для неё, то и для себя тоже сможет… <text:span text:style-name="T575">но это считай что</text:span> благородств<text:span text:style-name="T57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75">подобно</text:span> голоса<text:span text:style-name="T57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75">складкам</text:span> неровной поверхности, <text:span text:style-name="T575">смахивает на</text:span> <text:s/>поддел<text:span text:style-name="T575">ку</text:span> пещер<text:span text:style-name="T575">ы </text:span>в парке аттракционов. Входы в поперечные тоннели проплывают мимо как наставленные раструбы с воздухом сквозящим из их ртов... когда-то <text:span text:style-name="T576">прежде</text:span> визжали токарные станки, игривые токари <text:s/>перестрел<text:span text:style-name="T57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76">тиск</text:span>ивали <text:span text:style-name="T576">лязг</text:span> в воздухе, как глухая пора зимы, и янтарный свет ра<text:span text:style-name="T57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76">необоримая</text:span>. Каждая вещь замерла, утонула, обессиле<text:span text:style-name="T576">в от</text:span> сумрак<text:span text:style-name="T576">а</text:span>, смертельн<text:span text:style-name="T576">ого</text:span> сумрак<text:span text:style-name="T57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76">ки</text:span> своего промышленного запаха. И пусть <text:span text:style-name="T576">всё ещё</text:span> на плаву и с привидениями, <text:span text:style-name="T576">тут</text:span> вам не легендарн<text:span text:style-name="T576">ая</text:span> <text:span text:style-name="T576">шхуна</text:span> Marie-Celeste—дальнейший курс не настолько чёток, эти рельсы под ногами бегут вперёд и во все стороны по затихшей Европе, и <text:span text:style-name="T576">пот скатывается по </text:span>наш<text:span text:style-name="T576">ей</text:span> плот<text:span text:style-name="T576">и</text:span>, <text:span text:style-name="T583">и</text:span> <text:span text:style-name="T576">про</text:span>бег<text:span text:style-name="T576">аю</text:span>т мурашки <text:span text:style-name="T577">от</text:span> дом<text:span text:style-name="T577">овы</text:span>х тайн, чердачного ужаса <text:span text:style-name="T583">не столько </text:span>перед тем Что Может Тут <text:span text:style-name="T583">Произойти</text:span>, как от нашего знания, что ведь и впрямь <text:span text:style-name="T583">скорее всего</text:span> <text:span text:style-name="T1">происходи</text:span><text:span text:style-name="T37">ло</text:span>…<text:span text:style-name="T583">и</text:span> <text:span text:style-name="T577">так </text:span>всегда <text:s/><text:span text:style-name="T577">просто </text:span>было, в открытых пуст<text:span text:style-name="T577">ошах</text:span>, поддаться Паническому страху безлюдья, <text:span text:style-name="T583">однако, </text:span><text:soft-page-break/><text:span text:style-name="T583">здесь</text:span> наваливаются городские фантомы, <text:span text:style-name="T583">явившись</text:span> по твою душу, когда ты заблудился или застрял <text:span text:style-name="T577">посреди</text:span> уходящего времени, где нет больше Истории, нет капсулы машины времени, чтобы <text:span text:style-name="T577">отыскать</text:span> свой путь обратно, <text:span text:style-name="T577">а</text:span> только опоздание и пустота <text:span text:style-name="T577">з</text:span>аполнившие громадный перрон, после эваку<text:span text:style-name="T577">ации</text:span> столиц<text:span text:style-name="T57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77">у</text:span> <text:span text:style-name="T577">под</text:span> белым<text:span text:style-name="T577">и</text:span> потолкам<text:span text:style-name="T577">и</text:span>… их <text:span text:style-name="T577">только</text:span> в Зоне встре<text:span text:style-name="T577">т</text:span>ишь, они соответствуют новейшей Неопределённости. Призраки <text:span text:style-name="T578">привыкли быть</text:span> либо подобием мёртвых или же <text:span text:style-name="T578">привидениями</text:span> живых. Но тут в Зоне категории <text:span text:style-name="T578">совершенно</text:span> <text:span text:style-name="T578">с</text:span>мешались. Статус имени по которому тоскуешь, которое любишь, ищешь, стал сомнительным и <text:span text:style-name="T578">отстранённым</text:span>, но в этом больше <text:span text:style-name="T578">простой</text:span> бюрократи<text:span text:style-name="T578">и</text:span> массового отсутствия—кто-то всё ещё жив, кто-то умер, но многие, многие забыли кто они есть. Их подобие уже не поможет. Тут внизу лишь <text:span text:style-name="T579">пеленанья</text:span> сброшенные на свету, в темноте же: лики Неопределённости…. </text:p>
      <text:p text:style-name="Text_20_body">Пос<text:span text:style-name="T580">т</text:span>-А4-ное человечество движется, со стуком и <text:span text:style-name="T580">гамом</text:span>, среди тоннелей. Слотроп видит гражданских в хаки, со значками, <text:span text:style-name="T580">в </text:span>подшлемник<text:span text:style-name="T580">ах</text:span> с трафарет<text:span text:style-name="T580">ами</text:span> <text:span text:style-name="T580">букв</text:span> Джи-Эл, иногда ему кивают, блеснув очками под дальней лампочкой, чаще просто не замечают. Отделения рядовых ходят скорым шагом, туда-<text:span text:style-name="T580">обратно</text:span>, таскают ящики. Слотроп голоден, а Жёлтого Джеймса нигде не видать. И нет никого тут внизу, <text:span text:style-name="T580">что </text:span>сказа<text:span text:style-name="T580">л бы</text:span> «как ты?», ещё меньше <text:span text:style-name="T580">таких, кто </text:span>накорми<text:span text:style-name="T580">л бы</text:span> независимого Йана Скафлинга. Нет, погоди, ей-бо, тут под<text:span text:style-name="T58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80">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80">размещалась</text:span> часть завода <text:span text:style-name="T58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80">х</text:span> секций всё ещё тут, складированы <text:span text:style-name="T581">чередуясь</text:span>, стабилизатор<text:span text:style-name="T581">ами</text:span> вверх/стабилизатор<text:span text:style-name="T58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8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8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8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25">Ракетные Лимерики</text:span>. </text:p>
      <text:p text:style-name="P375">Однажды была хрень Фау-2 </text:p>
      <text:p text:style-name="P375">Без лётчиков летала, </text:p>
      <text:p text:style-name="P375">На кнопку нажмёшь </text:p>
      <text:p text:style-name="P375">Всё вдрызг разнесёт </text:p>
      <text:p text:style-name="P375">Оставит лишь яму и трупов немало.</text:p>
      <text:p text:style-name="Text_20_body">Мотив извест<text:span text:style-name="T58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74"><text:span text:style-name="Emphasis">[Припев:] Ja, ja, ja, ja!</text:span> </text:p>
      <text:p text:style-name="P374">В Пруссии не лижут пусю, </text:p>
      <text:p text:style-name="P374">Кошек там слишком мало, </text:p>
      <text:p text:style-name="P374">Да и тем больше мусор по вкусу, </text:p>
      <text:p text:style-name="P374">Так давай повальсуем, Русский, чтоб небу жарко стало! </text:p>
      <text:p text:style-name="P151"/>
      <text:p text:style-name="Text_20_body"><text:span text:style-name="T58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85">завалились</text:span> на бок. </text:p>
      <text:p text:style-name="P374">Жил да был паренёк, его звали Крокетай </text:p>
      <text:p text:style-name="P374">Один раз поимел он секс с ракетой, </text:p>
      <text:p text:style-name="P374">Подверись тебе наблюдать, </text:p>
      <text:p text:style-name="P374">Ты <text:span text:style-name="T584">и</text:span> глаз <text:span text:style-name="T584">бы </text:span>не мог оторвать, </text:p>
      <text:p text:style-name="P374">Что творили они в случке этой. </text:p>
      <text:p text:style-name="P274"><text:soft-page-break/>Слотроп голоден и хочет пить. Несмотря на явные <text:span text:style-name="T586">и </text:span>несомненн<text:span text:style-name="T586">ые</text:span> миазмы зла в Штольне 41, он начинает высматривать как можно туда спуститься и, быть может, <text:span text:style-name="T586">пристроиться на</text:span> долю в тамошнем ланче. <text:span text:style-name="T586">Как оказалось</text:span>, единственный путь <text:span text:style-name="T586">вниз</text:span> это трос подъёмного крана над головой. <text:span text:style-name="T586">Окоселый</text:span> <text:span text:style-name="T586">М</text:span>ладший <text:span text:style-name="T58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86">ознесен</text:span> над Штольней 41, головы движутся туда-сюда далеко внизу, пивная пена п<text:span text:style-name="T586">о</text:span>л<text:span text:style-name="T58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86">М</text:span>ладший <text:span text:style-name="T586">Е</text:span>фрейтор врубает тормоз. Маниакальный хохот <text:span text:style-name="T586">сверху за спиной</text:span>. Трос, резко натянувшись, шелестит в ладони Слотропа пока <text:span text:style-name="T587">рука его</text:span> не отдёр<text:span text:style-name="T587">нулась и он</text:span> падает и плавно <text:span text:style-name="T58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76">Был такой себе парень по имени Гектор,</text:p>
      <text:p text:style-name="P376">Он обожал стартовый эректор, </text:p>
      <text:p text:style-name="P376">Но хлюпы и хлопы </text:p>
      <text:p text:style-name="P376">Резких спадов давления </text:p>
      <text:p text:style-name="P376">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88">подносится</text:span> на <text:span text:style-name="T58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88">в исходное положение</text:span>, к его озорному крановщику и следующему дуболому, что поддастся на его посулы скорого спуска. </text:p>
      <text:p text:style-name="P376">Один парень, по имени Джек Маккой,</text:p>
      <text:p text:style-name="P376">Перепихнулся с боеголовкой, </text:p>
      <text:p text:style-name="P376">Жена, как узнала, </text:p>
      <text:p text:style-name="P376">Ушла сразу, </text:p>
      <text:p text:style-name="P376"><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88">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77">Был техник по имени Урбино </text:p>
      <text:p text:style-name="P377">Он перепихнулся с турбиной </text:p>
      <text:p text:style-name="P377">Сказал: «Выходит глаже, </text:p>
      <text:p text:style-name="P377">Чем с женщиной даже, </text:p>
      <text:p text:style-name="P377">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88">по-</text:span>спортивно<text:span text:style-name="T58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88">отсапнул</text:span> пену из своего носа, когда Марви, замети<text:span text:style-name="T589">в его,</text:span> вылупил <text:span text:style-name="T58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29">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89">над </text:span>брюха<text:span text:style-name="T58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8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8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89">явного </text:span>мандража. </text:p>
      <text:p text:style-name="Text_20_body">– Что теперь делать? </text:p>
      <text:p text:style-name="Text_20_body">– Ты будешь экспертом по выразительному <text:span text:style-name="T589">А</text:span>нглийскому. Скажи что-нибудь обидное. </text:p>
      <text:p text:style-name="Text_20_body">Слотроп высовывает голову в длинный тоннель и кричит с самым <text:span text:style-name="T589">А</text:span>нглийским акцентом <text:span text:style-name="T58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91">о</text:span> Глимпф, <text:s/>привод<text:span text:style-name="T590">я</text:span> кран в движение. </text:p>
      <text:p text:style-name="P275">Свежая мысль приходит на ум Слотропу. Он снова высовывает голову и вопит: «Майор Марви сосает <text:span text:style-name="T124">ниггеров</text:span>!» </text:p>
      <text:p text:style-name="Text_20_body">– Я думаю, нам следует поторопиться,– грит Глимпф. </text:p>
      <text:p text:style-name="Text_20_body">– Эх, <text:span text:style-name="T59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9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92">ется</text:span> <text:span text:style-name="T592">через этот</text:span> кромешн<text:span text:style-name="T592">ы</text:span>й <text:span text:style-name="T59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9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92">а</text:span> теперь даже чувствуется ветерок. Хорошо катим. </text:p>
      <text:p text:style-name="P378"><text:span text:style-name="T593">С</text:span>качет <text:span text:style-name="T593">как в классики </text:span>всяк Нацистёнок, <text:s/>рад быть здесь</text:p>
      <text:p text:style-name="P378">На Миттельверке-Экспресс! </text:p>
      <text:p text:style-name="P378">Смешные Фашисты усы подкрутили, привет-привет! </text:p>
      <text:p text:style-name="P378"><text:soft-page-break/><text:span text:style-name="T593">А </text:span>едем <text:span text:style-name="T593">куда</text:span>? <text:span text:style-name="T593">Давай</text:span>, угадай! </text:p>
      <text:p text:style-name="P378">Туда, где дефицитов <text:span text:style-name="T593">и</text:span> налогов <text:s/>нет, </text:p>
      <text:p text:style-name="P378">Где кончатся пути, <text:span text:style-name="T593">там </text:span>и есть та страна, </text:p>
      <text:p text:style-name="P378"><text:span text:style-name="T593">Где п</text:span>ридут для Минни <text:span text:style-name="T593">и</text:span> Макс<text:span text:style-name="T593">а</text:span> добрые времена, </text:p>
      <text:p text:style-name="P378">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93">аж</text:span> посвист<text:span text:style-name="T59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9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93">С</text:span>зади, громко будто в мегафоны, в массовом хорале: </text:p>
      <text:p text:style-name="P329">Однажды был парень по имени Рей,</text:p>
      <text:p text:style-name="P217">– О, блядь,– грит Слотроп.</text:p>
      <text:p text:style-name="P378">Любитель аккумуляторных батарей </text:p>
      <text:p text:style-name="P378">До замыкания в 50 вольт доигрался </text:p>
      <text:p text:style-name="P378">И от хуя его лишь огрызок остался </text:p>
      <text:p text:style-name="P378">Хлипкий, как устрица из морей. </text:p>
      <text:p text:style-name="P378"><text:span text:style-name="Emphasis"/></text:p>
      <text:p text:style-name="P378"><text:span text:style-name="Emphasis">Ja, ja, ja, ja,</text:span> </text:p>
      <text:p text:style-name="P378">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79">Однажды был парень по имени Лограф,</text:p>
      <text:p text:style-name="P379">Который засадил в <text:span text:style-name="T1">ос</text:span>цилл<text:span text:style-name="T1">ограф</text:span>, </text:p>
      <text:p text:style-name="P379">Циклический след их плотских утех </text:p>
      <text:p text:style-name="P379">Озадачил всех </text:p>
      <text:p text:style-name="P379"><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94">На это</text:span> им в зад, в гармонической раскладке на четыре голоса: </text:p>
      <text:p text:style-name="P379">Однажды парень по имени Юрий</text:p>
      <text:p text:style-name="P379">Сопло ебал через клапан вентури </text:p>
      <text:p text:style-name="P379">Его на том поймали, и арестовали </text:p>
      <text:p text:style-name="P379">И срок большой ему вмандюрил </text:p>
      <text:p text:style-name="P379">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9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9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9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94">ет</text:span> парой кольтов калибр .45 </text:p>
      <text:p text:style-name="Text_20_body">Слотроп ныряет за цилиндрический предмет в задней части трактора. Марви <text:span text:style-name="T59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9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94">у</text:span>гас<text:span text:style-name="T59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94">ую</text:span> парабол<text:span text:style-name="T594">у</text:span> зелёных склонов гор и солнечного света…. </text:p>
      <text:p text:style-name="P276">–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96">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9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97">текут</text:span> из его бойниц. Зелёное дыхание лесов стало острее, похолодало. </text:p>
      <text:p text:style-name="P157">Они <text:span text:style-name="T597">идут</text:span> по <text:span text:style-name="T59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9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97">на</text:span> Баварск<text:span text:style-name="T59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9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9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80"><text:s text:c="2"/>ОХ… а уж тута… </text:p>
      <text:p text:style-name="P380">По щелям Нацисты, </text:p>
      <text:p text:style-name="P380">Во стенах Фашисты, </text:p>
      <text:p text:style-name="P380">А Япошки лыбятся зубами-домино, </text:p>
      <text:p text:style-name="P380">Норовят за яйца тя </text:p>
      <text:p text:style-name="P380">Хапанутя. </text:p>
      <text:p text:style-name="P380">Но... </text:p>
      <text:p text:style-name="P380">Кады кончица война </text:p>
      <text:p text:style-name="P380">Ох, же ж радый буду я, </text:p>
      <text:p text:style-name="P380">Погоню до Русаков </text:p>
      <text:p text:style-name="P380">По новой завести </text:p>
      <text:p text:style-name="P380">Да и Третию </text:p>
      <text:p text:style-name="P380">Закруговертити... </text:p>
      <text:p text:style-name="P277"><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22"><text:soft-page-break/>В <text:span text:style-name="T59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98">тносительно</text:span> давлени<text:span text:style-name="T598">я</text:span> в камере. Наши расчёты показывают, что давление в 40 atü <text:span text:style-name="T598">стало</text:span> бы наиболее оптимальным. Но данные все<text:span text:style-name="T598">х</text:span> <text:span text:style-name="T598">проведённых </text:span><text:s/>нами <text:span text:style-name="T598">тестов</text:span> группируются вокруг значения всего в 10 atü». </text:p>
      <text:p text:style-name="P414">– Тогда, разумеется,– ответил Нгу<text:span text:style-name="T598">а</text:span>рарор<text:span text:style-name="T598">е</text:span>ру,– вы должны следовать данным. </text:p>
      <text:p text:style-name="P414">– Но это не будет ни самым совершенным, ни достаточным значением– возразил Немец. </text:p>
      <text:p text:style-name="P414">– Гордый человек,– сказал <text:span text:style-name="T598">Нгуарарореру</text:span>,– что в этих данных, если не прямое откровение? Откуда <text:s/>они <text:span text:style-name="T60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9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00">Метрополию</text:span>, этот громадный тупой зоопарк, как образчики, <text:span text:style-name="T60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00">ылавшимися</text:span> <text:span text:style-name="T600">на </text:span>подав<text:span text:style-name="T600">ление</text:span> Велико<text:span text:style-name="T600">го</text:span> восстани<text:span text:style-name="T60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00">по</text:span> установлени<text:span text:style-name="T60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01">х</text:span>ся далеко позади неё, тёмны<text:span text:style-name="T601">е</text:span> склад<text:span text:style-name="T60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01">вливается</text:span> в кончики пальцев. Это несомненно и освежающе, как сон. Это тепло. Чем <text:span text:style-name="T60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0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01">эта примесь</text:span> уже Германск<text:span text:style-name="T601">ой—</text:span>из Славянской и Цыганской<text:span text:style-name="T601">—</text:span>кров<text:span text:style-name="T60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0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0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02">т</text:span> полоску кожи без узелка: это частица старинного символизма, который среди них счита<text:span text:style-name="T60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02">ого</text:span> и человечь<text:span text:style-name="T602">его</text:span>. Otu- для неодушевлённ<text:span text:style-name="T602">ого</text:span> и распространяющ<text:span text:style-name="T60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0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02">т</text:span>о больше, н<text:span text:style-name="T60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0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0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0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02">настолько</text:span> честны, как могли бы, может мы и впрямь отняли у них стада и земли… ну, а <text:span text:style-name="T60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03">в</text:span> этих Иреро, было тайной <text:span text:style-name="T603">столь</text:span> же непостижимой, как кладбища слонов, или лемминг<text:span text:style-name="T603">и</text:span> бросающи<text:span text:style-name="T60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03">уловка</text:span> <text:span text:style-name="T603">в</text:span> наслаждени<text:span text:style-name="T60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03">всевозможные</text:span> формы, <text:span text:style-name="T603">которые</text:span> ему удаётся <text:span text:style-name="T60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03">превращая </text:span>самого себя, в новую конфигурацию. Он чувствует это. И <text:span text:style-name="T603">в </text:span>это<text:span text:style-name="T60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03">путь</text:span> <text:span text:style-name="T603">начертанный им</text:span>, и <text:span text:style-name="T604">его</text:span> откровения. Это ему не льстит. </text:p>
      <text:p text:style-name="P278">То, что Енцин хочет создать не будет иметь истории. И тут не <text:span text:style-name="T605">потребуется правки</text:span> <text:span text:style-name="T60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06">наметилось</text:span> некое странное сближение с Пустыми: в <text:span text:style-name="T60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0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06">А вот</text:span> чего нет, так это—ладно, забудь. </text:p>
      <text:p text:style-name="Text_20_body">– Ха! Нечем продолж<text:span text:style-name="T60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06">Тут</text:span> охва<text:span text:style-name="T60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06">Такая уйма</text:span> в одном акте? </text:p>
      <text:p text:style-name="Text_20_body">Всё это и <text:span text:style-name="T606">кое-что</text:span> ещё. Оба знают, что подспудно идёт обсуждение акта самоубийства, который включает <text:span text:style-name="T606">ещё и</text:span> <text:span text:style-name="T60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06">по</text:span> все<text:span text:style-name="T606">м</text:span> пустеющи<text:span text:style-name="T606">м</text:span> чертог<text:span text:style-name="T606">ам</text:span>, две тени-женщины выползают из полостей своей умирающей раковины, у <text:span text:style-name="T606">финальной</text:span> пепельной полосы прибоя, <text:span text:style-name="T60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06">елк</text:span>ого «бычка». Это пустая болтовня, или <text:span text:style-name="T607">же </text:span>Омбинди <text:span text:style-name="T607">хочет</text:span> обмахерить Енцина? Если <text:span text:style-name="T607">сказать</text:span>, типа: «Это ж ты жулишь, верно?»– а окажется, что нет, тогда— Однако, альтернатива настолько странна, что Енцина, так уж оно выходит, <text:span text:style-name="T126">П</text:span><text:span text:style-name="T124">риболтали </text:span><text:span text:style-name="T126">Н</text:span><text:span text:style-name="T124">а </text:span><text:span text:style-name="T126">С</text:span><text:span text:style-name="T124">амоубийство </text:span></text:p>
      <text:p text:style-name="P381">А мне похрен что я ем, </text:p>
      <text:p text:style-name="P381">Буги-вуги надоели совсем, </text:p>
      <text:p text:style-name="P381">Но меня приболтали на <text:span text:style-name="T1">самоубийство</text:span>! </text:p>
      <text:p text:style-name="P381"/>
      <text:p text:style-name="P381">И под гитару, и под трубу, </text:p>
      <text:p text:style-name="P381">Все ваши песни «бу-бу-бу-бу!» </text:p>
      <text:p text:style-name="P381">И меня приболтали на самоубийство! </text:p>
      <text:p text:style-name="P381"/>
      <text:p text:style-name="P381">Всё по талонам: от соли до трусиков, </text:p>
      <text:p text:style-name="P381">Мамашами становятся флиртующие пупсики, </text:p>
      <text:p text:style-name="P381">Плевать! Меня приболтали на <text:span text:style-name="T1">самоубийство</text:span>! </text:p>
      <text:p text:style-name="P381"/>
      <text:p text:style-name="P381">Ни галстук мне не нужен, ни нараспашку ворот, </text:p>
      <text:p text:style-name="P381">Ссышь на деревню, <text:span text:style-name="T611">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07">таких</text:span>, о чём <text:span text:style-name="T60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0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07">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08">ной</text:span>, а?– Чтобы прошлое рода развеялось <text:span text:style-name="T608">полностью</text:span>, все воспоминания должны стать общедоступными, какой резон хранить историю устремляясь к Последнему Н<text:span text:style-name="T608">у</text:span>лю…. <text:span text:style-name="T608">При всей</text:span> цинично<text:span text:style-name="T60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08">из</text:span>люб<text:span text:style-name="T608">ленный</text:span> конёк Омбинди с его призывами обратиться к невинности прошлого, о которой он <text:span text:style-name="T608">всего</text:span> лишь слы<text:span text:style-name="T608">ш</text:span>ал, <text:span text:style-name="T60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0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0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0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09">меридианы</text:span> тела.… Нам <text:span text:style-name="T609">надлежит</text:span> изуч<text:span text:style-name="T609">а</text:span>ть эти новые карты Земли: и с ростом интереса к путешествиям в Глубинку, когда карты обретают иной смысл, <text:span text:style-name="T609">мы должны</text:span>….»– И он <text:span text:style-name="T609">заводится ещё и</text:span> о землях Гондваны, <text:s/>до разбегания материков, когда Аргентина ласково приалась к Юго-Западу… люди <text:span text:style-name="T609">вы</text:span>слуш<text:span text:style-name="T60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0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09">обрела</text:span> плоть, плоть <text:s/><text:span text:style-name="T609">переходит</text:span> дальше <text:span text:style-name="T610">во что</text:span>-то ещё…. Енцин отчётливо видит ловушку, но не способ обойти её…. И вот теперь сид<text:span text:style-name="T61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10">завитушками</text:span> железной стружк<text:span text:style-name="T61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1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1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1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10">Вайсман</text:span> принёс новое имя домой, к своему возлюбленному, не столько покрасоваться, <text:span text:style-name="T61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79">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12">в пограничьи с</text:span> кра<text:span text:style-name="T61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1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1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15">в</text:span>люб<text:span text:style-name="T615">лённост</text:span>ь к последнему взрыв—<text:span text:style-name="T616">вмыв</text:span> и <text:span text:style-name="T616">вс</text:span>крик <text:span text:style-name="T616">вырывающийся</text:span> выше страха…. С чего бы Вайсман<text:span text:style-name="T61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13">только</text:span> лишь в прилегающей <text:span text:style-name="T613">вплотную </text:span>пустоте, слегка вле<text:span text:style-name="T613">чься</text:span> его потоком, но <text:span text:style-name="T61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1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13">для</text:span> этих мраморных кулуар<text:span text:style-name="T613">ов</text:span> власти. Енцин охладел: не столько типа угасание пламени, как в полном смысле повеяло холодом, вкус горечи <text:span text:style-name="T61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1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13">по</text:span> наивности, которую я уже утратил, что всё возбуждение тех дней доставалось мне, так или иначе, как дар от Вайсмана. Он п<text:span text:style-name="T61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13">столь</text:span> несчётному числу светловолосых молодых людей, тому как пот и пыль <text:span text:style-name="T61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1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80">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1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18">первая</text:span> половина смены Андреаса, в основном принимает, отвечает только <text:span text:style-name="T618">в случае необходимости</text:span>. Выстукивание любой шифровки это приглашение мгновенной паранойи. Тут же <text:span text:style-name="T619">взвивается</text:span> возможность, что засекут твою антенну, тысячи квадратных километров там, в ночи, полной врагов в их собственных лагерях <text:span text:style-name="T61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19">удобный</text:span> момент напасть и уничтожить без следа…. Енцин полагает, они будут выжидать пок<text:span text:style-name="T619">уд</text:span>а первая Африканская ракета не будет <text:s/>собрана <text:span text:style-name="T61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21">заставляет</text:span> нас к <text:span text:style-name="T39">предполагать</text:span> «послевоенно<text:span text:style-name="T621">е</text:span> соперничеств<text:span text:style-name="T62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1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1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1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1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24">schwarze besatzung am rhein</text:span></text:span><text:span text:style-name="Emphasis"><text:span text:style-name="T129">!</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2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2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2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81"><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281">Вот-вот рассветёт. На сотню футов ниже расстилается бледное покрывало облака протянувшееся к западу насколько им хватает глаз. <text:span text:style-name="T62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2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22">ч</text:span>ком, что не знал такого. Впрочем, о ведьмах он почти без понятия, <text:span text:style-name="T622">хотя</text:span> <text:span text:style-name="T622">у н</text:span>его <text:span text:style-name="T622">в </text:span>предках <text:span text:style-name="T622">имелась даже</text:span> одна настоящая Салемская Ведьма, одна из последних в <text:span text:style-name="T622">ряду</text:span> вздёрнутых, несколько <text:span text:style-name="T622">подобных ей</text:span> на протяжении столетий зависли с фамильного дерева Слотропа. <text:span text:style-name="T622">З</text:span>вали <text:span text:style-name="T622">её </text:span>Эми Спру, отщепенка в семье, что стала Антиномианисткой в возрасте 23 <text:span text:style-name="T622">и</text:span>, <text:span text:style-name="T622">не в себе, <text:s/></text:span><text:s/>бегала <text:span text:style-name="T622">по</text:span> округе Бёркшира, опередив на 200 лет Чокнутую Сью Дамхэм, крадя младенцев, <text:span text:style-name="T623">гоняя</text:span> в сумерки на коровах, <text:span text:style-name="T623">устраивая</text:span> жертв<text:span text:style-name="T62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82">Она шла в Род-Айленд прибежище найти, </text:p>
      <text:p text:style-name="P382">Решила отдохнуть в Салеме по пути, </text:p>
      <text:p text:style-name="P382">Но там им не понравилось как она улыбалась </text:p>
      <text:p text:style-name="P382">И к утру в компании ведьм на <text:span text:style-name="T623">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2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2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24">так</text:span> называе<text:span text:style-name="T624">мое</text:span> «<text:span text:style-name="T624">людское</text:span> <text:span text:style-name="T624">любопытство</text:span>», конечно, увлека<text:span text:style-name="T624">ет</text:span>, нам <text:span text:style-name="T624">же </text:span>всегда интересно чем вы, ребята, занимаетесь… Гели хмык<text:span text:style-name="T62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25">ведутся </text:span>они идут с <text:span text:style-name="T62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25">к</text:span>верх<text:span text:style-name="T625">у</text:span>, пока он бесчинствует с воплями <text:span text:style-name="T1">Схватить </text:span><text:span text:style-name="T129">Агликашку ’есоса мне похер сколько требуется людей хоть и ёбаная </text:span><text:span text:style-name="T1">дивизия</text:span><text:span text:style-name="T129">,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25">имеются</text:span> и в Гарварде и, наверняка, где-то выходят на Лайла Блэнда… кто они, а? что нужно им от Слотропа? Он уже <text:s/>знает <text:span text:style-name="T62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26">что называется</text:span> <text:span text:style-name="T62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2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2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26">ит</text:span> их, <text:span text:style-name="T626">несмотря на</text:span> <text:span text:style-name="T626">упирающиеся </text:span><text:s/>ног<text:span text:style-name="T62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26">валиваются</text:span>, машут «до свиданья». Последней отцеп<text:span text:style-name="T62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2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26">з</text:span>ен: Собор, Ратхаус, церковь св. Бласиуса… квартал без крыш, в котором он встретил Гели…. </text:p>
      <text:p text:style-name="P282">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2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28">Пре</text:span>свят<text:span text:style-name="T628">ое Блядство</text:span>! У меня точн<text:span text:style-name="T628">як</text:span> галлюцинации <text:span text:style-name="T628">гуляют</text:span>».– И тому подобный <text:span text:style-name="T633">подхалимаж</text:span> младшего подельника. </text:p>
      <text:p text:style-name="Text_20_body"><text:soft-page-break/>– <text:span text:style-name="T62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3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28">чуть</text:span> слышно, различается хор Фурий: </text:p>
      <text:p text:style-name="P383">Был молодчага по имени Женя,</text:p>
      <text:p text:style-name="P383">Любитель усилителя напряжения, </text:p>
      <text:p text:style-name="P383">Но пара коротких </text:p>
      <text:p text:style-name="P383">Оставила парня в чём мать родила </text:p>
      <text:p text:style-name="P383">И дом его сожгла дотла! </text:p>
      <text:p text:style-name="P383"/>
      <text:p text:style-name="P383"><text:span text:style-name="Emphasis">Ja, ja, ja, ja!</text:span> </text:p>
      <text:p text:style-name="P383">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29">чешет</text:span> мимо и <text:span text:style-name="T1">шмяк</text:span> влепляется <text:span text:style-name="T62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30">На этот раз</text:span> им видна спина самолёта, кабина лётчика битком полна накачанных пивом Американцев, они поют: </text:p>
      <text:p text:style-name="P384">Был парень по имени Риттер,</text:p>
      <text:p text:style-name="P384">Он поимел контрольный трансмиттер,</text:p>
      <text:p text:style-name="P384"><text:span text:style-name="T631">С той поры</text:span> его хуй </text:p>
      <text:p text:style-name="P384">Стал болтаться как буй, </text:p>
      <text:p text:style-name="P384">Ил<text:span text:style-name="T631">и</text:span> шквалом растерзанный свитер. </text:p>
      <text:p text:style-name="Text_20_body">Дистанция <text:s text:c="2"/>метров <text:span text:style-name="T631">сто </text:span>и быстро сокращается. Шнорп <text:span text:style-name="T631">ухватывает</text:span> руку Слотропа, <text:span text:style-name="T631">по</text:span>казывает вправо по курсу. Провидению вздумалось выставить на их пути белый склон большущего облака и ветер <text:span text:style-name="T631">у</text:span>скор<text:span text:style-name="T63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3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84">Был однажды парень по имени Род, </text:p>
      <text:p text:style-name="P384">Он трахнул сервопривод, </text:p>
      <text:p text:style-name="P384">Но его конец </text:p>
      <text:p text:style-name="P384">Отрастил зубец, </text:p>
      <text:p text:style-name="P384">Не член стал, а полный урод. </text:p>
      <text:p text:style-name="Text_20_body">Шнорп возится с пламенем, серо-розовый нимб, чтоб ста<text:span text:style-name="T631">ло</text:span> менее заметным, однако <text:span text:style-name="T63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31">угодить</text:span> <text:span text:style-name="T631">по</text:span> шар<text:span text:style-name="T63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84">Был <text:span text:style-name="T631">один молодчик</text:span> из Декатера </text:p>
      <text:p text:style-name="P384">Что спал с ЖК генератором </text:p>
      <text:p text:style-name="P384">Яйца и хуй сковало льдом </text:p>
      <text:p text:style-name="P384">Жопу тоже, но малость потом </text:p>
      <text:p text:style-name="P384">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31">при себе</text:span> как лёгкое вооружение. Но они <text:span text:style-name="T631">проскользнули</text:span> мимо и туман уже снова смыкается. Раздались пара выстрелов. </text:p>
      <text:p text:style-name="Text_20_body">– Блядь, если они продырявят <text:span text:style-name="T63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3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3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32">плывёт</text:span> над сельской местностью, чью зелёную чересполосицу сумерки <text:span text:style-name="T632">сводят</text:span> сейчас к чёрному: нить речки пылающей в вечернем солнце, <text:span text:style-name="T632">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3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32">вспоминается</text:span> тут Слотроп<text:span text:style-name="T632">у</text:span>.– «Да. Это там, где и я преодолел звуковой барьер….» </text:p>
      <text:p text:style-name="P283"><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283">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36">др</text:span>ав серые подолы рубах, бродят <text:s/>гр<text:span text:style-name="T636">езя</text:span> посреди полей. Грёзы о еде, забытьи, других историях…. </text:p>
      <text:p text:style-name="Text_20_body"><text:soft-page-break/><text:span text:style-name="T636">Здешняя тишь</text:span> это от<text:span text:style-name="T636">ход</text:span> звука, как отступает прибой перед приливом: звуки утекают прочь, под уклон акустических каналов, скопиться, где-то там, в гр<text:span text:style-name="T63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3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37">ое</text:span> при<text:span text:style-name="T63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37">В</text:span>ибриру<text:span text:style-name="T637">я всей</text:span> плот<text:span text:style-name="T637">ью</text:span> движется чокнутый сборщик утиля Чичерин, <text:span text:style-name="T637">в составе </text:span>котор<text:span text:style-name="T63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3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37">П</text:span>риказ<text:span text:style-name="T63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37">щее</text:span> интересы народа. <text:span text:style-name="T638">И по мнению </text:span>Чичерин<text:span text:style-name="T63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38">потребности</text:span>, которую он уже и не пытается понять, <text:span text:style-name="T638">на </text:span>необходимост<text:span text:style-name="T638">и</text:span> уничтожить <text:span text:style-name="Emphasis">Schwarzkommando </text:span>и своего мифического сводного брата Енцина. <text:span text:style-name="T63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38">Тот был</text:span> <text:span text:style-name="T638">из</text:span> давни<text:span text:style-name="T638">х</text:span> <text:span text:style-name="T638">деятелей</text:span>, Меньшевик перешедший к Большевикам, <text:span text:style-name="T63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38">вот</text:span> и ладно. Теперь такое государство есть. Но опять-таки, есть и <text:span text:style-name="T63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38">исполненными</text:span> предан<text:span text:style-name="T63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39">громоздились на</text:span> подоконник<text:span text:style-name="T63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39">на </text:span>лошад<text:span text:style-name="T639">ях</text:span>, <text:span text:style-name="T639">непрестанных</text:span> толчков земл<text:span text:style-name="T63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3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39">ыхало</text:span> молниями: трепещущими, слепящими. Жуть. Земля сотрясается гулом ниже предела слышимости. Может <text:span text:style-name="T63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39">бозрим</text:span>ыми десятинами трав, столбиками коровяка, в зыб<text:span text:style-name="T639">ком колыхании</text:span> насколько хватает глаз, зелёно<text:span text:style-name="T639">м</text:span> и серо<text:span text:style-name="T639">м</text:span> от ветра. Ошелом<text:span text:style-name="T63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40">на</text:span> самы<text:span text:style-name="T640">х</text:span> промозглы<text:span text:style-name="T640">х</text:span> <text:span text:style-name="T640">бивуаках</text:span> его души, сталкиваясь в оголённом Ленинграде с неизбежностью своей смерти, смертями своих товарищей, никогда не обратится <text:span text:style-name="T64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41">подходит</text:span> быть даже «воспоминанием». Галина скорее уж <text:span text:style-name="T641">нечто</text:span> типа фигуры алфавита, или процедуры при разборке винтовки Мосина—да, <text:span text:style-name="T64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41">е</text:span>мны, словно от ударов без промаху. Челюсть у неё невелика, квадратна и <text:span text:style-name="T641">выступает</text:span> вперёд, нижние зубы показываются чаще, когда заговорит…. Почти никогда не улыбается. Кости её лица крепко изогнуты и склёпаны. <text:span text:style-name="T641">А</text:span>ура <text:span text:style-name="T641">её из</text:span> пыл<text:span text:style-name="T641">и</text:span> мела, хозяйственно<text:span text:style-name="T641">го</text:span> мыл<text:span text:style-name="T641">а,</text:span> пот<text:span text:style-name="T641">а</text:span>. С отчаянной Любой на <text:span text:style-name="T641">периферии</text:span>, <text:span text:style-name="T641">непременно</text:span>, своей комнаты, у своего окна, миловидный беркут. Галина натренировала её—но летает <text:span text:style-name="T64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41">наподобие</text:span> поклона и салюта швабр<text:span text:style-name="T64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41">в</text:span> дружбе этого Русского. Отец Джакыпа Кулана погиб во время восстания 1916, <text:span text:style-name="T64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4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42">в </text:span>так<text:span text:style-name="T642">ой дали</text:span> от железной дороги. Они охотились на Сартов, Казахов, Кыргызов, Дунганов в то жуткое лето, как на дичь. <text:span text:style-name="T642">Велся</text:span> ежедневный <text:span text:style-name="T64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4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4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42">посулом</text:span> соколиной охоты—опутят, небес <text:span text:style-name="T642">с</text:span> земл<text:span text:style-name="T642">ёю</text:span>, <text:span text:style-name="T642">странствий</text:span>…. Или молчани<text:span text:style-name="T642">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42">устрашающи</text:span> как стихии в этом медвежьем углу—предназначены для Земли б<text:span text:style-name="T77">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35">ем</text:span> Неназываем<text:span text:style-name="T635">ым</text:span>, что так страшит её…. </text:p>
      <text:p text:style-name="P284">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4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43">й</text:span> гладко<text:span text:style-name="T643">й</text:span>, безукоризненно<text:span text:style-name="T643">й</text:span> проск<text:span text:style-name="T64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4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4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4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4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85">–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47">джентльменское</text:span> отвращение. <text:span text:style-name="T64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47">же </text:span>день, как Чичерин <text:span text:style-name="T647">явился</text:span> доложить <text:span text:style-name="T647">о</text:span> <text:span text:style-name="T64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4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4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4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4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4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48">в</text:span> послеполуденных и садовых форм<text:span text:style-name="T64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48">появляются</text:span> от чего-то ещё. <text:span text:style-name="T648">З</text:span>дешний гашиш <text:span text:style-name="T64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4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49">в основном из</text:span> куско<text:span text:style-name="T64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4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50">н</text:span>айти и пары экспертов, которые <text:span text:style-name="T650">пришли <text:s/>бы к </text:span>согласи<text:span text:style-name="T650">ю</text:span> даже о значении этого слова. «Понуждение»? А кого не понуждают? «Соизволение»? «Подчинённость»? А эти что <text:span text:style-name="T650">о</text:span>знача<text:span text:style-name="T65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5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50">пока</text:span> однажды <text:span text:style-name="T650">не </text:span>пропад<text:span text:style-name="T650">ё</text:span>т в хаосе. То же самое и с вашим работодателем. </text:p>
      <text:p text:style-name="Text_20_body">– Мой «работодател<text:span text:style-name="T65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51">ав</text:span>ать больше правды, прежде чем <text:span text:style-name="T651">по</text:span>чувствовать неловкость. Его терпе<text:span text:style-name="T651">ливость</text:span> с Чичеринской красноармейской версией экономики <text:span text:style-name="T651">оказалась</text:span> довольно <text:span text:style-name="T651">обширной</text:span>. Они расстались <text:span text:style-name="T65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51">Чудненько</text:span> <text:s/>прове<text:span text:style-name="T651">сти</text:span> зим<text:span text:style-name="T65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5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51">даже</text:span> 20 лет спустя. И теперь он знает. А <text:span text:style-name="T651">раз</text:span> это всё <text:s/><text:span text:style-name="T65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51">придания </text:span>Дантова оттенка <text:s/>Их понятия<text:span text:style-name="T652">м</text:span> <text:span text:style-name="T651">о</text:span> расправ<text:span text:style-name="T65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86">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5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54">включёнными</text:span> на палубе по ночам, таскали мешки с углём, полуслепые <text:span text:style-name="T654">от </text:span>луч<text:span text:style-name="T65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55">просто</text:span> <text:span text:style-name="T65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5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5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55">скупых</text:span> слов в Адмиралтействе. Но это была эра Сиадоры Александровны, той самой с нижним бельём из шкуры козлёнка, и <text:span text:style-name="T65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5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56">Вайсмана</text:span> и его политическ<text:span text:style-name="T656">ом</text:span> приключени<text:span text:style-name="T656">и</text:span> в Юго-Западной) было воспроизведено неким ушлым аппаратчиком и ушло в досье на самого Чичерина. И так оно обернулось, что <text:span text:style-name="T656">по прошествии пары</text:span> <text:s text:c="2"/>месяц<text:span text:style-name="T65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5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5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5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56">точно</text:span> торчанье в Арабских кварталах города, дожида<text:span text:style-name="T65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5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5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5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5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57">как </text:span>часовы<text:span text:style-name="T657">е</text:span>, обглоданные до кости. Горбуны, прокажённые, гебефреники и ампутанты вс<text:span text:style-name="T65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87">До чего алфавитна природа молекул. Это доходит тебе тут, внизу: тут встречаешь Комитеты молекулярной структуры один <text:span text:style-name="T658">в</text:span> <text:span text:style-name="T65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5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5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58">ое</text:span> <text:span text:style-name="T65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5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58">плодятся</text:span> в городах, в Самарканде, Пишпеке, Верном и Ташкете. Вдоль тротуаров и на стенах по<text:span text:style-name="T65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5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59">подъезжают к</text:span> деревн<text:span text:style-name="T659">е</text:span>, которую они искали. Люди собрались в круг: весь день <text:span text:style-name="T65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59">при всей</text:span> деревн<text:span text:style-name="T659">е</text:span> ведут насмешливую ну-ты-мне-нравишься-хотя-у-тебя-есть-пара-сдвигов-например <text:span text:style-name="T65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5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85">Ты выпил много очень много кумыса,</text:p>
      <text:p text:style-name="P385">Я должно быть слышу тут слова кумыса— </text:p>
      <text:p text:style-name="P385">Где ты был в тот вечер, когда мой брат </text:p>
      <text:p text:style-name="P385">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85">Мне послышалось ты сказал слово «свадьба»? </text:p>
      <text:p text:style-name="P385">Так это и <text:span text:style-name="T662">есть</text:span> свадьба— </text:p>
      <text:p text:style-name="P385">В этом тёплом кругу песен, </text:p>
      <text:p text:style-name="P385">Весёлом и громком, как всякая свадьба. </text:p>
      <text:p text:style-name="P385"/>
      <text:p text:style-name="P385">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24">Песня </text:span><text:span text:style-name="Emphasis"><text:span text:style-name="T124">Акына</text:span></text:span> </text:p>
      <text:p text:style-name="P386">Я пришёл от края мира, </text:p>
      <text:p text:style-name="P386">Я пришёл из дыхания ветра, </text:p>
      <text:p text:style-name="P386">Там увидел я совсем небывалое, </text:p>
      <text:p text:style-name="P386">Даже Джамбул не смог бы об этом спеть. </text:p>
      <text:p text:style-name="P386">Страхом в сердце острее острого, </text:p>
      <text:p text:style-name="P386">Он прорежет любой металл. </text:p>
      <text:p text:style-name="P386"/>
      <text:p text:style-name="P386">В древних легендах говорится об этом, </text:p>
      <text:p text:style-name="P386">О времени старше, чем Коркыт, </text:p>
      <text:p text:style-name="P386">Который взял от дерева ширгай </text:p>
      <text:p text:style-name="P386">Первый кобыз и первую песнь— </text:p>
      <text:p text:style-name="P386">Говорится в ней о в земле далёкой, </text:p>
      <text:p text:style-name="P386">Где размещён Кыргызский Свет. </text:p>
      <text:p text:style-name="P386"/>
      <text:p text:style-name="P386">В месте том слова неизвестны, </text:p>
      <text:p text:style-name="P386">И горят глаза словно свечи в ночи, </text:p>
      <text:p text:style-name="P386">И лик Бога там пребывает </text:p>
      <text:p text:style-name="P386">Укрытый маскою неба— </text:p>
      <text:p text:style-name="P386">У высокого чёрного камня в пустыне, </text:p>
      <text:p text:style-name="P386">До времени последних дней. </text:p>
      <text:p text:style-name="P386"/>
      <text:p text:style-name="P386">А и не будь то место таким далёким, </text:p>
      <text:p text:style-name="P386">И если б нашлись слова, выговорены, </text:p>
      <text:p text:style-name="P386">То Бог стал бы золотой иконой, </text:p>
      <text:p text:style-name="P386"><text:soft-page-break/>Иль страницею в книге бумажной. </text:p>
      <text:p text:style-name="P386">Но Оно представляется как Кыргызский Свет— </text:p>
      <text:p text:style-name="P386">Нет у Этого иных имён. </text:p>
      <text:p text:style-name="P386"/>
      <text:p text:style-name="P386">Гром Его голоса глухота, </text:p>
      <text:p text:style-name="P386">Отблеск огня Его незрячесть, </text:p>
      <text:p text:style-name="P386">Равнина пустыни содрогается, </text:p>
      <text:p text:style-name="P386">И лицо Его невыносимо. </text:p>
      <text:p text:style-name="P386">Ник<text:span text:style-name="T662">о</text:span>му не дано остаться тем, кем был, </text:p>
      <text:p text:style-name="P386">Увидавши Кыргызский Свет. </text:p>
      <text:p text:style-name="P386"/>
      <text:p text:style-name="P386">Говорю же вам я видел Это, </text:p>
      <text:p text:style-name="P386">В месте древнее, чем тьма, </text:p>
      <text:p text:style-name="P386">Куда даже Аллах не может достигнуть. </text:p>
      <text:p text:style-name="P386">Сами видите, борода моя поле под инеем, </text:p>
      <text:p text:style-name="P386">С палкой хожу, чтоб не падать, </text:p>
      <text:p text:style-name="P386">Но свет этот должен нас превращать детей. </text:p>
      <text:p text:style-name="P386"/>
      <text:p text:style-name="P386">И теперь не могу ходить далеко, </text:p>
      <text:p text:style-name="P386">Детям надо ходить научиться. </text:p>
      <text:p text:style-name="P386">И слова мои слуху вашему, </text:p>
      <text:p text:style-name="P386">Кажутся лепетом несмышлёныша. </text:p>
      <text:p text:style-name="P386">Оттого, что глаза мои унёс Кыргызский Свет, </text:p>
      <text:p text:style-name="P386">Как дитя теперь щупаю Землю. </text:p>
      <text:p text:style-name="P386"/>
      <text:p text:style-name="P386">Это к северу, в шести днях пути, </text:p>
      <text:p text:style-name="P386">По ущельям серого цвета смерти, </text:p>
      <text:p text:style-name="P386">А потом через каменную пустыню, </text:p>
      <text:p text:style-name="P386">К горе, чья вершина белая юрта. </text:p>
      <text:p text:style-name="P386">И если ты прошёл безопасно, </text:p>
      <text:p text:style-name="P386"><text:soft-page-break/>Место чёрного камня найдёт тебя. </text:p>
      <text:p text:style-name="P386"/>
      <text:p text:style-name="P386">Но если ты для этого не рождён, </text:p>
      <text:p text:style-name="P386">Оставайся у своего тёплого красного огня, </text:p>
      <text:p text:style-name="P386">И оставайся со своей женой, в кибитке, </text:p>
      <text:p text:style-name="P386">И никогда не найдёт тебя Свет, </text:p>
      <text:p text:style-name="P386">И сердце твоё станет тяжким от старости, </text:p>
      <text:p text:style-name="P386">А глаза закрываться будут только для сна. </text:p>
      <text:p text:style-name="Text_20_body">– <text:span text:style-name="T66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61">познавшим</text:span> его, подобно утренним землетрясениям и гонящему тучи ветру, <text:span text:style-name="T661">в </text:span>очередной чистке, войне, <text:span text:style-name="T661">подобно </text:span>миллионам миллионов душ ушедших до него, он едва сможет вспомнить Это. </text:p>
      <text:p text:style-name="Text_20_body">Но в Зоне, <text:span text:style-name="T661">затаившись</text:span> в летней Зоне, Ракета ждёт. Его снова потянет на тот же путь…. </text:p>
      <text:p text:style-name="P288"><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288">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6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63">ов</text:span>ых луковиц. Внести <text:span text:style-name="T663">сюда </text:span>малость Американского просвещения. Но он <text:span text:style-name="T663">от них </text:span>просто в отчаян<text:span text:style-name="T66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6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64">После ночи</text:span> без сна и сдыхая от жажды, Слотроп лежит животом на земле и хлебает воду, просто старый бродяга, <text:span text:style-name="T664">что</text:span> спеши<text:span text:style-name="T664">л</text:span>ся тут у бочага…. Дуболом. Рвота, судороги, понос, и кто он <text:span text:style-name="T66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6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6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65">типа</text:span> Германск<text:span text:style-name="T665">ой</text:span> народн<text:span text:style-name="T665">ой</text:span> песенк<text:span text:style-name="T66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6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6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6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6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6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6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65">бродят</text:span> вокруг <text:span text:style-name="T66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6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66">И</text:span> <text:span text:style-name="T666">как </text:span>не бы<text:span text:style-name="T666">ва</text:span>ло. </text:p>
      <text:p text:style-name="Text_20_body"><text:soft-page-break/>– Странный разговор, Полковник. </text:p>
      <text:p text:style-name="Text_20_body">– Не слишком, если побываешь там, где нам <text:span text:style-name="T66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6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6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6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67">подверженной</text:span> случайн<text:span text:style-name="T667">остям</text:span>, как и <text:span text:style-name="T667">у нас</text:span>, мог<text:span text:style-name="T667">ла</text:span> оказаться <text:span text:style-name="T667">судьба </text:span>Агрегат<text:span text:style-name="T667">а</text:span> 4—<text:span text:style-name="T66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6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6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6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6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67">отбрасыват</text:span>ь пока не отрылось полметра стабилизатора. Определённость Номера. <text:span text:style-name="T668">Нгуарарореру</text:span> <text:span text:style-name="T668">наклоняется</text:span> <text:span text:style-name="T668">отереть</text:span> грязь прочь, открывает часть опознавательного номера, бел<text:span text:style-name="T66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6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6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69">ю</text:span>т ваш<text:span text:style-name="T669">и</text:span> <text:span text:style-name="T669">устремления</text:span>. Но они пытаются прихлопнуть нас. Я только что из Гамбурга. Там у нас неприятности. Они <text:span text:style-name="T669">по</text:span>пытались выдать это за нападение Пе-эЛов, но за <text:span text:style-name="T669">всем</text:span> стояло Британск<text:span text:style-name="T669">ая</text:span> военн<text:span text:style-name="T669">ая администрация</text:span>, и им <text:span text:style-name="T66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89">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7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70">рас</text:span>пе<text:span text:style-name="T670">ва</text:span>л песенку или две подыгрывая на ук<text:span text:style-name="T670">улел</text:span>е, и не чуишь раззи, что тут ты оказался в засасывающих болотах греха, Слотроп? <text:span text:style-name="T670">возможно</text:span> не совсем т<text:span text:style-name="T67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7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09">о</text:span>рой: той, с кем он проведёт какое-то время прежде, чем <text:span text:style-name="T670">покинет</text:span> снова. Минезингер <text:span text:style-name="T67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71">вших</text:span> для неё пурпурный гель в <text:span text:style-name="T678">фильтр </text:span>основно<text:span text:style-name="T678">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71">нашёптываний</text:span>, что веют <text:span text:style-name="T671">обвиваясь</text:span>, как <text:span text:style-name="T671">от </text:span>кожаны<text:span text:style-name="T671">х</text:span> занавес<text:span text:style-name="T67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7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71">несомненного</text:span> нет не может быть да так и есть да это же КОСЯК! А и горит <text:span text:style-name="T672">же </text:span>где-то совсем неподалёку. Пронизанная золотом зелень покатых полей <text:span text:style-name="T67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7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7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7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72">воображал</text:span> полномасштабное Чествование Р<text:span text:style-name="T67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72">н</text:span>ных липах, жареные индюшки <text:span text:style-name="T67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7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7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72">Тот</text:span> отзванивает <text:span text:style-name="T672">многоголосьем</text:span>. Некоторые ноты малость не строят, к тому же: они звучат очень странно, <text:span text:style-name="T672">когда</text:span> все вместе…. </text:p>
      <text:p text:style-name="Text_20_body">– Не знаю который час,– Кислота озирается по сторонам,– нам не нужно <text:span text:style-name="T672">ещё </text:span>заглянуть в Чикаго-Бар? Или это вчера было? </text:p>
      <text:p text:style-name="Text_20_body">– <text:span text:style-name="T67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7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73">совсем</text:span> <text:span text:style-name="T673">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73">о</text:span> кистями пламени до порохового чёрного по всем взрыво<text:span text:style-name="T673">произведённ</text:span>ым изгибам и выступам, исчёркан<text:span text:style-name="T673">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7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74">о</text:span> тут тела людей, откопаны из-под сегодняшних развалин, каждое в своём солдатском пердёжном мешке с биркой. Но тут больше, чем <text:span text:style-name="T674">просто </text:span>оптический промах. Они доходят, они пресуществились, а после лета и с наступлением голодной зимы, как знать чем будем мы кормиться <text:span text:style-name="T67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7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74">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87">Прошлой ночью мне приснился сон, </text:p>
      <text:p text:style-name="P387">Я в улёте тянул из кальяна </text:p>
      <text:p text:style-name="P387">Тут Арабский джин, здоровенный как слон, </text:p>
      <text:p text:style-name="P387">Выпрыгнул из дыма-тумана: </text:p>
      <text:p text:style-name="P387">«Твои желанья исполню я, </text:p>
      <text:p text:style-name="P387">Всё, что только захочешь ты» </text:p>
      <text:p text:style-name="P387">«Братан»,– говорю,– «директива моя: </text:p>
      <text:p text:style-name="P387">Ты добудь мне наркоты». </text:p>
      <text:p text:style-name="P387">Улыбнулся, схватил он за руку меня, </text:p>
      <text:p text:style-name="P387">Понеслись мы повыше крыш </text:p>
      <text:p text:style-name="P387">Оказались в стране, где вместо гор у ручья </text:p>
      <text:p text:style-name="P387">Горою был сложен гашиш! </text:p>
      <text:p text:style-name="P387">А в ручье том журчал морфин, </text:p>
      <text:p text:style-name="P387">А деревья расцветали таблетками: </text:p>
      <text:p text:style-name="P387">Рамилар, ноксирон, кадеин, </text:p>
      <text:p text:style-name="P387">И море грибов изумляли расцветками! </text:p>
      <text:p text:style-name="P387"><text:span text:style-name="T674">А</text:span> навстречу попадались красотки одни </text:p>
      <text:p text:style-name="P387">С движениями тягучими </text:p>
      <text:p text:style-name="P387">Протягивали пригоршнями кокаин, </text:p>
      <text:p text:style-name="P387">Угоститься по такому случаю. </text:p>
      <text:p text:style-name="P387">И покатились дни </text:p>
      <text:p text:style-name="P387">На марихуанной ноте, </text:p>
      <text:p text:style-name="P387">Мускатные чаи </text:p>
      <text:p text:style-name="P387">Закусывались кактусами пейоте. </text:p>
      <text:p text:style-name="P387">И печенюшками разными, </text:p>
      <text:p text:style-name="P387">И все были такими классными, </text:p>
      <text:p text:style-name="P387"><text:soft-page-break/>Что я решил там навеки остаться. </text:p>
      <text:p text:style-name="P387">Но этот джин всё по своему сбацал. </text:p>
      <text:p text:style-name="P387">Киданул он меня обратно </text:p>
      <text:p text:style-name="P387">В этот мир холода и мрака, </text:p>
      <text:p text:style-name="P387">Вот такой оказался он подлой собакой. </text:p>
      <text:p text:style-name="P387">Теперь проведённые в Наркутии дни вспоминаю </text:p>
      <text:p text:style-name="P387">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77">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7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75">палить</text:span> его <text:span text:style-name="T675">и меня заодно</text:span>. Все те Русские могут выстроиться вокруг печи и ловить приход. </text:p>
      <text:p text:style-name="Text_20_body"><text:soft-page-break/>– Наверное,– самая декадент<text:span text:style-name="T675">н</text:span>ая красотка, какую только в жизни видел Слотроп, в светящихся индиго теня<text:span text:style-name="T67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7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80">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80">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80">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80">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80">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81">гда </text:span><text:s/>может быть также, даже здесь, <text:span text:style-name="T681">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81">и</text:span> нагромождения обломков, их <text:span text:style-name="T681">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81">с</text:span> земл<text:span text:style-name="T681">и</text:span> носят свои лёгкие у себя на груди. Объявления о<text:span text:style-name="T681">б</text:span> <text:span text:style-name="T681">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84">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82">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82">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82">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82">что</text:span> дожидаю<text:span text:style-name="T682">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82">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83">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83">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79">и </text:span>официанту затянуться, <text:span text:style-name="T679">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85">со </text:span>Слотроп<text:span text:style-name="T685">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85">да</text:span> ничего такого не вид<text:span text:style-name="T685">н</text:span>ел<text:span text:style-name="T685">ось</text:span>, что могло <text:span text:style-name="T685">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85">А</text:span> како<text:span text:style-name="T685">м</text:span>у другу не охота—как бы тебе попонятнее?—<text:span text:style-name="T1">шмякнуть тортом </text:span><text:span text:style-name="T129">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85">с </text:span>перманганат<text:span text:style-name="T685">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86">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86">Совсем</text:span> не то, что нужно для А4, <text:span text:style-name="T1">а, Ракетмэн</text:span>? Этот твой <text:span text:style-name="T686">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86">При</text:span> моей невезух<text:span text:style-name="T686">е</text:span>… </text:p>
      <text:p text:style-name="Text_20_body">– Что-то ты в лице переменился, Ракетмэн. </text:p>
      <text:p text:style-name="Text_20_body"><text:soft-page-break/>– Что, до <text:span text:style-name="T686">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690">не </text:span>пустился рвать когти вдоль улицы, однако п-пииск точно <text:span text:style-name="T686">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87">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87">под покровом</text:span> своего Ракетмэн<text:span text:style-name="T687">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87">ет</text:span> на малой, солдат в <text:span text:style-name="T687">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87">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87">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87">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87">впёртую</text:span> ему в рот с таким напором, что у <text:span text:style-name="T687">бедняги</text:span> и глаза перекосило, хотя руку, или что там удерживает ошеломляющий сервелат: на снимке не видно.<text:span text:style-name="T124">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88">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88">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388">Джубли Джим разносчик-торговец, ты только посмотри,</text:p>
      <text:p text:style-name="P388">Подмигивает дамам от Стокбриджа до Ли— </text:p>
      <text:p text:style-name="P388">Купи подружке брошку, забудешь про скуку, </text:p>
      <text:p text:style-name="P388">А вот наряды бальные по доллару за штуку, </text:p>
      <text:p text:style-name="P388">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88">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88">но</text:span> в более мягком <text:span text:style-name="T688">уже</text:span> освещении, пробуждаются тёплые оттенки, лёгкие тени мускулов ляжек, на<text:span text:style-name="T688">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89">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91">перед его</text:span> лицо<text:span text:style-name="T691">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92">где-то внизу</text:span>, нежданно, бледная арка переезда Авус возникает впереди. <text:span text:style-name="T692">Ещё чуть</text:span> дальше и Слотроп вернётся обратно в Американский сектор. Он <text:span text:style-name="T692">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92">среди всего </text:span><text:s/>проч<text:span text:style-name="T692">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93">чтоб они послужили</text:span> смертельн<text:span text:style-name="T693">ой</text:span> преград<text:span text:style-name="T693">ой</text:span>. Тут всё сплошь самоучки, Фрицы фон О<text:span text:style-name="T693">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93">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93">стоп-сигнала</text:span> <text:span text:style-name="T694">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94">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94">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94">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27">А</text:span><text:span text:style-name="T124">дмиралтейство, </text:span><text:span text:style-name="T127">М</text:span><text:span text:style-name="T124">ид, </text:span><text:span text:style-name="T127">Г</text:span><text:span text:style-name="T124">осдепартамент, </text:span><text:span text:style-name="T127">Н</text:span><text:span text:style-name="T124">ачальники </text:span><text:span text:style-name="T127">Ш</text:span><text:span text:style-name="T124">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695">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695">содержимого</text:span>. </text:p>
      <text:p text:style-name="Text_20_body">– О, нет. Нет. Не транди.– Какое-то время он стоит на улице, <text:s text:c="2"/>дрож<text:span text:style-name="T695">а</text:span> и прокли<text:span text:style-name="T695">ная</text:span> то<text:span text:style-name="T695">го</text:span> Моряк<text:span text:style-name="T695">а</text:span> Бодайн<text:span text:style-name="T695">а</text:span>, долбодон<text:span text:style-name="T695">а</text:span>, сволоч<text:span text:style-name="T695">угу</text:span> и агент<text:span text:style-name="T695">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695">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696">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696">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696">у</text:span>вил<text:span text:style-name="T696">ива</text:span>ет за угол виллы, и вниз к берегу, оставляя Микки Руни, <text:span text:style-name="T696">у</text:span>пёршего локти <text:span text:style-name="T696">в</text:span> перила, так и смотреть. </text:p>
      <text:p text:style-name="Text_20_body">Выйдя за проволоку, избегая часовых, у самого края воды, по<text:span text:style-name="T696">качи</text:span>вая вещев<text:span text:style-name="T696">ую</text:span> сумк<text:span text:style-name="T696">у</text:span> <text:span text:style-name="T696">за</text:span> её завязк<text:span text:style-name="T696">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696">он, похоже,</text:span> забрёл <text:span text:style-name="T696">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696">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696">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696">за</text:span>вихре<text:span text:style-name="T696">нии</text:span> <text:span text:style-name="T696">анестезии</text:span>, парит застенчиво над пропастью Смерти…. </text:p>
      <text:h text:style-name="P216"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697">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698">солидарность</text:span> <text:span text:style-name="T698">под</text:span> <text:span text:style-name="T698">непрестанным</text:span> стресс<text:span text:style-name="T698">ом</text:span>, который, впрочем, тут <text:span text:style-name="T698">далеко </text:span>не один. Луз нынче с Филипе, хотя <text:span text:style-name="T698">номинально</text:span> она девушка Сквалидози—после того, как Сквалидози пропал в своей поездке в Цюрих, она начала крутить с поэтом на основ<text:span text:style-name="T699">е</text:span> страстной декламации «Павос Реалес» Лугонеса, <text:span text:style-name="T699">в ту </text:span><text:s/>душн<text:span text:style-name="T699">ую</text:span> ноч<text:span text:style-name="T699">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699">Наверно</text:span> глупо было так поступ<text:span text:style-name="T699">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699">же ты </text:span>разбираешься в людях. </text:p>
      <text:p text:style-name="Text_20_body">– А что по-твоему мне следовало делать: отвести его сперва к психоаналитику? <text:span text:style-name="T700">Оценить</text:span> <text:span text:style-name="T700">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00">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00">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00">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00">для</text:span> люб<text:span text:style-name="T700">ой</text:span> марк<text:span text:style-name="T700">е</text:span>, модел<text:span text:style-name="T700">и</text:span> и год<text:span text:style-name="T700">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01">вознамерился</text:span> финансировать все свои будущие фильмы из собственных несметных доходов. –«Единственный способ довести съёмки до конца ¿verdad? <text:span text:style-name="T701">А с</text:span>кажи<text:span text:style-name="T701">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01">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01">тот</text:span> составляет для фон Гёля, используя для этого одолженный у Эль Нято томик Мартина Фиеро, давно распавшийся на части от пере<text:span text:style-name="T701">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389">Aquí me pongo a cantar</text:p>
      <text:p text:style-name="P389">l compás de la vigüela, </text:p>
      <text:p text:style-name="P389"><text:soft-page-break/>que el hombre que lo desvela </text:p>
      <text:p text:style-name="P389">una pena estrordinaria, </text:p>
      <text:p text:style-name="P389">como la ave solitaria </text:p>
      <text:p text:style-name="P389">con el cantar se consuela.</text:p>
      <text:p text:style-name="P290">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02">путём</text:span> уничтожения людей, которые живут там: превра<text:span text:style-name="T702">тить</text:span> деревень в каторжные лагеря, переда<text:span text:style-name="T702">ть</text:span> стран<text:span text:style-name="T70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0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02">ужн</text:span>о. Однако, я <text:span text:style-name="T70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02">Неч</text:span>то настолько анти-общественное? </text:p>
      <text:p text:style-name="Text_20_body">– Но <text:span text:style-name="T70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0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02">вшуюся</text:span> «<text:span text:style-name="Emphasis">Emulsion J</text:span>», которую изобрёл Ласло Джампф, <text:span text:style-name="T702">которая обладала особым</text:span> свойством делать, даже при обычном дневном освещении, человеческую кожу прозрачной на глубину в пол<text:span text:style-name="T70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0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0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0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06">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0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0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03">с</text:span> кажды<text:span text:style-name="T703">м</text:span> оборот<text:span text:style-name="T70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0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0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04">лохмы</text:span> серебряной мочалки <text:span text:style-name="T1">прямо</text:span><text:span text:style-name="T45">,</text:span><text:span text:style-name="T1"> тебе, в мозги</text:span>!» Так что, в мягком море-обороте эт<text:span text:style-name="T704">ой</text:span> ноч<text:span text:style-name="T70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0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04">и</text:span> расчёт 3-дюймовой пушки на турели по правому борту эсминца, крошил <text:span text:style-name="T704">его</text:span> полчаса в клочья, пока серый военный корабль держался в отдалении, опасаясь заразы. </text:p>
      <text:p text:style-name="P190">Так какое <text:span text:style-name="T704">же </text:span>море ты пересёк, конкретно, и в какое море погружался не раз до дна, в тревоге, <text:span text:style-name="T70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05">затхлого</text:span> подлодочного дыхания? Понадобилось Дело Дрейфуса, чтобы расшевелить и объединить Сионистов, <text:span text:style-name="T70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390"><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291">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07">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07">для него было </text:span><text:s/>бы лучше, если б его где-нибудь прикрыли. Он вообще без понятия что такое его свобода, а ещё меньше чего она стоит. Так что <text:span text:style-name="T707">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07">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07">только </text:span>он одел маску, перед зеркалом возле иконки, он <text:span text:style-name="T707">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07">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29">Schwarzgerät</text:span></text:span>. И он сочетал «<text:span text:style-name="Emphasis">schwarz</text:span>-» со странными существительными в отрывках <text:span text:style-name="T707">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07">еск</text:span>о<text:span text:style-name="T707">го</text:span> комбин<text:span text:style-name="T707">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07">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08">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08">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08">стиснувшие</text:span> руль,– или Американец, или кто он там есть, ты уж узнай <text:span text:style-name="T708">откуда</text:span> он берёт такую дурь. </text:p>
      <text:p text:style-name="Text_20_body">– П<text:span text:style-name="T708">иши</text:span> докладную, чтобы не забыть,– отдаёт приказ Чичерин. Они оба начинают гоготать как чокнутые там, под деревом. </text:p>
      <text:p text:style-name="P391"><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292">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10">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10">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10">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11">змель</text:span>чается прочь от мощных линз, что когда-то воззрялись в них. Круги свет<text:span text:style-name="T711">а</text:span> намалёваны на декорациях, действуя Слотропу на нервы, которому постоянно попадаются эти <text:span text:style-name="T711">разрежено</text:span> жёлтые полосы, резко озирается, потом вообще разворачивается в поисках источника света, которого там никогда <text:s/>не бы<text:span text:style-name="T711">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11">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11">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11">тут</text:span> всегда было её любимое место. <text:span text:style-name="T711">Здесь</text:span> ею руководил великий Герхардт фон Гёль в завуалированно порнографичных фильмах ужасов. –«Я знала, что он гений, с самого начала. <text:span text:style-name="T711">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11">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11">В</text:span> них <text:span text:style-name="T711">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15">взблеск</text:span> браслет<text:span text:style-name="T715">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12">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12">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12">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12">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12">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1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33">Вистуле</text:span></text:span><text:span text:style-name="Emphasis"><text:span text:style-name="T71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13">уж </text:span>там подвернётся с рубцами от порки ждущими в плоти их неба, такого сумрачного, что никак не скрыться, ждущими пока <text:span text:style-name="T713">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13">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14">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14">за</text:span>ходит<text:span text:style-name="T714">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392"><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293">...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18">насколько</text:span> лж<text:span text:style-name="T718">иво</text:span> её притвор<text:span text:style-name="T718">н</text:span>о<text:span text:style-name="T718">е</text:span> <text:span text:style-name="T718">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18">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18">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34">произошло зачатие</text:span></text:span><text:span text:style-name="Emphasis"><text:span text:style-name="T718">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18">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19">раж</text:span>ают партизанские <text:span text:style-name="T719">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19">проводил</text:span> каникул<text:span text:style-name="T719">ы</text:span> <text:s/>в Цвёльфкинде<text:span text:style-name="T719">ре</text:span>? Держал своего отца за руку, когд<text:span text:style-name="T719">а</text:span> вы ехали на поезде от Любека, уставясь на свои колени, или на других детей, <text:s/>как <text:span text:style-name="T719">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19">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19">в </text:span>наде<text:span text:style-name="T719">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19">с</text:span> бород<text:span text:style-name="T719">ой</text:span>… он видел витки стальной проволоки обтянутые чёрной резиной, <text:span text:style-name="T719">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19">к</text:span>ивая, как <text:span text:style-name="T719">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19">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20">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22">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20">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20">ец</text:span>,– выплюнула ему, как плевалась на его слепоту каждый день, <text:span text:style-name="T720">а кроме</text:span> неё <text:s text:c="2"/>ещё <text:span text:style-name="T720">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20">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20">как заверяла</text:span> Арми<text:span text:style-name="T720">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20">ну, </text:span>правда <text:span text:style-name="T720">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21">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21">авшись</text:span> прин<text:span text:style-name="T721">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21">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21">без </text:span>фанати<text:span text:style-name="T721">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294">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23">раз</text:span>неслись ветром. Он даже в кино не мог ходить. Совсем <text:span text:style-name="T723">изредка</text:span> <text:span text:style-name="T723">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23">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23">ю</text:span> Берлинских трущоб, думал он, <text:span text:style-name="T723">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23">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23">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23">п</text:span>ке решил смешать перекись водорода со спиртом перед впрыскиванием смеси в толкающую камеру, посмотреть что <text:span text:style-name="T723">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23">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24">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24">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24">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24"><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24">смсленн</text:span>ыми молитвами, Енцин <text:span text:style-name="T724">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24">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24">с </text:span>цемент<text:span text:style-name="T724">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24">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25">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25">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25">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25">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25">ом</text:span> не <text:span text:style-name="T725">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25">ми</text:span> клапан<text:span text:style-name="T725">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295">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26">тебе крутили</text:span> кадры начиная с высоты <text:span text:style-name="T726">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26">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26">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26">тесно сдвинуты</text:span>, рядом с цветастым саквояжем из ковровой ткани, юбка натянута поверх её колен, <text:span text:style-name="T726">а</text:span> глаза встревоженно, фатально, <text:span text:style-name="T726">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27">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28">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28">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28">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28">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28">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28">словно</text:span> песня какой-то птицы. Синее Пенемюнде зеркалилось вокруг них по всем направлениям, мечта из бетона и стальных масс отража<text:span text:style-name="T728">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28">о</text:span>знач<text:span text:style-name="T728">а</text:span>ло, что секретность ничуть не наруш<text:span text:style-name="T728">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29">по</text:span> данной части Пенемюнде, выстраивая на своём куске потолка планы, отбр<text:span text:style-name="T729">асываем</text:span>ые мечты, заслуги перед <text:span text:style-name="T729">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296">Пёклер <text:s/>в ту ночь, возможно, всего лишь свидетелем—или же он и впрямь часть всего этого. Ему не открылось что именно. Ты вдумайся. Вот-вот <text:span text:style-name="T730">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30">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30">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30">о</text:span>знач<text:span text:style-name="T730">а</text:span>ло—один из этих архетипов начинает выглядеть весьма и очень даже как <text:span text:style-name="T730">всякий</text:span> другой, о, ты слышишь кого-то из этих ново трудоустроенных, что заискивающей толпой завал<text:span text:style-name="T730">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30">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31">осознание</text:span> насколько далеко зашли репрессии в т<text:span text:style-name="T731">у пору</text:span>, мы можем получить <text:span text:style-name="T731">из</text:span> глубин<text:span text:style-name="T731">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31">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31">по </text:span>его вычурно<text:span text:style-name="T731">му</text:span> выражени<text:span text:style-name="T731">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31">шаблоном</text:span>, основой <text:span text:style-name="T731">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31">грёз </text:span>окружающий Мир. Но сколько подлости, цинизма в том, как используют этот сон. Змий возгла<text:span text:style-name="T731">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34">ха</text:span>! Не поймите меня <text:span text:style-name="T731">превратно</text:span>, это действительно милый город, чудесные радушные люди—когда не дерутся на дуэли. Хотя если всерьёз, они встречают тебя <text:span text:style-name="T731">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31">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31">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32">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33">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33">дрыхшего</text:span> без задних ног. Затем остыл до раздражённости элитарного инженера: «Они тупицы, не отличат синус от косинуса, <text:span text:style-name="T735">а</text:span> ещё <text:span text:style-name="T735">хотят</text:span> <text:span text:style-name="T1">мне </text:span><text:span text:style-name="T135">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24">Жертва в Пустоте</text:span>! </text:p>
      <text:p text:style-name="P396">Nur . . . ein . . . Op-fer! </text:p>
      <text:p text:style-name="P396">Sehr ins Vakuum, </text:p>
      <text:p text:style-name="P396">(“Может хоть кто-нибудь попользуется мною?”) </text:p>
      <text:p text:style-name="P396">Wird niemand ausnut-zen mich, auch? </text:p>
      <text:p text:style-name="P396">(“Я раб без госпожи, я в простое,”) </text:p>
      <text:p text:style-name="P396">Nur ein Sklave, ohne Her-rin, (ya-ta ta-ta) </text:p>
      <text:p text:style-name="P396">(“И кому, к чорту, нужна эта свобода?”) </text:p>
      <text:p text:style-name="P396">Wer zum Teufel die Freiheit, braucht? </text:p>
      <text:p text:style-name="P393"/>
      <text:p text:style-name="P297">(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36">постарайтесь</text:span> прорваться сквозь молчания, <text:span text:style-name="T736">постарайтесь</text:span> дотянуться и связаться….) </text:p>
      <text:p text:style-name="P397"><text:span text:style-name="T736">Т</text:span>ускнеют натриевые фонари <text:s/>Берлин<text:span text:style-name="T736">а</text:span>,</text:p>
      <text:p text:style-name="P397"><text:soft-page-break/>В бар прихожу, но нет там никого! Все разошлись уж прочь, </text:p>
      <text:p text:style-name="P397">А для меня жутчее Греческой трагедии </text:p>
      <text:p text:style-name="P397">Остаться ЖЕРТВОЙ ВАКУУМА в эту ночь! </text:p>
      <text:p text:style-name="P198">Шли дни, похожие для Пёклера один на другой. Идентичное утро плюха<text:span text:style-name="T737">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37">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37">заговор</text:span> против кого-<text:span text:style-name="T737">т</text:span>о <text:span text:style-name="T737">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37">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37">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38">изобретением</text:span> Похлмана по <text:span text:style-name="T738">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38">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38">являлись</text:span> кодировкой чего-то помимо лично<text:span text:style-name="T738">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39">у</text:span>держи<text:span text:style-name="T739">вае</text:span>т<text:span text:style-name="T739">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39">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39">л</text:span> <text:span text:style-name="T739">просчитывать</text:span> комбинации для третьего визита, для четвёртого…. У Вайсмана, тех, кто за ним, <text:span text:style-name="T739">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39">а</text:span>, опустошённый <text:span text:style-name="T739">подобно</text:span> Пёклер<text:span text:style-name="T739">у</text:span>, чувствовать в ту ночь, <text:span text:style-name="T739">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40">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40">относительно</text:span> перекрёстного допроса. Не смог узнать кто она. В фальшивой Антарктике, не имея понятия что привлекло её туда, <text:span text:style-name="T740">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298">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41">д</text:span>на из её ладошек замерла у начала его оголившейся икры. Глаза их встретились на полсекунды. Несколько неопределённостей <text:span text:style-name="T741">с</text:span>двинулись для Пёклера и обрели смысл. К его стыду, первым его чувством стала гордость. Он и не знал, что был <text:span text:style-name="T741">на</text:span>столь<text:span text:style-name="T741">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41">у</text:span> их недовольства. Ты можешь не понимать в чём собственно состоит их работа, не на уровне данных, но <text:span text:style-name="T741">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41">нам следует</text:span> отложить свои суждения пока что, после войны будет время <text:span text:style-name="T741">разобраться</text:span> c Пёклерам<text:span text:style-name="T741">и</text:span> и их гнусным секретишкам…. </text:p>
      <text:p text:style-name="P199">Он ударил её по темени открытой ладонью, громкий и жуткий удар. Это <text:span text:style-name="T741">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41">з</text:span>а <text:span text:style-name="T741">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41">В</text:span>троём, <text:s/><text:span text:style-name="T741">стояли они </text:span>на той палубе, обнявшись…. </text:p>
      <text:p text:style-name="Text_20_body">Нет. Пёклер предпочёл считать, что <text:span text:style-name="T742">ей</text:span> хотел<text:span text:style-name="T742">ось</text:span> покоя в ту ночь, <text:span text:style-name="T742">не </text:span>хотела остаться одна. Несмотря на Их игру, Их явную злобу, хотя у него не было оснований больше доверять «Илзе», чем он доверял <text:span text:style-name="T742">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42">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42">е</text:span>мся бумажном мозгу Государства некая <text:span text:style-name="T742">определённая</text:span> извращённость была <text:span text:style-name="T742">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42">ли</text:span> красный и зелёный, снова и снова, в темнот<text:span text:style-name="T742">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42">с</text:span> фигур<text:span text:style-name="T742">ами</text:span> и комбинаци<text:span text:style-name="T742">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43">Г</text:span>енерала фон Троф<text:span text:style-name="T743">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43">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43">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43">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43">приблизительно около</text:span> калибра 2, <text:span text:style-name="T746">утоншаясь</text:span> к хвосту, которая затем растягивалась, <text:s/>к <text:span text:style-name="T743">до невозможности </text:span>высокой точке, <text:span text:style-name="T746">от</text:span> меньш<text:span text:style-name="T746">его</text:span> плечев<text:span text:style-name="T746">ого</text:span> радиус<text:span text:style-name="T746">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44">При подъезде к</text:span> на станци<text:span text:style-name="T744">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44">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44">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44">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44">неслись</text:span> на восток, в Польшу. Запуски с Пенемюнде все были нацелены в море и невозможно было пронаблюдать обратный вход А4. Ближна <text:span text:style-name="T744">стала</text:span> почти исключительно проектом SS: часть <text:span text:style-name="T747">созидания</text:span> империи Ген.-Майор<text:span text:style-name="T747">ом</text:span> Каммлер<text:span text:style-name="T747">ом</text:span>. Ракету в ту пору лихорадили проблемы взрывов в воздухе в завершающей фазе—аппарат разрывался на части до достижения цели. У каждого <text:span text:style-name="T745">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45">с</text:span> окислител<text:span text:style-name="T745">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45">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45">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45">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299">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48">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48">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48">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48">слишком</text:span> <text:span text:style-name="T748">много</text:span> и на слишком многое. Пёклер никак не согласовывается, право же ни в какую, <text:span text:style-name="T748">с его</text:span> мечта<text:span text:style-name="T748">нием</text:span> быть безупречно принесённым в жертву <text:span text:style-name="T748">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48">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49">разновидностям</text:span> пытки. </text:p>
      <text:p text:style-name="Text_20_body">Однако, внутри жизни Пёклера, не в записях, но в душе, в его <text:span text:style-name="T749">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49">а</text:span>, что застигнет его <text:span text:style-name="T749">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50">С</text:span>тол <text:span text:style-name="T750">его </text:span>завален документами, докладами, справочниками. Оказалось сюрпризом увидеть его не <text:span text:style-name="T750">таким</text:span> демоничным, а измытаренным, как <text:span text:style-name="T750">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50">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50">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51">Д</text:span>о самого августа, <text:span text:style-name="T751">когда</text:span> пришёл отпуск, как обычно в своём чёрном картонном конверте, и Пёклер <text:span text:style-name="T751">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51">вш</text:span>ую в фойе отеля в Цвёльфкиндер с такой же точно тьмой в её глазах (как мог он не заметить прежде? <text:span text:style-name="T751">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56">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56">а</text:span>ре и в Любеке, <text:span text:style-name="T756">а</text:span> иногда слышали разрывы бомб. Что делал Пёклер в этом мире <text:span text:style-name="T756">грёз</text:span>, среди этой лжи? Его страна ожидала разрушения захватчиками вторгшимися с востока и запада: в Нордхаузен истерия <text:span text:style-name="T756">достигла</text:span> эпического уровня <text:span text:style-name="T756">с подготовкой</text:span> первы<text:span text:style-name="T756">х</text:span> ракет <text:s/>к выпуску в поле, исполнить инженерные пророчества из древних мирных времён. Почему в <text:span text:style-name="T756">столь</text:span> критич<text:span text:style-name="T756">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56">опустошённо</text:span>, без истинного интереса, поглядывали на случайных мальчиков предназначенных для <text:span text:style-name="Emphasis">Volkssturm</text:span>, мальчики <text:span text:style-name="T756">чуть </text:span>старше, больше не интересующиеся ею. Они мечтали о получен<text:span text:style-name="T756">ии</text:span> приказ<text:span text:style-name="T756">ов</text:span>, <text:span text:style-name="T756">о грандиозных </text:span><text:s/>взрывах и смерти—если они даже <text:span text:style-name="T756">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57">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57">Alpdrücken</text:span></text:span><text:span text:style-name="T757">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394"><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00">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58">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58">н</text:span>ки кроватей, <text:span text:style-name="T758">что</text:span> отдаю<text:span text:style-name="T758">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58">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58">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24">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58">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58">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58">вот</text:span> тут-<text:span text:style-name="T758">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59">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59">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59">лихорадочных </text:span>температур. Где-то утечка газа <text:span text:style-name="T759">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59">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59">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59">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59">перерытую взрывами</text:span> стоянку грузовиков, откуда полчаса не может выбраться, кругов<text:span text:style-name="T759">ё</text:span>рт<text:span text:style-name="T759">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60">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60">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60">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60">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60">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61">давнишним</text:span> <text:span text:style-name="T761">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61">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62">о</text:span>, это 30-е столетие и безрассудный Ракетмэн <text:span text:style-name="T762">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62">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62">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62">и </text:span>вход в Миттельверке, параболичной, <text:span text:style-name="T762">только</text:span> больше <text:span text:style-name="T762">смахивает</text:span> на рот и глотку, суставы хряща отступ<text:span text:style-name="T762">или</text:span> в ожидании, выжидая проглотить… повыше рта, <text:span text:style-name="T762">пара</text:span> оквадраченных глаз, белки органди, зрачки черные, как смола, уставились на него… оно хохочет, как и все эти годы, <text:span text:style-name="T762">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62">а</text:span>й…. Но боль, двадцать, двадцать пять лет боли застывшей <text:span text:style-name="T762">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63">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63">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63">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63">смотрится</text:span> как одна большая комната, тёмная, полная табачного и косячного дыма, осыпавшихся гребней штукатурки там, где стены <text:span text:style-name="T763">про</text:span>шиблены <text:span text:style-name="T763">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63">ночных бульварных</text:span> тротуаров <text:s/>обтягивающ<text:span text:style-name="T763">им</text:span> камень мелки<text:span text:style-name="T763">ми</text:span> морщинка<text:span text:style-name="T763">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63">ью</text:span>, безвольн<text:span text:style-name="T763">ым</text:span> подчинени<text:span text:style-name="T763">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64">п</text:span>равимый старый наркоман недостаточно добр, чтоб удержаться и не <text:span text:style-name="T764">распахнуть</text:span> мгновенно старую матросскую сумку и заглянуть, глазами как проссаные в сугробе дырки, <text:span text:style-name="T764">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398">Из Марокко кой-чего кусочек </text:p>
      <text:p text:style-name="P398">Заверну я в носовой платочек </text:p>
      <text:p text:style-name="P395"/>
      <text:p text:style-name="P301">– Да. Такие дела, Дер-Шпрингер настучал про наш фальшивопечатный бизнес. Типа временн<text:span text:style-name="T765">ый</text:span> <text:span text:style-name="T765">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65">ует</text:span> Стерлинг<text:span text:style-name="T765">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65">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65">тут достаточно для вывода</text:span>, что Кислота никак не может быть <text:span text:style-name="T765">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65">Ф</text:span>унтов <text:span text:style-name="T765">С</text:span>те<text:span text:style-name="T765">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65">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65">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66">свои </text:span>приставания к Густаву в рояле и подходит присесть и потереться щекой о ворс <text:span text:style-name="T766">в</text:span> штан<text:span text:style-name="T766">ин</text:span>ах Слотропа, миленькие голые ножки перешёптываются друг об дружку, волосы распущены, рубаха полурасстёгнута, <text:span text:style-name="T766">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66">комфорта</text:span>, тут радушный дом, никаких предпочтений отдельным <text:span text:style-name="T766">ощущениям</text:span> или органам, всем <text:span text:style-name="T766">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66">вот </text:span>подтя<text:span text:style-name="T766">нула</text:span> свои колен<text:span text:style-name="T766">к</text:span>и, <text:span text:style-name="T766">в</text:span>полз<text:span text:style-name="T766">ае</text:span>т <text:span text:style-name="T766">ц</text:span>епляясь <text:span text:style-name="T766">за </text:span>волос<text:span text:style-name="T766">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66">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68">во </text:span>выйду, п<text:span text:style-name="T768">а</text:span>йду <text:span text:style-name="T768">и </text:span>вторг<text:span text:style-name="T768">нусь</text:span> в Польшу. Тоже мне, Ода Радости. Да у него даже чувства юмора не было. Я тебе говорю,– покачивая старым морщинистым пальцем,– того <text:span text:style-name="T766">же</text:span> Возвышенного <text:span text:style-name="T766">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67">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67">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67">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67">и</text:span>сь наконец? Или придётся начинать da capo с Карлом Орфом? </text:p>
      <text:p text:style-name="Text_20_body">– Об этом я <text:span text:style-name="T767">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69">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67">да</text:span>лись там, на концерте <text:span text:style-name="T767">среди</text:span> <text:span text:style-name="T767">прочих</text:span> <text:span text:style-name="T767">пархатых</text:span> стары<text:span text:style-name="T767">х</text:span> п<text:span text:style-name="T767">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67">ин такой же</text:span> и я тебе <text:s/>изображу её, сыграю <text:s/>на <text:span text:style-name="T770">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68">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68">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68">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68">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68">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02">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72">х</text:span> и больших шляпах с мягкими полями <text:span text:style-name="T772">и</text:span> рею<text:span text:style-name="T772">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73">Ходил по делам</text:span>,– Слотроп шарит <text:span text:style-name="T773">среди</text:span> накрыты<text:span text:style-name="T773">х</text:span> жестян<text:span text:style-name="T773">ок</text:span> на полке над плитой, находит головки сушёного клевера заварить чай. </text:p>
      <text:p text:style-name="Text_20_body">– Но ты бросил меня одну.– Её волосы вз<text:span text:style-name="T773">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73">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73">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73">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73">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74">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74">просекают</text:span> тёмные вздутые рубчики на более ранних синяках, что сходили уже с её ягодиц и ляжек. <text:span text:style-name="T774">Он вынужден</text:span> пустить кровь, прежде, чем она убирает рыбу. Закончив, она становится на колени и целует его ботинки. Не совсем <text:span text:style-name="T774">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74">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28">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29">трижды</text:span></text:span>. </text:p>
      <text:p text:style-name="Text_20_body">Домик у реки служит заводью, которая действует как пружина-подвеска для дня и погоды, пропуская <text:span text:style-name="T774">лишь</text:span> плавную смену света и <text:span text:style-name="T774">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74">вспоминаются</text:span> установк<text:span text:style-name="T775">и</text:span> звука в <text:span text:style-name="T775">пору </text:span>её ранней карьер<text:span text:style-name="T775">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75">которые</text:span> <text:span text:style-name="T775">совпадают с</text:span> представления<text:span text:style-name="T775">ми</text:span> Режиссёра о живописности—<text:span text:style-name="T775">половодье</text:span> лиц загримированных жёлтым с белыми губами из-за несовершенства киноплёнок того периода, <text:span text:style-name="T775">обливающиеся</text:span> п<text:span text:style-name="T77">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76">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76">длится</text:span> и <text:span text:style-name="T776">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76">из </text:span>вежливо<text:span text:style-name="T776">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76">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76">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76">служивает её</text:span> <text:span text:style-name="T776">странствие</text:span>. Ключевая гамма <text:span text:style-name="T776">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76">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71">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76">ой</text:span> гамм<text:span text:style-name="T776">ой</text:span> теперь зелёный. «И там, пробившись к солнцу,/ Останки её нашли сон в воде/ И в глубине лета/ Творения <text:span text:style-name="T776">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03"><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04"><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77">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77">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77">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77">с живущей в нём </text:span>семь<text:span text:style-name="T777">ёй</text:span>, <text:span text:style-name="T777">то и </text:span>семья органична, <text:span text:style-name="T777">а </text:span>дом <text:span text:style-name="T777">отчётливо</text:span>-<text:span text:style-name="T777">с</text:span>чит<text:span text:style-name="T777">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78">пока </text:span>ещё не окончательно созревшие для паранойи,– «а <text:span text:style-name="T778">с наличием у дома </text:span><text:s/>туалетн<text:span text:style-name="T778">ой</text:span> част<text:span text:style-name="T778">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78">заметно</text:span> краснеет, потупившись на свои колени, среди добродушн<text:span text:style-name="T778">о</text:span> улыбчивых зубов своих однокашников <text:span text:style-name="T778">по </text:span>технолог<text:span text:style-name="T778">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78">я</text:span>сь опирается о стену, замечательно похожий на Американского ковбойного актёра Генри Фонда, <text:span text:style-name="T778">давно</text:span> забыл, что дом органичен и никто ему не ука<text:span text:style-name="T778">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78">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78">ю</text:span> <text:span text:style-name="T778">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79">может </text:span>педик? Что я такое? Ч<text:span text:style-name="T779">т</text:span>о <text:span text:style-name="T779">нужно</text:span> Джи-Эл, чтоб я был тут? Это некая неясная <text:span text:style-name="T779">мера</text:span> <text:span text:style-name="T779">наказания</text:span> в компании, даже <text:span text:style-name="T780">вплоть до</text:span>, Боже правый, вечн<text:span text:style-name="T780">ой</text:span> ссылк<text:span text:style-name="T780">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788">вспоротый</text:span> хот-дог с рекламного щита). Прокати её в Баффало Плавни </text:p>
      <text:p text:style-name="P399">Ты прикинь какая хохма—</text:p>
      <text:p text:style-name="P399"><text:span text:style-name="T781">С</text:span>тарый комарище в плавнях </text:p>
      <text:p text:style-name="P399">Голову <text:span text:style-name="T781">сунул</text:span> ей под платье, в <text:span text:style-name="T781">самые </text:span>лохмы, </text:p>
      <text:p text:style-name="P399">С улыбкой противной и плавной, </text:p>
      <text:p text:style-name="P399">Выжить непросто в Баффало Плавнях, </text:p>
      <text:p text:style-name="P399">Эй, Москит, </text:p>
      <text:p text:style-name="P399">Закрой-ка свои глазки ты: </text:p>
      <text:p text:style-name="P399">Йа та, йа та-та, йа та-та, тата </text:p>
      <text:p text:style-name="P399">Ты прикинь какая хохма, </text:p>
      <text:p text:style-name="P399">Ивв-месте! </text:p>
      <text:p text:style-name="P21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82">таки </text:span>до него и сделали своё неудобосказуемое дело. А мы <text:span text:style-name="T782">пос</text:span>ып<text:span text:style-name="T77">а́</text:span>ли <text:span text:style-name="T782">инсектицидами</text:span>, а и бомбили плавни цитронеллой, и это неправильно, ребята. Они плодятся быстрее, чем мы успе<text:span text:style-name="T782">ва</text:span>ем их <text:span text:style-name="T782">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82">допустим, чтоб </text:span><text:s/><text:span text:style-name="T782">они </text:span><text:span text:style-name="T53">существовали</text:span> даже? </text:p>
      <text:p text:style-name="P400">—Выжить непросто в Баффало Плавнях,</text:p>
      <text:p text:style-name="P400">Эй, Москит, </text:p>
      <text:p text:style-name="P400">Закрой-ка свои глазки ты, </text:p>
      <text:p text:style-name="P400">Хабба, хабба— </text:p>
      <text:p text:style-name="P400">Эй, Москит, </text:p>
      <text:p text:style-name="P400">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82">срочно </text:span>просраться. <text:span text:style-name="T782">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83">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83">в постоянных</text:span> поиск<text:span text:style-name="T783">ах</text:span> нео<text:span text:style-name="T783">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83">б</text:span> не <text:span text:style-name="T783">понять</text:span> в какую сторону оно направляется. Команда корабля размещались, фактически, каждый в <text:span text:style-name="T783">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83">чья</text:span> колода, <text:span text:style-name="T783">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83">ит</text:span>ые, как очереди в банках), сортирные юристы делятся советами, всевозможные посетители приходят и уходят, ссутул<text:span text:style-name="T783">ившиеся</text:span> команды подводных лодок нервно вскидывают <text:span text:style-name="T783">взгляд</text:span> каждую секунду или две к потолку, моряки с эсминцев резвя<text:span text:style-name="T783">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83">ся</text:span> солёной воды ревёт под ними), <text:span text:style-name="T783">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84">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84">маскировки</text:span> <text:span text:style-name="T784">испытательной</text:span> станции в Пенемюнде), <text:span text:style-name="T784">никак</text:span> не <text:span text:style-name="T784">располагает</text:span> времен<text:span text:style-name="T784">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84">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85">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84">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85">достаётся многим из нас</text:span>. </text:p>
      <text:p text:style-name="P305"><text:span text:style-name="T786">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00">гомерианцев среди</text:span> горных ущел<text:span text:style-name="T800">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786">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786">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786">А</text:span> у тебя <text:span text:style-name="T786">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786">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786">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78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79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787">оно</text:span> уж<text:span text:style-name="T787">е</text:span> там, летает, этот несущий порыв в—это и есть свобода? Неужели никто не ощущает как<text:span text:style-name="T790">ое</text:span> гравитация <text:span text:style-name="T79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79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06"><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06"><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793">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793">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793">о</text:span>е, лишённ<text:span text:style-name="T793">о</text:span>е окон, припудренн<text:span text:style-name="T793">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793">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793">Прилегающая </text:span><text:s/>к ней <text:span text:style-name="T793">полоса</text:span> отведена кипарисам. Фонтан<text:span text:style-name="T793">чики</text:span> <text:span text:style-name="T793">ниспадают</text:span> в массивны<text:span text:style-name="T793">е</text:span> каменны<text:span text:style-name="T793">е</text:span> чаш<text:span text:style-name="T793">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794">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794">Рядом с топью</text:span>»,– это <text:span text:style-name="T794">её</text:span> ш<text:span text:style-name="T794">опо</text:span>т?– «на закате, эта женщина в чёрном….» </text:p>
      <text:p text:style-name="Text_20_body">– Ладно тебе. Всё хорошо,– опять по<text:span text:style-name="T794">кати</text:span>ли Берлинские <text:span text:style-name="T794">бредни</text:span>.– Она тут просто для лечения.– Идиот, идиот—прежде, чем он успевает её остановить, она вырывается и <text:span text:style-name="T794">убегает</text:span> прочь, отчаянн<text:span text:style-name="T794">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794">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794">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794">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795">с нею</text:span>. Осталось не больше километра. </text:p>
      <text:p text:style-name="Text_20_body">– <text:span text:style-name="T795">О</text:span> <text:span text:style-name="T794">чём ты</text:span>? </text:p>
      <text:p text:style-name="Text_20_body"><text:soft-page-break/>– Бианка, моё дитя, и мои друзья. Я думала они давно уже в С<text:span text:style-name="T795">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795">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795">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795">валивает</text:span>, Слотроп, вскрик<text:span text:style-name="T795">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792">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2">– Сюда,– девичий голос. Он соскальзывает ниже, пока она дёргает его ступню, и садится верхом в иллюминатор. Сверху доносится тяжёлый удар, верёвка <text:span text:style-name="T795">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3">– Я заметила. Чей-нибудь вечерний костюм должен на тебя <text:span text:style-name="T796">прийтись</text:span>. Обсуши<text:span text:style-name="T796">вайся</text:span>, я выйду посмотрю что <text:span text:style-name="T796">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796">ставит из</text:span> себя кинопродюсер<text:span text:style-name="T796">а</text:span>. Ну, ты знаешь Карела. И конечно же ей больше всего <text:span text:style-name="T796">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796">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796">изображала</text:span> с ней папашу. Сомневаюсь, что у неё <text:span text:style-name="T796">есть</text:span> отец. Это было непорочным зачатием, она чистая <text:span text:style-name="T796">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796">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7">Добро пожаловать на борт! </text:p>
      <text:p text:style-name="P401">Добро пожаловать на борт, эй, <text:span text:style-name="T797">тут</text:span> крутая ор-гия,</text:p>
      <text:p text:style-name="P401"><text:span text:style-name="T797">Тебе понравится</text:span>, мой друг, <text:span text:style-name="T797">от неё в восторге я.</text:span></text:p>
      <text:p text:style-name="P402"><text:s/><text:span text:style-name="T797">К</text:span>ак <text:s/>начинали, <text:span text:style-name="T797">у</text:span>же не вспомнить,</text:p>
      <text:p text:style-name="P401">Зато конец <text:span text:style-name="T797">будет у нас</text:span>, без вариантов, <text:span text:style-name="T797">полный </text:span>класс! </text:p>
      <text:p text:style-name="P401">Ведём себя по скотски, без лишних слов, и плотски, </text:p>
      <text:p text:style-name="P401">Но ты придёшься ко двору, </text:p>
      <text:p text:style-name="P401"><text:span text:style-name="T797">Отбросив</text:span> этики муру </text:p>
      <text:p text:style-name="P401">И ста<text:span text:style-name="T797">в к тому же </text:span><text:s/>истерично громогласным! </text:p>
      <text:p text:style-name="P401"/>
      <text:p text:style-name="P401">Тут мамочки любовников меняют, </text:p>
      <text:p text:style-name="P401"><text:soft-page-break/>У дочек ухажёров отбивают. </text:p>
      <text:p text:style-name="P401">Большим эрекциям особая предилекция, </text:p>
      <text:p text:style-name="P401">Ты не поверишь и глазам, </text:p>
      <text:p text:style-name="P401">Иди попробуй сам, </text:p>
      <text:p text:style-name="P401">И подымайся </text:p>
      <text:p text:style-name="P401">На борт <text:span text:style-name="Emphasis">Титаника</text:span>, где среди праздника </text:p>
      <text:p text:style-name="P401">В трюм айсберг трахнет <text:span text:style-name="T797">наконец</text:span>, </text:p>
      <text:p text:style-name="P402">И <text:span text:style-name="T799">всем</text:span> придёт <text:span text:style-name="T797">капец</text:span>,</text:p>
      <text:p text:style-name="P402"><text:span text:style-name="T797">За</text:span>молкнет визг и вой, </text:p>
      <text:p text:style-name="P401"><text:span text:style-name="T798">Ну, так вали</text:span> на борт, друг мой!</text:p>
      <text:p text:style-name="P432">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01">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01">бывшая</text:span> херня, что творилась когда-то на вилле Рауля де ля Пирлимпинпин<text:span text:style-name="T803">а</text:span> и, насколько <text:span text:style-name="T801">кажется </text:span>Слотроп<text:span text:style-name="T801">у</text:span>, вечеринка всё та же. </text:p>
      <text:p text:style-name="Text_20_body">Он примечает Маргрету с её дочерью, но вокруг <text:span text:style-name="T801">тех</text:span> сгрудились оргиасты держа его <text:span text:style-name="T801">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01">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01">со всей </text:span>тщательно<text:span text:style-name="T801">стью</text:span> и безукоризненно <text:s/>переплетены ниткой жемчуга, чтобы открыть висящие серьги кристалла блистающего <text:span text:style-name="T801">под</text:span> её крохотны<text:span text:style-name="T801">ми</text:span> моч<text:span text:style-name="T801">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01">исполнилось и</text:span> 30, в Зоне, от <text:span text:style-name="T803">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02">повествует для</text:span> все<text:span text:style-name="T802">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02">одан</text:span> и он придвигается <text:span text:style-name="T802">вы</text:span>слушать. – её Нептун с изъяном. А чей без? спросит кое-кто. Ах. Но, <text:span text:style-name="T803">для </text:span>обитател<text:span text:style-name="T802">ей</text:span> <text:span text:style-name="T56">э</text:span><text:span text:style-name="T1">той</text:span> планеты, <text:s/>Грета, <text:s/><text:span text:style-name="T802">основном,</text:span> жила <text:s/>на Нептуне—недуг её был более прямолинеен, чист и ясен, чем известные <text:s/>тут <text:span text:style-name="T802">среди нас</text:span>. </text:p>
      <text:p text:style-name="P434">Она нашла Онейрин в тот день, когда её аванпост в Англии, <text:span text:style-name="T802">прив</text:span>ычный <text:span text:style-name="T802">поставщик</text:span> Хлородайн<text:span text:style-name="T802">а</text:span>, под<text:span text:style-name="T802">качал</text:span>. Недалеко от Темзы, когда герань света плыла по небу <text:span text:style-name="T803">чересчур</text:span> медленно, <text:span text:style-name="T803">до невозможности</text:span> выразить—медн<text:span text:style-name="T803">оватый свет</text:span>, <text:span text:style-name="T803">свет</text:span> лёгкого загара кожи и мягкого персика, стилизованные цветы рисовались и <text:span text:style-name="T803">про</text:span>рисов<text:span text:style-name="T803">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04">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04">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04">для</text:span> карнавальн<text:span text:style-name="T804">ого</text:span> освещени<text:span text:style-name="T804">я</text:span> цвете, костлявая хихикающая Смерть вот-вот <text:span text:style-name="T804">хапнет</text:span> <text:span text:style-name="T804">пару</text:span> любовников <text:span text:style-name="T804">из </text:span>постели. </text:p>
      <text:p text:style-name="Text_20_body">Он <text:span text:style-name="T805">запросто переводится</text:span> на тему Ракеты. «Эта А4»,– грит он,– «мне видится младенцем И<text:span text:style-name="T806">и</text:span>сусом, с <text:span text:style-name="T806">бесконечными</text:span> комитетами Иродов, <text:span text:style-name="T805">что тужатся</text:span> убить его в младенчестве—Пруссаки, некоторые из них, в глубине глубин своих сердец, всё ещё <text:span text:style-name="T806">смотрят на</text:span> артиллери<text:span text:style-name="T806">ю</text:span> как к опасно<text:span text:style-name="T806">е</text:span> нововведени<text:span text:style-name="T806">е</text:span>. Если б ты только видел… с первой же минуты, ясно было, они становились всё покорнее перед её… в ней и впрямь <text:span text:style-name="T806">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07">позволили</text:span> случиться. Невозможно вообразить кого-то, кто <text:span text:style-name="T1">избрал</text:span> бы <text:span text:style-name="T807">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07">еннечески</text:span> хочет—хочет?—знать: «Ну, я был в Нордхаузене, видал куски и части. Но никогда А4 в полном сборе. Это <text:span text:style-name="T807">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07">затем</text:span> отходит. Неясно, <text:span text:style-name="T807">раз</text:span>дум<text:span text:style-name="T807">ыв</text:span>ал ли Танац <text:span text:style-name="T807">над</text:span> ответ<text:span text:style-name="T807">ом:</text:span> «Да, заправленная, живая, готовая к запуску… пятьдесят футов в высоту, дрожит… а потом это фантастич<text:span text:style-name="T807">ески</text:span>й мощный рёв. Почти рвёт <text:span text:style-name="T807">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07">яркими</text:span> исключениями конечно. Мы живём ради <text:span text:style-name="T807">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07">гром</text:span>а, отступления через <text:s/>нефтяные поля <text:span text:style-name="T807">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12">elnj ария</text:span> капитана <text:span text:style-name="T807">из </text:span><text:span text:style-name="Emphasis">Wozzeck</text:span>, и голос вдруг срывается в самые верхни<text:span text:style-name="T807">е</text:span> регистры истерики. Всё разваливалось и он вернулся к какой-то бы<text:span text:style-name="T807">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07">залиты</text:span> серым дождём <text:span text:style-name="T807">изнутри</text:span>. Он <text:span text:style-name="T807">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08">чересчур</text:span> Христианизированными, <text:span text:style-name="T808">слишком</text:span> расслабились <text:span text:style-name="T808">от</text:span> наши<text:span text:style-name="T808">х</text:span> обязанност<text:span text:style-name="T808">ей</text:span> перед <text:span text:style-name="Emphasis">Gesellschaft</text:span> с его знаменитым «Договором», которого никогда не существовало, <text:span text:style-name="T808">так </text:span>что мы, даже мы, приходим в ужас сталкиваясь с <text:span text:style-name="T808">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08">рвалось</text:span> из-под контроля— </text:p>
      <text:p text:style-name="Text_20_body">На этом месте их прервали Маргрета и Бианка театральн<text:span text:style-name="T808">ой</text:span> <text:span text:style-name="T808">инсценировкой</text:span> матери и непослушного дитя. Перешёптыванье с дирижёром, любители затей охотно окружают <text:span text:style-name="T808">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08">в </text:span>жутко<text:span text:style-name="T808">м</text:span> сомнени<text:span text:style-name="T808">и</text:span> продержится ли он в п<text:span text:style-name="T808">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08">ую</text:span> улыбк<text:span text:style-name="T808">у</text:span>, запинающ<text:span text:style-name="T808">ую</text:span>ся чечётк<text:span text:style-name="T808">у</text:span>… её нежные голые руки начинают <text:span text:style-name="T808">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08">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08">ты</text:span> к грудям и <text:span text:style-name="T808">гениталиям</text:span>, кадыки <text:span text:style-name="T809">по</text:span>драгивают, языки в пробежке по губам… где старая мазохистка и статуя, которую Слотроп знал в Берлине! Грета словно <text:span text:style-name="T809">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09">е</text:span>тся зеркально-обёрнут<text:span text:style-name="T809">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09">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09">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09">сами </text:span>они <text:span text:style-name="T809">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09">в обрамлении</text:span> ресниц <text:s/>пушисты<text:span text:style-name="T809">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09">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435">Происходит общий отвал от отверстий, чуть погодя выпивка, приём <text:span text:style-name="T809">наркотиков</text:span> и болтовня возобновляются и многие начинают <text:span text:style-name="T810">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10">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10">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33"><draw:frame draw:style-name="fr2" draw:name="Image49" text:anchor-type="paragraph" svg:width="6.9252in" svg:height="0.3661in" draw:z-index="49"><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18T17:08:07.486402276</dc:date>
    <meta:editing-cycles>774</meta:editing-cycles>
    <meta:editing-duration>P15DT9H54M12S</meta:editing-duration>
    <meta:generator>LibreOffice/6.1.5.2$Linux_X86_64 LibreOffice_project/10$Build-2</meta:generator>
    <meta:document-statistic meta:table-count="0" meta:image-count="49" meta:object-count="1" meta:page-count="404" meta:paragraph-count="3401" meta:word-count="172908" meta:character-count="1178950" meta:non-whitespace-character-count="1005549"/>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